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Verdana" svg:font-family="Verdana" style:font-family-generic="swiss"/>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5.66cm"/>
    </style:style>
    <style:style style:name="co5" style:family="table-column">
      <style:table-column-properties fo:break-before="auto" style:column-width="2.267cm"/>
    </style:style>
    <style:style style:name="co6" style:family="table-column">
      <style:table-column-properties fo:break-before="auto" style:column-width="1.558cm"/>
    </style:style>
    <style:style style:name="co7" style:family="table-column">
      <style:table-column-properties fo:break-before="auto" style:column-width="8.999cm"/>
    </style:style>
    <style:style style:name="co8" style:family="table-column">
      <style:table-column-properties fo:break-before="auto" style:column-width="4.06cm"/>
    </style:style>
    <style:style style:name="co9" style:family="table-column">
      <style:table-column-properties fo:break-before="auto" style:column-width="1.864cm"/>
    </style:style>
    <style:style style:name="co10" style:family="table-column">
      <style:table-column-properties fo:break-before="auto" style:column-width="3.073cm"/>
    </style:style>
    <style:style style:name="co11" style:family="table-column">
      <style:table-column-properties fo:break-before="auto" style:column-width="3.247cm"/>
    </style:style>
    <style:style style:name="co12" style:family="table-column">
      <style:table-column-properties fo:break-before="auto" style:column-width="2.852cm"/>
    </style:style>
    <style:style style:name="co13" style:family="table-column">
      <style:table-column-properties fo:break-before="auto" style:column-width="3.161cm"/>
    </style:style>
    <style:style style:name="co14" style:family="table-column">
      <style:table-column-properties fo:break-before="auto" style:column-width="8.976cm"/>
    </style:style>
    <style:style style:name="co15" style:family="table-column">
      <style:table-column-properties fo:break-before="auto" style:column-width="3.468cm"/>
    </style:style>
    <style:style style:name="co16" style:family="table-column">
      <style:table-column-properties fo:break-before="auto" style:column-width="2.633cm"/>
    </style:style>
    <style:style style:name="co17" style:family="table-column">
      <style:table-column-properties fo:break-before="auto" style:column-width="2.085cm"/>
    </style:style>
    <style:style style:name="ro1" style:family="table-row">
      <style:table-row-properties style:row-height="0.45cm" fo:break-before="auto" style:use-optimal-row-height="true"/>
    </style:style>
    <style:style style:name="ro2" style:family="table-row">
      <style:table-row-properties style:row-height="0.87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36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0.79cm" fo:break-before="auto" style:use-optimal-row-height="false"/>
    </style:style>
    <style:style style:name="ro9" style:family="table-row">
      <style:table-row-properties style:row-height="0.476cm" fo:break-before="auto" style:use-optimal-row-height="false"/>
    </style:style>
    <style:style style:name="ro10" style:family="table-row">
      <style:table-row-properties style:row-height="0.536cm" fo:break-before="auto" style:use-optimal-row-height="true"/>
    </style:style>
    <style:style style:name="ro11" style:family="table-row">
      <style:table-row-properties style:row-height="0.45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09cm" fo:break-before="auto" style:use-optimal-row-height="false"/>
    </style:style>
    <style:style style:name="ro15" style:family="table-row">
      <style:table-row-properties style:row-height="0.688cm" fo:break-before="auto" style:use-optimal-row-height="false"/>
    </style:style>
    <style:style style:name="ro16" style:family="table-row">
      <style:table-row-properties style:row-height="0.794cm" fo:break-before="auto" style:use-optimal-row-height="false"/>
    </style:style>
    <style:style style:name="ro17" style:family="table-row">
      <style:table-row-properties style:row-height="0.9cm" fo:break-before="auto" style:use-optimal-row-height="false"/>
    </style:style>
    <style:style style:name="ro18" style:family="table-row">
      <style:table-row-properties style:row-height="0.926cm" fo:break-before="auto" style:use-optimal-row-height="false"/>
    </style:style>
    <style:style style:name="ro19" style:family="table-row">
      <style:table-row-properties style:row-height="1.605cm" fo:break-before="auto" style:use-optimal-row-height="false"/>
    </style:style>
    <style:style style:name="ro20" style:family="table-row">
      <style:table-row-properties style:row-height="1.157cm" fo:break-before="auto" style:use-optimal-row-height="true"/>
    </style:style>
    <style:style style:name="ro21" style:family="table-row">
      <style:table-row-properties style:row-height="0.847cm" fo:break-before="auto" style:use-optimal-row-height="false"/>
    </style:style>
    <style:style style:name="ro22" style:family="table-row">
      <style:table-row-properties style:row-height="0.788cm" fo:break-before="auto" style:use-optimal-row-height="false"/>
    </style:style>
    <style:style style:name="ro23" style:family="table-row">
      <style:table-row-properties style:row-height="0.79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fo:padding="0.071cm"/>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99ccff"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 style:family="table-cell" style:parent-style-name="Default">
      <style:table-cell-properties fo:border="none"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ackground-color="#99cc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style:glyph-orientation-vertical="0" fo:background-color="#ffffcc"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glyph-orientation-vertical="0" fo:background-color="#ff808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1">
      <style:table-cell-properties style:glyph-orientation-vertical="0" fo:background-color="#ffffcc"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data-style-name="N11">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 style:family="table-cell" style:parent-style-name="Default">
      <style:table-cell-properties fo:padding="0.071cm"/>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Category_20_Summary_20_Headings"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Category_20_Summary_20_Content"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Sub-Category_20_Test_20_Headings"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diagonal-bl-tr="none" style:diagonal-tl-br="none" fo:border="none" fo:padding="0.071cm" style:rotation-align="none"/>
    </style:style>
    <style:style style:name="ce3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data-style-name="N113">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 style:family="table-cell" style:parent-style-name="Default" style:data-style-name="N11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46" style:family="table-cell" style:parent-style-name="Default">
      <style:table-cell-properties style:glyph-orientation-vertical="0" fo:background-color="#cccc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7" style:family="table-cell" style:parent-style-name="Default">
      <style:table-cell-properties fo:padding="0.071cm"/>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8" style:family="table-cell" style:parent-style-name="Default">
      <style:table-cell-properties fo:border="none" fo:padding="0.071cm"/>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9" style:family="table-cell" style:parent-style-name="Default">
      <style:table-cell-properties style:glyph-orientation-vertical="0" fo:background-color="#ccffff"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0"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2" style:family="table-cell" style:parent-style-name="Default">
      <style:table-cell-properties style:glyph-orientation-vertical="0" fo:background-color="#ccffff"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7" style:family="table-cell" style:parent-style-name="Editable_20_Cell" style:data-style-name="N0">
      <style:table-cell-properties style:cell-protect="protected" style:print-content="true" style:diagonal-bl-tr="none" style:diagonal-tl-br="none" fo:border="none" fo:padding="0.071cm" style:rotation-align="none"/>
    </style:style>
    <style:style style:name="ce58" style:family="table-cell" style:parent-style-name="Default">
      <style:table-cell-properties style:glyph-orientation-vertical="0" fo:background-color="#ffffcc"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9" style:family="table-cell" style:parent-style-name="Default">
      <style:table-cell-properties style:glyph-orientation-vertical="0" fo:background-color="#ccffff"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6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6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62" style:family="table-cell" style:parent-style-name="Default">
      <style:table-cell-properties style:glyph-orientation-vertical="0" fo:background-color="#cc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6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64" style:family="table-cell" style:parent-style-name="Default">
      <style:table-cell-properties fo:padding="0.071cm"/>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5" style:family="table-cell" style:parent-style-name="Default" style:data-style-name="N0">
      <style:table-cell-properties style:glyph-orientation-vertical="0" fo:background-color="#ffffcc"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66" style:family="table-cell" style:parent-style-name="Sub-Category_20_Summary_20_Headings"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Editable_20_Cell" style:data-style-name="N11">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data-style-name="N11">
      <style:table-cell-properties style:glyph-orientation-vertical="0" fo:background-color="#ffffcc"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69" style:family="table-cell" style:parent-style-name="Editable_20_Cell" style:data-style-name="N11">
      <style:table-cell-properties style:cell-protect="protected" style:print-content="true" style:diagonal-bl-tr="none" style:diagonal-tl-br="none" fo:border="none" fo:padding="0.071cm" style:rotation-align="none"/>
    </style:style>
    <style:style style:name="ce70" style:family="table-cell" style:parent-style-name="Editable_20_Cell"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Editable_20_Cell" style:data-style-name="N0">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7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7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7" style:family="table-cell" style:parent-style-name="Total_20_Summary_20_Headings"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Default">
      <style:table-cell-properties fo:padding="0.071cm"/>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Page_20_Summary_20_Headings"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Page_20_Summary_20_Content" style:data-style-name="N0">
      <style:table-cell-properties style:cell-protect="protected" style:print-content="true" style:diagonal-bl-tr="none" style:diagonal-tl-br="none" fo:border="none" fo:padding="0.071cm" style:rotation-align="none"/>
    </style:style>
    <style:style style:name="ce82" style:family="table-cell" style:parent-style-name="Category_20_Summary_20_Content" style:data-style-name="N0">
      <style:table-cell-properties style:cell-protect="protected" style:print-content="true" style:diagonal-bl-tr="none" style:diagonal-tl-br="none" fo:border="none" fo:padding="0.071cm" style:rotation-align="none"/>
    </style:style>
    <style:style style:name="ce83" style:family="table-cell" style:parent-style-name="Category_20_Summary_20_Content"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Sub-Category_20_Summary_20_Headings" style:data-style-name="N0">
      <style:table-cell-properties fo:background-color="#3366ff" style:cell-protect="protected" style:print-content="true" style:diagonal-bl-tr="none" style:diagonal-tl-br="none" fo:border="none" fo:padding="0.071cm" style:rotation-align="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Total_20_Summary_20_Headings" style:data-style-name="N0">
      <style:table-cell-properties style:cell-protect="protected" style:print-content="true" style:diagonal-bl-tr="none" style:diagonal-tl-br="none" fo:border="none" fo:padding="0.071cm" style:rotation-align="none"/>
    </style:style>
    <style:style style:name="ce88"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89"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0"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91"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93" style:family="table-cell" style:parent-style-name="Default" style:data-style-name="N10">
      <style:table-cell-properties fo:padding="0.071cm"/>
    </style:style>
    <style:style style:name="ce94"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gr1" style:family="graphic">
      <style:graphic-properties draw:stroke="solid" svg:stroke-width="0.026cm" svg:stroke-color="#808080" draw:marker-start="msArrowEnd_20_5" draw:marker-start-width="0.21cm" draw:marker-start-center="false" draw:stroke-linejoin="round" draw:fill="solid" draw:fill-color="#ffffc0"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Condensed"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ff"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0000ff" style:text-outline="false" style:text-line-through-style="none" style:font-name="Arial" fo:font-size="10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DejaVu Sans Condensed"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5"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6" style:family="text">
      <style:text-properties fo:color="#0000ff"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Condensed"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racked-changes>
        <table:cell-content-change table:id="ct1">
          <table:cell-address table:column="3" table:row="25" table:table="1"/>
          <office:change-info>
            <dc:creator>Rex Bennett</dc:creator>
            <dc:date>2006-02-06T18:44:00</dc:date>
          </office:change-info>
          <table:previous>
            <table:change-track-table-cell table:cell-address="'Category Ranking'.D26" table:formula="of:=SUM([.D13:.D23])" office:value-type="float" office:value="0.88"/>
          </table:previous>
        </table:cell-content-change>
        <table:cell-content-change table:id="ct2">
          <table:cell-address table:column="5" table:row="130" table:table="2"/>
          <office:change-info>
            <dc:creator>Rex Bennett</dc:creator>
            <dc:date>2006-02-06T18:44:00</dc:date>
          </office:change-info>
          <table:previous>
            <table:change-track-table-cell table:cell-address="'Category Rating and Metrics'.F131" table:formula="of:=SUM([.F147:.F169])" office:value-type="float" office:value="2.85"/>
          </table:previous>
        </table:cell-content-change>
        <table:cell-content-change table:id="ct3">
          <table:cell-address table:column="5" table:row="223" table:table="2"/>
          <office:change-info>
            <dc:creator>Rex Bennett</dc:creator>
            <dc:date>2006-02-06T18:44:00</dc:date>
          </office:change-info>
          <table:previous>
            <table:change-track-table-cell table:cell-address="'Category Rating and Metrics'.F224" table:formula="of:=SUM([.F227:.F249])" office:value-type="float" office:value="1.2"/>
          </table:previous>
        </table:cell-content-change>
        <table:cell-content-change table:id="ct4">
          <table:cell-address table:column="1" table:row="374" table:table="2"/>
          <office:change-info>
            <dc:creator>Rex Bennett</dc:creator>
            <dc:date>2006-02-06T18:44:00</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384" table:table="2"/>
          <office:change-info>
            <dc:creator>Rex Bennett</dc:creator>
            <dc:date>2006-02-06T18:44:00</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320" table:table="2"/>
          <office:change-info>
            <dc:creator>Rex Bennett</dc:creator>
            <dc:date>2006-02-06T18:44:00</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304" table:table="2"/>
          <office:change-info>
            <dc:creator>Rex Bennett</dc:creator>
            <dc:date>2006-02-06T18:44:00</dc:date>
          </office:change-info>
          <table:previous>
            <table:change-track-table-cell office:value-type="string">
              <text:p>Existence of various documentations.</text:p>
            </table:change-track-table-cell>
          </table:previous>
        </table:cell-content-change>
        <table:cell-content-change table:id="ct8">
          <table:cell-address table:column="1" table:row="292" table:table="2"/>
          <office:change-info>
            <dc:creator>Rex Bennett</dc:creator>
            <dc:date>2006-02-06T18:44:00</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41" table:table="2"/>
          <office:change-info>
            <dc:creator>Rex Bennett</dc:creator>
            <dc:date>2006-02-06T18:44:00</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00</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0</dc:date>
          </office:change-info>
          <table:previous>
            <table:change-track-table-cell/>
          </table:previous>
        </table:cell-content-change>
        <table:cell-content-change table:id="ct12">
          <table:cell-address table:column="3" table:row="13" table:table="1"/>
          <office:change-info>
            <dc:creator>Isabel Lafuente</dc:creator>
            <dc:date>2009-02-21T17:24:0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00</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00</dc:date>
          </office:change-info>
          <table:previous table:id="ct13">
            <table:change-track-table-cell/>
          </table:previous>
        </table:cell-content-change>
        <table:cell-content-change table:id="ct15">
          <table:cell-address table:column="4" table:row="13" table:table="1"/>
          <office:change-info>
            <dc:creator>Isabel Lafuente</dc:creator>
            <dc:date>2009-02-21T17:33:00</dc:date>
          </office:change-info>
          <table:previous>
            <table:change-track-table-cell/>
          </table:previous>
        </table:cell-content-change>
        <table:cell-content-change table:id="ct16">
          <table:cell-address table:column="4" table:row="13" table:table="1"/>
          <office:change-info>
            <dc:creator>Isabel Lafuente</dc:creator>
            <dc:date>2009-02-21T17:35:00</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00</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00</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00</dc:date>
          </office:change-info>
          <table:previous>
            <table:change-track-table-cell/>
          </table:previous>
        </table:cell-content-change>
        <table:cell-content-change table:id="ct20">
          <table:cell-address table:column="3" table:row="14" table:table="1"/>
          <office:change-info>
            <dc:creator>Isabel Lafuente</dc:creator>
            <dc:date>2009-02-21T17:38:00</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00</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0</dc:date>
          </office:change-info>
          <table:previous>
            <table:change-track-table-cell/>
          </table:previous>
        </table:cell-content-change>
        <table:cell-content-change table:id="ct23">
          <table:cell-address table:column="3" table:row="16" table:table="1"/>
          <office:change-info>
            <dc:creator>Isabel Lafuente</dc:creator>
            <dc:date>2009-02-21T17:41:00</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00</dc:date>
          </office:change-info>
          <table:previous>
            <table:change-track-table-cell/>
          </table:previous>
        </table:cell-content-change>
        <table:cell-content-change table:id="ct25">
          <table:cell-address table:column="3" table:row="17" table:table="1"/>
          <office:change-info>
            <dc:creator>Isabel Lafuente</dc:creator>
            <dc:date>2009-02-21T17:42:00</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0</dc:date>
          </office:change-info>
          <table:previous>
            <table:change-track-table-cell/>
          </table:previous>
        </table:cell-content-change>
        <table:cell-content-change table:id="ct27">
          <table:cell-address table:column="4" table:row="17" table:table="1"/>
          <office:change-info>
            <dc:creator>Isabel Lafuente</dc:creator>
            <dc:date>2009-02-21T17:43:00</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00</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00</dc:date>
          </office:change-info>
          <table:previous table:id="ct28">
            <table:change-track-table-cell/>
          </table:previous>
        </table:cell-content-change>
        <table:cell-content-change table:id="ct30">
          <table:cell-address table:column="4" table:row="17" table:table="1"/>
          <office:change-info>
            <dc:creator>Isabel Lafuente</dc:creator>
            <dc:date>2009-02-21T17:45:00</dc:date>
          </office:change-info>
          <table:previous table:id="ct27">
            <table:change-track-table-cell/>
          </table:previous>
        </table:cell-content-change>
        <table:cell-content-change table:id="ct31">
          <table:cell-address table:column="4" table:row="17" table:table="1"/>
          <office:change-info>
            <dc:creator>Isabel Lafuente</dc:creator>
            <dc:date>2009-02-21T17:45:00</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00</dc:date>
          </office:change-info>
          <table:previous table:id="ct31">
            <table:change-track-table-cell/>
          </table:previous>
        </table:cell-content-change>
        <table:cell-content-change table:id="ct33">
          <table:cell-address table:column="3" table:row="18" table:table="1"/>
          <office:change-info>
            <dc:creator>Isabel Lafuente</dc:creator>
            <dc:date>2009-02-21T17:47:00</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00</dc:date>
          </office:change-info>
          <table:previous>
            <table:change-track-table-cell/>
          </table:previous>
        </table:cell-content-change>
        <table:cell-content-change table:id="ct35">
          <table:cell-address table:column="4" table:row="16" table:table="1"/>
          <office:change-info>
            <dc:creator>Isabel Lafuente</dc:creator>
            <dc:date>2009-02-21T17:49:00</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00</dc:date>
          </office:change-info>
          <table:previous table:id="ct23">
            <table:change-track-table-cell office:value-type="float" office:value="0.01"/>
          </table:previous>
        </table:cell-content-change>
        <table:cell-content-change table:id="ct37">
          <table:cell-address table:column="3" table:row="19" table:table="1"/>
          <office:change-info>
            <dc:creator>Isabel Lafuente</dc:creator>
            <dc:date>2009-02-21T17:50:00</dc:date>
          </office:change-info>
          <table:previous>
            <table:change-track-table-cell office:value-type="float" office:value="0"/>
          </table:previous>
        </table:cell-content-change>
        <table:cell-content-change table:id="ct38">
          <table:cell-address table:column="3" table:row="20" table:table="1"/>
          <office:change-info>
            <dc:creator>Isabel Lafuente</dc:creator>
            <dc:date>2009-02-21T17:50:00</dc:date>
          </office:change-info>
          <table:previous>
            <table:change-track-table-cell office:value-type="float" office:value="0"/>
          </table:previous>
        </table:cell-content-change>
        <table:cell-content-change table:id="ct39">
          <table:cell-address table:column="3" table:row="21" table:table="1"/>
          <office:change-info>
            <dc:creator>Isabel Lafuente</dc:creator>
            <dc:date>2009-02-21T17:50:00</dc:date>
          </office:change-info>
          <table:previous>
            <table:change-track-table-cell office:value-type="float" office:value="0"/>
          </table:previous>
        </table:cell-content-change>
        <table:cell-content-change table:id="ct40">
          <table:cell-address table:column="3" table:row="22" table:table="1"/>
          <office:change-info>
            <dc:creator>Isabel Lafuente</dc:creator>
            <dc:date>2009-02-21T17:50:0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0</dc:date>
          </office:change-info>
          <table:previous table:id="ct29">
            <table:change-track-table-cell office:value-type="float" office:value="0.01"/>
          </table:previous>
        </table:cell-content-change>
        <table:cell-content-change table:id="ct42">
          <table:cell-address table:column="4" table:row="19" table:table="1"/>
          <office:change-info>
            <dc:creator>Isabel Lafuente</dc:creator>
            <dc:date>2009-02-21T17:52:00</dc:date>
          </office:change-info>
          <table:previous>
            <table:change-track-table-cell/>
          </table:previous>
        </table:cell-content-change>
        <table:cell-content-change table:id="ct43">
          <table:cell-address table:column="4" table:row="20" table:table="1"/>
          <office:change-info>
            <dc:creator>Isabel Lafuente</dc:creator>
            <dc:date>2009-02-21T17:53:00</dc:date>
          </office:change-info>
          <table:previous>
            <table:change-track-table-cell/>
          </table:previous>
        </table:cell-content-change>
        <table:cell-content-change table:id="ct44">
          <table:cell-address table:column="4" table:row="21" table:table="1"/>
          <office:change-info>
            <dc:creator>Isabel Lafuente</dc:creator>
            <dc:date>2009-02-21T17:53:00</dc:date>
          </office:change-info>
          <table:previous>
            <table:change-track-table-cell/>
          </table:previous>
        </table:cell-content-change>
        <table:cell-content-change table:id="ct45">
          <table:cell-address table:column="4" table:row="22" table:table="1"/>
          <office:change-info>
            <dc:creator>Isabel Lafuente</dc:creator>
            <dc:date>2009-02-21T17:54:00</dc:date>
          </office:change-info>
          <table:previous>
            <table:change-track-table-cell/>
          </table:previous>
        </table:cell-content-change>
        <table:cell-content-change table:id="ct46">
          <table:cell-address table:column="3" table:row="12" table:table="1"/>
          <office:change-info>
            <dc:creator>Isabel Lafuente</dc:creator>
            <dc:date>2009-02-21T17:55:00</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00</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00</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0</dc:date>
          </office:change-info>
          <table:previous>
            <table:change-track-table-cell/>
          </table:previous>
        </table:cell-content-change>
        <table:cell-content-change table:id="ct50">
          <table:cell-address table:column="4" table:row="11" table:table="1"/>
          <office:change-info>
            <dc:creator>Isabel Lafuente</dc:creator>
            <dc:date>2009-02-21T17:56:00</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25" table:table="2"/>
          <office:change-info>
            <dc:creator>Isabel Lafuente</dc:creator>
            <dc:date>2009-03-23T15:05:00</dc:date>
          </office:change-info>
          <table:previous>
            <table:change-track-table-cell/>
          </table:previous>
        </table:cell-content-change>
        <table:cell-content-change table:id="ct52">
          <table:cell-address table:column="2" table:row="25" table:table="2"/>
          <office:change-info>
            <dc:creator>Isabel Lafuente</dc:creator>
            <dc:date>2009-03-23T15:05:00</dc:date>
          </office:change-info>
          <table:previous table:id="ct51">
            <table:change-track-table-cell office:value-type="string">
              <text:p>5 minutes</text:p>
            </table:change-track-table-cell>
          </table:previous>
        </table:cell-content-change>
        <table:cell-content-change table:id="ct53">
          <table:cell-address table:column="2" table:row="14" table:table="2"/>
          <office:change-info>
            <dc:creator>Isabel Lafuente</dc:creator>
            <dc:date>2009-03-23T15:06:00</dc:date>
          </office:change-info>
          <table:previous>
            <table:change-track-table-cell/>
          </table:previous>
        </table:cell-content-change>
        <table:cell-content-change table:id="ct54">
          <table:cell-address table:column="3" table:row="14" table:table="2"/>
          <office:change-info>
            <dc:creator>Isabel Lafuente</dc:creator>
            <dc:date>2009-03-23T15:07:00</dc:date>
          </office:change-info>
          <table:previous>
            <table:change-track-table-cell office:value-type="float" office:value="0"/>
          </table:previous>
        </table:cell-content-change>
        <table:cell-content-change table:id="ct55">
          <table:cell-address table:column="3" table:row="25" table:table="2"/>
          <office:change-info>
            <dc:creator>Isabel Lafuente</dc:creator>
            <dc:date>2009-03-23T15:07:00</dc:date>
          </office:change-info>
          <table:previous>
            <table:change-track-table-cell office:value-type="float" office:value="0"/>
          </table:previous>
        </table:cell-content-change>
        <table:cell-content-change table:id="ct56">
          <table:cell-address table:column="3" table:row="38" table:table="2"/>
          <office:change-info>
            <dc:creator>Isabel Lafuente</dc:creator>
            <dc:date>2009-03-23T15:07:00</dc:date>
          </office:change-info>
          <table:previous>
            <table:change-track-table-cell office:value-type="float" office:value="0"/>
          </table:previous>
        </table:cell-content-change>
        <table:cell-content-change table:id="ct57">
          <table:cell-address table:column="2" table:row="38" table:table="2"/>
          <office:change-info>
            <dc:creator>Isabel Lafuente</dc:creator>
            <dc:date>2009-03-23T15:07:00</dc:date>
          </office:change-info>
          <table:previous>
            <table:change-track-table-cell/>
          </table:previous>
        </table:cell-content-change>
        <table:cell-content-change table:id="ct58">
          <table:cell-address table:column="4" table:row="14" table:table="2"/>
          <office:change-info>
            <dc:creator>Isabel Lafuente</dc:creator>
            <dc:date>2009-03-23T15:07:00</dc:date>
          </office:change-info>
          <table:previous>
            <table:change-track-table-cell office:value-type="float" office:value="0"/>
          </table:previous>
        </table:cell-content-change>
        <table:cell-content-change table:id="ct59">
          <table:cell-address table:column="4" table:row="25" table:table="2"/>
          <office:change-info>
            <dc:creator>Isabel Lafuente</dc:creator>
            <dc:date>2009-03-23T15:07:00</dc:date>
          </office:change-info>
          <table:previous>
            <table:change-track-table-cell office:value-type="float" office:value="0"/>
          </table:previous>
        </table:cell-content-change>
        <table:cell-content-change table:id="ct60">
          <table:cell-address table:column="4" table:row="38" table:table="2"/>
          <office:change-info>
            <dc:creator>Isabel Lafuente</dc:creator>
            <dc:date>2009-03-23T15:08:00</dc:date>
          </office:change-info>
          <table:previous>
            <table:change-track-table-cell office:value-type="float" office:value="0"/>
          </table:previous>
        </table:cell-content-change>
        <table:cell-content-change table:id="ct61">
          <table:cell-address table:column="2" table:row="55" table:table="2"/>
          <office:change-info>
            <dc:creator>Isabel Lafuente</dc:creator>
            <dc:date>2009-03-23T15:24:00</dc:date>
          </office:change-info>
          <table:previous>
            <table:change-track-table-cell/>
          </table:previous>
        </table:cell-content-change>
        <table:cell-content-change table:id="ct62">
          <table:cell-address table:column="3" table:row="55" table:table="2"/>
          <office:change-info>
            <dc:creator>Isabel Lafuente</dc:creator>
            <dc:date>2009-03-23T15:24:00</dc:date>
          </office:change-info>
          <table:previous>
            <table:change-track-table-cell office:value-type="float" office:value="0"/>
          </table:previous>
        </table:cell-content-change>
        <table:cell-content-change table:id="ct63">
          <table:cell-address table:column="4" table:row="55" table:table="2"/>
          <office:change-info>
            <dc:creator>Isabel Lafuente</dc:creator>
            <dc:date>2009-03-23T15:24:00</dc:date>
          </office:change-info>
          <table:previous>
            <table:change-track-table-cell office:value-type="float" office:value="0"/>
          </table:previous>
        </table:cell-content-change>
        <table:cell-content-change table:id="ct64">
          <table:cell-address table:column="2" table:row="146" table:table="2"/>
          <office:change-info>
            <dc:creator>Isabel Lafuente</dc:creator>
            <dc:date>2009-03-23T15:28:00</dc:date>
          </office:change-info>
          <table:previous>
            <table:change-track-table-cell/>
          </table:previous>
        </table:cell-content-change>
        <table:cell-content-change table:id="ct65">
          <table:cell-address table:column="3" table:row="146" table:table="2"/>
          <office:change-info>
            <dc:creator>Isabel Lafuente</dc:creator>
            <dc:date>2009-03-23T15:28:00</dc:date>
          </office:change-info>
          <table:previous>
            <table:change-track-table-cell office:value-type="float" office:value="0"/>
          </table:previous>
        </table:cell-content-change>
        <table:cell-content-change table:id="ct66">
          <table:cell-address table:column="2" table:row="146" table:table="2"/>
          <office:change-info>
            <dc:creator>Isabel Lafuente</dc:creator>
            <dc:date>2009-03-23T15:30:00</dc:date>
          </office:change-info>
          <table:previous table:id="ct64">
            <table:change-track-table-cell office:value-type="float" office:value="36"/>
          </table:previous>
        </table:cell-content-change>
        <table:cell-content-change table:id="ct67">
          <table:cell-address table:column="3" table:row="146" table:table="2"/>
          <office:change-info>
            <dc:creator>Isabel Lafuente</dc:creator>
            <dc:date>2009-03-23T15:30:00</dc:date>
          </office:change-info>
          <table:previous table:id="ct65">
            <table:change-track-table-cell office:value-type="float" office:value="0.4"/>
          </table:previous>
        </table:cell-content-change>
        <table:cell-content-change table:id="ct68">
          <table:cell-address table:column="3" table:row="146" table:table="2"/>
          <office:change-info>
            <dc:creator>Isabel Lafuente</dc:creator>
            <dc:date>2009-03-23T15:30:00</dc:date>
          </office:change-info>
          <table:previous table:id="ct67">
            <table:change-track-table-cell/>
          </table:previous>
        </table:cell-content-change>
        <table:cell-content-change table:id="ct69">
          <table:cell-address table:column="2" table:row="159" table:table="2"/>
          <office:change-info>
            <dc:creator>Isabel Lafuente</dc:creator>
            <dc:date>2009-03-23T15:32:00</dc:date>
          </office:change-info>
          <table:previous>
            <table:change-track-table-cell/>
          </table:previous>
        </table:cell-content-change>
        <table:cell-content-change table:id="ct70">
          <table:cell-address table:column="3" table:row="159" table:table="2"/>
          <office:change-info>
            <dc:creator>Isabel Lafuente</dc:creator>
            <dc:date>2009-03-23T15:32:00</dc:date>
          </office:change-info>
          <table:previous>
            <table:change-track-table-cell office:value-type="float" office:value="0"/>
          </table:previous>
        </table:cell-content-change>
        <table:cell-content-change table:id="ct71">
          <table:cell-address table:column="4" table:row="159" table:table="2"/>
          <office:change-info>
            <dc:creator>Isabel Lafuente</dc:creator>
            <dc:date>2009-03-23T15:32:00</dc:date>
          </office:change-info>
          <table:previous>
            <table:change-track-table-cell office:value-type="float" office:value="0"/>
          </table:previous>
        </table:cell-content-change>
        <table:cell-content-change table:id="ct72">
          <table:cell-address table:column="2" table:row="174" table:table="2"/>
          <office:change-info>
            <dc:creator>Isabel Lafuente</dc:creator>
            <dc:date>2009-03-23T15:35:00</dc:date>
          </office:change-info>
          <table:previous>
            <table:change-track-table-cell/>
          </table:previous>
        </table:cell-content-change>
        <table:cell-content-change table:id="ct73">
          <table:cell-address table:column="3" table:row="174" table:table="2"/>
          <office:change-info>
            <dc:creator>Isabel Lafuente</dc:creator>
            <dc:date>2009-03-23T15:35:00</dc:date>
          </office:change-info>
          <table:previous>
            <table:change-track-table-cell office:value-type="float" office:value="0"/>
          </table:previous>
        </table:cell-content-change>
        <table:cell-content-change table:id="ct74">
          <table:cell-address table:column="4" table:row="174" table:table="2"/>
          <office:change-info>
            <dc:creator>Isabel Lafuente</dc:creator>
            <dc:date>2009-03-23T15:35:00</dc:date>
          </office:change-info>
          <table:previous>
            <table:change-track-table-cell office:value-type="float" office:value="0"/>
          </table:previous>
        </table:cell-content-change>
        <table:cell-content-change table:id="ct75">
          <table:cell-address table:column="2" table:row="200" table:table="2"/>
          <office:change-info>
            <dc:creator>Isabel Lafuente</dc:creator>
            <dc:date>2009-03-23T15:36:00</dc:date>
          </office:change-info>
          <table:previous>
            <table:change-track-table-cell/>
          </table:previous>
        </table:cell-content-change>
        <table:cell-content-change table:id="ct76">
          <table:cell-address table:column="3" table:row="200" table:table="2"/>
          <office:change-info>
            <dc:creator>Isabel Lafuente</dc:creator>
            <dc:date>2009-03-23T15:36:00</dc:date>
          </office:change-info>
          <table:previous>
            <table:change-track-table-cell office:value-type="float" office:value="0"/>
          </table:previous>
        </table:cell-content-change>
        <table:cell-content-change table:id="ct77">
          <table:cell-address table:column="4" table:row="200" table:table="2"/>
          <office:change-info>
            <dc:creator>Isabel Lafuente</dc:creator>
            <dc:date>2009-03-23T15:36:00</dc:date>
          </office:change-info>
          <table:previous>
            <table:change-track-table-cell office:value-type="float" office:value="0"/>
          </table:previous>
        </table:cell-content-change>
        <table:cell-content-change table:id="ct78">
          <table:cell-address table:column="2" table:row="250" table:table="2"/>
          <office:change-info>
            <dc:creator>Isabel Lafuente</dc:creator>
            <dc:date>2009-03-23T15:38:00</dc:date>
          </office:change-info>
          <table:previous>
            <table:change-track-table-cell/>
          </table:previous>
        </table:cell-content-change>
        <table:cell-content-change table:id="ct79">
          <table:cell-address table:column="3" table:row="250" table:table="2"/>
          <office:change-info>
            <dc:creator>Isabel Lafuente</dc:creator>
            <dc:date>2009-03-23T15:38:00</dc:date>
          </office:change-info>
          <table:previous>
            <table:change-track-table-cell office:value-type="float" office:value="0"/>
          </table:previous>
        </table:cell-content-change>
        <table:cell-content-change table:id="ct80">
          <table:cell-address table:column="4" table:row="250" table:table="2"/>
          <office:change-info>
            <dc:creator>Isabel Lafuente</dc:creator>
            <dc:date>2009-03-23T15:38:00</dc:date>
          </office:change-info>
          <table:previous>
            <table:change-track-table-cell office:value-type="float" office:value="0"/>
          </table:previous>
        </table:cell-content-change>
        <table:cell-content-change table:id="ct81">
          <table:cell-address table:column="2" table:row="289" table:table="2"/>
          <office:change-info>
            <dc:creator>Isabel Lafuente</dc:creator>
            <dc:date>2009-03-23T15:43:00</dc:date>
          </office:change-info>
          <table:previous>
            <table:change-track-table-cell/>
          </table:previous>
        </table:cell-content-change>
        <table:cell-content-change table:id="ct82">
          <table:cell-address table:column="3" table:row="289" table:table="2"/>
          <office:change-info>
            <dc:creator>Isabel Lafuente</dc:creator>
            <dc:date>2009-03-23T15:43:00</dc:date>
          </office:change-info>
          <table:previous>
            <table:change-track-table-cell office:value-type="float" office:value="0"/>
          </table:previous>
        </table:cell-content-change>
        <table:cell-content-change table:id="ct83">
          <table:cell-address table:column="4" table:row="289" table:table="2"/>
          <office:change-info>
            <dc:creator>Isabel Lafuente</dc:creator>
            <dc:date>2009-03-23T15:43:00</dc:date>
          </office:change-info>
          <table:previous>
            <table:change-track-table-cell office:value-type="float" office:value="0"/>
          </table:previous>
        </table:cell-content-change>
        <table:cell-content-change table:id="ct84">
          <table:cell-address table:column="2" table:row="304" table:table="2"/>
          <office:change-info>
            <dc:creator>Isabel Lafuente</dc:creator>
            <dc:date>2009-03-23T15:44:00</dc:date>
          </office:change-info>
          <table:previous>
            <table:change-track-table-cell/>
          </table:previous>
        </table:cell-content-change>
        <table:cell-content-change table:id="ct85">
          <table:cell-address table:column="3" table:row="304" table:table="2"/>
          <office:change-info>
            <dc:creator>Isabel Lafuente</dc:creator>
            <dc:date>2009-03-23T15:44:00</dc:date>
          </office:change-info>
          <table:previous>
            <table:change-track-table-cell office:value-type="float" office:value="0"/>
          </table:previous>
        </table:cell-content-change>
        <table:cell-content-change table:id="ct86">
          <table:cell-address table:column="4" table:row="304" table:table="2"/>
          <office:change-info>
            <dc:creator>Isabel Lafuente</dc:creator>
            <dc:date>2009-03-23T15:44:00</dc:date>
          </office:change-info>
          <table:previous>
            <table:change-track-table-cell office:value-type="float" office:value="0"/>
          </table:previous>
        </table:cell-content-change>
        <table:cell-content-change table:id="ct87">
          <table:cell-address table:column="7" table:row="14" table:table="2"/>
          <office:change-info>
            <dc:creator>Isabel Lafuente</dc:creator>
            <dc:date>2009-03-23T16:07:00</dc:date>
          </office:change-info>
          <table:previous>
            <table:change-track-table-cell/>
          </table:previous>
        </table:cell-content-change>
        <table:cell-content-change table:id="ct88">
          <table:cell-address table:column="7" table:row="55" table:table="2"/>
          <office:change-info>
            <dc:creator>Isabel Lafuente</dc:creator>
            <dc:date>2009-03-23T16:08:00</dc:date>
          </office:change-info>
          <table:previous>
            <table:change-track-table-cell/>
          </table:previous>
        </table:cell-content-change>
        <table:cell-content-change table:id="ct89">
          <table:cell-address table:column="7" table:row="55" table:table="2"/>
          <office:change-info>
            <dc:creator>Isabel Lafuente</dc:creator>
            <dc:date>2009-03-23T16:22:00</dc:date>
          </office:change-info>
          <table:previous table:id="ct88">
            <table:change-track-table-cell office:value-type="string">
              <text:p>Last release in 2006</text:p>
            </table:change-track-table-cell>
          </table:previous>
        </table:cell-content-change>
        <table:cell-content-change table:id="ct90">
          <table:cell-address table:column="7" table:row="55" table:table="2"/>
          <office:change-info>
            <dc:creator>Isabel Lafuente</dc:creator>
            <dc:date>2009-03-23T16:43:0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55" table:table="2"/>
          <office:change-info>
            <dc:creator>Isabel Lafuente</dc:creator>
            <dc:date>2009-03-23T16:44:00</dc:date>
          </office:change-info>
          <table:previous table:id="ct90">
            <table:change-track-table-cell office:value-type="string">
              <text:p>Last release in 2006. <text:s text:c="2"/></text:p>
            </table:change-track-table-cell>
          </table:previous>
        </table:cell-content-change>
        <table:cell-content-change table:id="ct92">
          <table:cell-address table:column="7" table:row="200" table:table="2"/>
          <office:change-info>
            <dc:creator>Isabel Lafuente</dc:creator>
            <dc:date>2009-03-23T16:47:00</dc:date>
          </office:change-info>
          <table:previous>
            <table:change-track-table-cell/>
          </table:previous>
        </table:cell-content-change>
        <table:cell-content-change table:id="ct93">
          <table:cell-address table:column="7" table:row="250" table:table="2"/>
          <office:change-info>
            <dc:creator>Isabel Lafuente</dc:creator>
            <dc:date>2009-03-23T16:48:00</dc:date>
          </office:change-info>
          <table:previous>
            <table:change-track-table-cell/>
          </table:previous>
        </table:cell-content-change>
        <table:cell-content-change table:id="ct94">
          <table:cell-address table:column="7" table:row="304" table:table="2"/>
          <office:change-info>
            <dc:creator>Isabel Lafuente</dc:creator>
            <dc:date>2009-03-23T16:49:00</dc:date>
          </office:change-info>
          <table:previous>
            <table:change-track-table-cell/>
          </table:previous>
        </table:cell-content-change>
        <table:cell-content-change table:id="ct95">
          <table:cell-address table:column="8" table:row="273" table:table="2"/>
          <office:change-info>
            <dc:creator>Isabel Lafuente</dc:creator>
            <dc:date>2009-03-23T16:50:00</dc:date>
          </office:change-info>
          <table:previous>
            <table:change-track-table-cell/>
          </table:previous>
        </table:cell-content-change>
        <table:cell-content-change table:id="ct96">
          <table:cell-address table:column="7" table:row="25" table:table="2"/>
          <office:change-info>
            <dc:creator>Isabel Lafuente</dc:creator>
            <dc:date>2009-03-23T16:53:00</dc:date>
          </office:change-info>
          <table:previous>
            <table:change-track-table-cell/>
          </table:previous>
        </table:cell-content-change>
        <table:cell-content-change table:id="ct97">
          <table:cell-address table:column="4" table:row="11" table:table="1"/>
          <office:change-info>
            <dc:creator>Daniel Izquierdo</dc:creator>
            <dc:date>2010-10-19T11:12:00</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0</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0</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0</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0</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0</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0</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0</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9" table:table="1"/>
          <office:change-info>
            <dc:creator>Daniel Izquierdo</dc:creator>
            <dc:date>2010-10-19T11:12:00</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20" table:table="1"/>
          <office:change-info>
            <dc:creator>Daniel Izquierdo</dc:creator>
            <dc:date>2010-10-19T11:12:00</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21" table:table="1"/>
          <office:change-info>
            <dc:creator>Daniel Izquierdo</dc:creator>
            <dc:date>2010-10-19T11:12:00</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22" table:table="1"/>
          <office:change-info>
            <dc:creator>Daniel Izquierdo</dc:creator>
            <dc:date>2010-10-19T11:12:00</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00</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00</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00</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00</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00</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00</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00</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00</dc:date>
          </office:change-info>
          <table:previous table:id="ct33">
            <table:change-track-table-cell office:value-type="float" office:value="0.1"/>
          </table:previous>
        </table:cell-content-change>
        <table:cell-content-change table:id="ct117">
          <table:cell-address table:column="3" table:row="19" table:table="1"/>
          <office:change-info>
            <dc:creator>Daniel Izquierdo</dc:creator>
            <dc:date>2010-10-19T11:12:00</dc:date>
          </office:change-info>
          <table:previous table:id="ct37">
            <table:change-track-table-cell office:value-type="float" office:value="0.1"/>
          </table:previous>
        </table:cell-content-change>
        <table:cell-content-change table:id="ct118">
          <table:cell-address table:column="3" table:row="20" table:table="1"/>
          <office:change-info>
            <dc:creator>Daniel Izquierdo</dc:creator>
            <dc:date>2010-10-19T11:12:00</dc:date>
          </office:change-info>
          <table:previous table:id="ct38">
            <table:change-track-table-cell office:value-type="float" office:value="0.1"/>
          </table:previous>
        </table:cell-content-change>
        <table:cell-content-change table:id="ct119">
          <table:cell-address table:column="3" table:row="21" table:table="1"/>
          <office:change-info>
            <dc:creator>Daniel Izquierdo</dc:creator>
            <dc:date>2010-10-19T11:12:00</dc:date>
          </office:change-info>
          <table:previous table:id="ct39">
            <table:change-track-table-cell office:value-type="float" office:value="0.1"/>
          </table:previous>
        </table:cell-content-change>
        <table:cell-content-change table:id="ct120">
          <table:cell-address table:column="3" table:row="22" table:table="1"/>
          <office:change-info>
            <dc:creator>Daniel Izquierdo</dc:creator>
            <dc:date>2010-10-19T11:12:00</dc:date>
          </office:change-info>
          <table:previous table:id="ct40">
            <table:change-track-table-cell office:value-type="float" office:value="0.1"/>
          </table:previous>
        </table:cell-content-change>
        <table:cell-content-change table:id="ct121">
          <table:cell-address table:column="3" table:row="14" table:table="2"/>
          <office:change-info>
            <dc:creator>Daniel Izquierdo</dc:creator>
            <dc:date>2010-10-19T11:12:00</dc:date>
          </office:change-info>
          <table:previous table:id="ct54">
            <table:change-track-table-cell office:value-type="float" office:value="0.3"/>
          </table:previous>
        </table:cell-content-change>
        <table:cell-content-change table:id="ct122">
          <table:cell-address table:column="3" table:row="25" table:table="2"/>
          <office:change-info>
            <dc:creator>Daniel Izquierdo</dc:creator>
            <dc:date>2010-10-19T11:12:00</dc:date>
          </office:change-info>
          <table:previous table:id="ct55">
            <table:change-track-table-cell office:value-type="float" office:value="0.3"/>
          </table:previous>
        </table:cell-content-change>
        <table:cell-content-change table:id="ct123">
          <table:cell-address table:column="3" table:row="38" table:table="2"/>
          <office:change-info>
            <dc:creator>Daniel Izquierdo</dc:creator>
            <dc:date>2010-10-19T11:12:00</dc:date>
          </office:change-info>
          <table:previous table:id="ct56">
            <table:change-track-table-cell office:value-type="float" office:value="0.4"/>
          </table:previous>
        </table:cell-content-change>
        <table:cell-content-change table:id="ct124">
          <table:cell-address table:column="3" table:row="55" table:table="2"/>
          <office:change-info>
            <dc:creator>Daniel Izquierdo</dc:creator>
            <dc:date>2010-10-19T11:12:00</dc:date>
          </office:change-info>
          <table:previous table:id="ct62">
            <table:change-track-table-cell office:value-type="float" office:value="0.3"/>
          </table:previous>
        </table:cell-content-change>
        <table:cell-content-change table:id="ct125">
          <table:cell-address table:column="3" table:row="174" table:table="2"/>
          <office:change-info>
            <dc:creator>Daniel Izquierdo</dc:creator>
            <dc:date>2010-10-19T11:12:00</dc:date>
          </office:change-info>
          <table:previous table:id="ct73">
            <table:change-track-table-cell office:value-type="float" office:value="0.4"/>
          </table:previous>
        </table:cell-content-change>
        <table:cell-content-change table:id="ct126">
          <table:cell-address table:column="3" table:row="200" table:table="2"/>
          <office:change-info>
            <dc:creator>Daniel Izquierdo</dc:creator>
            <dc:date>2010-10-19T11:12:00</dc:date>
          </office:change-info>
          <table:previous table:id="ct76">
            <table:change-track-table-cell office:value-type="float" office:value="0.3"/>
          </table:previous>
        </table:cell-content-change>
        <table:cell-content-change table:id="ct127">
          <table:cell-address table:column="3" table:row="250" table:table="2"/>
          <office:change-info>
            <dc:creator>Daniel Izquierdo</dc:creator>
            <dc:date>2010-10-19T11:12:00</dc:date>
          </office:change-info>
          <table:previous table:id="ct79">
            <table:change-track-table-cell office:value-type="float" office:value="0.3"/>
          </table:previous>
        </table:cell-content-change>
        <table:cell-content-change table:id="ct128">
          <table:cell-address table:column="3" table:row="289" table:table="2"/>
          <office:change-info>
            <dc:creator>Daniel Izquierdo</dc:creator>
            <dc:date>2010-10-19T11:12:00</dc:date>
          </office:change-info>
          <table:previous table:id="ct82">
            <table:change-track-table-cell office:value-type="float" office:value="0.4"/>
          </table:previous>
        </table:cell-content-change>
        <table:cell-content-change table:id="ct129">
          <table:cell-address table:column="3" table:row="304" table:table="2"/>
          <office:change-info>
            <dc:creator>Daniel Izquierdo</dc:creator>
            <dc:date>2010-10-19T11:13:00</dc:date>
          </office:change-info>
          <table:previous table:id="ct85">
            <table:change-track-table-cell office:value-type="float" office:value="0.5"/>
          </table:previous>
        </table:cell-content-change>
        <table:cell-content-change table:id="ct130">
          <table:cell-address table:column="7" table:row="304" table:table="2"/>
          <office:change-info>
            <dc:creator>Daniel Izquierdo</dc:creator>
            <dc:date>2010-10-19T11:13:00</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273" table:table="2"/>
          <office:change-info>
            <dc:creator>Daniel Izquierdo</dc:creator>
            <dc:date>2010-10-19T11:13:00</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250" table:table="2"/>
          <office:change-info>
            <dc:creator>Daniel Izquierdo</dc:creator>
            <dc:date>2010-10-19T11:13:00</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200" table:table="2"/>
          <office:change-info>
            <dc:creator>Daniel Izquierdo</dc:creator>
            <dc:date>2010-10-19T11:13:00</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55" table:table="2"/>
          <office:change-info>
            <dc:creator>Daniel Izquierdo</dc:creator>
            <dc:date>2010-10-19T11:13:00</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55" table:table="2"/>
          <office:change-info>
            <dc:creator>Daniel Izquierdo</dc:creator>
            <dc:date>2010-10-19T11:13:00</dc:date>
          </office:change-info>
          <table:previous table:id="ct63">
            <table:change-track-table-cell office:value-type="float" office:value="1"/>
          </table:previous>
        </table:cell-content-change>
        <table:cell-content-change table:id="ct136">
          <table:cell-address table:column="4" table:row="174" table:table="2"/>
          <office:change-info>
            <dc:creator>Daniel Izquierdo</dc:creator>
            <dc:date>2010-10-19T11:13:00</dc:date>
          </office:change-info>
          <table:previous table:id="ct74">
            <table:change-track-table-cell office:value-type="float" office:value="3"/>
          </table:previous>
        </table:cell-content-change>
        <table:cell-content-change table:id="ct137">
          <table:cell-address table:column="4" table:row="200" table:table="2"/>
          <office:change-info>
            <dc:creator>Daniel Izquierdo</dc:creator>
            <dc:date>2010-10-19T11:13:00</dc:date>
          </office:change-info>
          <table:previous table:id="ct77">
            <table:change-track-table-cell office:value-type="float" office:value="5"/>
          </table:previous>
        </table:cell-content-change>
        <table:cell-content-change table:id="ct138">
          <table:cell-address table:column="4" table:row="250" table:table="2"/>
          <office:change-info>
            <dc:creator>Daniel Izquierdo</dc:creator>
            <dc:date>2010-10-19T11:13:00</dc:date>
          </office:change-info>
          <table:previous table:id="ct80">
            <table:change-track-table-cell office:value-type="float" office:value="5"/>
          </table:previous>
        </table:cell-content-change>
        <table:cell-content-change table:id="ct139">
          <table:cell-address table:column="4" table:row="289" table:table="2"/>
          <office:change-info>
            <dc:creator>Daniel Izquierdo</dc:creator>
            <dc:date>2010-10-19T11:13:00</dc:date>
          </office:change-info>
          <table:previous table:id="ct83">
            <table:change-track-table-cell office:value-type="float" office:value="1"/>
          </table:previous>
        </table:cell-content-change>
        <table:cell-content-change table:id="ct140">
          <table:cell-address table:column="4" table:row="304" table:table="2"/>
          <office:change-info>
            <dc:creator>Daniel Izquierdo</dc:creator>
            <dc:date>2010-10-19T11:13:00</dc:date>
          </office:change-info>
          <table:previous table:id="ct86">
            <table:change-track-table-cell office:value-type="float" office:value="5"/>
          </table:previous>
        </table:cell-content-change>
        <table:cell-content-change table:id="ct141">
          <table:cell-address table:column="7" table:row="14" table:table="2"/>
          <office:change-info>
            <dc:creator>pcoca </dc:creator>
            <dc:date>2010-11-25T11:00:00</dc:date>
          </office:change-info>
          <table:previous table:id="ct87">
            <table:change-track-table-cell office:value-type="string">
              <text:p>I was not able to run the program</text:p>
            </table:change-track-table-cell>
          </table:previous>
        </table:cell-content-change>
        <table:cell-content-change table:id="ct142">
          <table:cell-address table:column="7" table:row="25" table:table="2"/>
          <office:change-info>
            <dc:creator>pcoca </dc:creator>
            <dc:date>2010-11-25T11:00:00</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3" table:row="11" table:table="1"/>
          <office:change-info>
            <dc:creator> </dc:creator>
            <dc:date>2011-12-02T17:10:00</dc:date>
          </office:change-info>
          <table:previous table:id="ct109">
            <table:change-track-table-cell office:value-type="float" office:value="0"/>
          </table:previous>
        </table:cell-content-change>
        <table:cell-content-change table:id="ct144">
          <table:cell-address table:column="3" table:row="21" table:table="1"/>
          <office:change-info>
            <dc:creator> </dc:creator>
            <dc:date>2011-12-02T17:11:00</dc:date>
          </office:change-info>
          <table:previous table:id="ct119">
            <table:change-track-table-cell office:value-type="float" office:value="0"/>
          </table:previous>
        </table:cell-content-change>
        <table:cell-content-change table:id="ct145">
          <table:cell-address table:column="3" table:row="19" table:table="1"/>
          <office:change-info>
            <dc:creator> </dc:creator>
            <dc:date>2011-12-02T17:11:00</dc:date>
          </office:change-info>
          <table:previous table:id="ct117">
            <table:change-track-table-cell office:value-type="float" office:value="0"/>
          </table:previous>
        </table:cell-content-change>
        <table:cell-content-change table:id="ct146">
          <table:cell-address table:column="3" table:row="16" table:table="1"/>
          <office:change-info>
            <dc:creator> </dc:creator>
            <dc:date>2011-12-02T17:11:00</dc:date>
          </office:change-info>
          <table:previous table:id="ct114">
            <table:change-track-table-cell office:value-type="float" office:value="0"/>
          </table:previous>
        </table:cell-content-change>
        <table:cell-content-change table:id="ct147">
          <table:cell-address table:column="3" table:row="12" table:table="1"/>
          <office:change-info>
            <dc:creator> </dc:creator>
            <dc:date>2011-12-02T17:11:00</dc:date>
          </office:change-info>
          <table:previous table:id="ct110">
            <table:change-track-table-cell office:value-type="float" office:value="0"/>
          </table:previous>
        </table:cell-content-change>
        <table:cell-content-change table:id="ct148">
          <table:cell-address table:column="3" table:row="13" table:table="1"/>
          <office:change-info>
            <dc:creator> </dc:creator>
            <dc:date>2011-12-02T17:11:00</dc:date>
          </office:change-info>
          <table:previous table:id="ct111">
            <table:change-track-table-cell office:value-type="float" office:value="0"/>
          </table:previous>
        </table:cell-content-change>
        <table:cell-content-change table:id="ct149">
          <table:cell-address table:column="3" table:row="14" table:table="1"/>
          <office:change-info>
            <dc:creator> </dc:creator>
            <dc:date>2011-12-02T17:11:00</dc:date>
          </office:change-info>
          <table:previous table:id="ct112">
            <table:change-track-table-cell office:value-type="float" office:value="0"/>
          </table:previous>
        </table:cell-content-change>
        <table:cell-content-change table:id="ct150">
          <table:cell-address table:column="3" table:row="15" table:table="1"/>
          <office:change-info>
            <dc:creator> </dc:creator>
            <dc:date>2011-12-02T17:15:00</dc:date>
          </office:change-info>
          <table:previous table:id="ct113">
            <table:change-track-table-cell office:value-type="float" office:value="0"/>
          </table:previous>
        </table:cell-content-change>
        <table:cell-content-change table:id="ct151">
          <table:cell-address table:column="3" table:row="17" table:table="1"/>
          <office:change-info>
            <dc:creator> </dc:creator>
            <dc:date>2011-12-02T17:15:00</dc:date>
          </office:change-info>
          <table:previous table:id="ct115">
            <table:change-track-table-cell office:value-type="float" office:value="0"/>
          </table:previous>
        </table:cell-content-change>
        <table:cell-content-change table:id="ct152">
          <table:cell-address table:column="3" table:row="17" table:table="1"/>
          <office:change-info>
            <dc:creator> </dc:creator>
            <dc:date>2011-12-02T17:20:00</dc:date>
          </office:change-info>
          <table:previous table:id="ct151">
            <table:change-track-table-cell office:value-type="float" office:value="0.06"/>
          </table:previous>
        </table:cell-content-change>
        <table:cell-content-change table:id="ct153">
          <table:cell-address table:column="3" table:row="18" table:table="1"/>
          <office:change-info>
            <dc:creator> </dc:creator>
            <dc:date>2011-12-02T17:20:00</dc:date>
          </office:change-info>
          <table:previous table:id="ct116">
            <table:change-track-table-cell office:value-type="float" office:value="0"/>
          </table:previous>
        </table:cell-content-change>
        <table:cell-content-change table:id="ct154">
          <table:cell-address table:column="3" table:row="14" table:table="1"/>
          <office:change-info>
            <dc:creator> </dc:creator>
            <dc:date>2011-12-02T17:29:00</dc:date>
          </office:change-info>
          <table:previous table:id="ct149">
            <table:change-track-table-cell office:value-type="float" office:value="0.12"/>
          </table:previous>
        </table:cell-content-change>
        <table:cell-content-change table:id="ct155">
          <table:cell-address table:column="3" table:row="14" table:table="1"/>
          <office:change-info>
            <dc:creator> </dc:creator>
            <dc:date>2011-12-02T17:29:00</dc:date>
          </office:change-info>
          <table:previous table:id="ct154">
            <table:change-track-table-cell office:value-type="float" office:value="0.1"/>
          </table:previous>
        </table:cell-content-change>
        <table:cell-content-change table:id="ct156">
          <table:cell-address table:column="3" table:row="20" table:table="1"/>
          <office:change-info>
            <dc:creator> </dc:creator>
            <dc:date>2011-12-02T17:29:00</dc:date>
          </office:change-info>
          <table:previous table:id="ct118">
            <table:change-track-table-cell office:value-type="float" office:value="0"/>
          </table:previous>
        </table:cell-content-change>
        <table:cell-content-change table:id="ct157">
          <table:cell-address table:column="3" table:row="22" table:table="1"/>
          <office:change-info>
            <dc:creator> </dc:creator>
            <dc:date>2011-12-02T17:29:00</dc:date>
          </office:change-info>
          <table:previous table:id="ct120">
            <table:change-track-table-cell office:value-type="float" office:value="0"/>
          </table:previous>
        </table:cell-content-change>
        <table:cell-content-change table:id="ct158">
          <table:cell-address table:column="3" table:row="20" table:table="1"/>
          <office:change-info>
            <dc:creator> </dc:creator>
            <dc:date>2011-12-02T17:30:00</dc:date>
          </office:change-info>
          <table:previous table:id="ct156">
            <table:change-track-table-cell office:value-type="float" office:value="0.08"/>
          </table:previous>
        </table:cell-content-change>
        <table:cell-content-change table:id="ct159">
          <table:cell-address table:column="3" table:row="22" table:table="1"/>
          <office:change-info>
            <dc:creator> </dc:creator>
            <dc:date>2011-12-02T17:30:00</dc:date>
          </office:change-info>
          <table:previous table:id="ct157">
            <table:change-track-table-cell office:value-type="float" office:value="0.03"/>
          </table:previous>
        </table:cell-content-change>
        <table:cell-content-change table:id="ct160">
          <table:cell-address table:column="0" table:row="3" table:table="2"/>
          <office:change-info>
            <dc:creator> </dc:creator>
            <dc:date>2011-12-02T17:31:00</dc:date>
          </office:change-info>
          <table:previous>
            <table:change-track-table-cell office:value-type="string">
              <text:p>&lt;Enter a component Name&gt;</text:p>
            </table:change-track-table-cell>
          </table:previous>
        </table:cell-content-change>
        <table:cell-content-change table:id="ct161">
          <table:cell-address table:column="3" table:row="14" table:table="2"/>
          <office:change-info>
            <dc:creator> </dc:creator>
            <dc:date>2011-12-02T17:34:00</dc:date>
          </office:change-info>
          <table:previous table:id="ct121">
            <table:change-track-table-cell office:value-type="float" office:value="0"/>
          </table:previous>
        </table:cell-content-change>
        <table:cell-content-change table:id="ct162">
          <table:cell-address table:column="3" table:row="25" table:table="2"/>
          <office:change-info>
            <dc:creator> </dc:creator>
            <dc:date>2011-12-02T17:37:00</dc:date>
          </office:change-info>
          <table:previous table:id="ct122">
            <table:change-track-table-cell office:value-type="float" office:value="0"/>
          </table:previous>
        </table:cell-content-change>
        <table:cell-content-change table:id="ct163">
          <table:cell-address table:column="3" table:row="38" table:table="2"/>
          <office:change-info>
            <dc:creator> </dc:creator>
            <dc:date>2011-12-02T17:37:00</dc:date>
          </office:change-info>
          <table:previous table:id="ct123">
            <table:change-track-table-cell office:value-type="float" office:value="0"/>
          </table:previous>
        </table:cell-content-change>
        <table:cell-content-change table:id="ct164">
          <table:cell-address table:column="3" table:row="55" table:table="2"/>
          <office:change-info>
            <dc:creator> </dc:creator>
            <dc:date>2011-12-02T17:53:00</dc:date>
          </office:change-info>
          <table:previous table:id="ct124">
            <table:change-track-table-cell office:value-type="float" office:value="0"/>
          </table:previous>
        </table:cell-content-change>
        <table:cell-content-change table:id="ct165">
          <table:cell-address table:column="3" table:row="103" table:table="2"/>
          <office:change-info>
            <dc:creator> </dc:creator>
            <dc:date>2011-12-02T17:55:00</dc:date>
          </office:change-info>
          <table:previous>
            <table:change-track-table-cell office:value-type="float" office:value="0"/>
          </table:previous>
        </table:cell-content-change>
        <table:cell-content-change table:id="ct166">
          <table:cell-address table:column="3" table:row="116" table:table="2"/>
          <office:change-info>
            <dc:creator> </dc:creator>
            <dc:date>2011-12-02T17:55:00</dc:date>
          </office:change-info>
          <table:previous>
            <table:change-track-table-cell office:value-type="float" office:value="0"/>
          </table:previous>
        </table:cell-content-change>
        <table:cell-content-change table:id="ct167">
          <table:cell-address table:column="3" table:row="55" table:table="2"/>
          <office:change-info>
            <dc:creator> </dc:creator>
            <dc:date>2011-12-02T17:55:00</dc:date>
          </office:change-info>
          <table:previous table:id="ct164">
            <table:change-track-table-cell office:value-type="float" office:value="0.2"/>
          </table:previous>
        </table:cell-content-change>
        <table:cell-content-change table:id="ct168">
          <table:cell-address table:column="3" table:row="66" table:table="2"/>
          <office:change-info>
            <dc:creator> </dc:creator>
            <dc:date>2011-12-02T17:55:00</dc:date>
          </office:change-info>
          <table:previous>
            <table:change-track-table-cell office:value-type="float" office:value="0"/>
          </table:previous>
        </table:cell-content-change>
        <table:cell-content-change table:id="ct169">
          <table:cell-address table:column="3" table:row="77" table:table="2"/>
          <office:change-info>
            <dc:creator> </dc:creator>
            <dc:date>2011-12-02T17:55:00</dc:date>
          </office:change-info>
          <table:previous>
            <table:change-track-table-cell office:value-type="float" office:value="0"/>
          </table:previous>
        </table:cell-content-change>
        <table:cell-content-change table:id="ct170">
          <table:cell-address table:column="3" table:row="90" table:table="2"/>
          <office:change-info>
            <dc:creator> </dc:creator>
            <dc:date>2011-12-02T17:55:00</dc:date>
          </office:change-info>
          <table:previous>
            <table:change-track-table-cell office:value-type="float" office:value="0"/>
          </table:previous>
        </table:cell-content-change>
        <table:cell-content-change table:id="ct171">
          <table:cell-address table:column="3" table:row="146" table:table="2"/>
          <office:change-info>
            <dc:creator> </dc:creator>
            <dc:date>2011-12-02T17:57:00</dc:date>
          </office:change-info>
          <table:previous table:id="ct68">
            <table:change-track-table-cell office:value-type="float" office:value="0"/>
          </table:previous>
        </table:cell-content-change>
        <table:cell-content-change table:id="ct172">
          <table:cell-address table:column="3" table:row="133" table:table="2"/>
          <office:change-info>
            <dc:creator> </dc:creator>
            <dc:date>2011-12-02T17:58:00</dc:date>
          </office:change-info>
          <table:previous>
            <table:change-track-table-cell office:value-type="float" office:value="0"/>
          </table:previous>
        </table:cell-content-change>
        <table:cell-content-change table:id="ct173">
          <table:cell-address table:column="3" table:row="159" table:table="2"/>
          <office:change-info>
            <dc:creator> </dc:creator>
            <dc:date>2011-12-02T17:58:00</dc:date>
          </office:change-info>
          <table:previous table:id="ct70">
            <table:change-track-table-cell office:value-type="float" office:value="0.2"/>
          </table:previous>
        </table:cell-content-change>
        <table:cell-content-change table:id="ct174">
          <table:cell-address table:column="3" table:row="174" table:table="2"/>
          <office:change-info>
            <dc:creator> </dc:creator>
            <dc:date>2011-12-02T17:59:00</dc:date>
          </office:change-info>
          <table:previous table:id="ct125">
            <table:change-track-table-cell office:value-type="float" office:value="0"/>
          </table:previous>
        </table:cell-content-change>
        <table:cell-content-change table:id="ct175">
          <table:cell-address table:column="3" table:row="185" table:table="2"/>
          <office:change-info>
            <dc:creator> </dc:creator>
            <dc:date>2011-12-02T17:59:00</dc:date>
          </office:change-info>
          <table:previous>
            <table:change-track-table-cell office:value-type="float" office:value="0"/>
          </table:previous>
        </table:cell-content-change>
        <table:cell-content-change table:id="ct176">
          <table:cell-address table:column="3" table:row="200" table:table="2"/>
          <office:change-info>
            <dc:creator> </dc:creator>
            <dc:date>2011-12-02T18:03:00</dc:date>
          </office:change-info>
          <table:previous table:id="ct126">
            <table:change-track-table-cell office:value-type="float" office:value="0"/>
          </table:previous>
        </table:cell-content-change>
        <table:cell-content-change table:id="ct177">
          <table:cell-address table:column="3" table:row="211" table:table="2"/>
          <office:change-info>
            <dc:creator> </dc:creator>
            <dc:date>2011-12-02T18:03:00</dc:date>
          </office:change-info>
          <table:previous>
            <table:change-track-table-cell office:value-type="float" office:value="0"/>
          </table:previous>
        </table:cell-content-change>
        <table:cell-content-change table:id="ct178">
          <table:cell-address table:column="3" table:row="226" table:table="2"/>
          <office:change-info>
            <dc:creator> </dc:creator>
            <dc:date>2011-12-02T18:03:00</dc:date>
          </office:change-info>
          <table:previous>
            <table:change-track-table-cell office:value-type="float" office:value="0"/>
          </table:previous>
        </table:cell-content-change>
        <table:cell-content-change table:id="ct179">
          <table:cell-address table:column="3" table:row="239" table:table="2"/>
          <office:change-info>
            <dc:creator> </dc:creator>
            <dc:date>2011-12-02T18:04:00</dc:date>
          </office:change-info>
          <table:previous>
            <table:change-track-table-cell office:value-type="float" office:value="0"/>
          </table:previous>
        </table:cell-content-change>
        <table:cell-content-change table:id="ct180">
          <table:cell-address table:column="3" table:row="250" table:table="2"/>
          <office:change-info>
            <dc:creator> </dc:creator>
            <dc:date>2011-12-02T18:04:00</dc:date>
          </office:change-info>
          <table:previous table:id="ct127">
            <table:change-track-table-cell office:value-type="float" office:value="0"/>
          </table:previous>
        </table:cell-content-change>
        <table:cell-content-change table:id="ct181">
          <table:cell-address table:column="3" table:row="276" table:table="2"/>
          <office:change-info>
            <dc:creator> </dc:creator>
            <dc:date>2011-12-02T18:05:00</dc:date>
          </office:change-info>
          <table:previous>
            <table:change-track-table-cell office:value-type="float" office:value="0"/>
          </table:previous>
        </table:cell-content-change>
        <table:cell-content-change table:id="ct182">
          <table:cell-address table:column="3" table:row="289" table:table="2"/>
          <office:change-info>
            <dc:creator> </dc:creator>
            <dc:date>2011-12-02T18:05:00</dc:date>
          </office:change-info>
          <table:previous table:id="ct128">
            <table:change-track-table-cell office:value-type="float" office:value="0"/>
          </table:previous>
        </table:cell-content-change>
        <table:cell-content-change table:id="ct183">
          <table:cell-address table:column="3" table:row="304" table:table="2"/>
          <office:change-info>
            <dc:creator> </dc:creator>
            <dc:date>2011-12-02T18:06:00</dc:date>
          </office:change-info>
          <table:previous table:id="ct129">
            <table:change-track-table-cell office:value-type="float" office:value="0"/>
          </table:previous>
        </table:cell-content-change>
        <table:cell-content-change table:id="ct184">
          <table:cell-address table:column="3" table:row="317" table:table="2"/>
          <office:change-info>
            <dc:creator> </dc:creator>
            <dc:date>2011-12-02T18:06:00</dc:date>
          </office:change-info>
          <table:previous>
            <table:change-track-table-cell office:value-type="float" office:value="0"/>
          </table:previous>
        </table:cell-content-change>
        <table:cell-content-change table:id="ct185">
          <table:cell-address table:column="3" table:row="356" table:table="2"/>
          <office:change-info>
            <dc:creator> </dc:creator>
            <dc:date>2011-12-02T18:07:00</dc:date>
          </office:change-info>
          <table:previous>
            <table:change-track-table-cell office:value-type="float" office:value="0"/>
          </table:previous>
        </table:cell-content-change>
        <table:cell-content-change table:id="ct186">
          <table:cell-address table:column="3" table:row="343" table:table="2"/>
          <office:change-info>
            <dc:creator> </dc:creator>
            <dc:date>2011-12-02T18:07:00</dc:date>
          </office:change-info>
          <table:previous>
            <table:change-track-table-cell office:value-type="float" office:value="0"/>
          </table:previous>
        </table:cell-content-change>
        <table:cell-content-change table:id="ct187">
          <table:cell-address table:column="3" table:row="384" table:table="2"/>
          <office:change-info>
            <dc:creator> </dc:creator>
            <dc:date>2011-12-02T18:08:00</dc:date>
          </office:change-info>
          <table:previous>
            <table:change-track-table-cell office:value-type="float" office:value="0"/>
          </table:previous>
        </table:cell-content-change>
        <table:cell-content-change table:id="ct188">
          <table:cell-address table:column="3" table:row="371" table:table="2"/>
          <office:change-info>
            <dc:creator> </dc:creator>
            <dc:date>2011-12-02T18:08:00</dc:date>
          </office:change-info>
          <table:previous>
            <table:change-track-table-cell office:value-type="float" office:value="0"/>
          </table:previous>
        </table:cell-content-change>
        <table:cell-content-change table:id="ct189">
          <table:cell-address table:column="3" table:row="439" table:table="2"/>
          <office:change-info>
            <dc:creator> </dc:creator>
            <dc:date>2011-12-02T18:08:00</dc:date>
          </office:change-info>
          <table:previous>
            <table:change-track-table-cell office:value-type="float" office:value="0"/>
          </table:previous>
        </table:cell-content-change>
        <table:cell-content-change table:id="ct190">
          <table:cell-address table:column="3" table:row="451" table:table="2"/>
          <office:change-info>
            <dc:creator> </dc:creator>
            <dc:date>2011-12-02T18:08:00</dc:date>
          </office:change-info>
          <table:previous>
            <table:change-track-table-cell office:value-type="float" office:value="0"/>
          </table:previous>
        </table:cell-content-change>
        <table:cell-content-change table:id="ct191">
          <table:cell-address table:column="4" table:row="14" table:table="2"/>
          <office:change-info>
            <dc:creator> </dc:creator>
            <dc:date>2011-12-02T18:11:00</dc:date>
          </office:change-info>
          <table:previous table:id="ct58">
            <table:change-track-table-cell office:value-type="float" office:value="4"/>
          </table:previous>
        </table:cell-content-change>
        <table:cell-content-change table:id="ct192">
          <table:cell-address table:column="4" table:row="25" table:table="2"/>
          <office:change-info>
            <dc:creator> </dc:creator>
            <dc:date>2011-12-02T18:12:00</dc:date>
          </office:change-info>
          <table:previous table:id="ct59">
            <table:change-track-table-cell office:value-type="float" office:value="4"/>
          </table:previous>
        </table:cell-content-change>
        <table:cell-content-change table:id="ct193">
          <table:cell-address table:column="4" table:row="38" table:table="2"/>
          <office:change-info>
            <dc:creator> </dc:creator>
            <dc:date>2011-12-02T18:12:00</dc:date>
          </office:change-info>
          <table:previous table:id="ct60">
            <table:change-track-table-cell office:value-type="float" office:value="4"/>
          </table:previous>
        </table:cell-content-change>
        <table:cell-content-change table:id="ct194">
          <table:cell-address table:column="4" table:row="14" table:table="2"/>
          <office:change-info>
            <dc:creator> </dc:creator>
            <dc:date>2011-12-02T18:33:00</dc:date>
          </office:change-info>
          <table:previous table:id="ct191">
            <table:change-track-table-cell office:value-type="float" office:value="7"/>
          </table:previous>
        </table:cell-content-change>
        <table:cell-content-change table:id="ct195">
          <table:cell-address table:column="4" table:row="14" table:table="2"/>
          <office:change-info>
            <dc:creator> </dc:creator>
            <dc:date>2011-12-02T18:33:00</dc:date>
          </office:change-info>
          <table:previous table:id="ct194">
            <table:change-track-table-cell office:value-type="float" office:value="600"/>
          </table:previous>
        </table:cell-content-change>
        <table:cell-content-change table:id="ct196">
          <table:cell-address table:column="4" table:row="14" table:table="2"/>
          <office:change-info>
            <dc:creator> </dc:creator>
            <dc:date>2011-12-02T18:35:00</dc:date>
          </office:change-info>
          <table:previous table:id="ct195">
            <table:change-track-table-cell/>
          </table:previous>
        </table:cell-content-change>
        <table:cell-content-change table:id="ct197">
          <table:cell-address table:column="4" table:row="25" table:table="2"/>
          <office:change-info>
            <dc:creator> </dc:creator>
            <dc:date>2011-12-02T18:35:00</dc:date>
          </office:change-info>
          <table:previous table:id="ct192">
            <table:change-track-table-cell office:value-type="float" office:value="2"/>
          </table:previous>
        </table:cell-content-change>
        <table:cell-content-change table:id="ct198">
          <table:cell-address table:column="4" table:row="38" table:table="2"/>
          <office:change-info>
            <dc:creator> </dc:creator>
            <dc:date>2011-12-02T18:35:00</dc:date>
          </office:change-info>
          <table:previous table:id="ct193">
            <table:change-track-table-cell office:value-type="float" office:value="1"/>
          </table:previous>
        </table:cell-content-change>
        <table:cell-content-change table:id="ct199">
          <table:cell-address table:column="4" table:row="14" table:table="2"/>
          <office:change-info>
            <dc:creator> </dc:creator>
            <dc:date>2011-12-02T18:35:00</dc:date>
          </office:change-info>
          <table:previous table:id="ct196">
            <table:change-track-table-cell office:value-type="float" office:value="7"/>
          </table:previous>
        </table:cell-content-change>
        <table:cell-content-change table:id="ct200">
          <table:cell-address table:column="4" table:row="14" table:table="2"/>
          <office:change-info>
            <dc:creator> </dc:creator>
            <dc:date>2011-12-02T18:35:00</dc:date>
          </office:change-info>
          <table:previous table:id="ct199">
            <table:change-track-table-cell office:value-type="float" office:value="10"/>
          </table:previous>
        </table:cell-content-change>
        <table:cell-content-change table:id="ct201">
          <table:cell-address table:column="4" table:row="14" table:table="2"/>
          <office:change-info>
            <dc:creator> </dc:creator>
            <dc:date>2011-12-02T18:35:00</dc:date>
          </office:change-info>
          <table:previous table:id="ct200">
            <table:change-track-table-cell office:value-type="float" office:value="7"/>
          </table:previous>
        </table:cell-content-change>
        <table:cell-content-change table:id="ct202">
          <table:cell-address table:column="4" table:row="25" table:table="2"/>
          <office:change-info>
            <dc:creator> </dc:creator>
            <dc:date>2011-12-02T18:37:00</dc:date>
          </office:change-info>
          <table:previous table:id="ct197">
            <table:change-track-table-cell office:value-type="float" office:value="10"/>
          </table:previous>
        </table:cell-content-change>
        <table:cell-content-change table:id="ct203">
          <table:cell-address table:column="4" table:row="38" table:table="2"/>
          <office:change-info>
            <dc:creator> </dc:creator>
            <dc:date>2011-12-02T18:37:00</dc:date>
          </office:change-info>
          <table:previous table:id="ct198">
            <table:change-track-table-cell office:value-type="float" office:value="10"/>
          </table:previous>
        </table:cell-content-change>
        <table:cell-content-change table:id="ct204">
          <table:cell-address table:column="2" table:row="77" table:table="2"/>
          <office:change-info>
            <dc:creator> </dc:creator>
            <dc:date>2011-12-02T18:45:00</dc:date>
          </office:change-info>
          <table:previous>
            <table:change-track-table-cell/>
          </table:previous>
        </table:cell-content-change>
        <table:cell-content-change table:id="ct205">
          <table:cell-address table:column="4" table:row="14" table:table="2"/>
          <office:change-info>
            <dc:creator> </dc:creator>
            <dc:date>2011-12-02T19:04:00</dc:date>
          </office:change-info>
          <table:previous table:id="ct201">
            <table:change-track-table-cell office:value-type="float" office:value="10"/>
          </table:previous>
        </table:cell-content-change>
        <table:cell-content-change table:id="ct206">
          <table:cell-address table:column="4" table:row="25" table:table="2"/>
          <office:change-info>
            <dc:creator> </dc:creator>
            <dc:date>2011-12-02T19:04:00</dc:date>
          </office:change-info>
          <table:previous table:id="ct202">
            <table:change-track-table-cell office:value-type="float" office:value="7"/>
          </table:previous>
        </table:cell-content-change>
        <table:cell-content-change table:id="ct207">
          <table:cell-address table:column="4" table:row="38" table:table="2"/>
          <office:change-info>
            <dc:creator> </dc:creator>
            <dc:date>2011-12-02T19:04:00</dc:date>
          </office:change-info>
          <table:previous table:id="ct203">
            <table:change-track-table-cell office:value-type="float" office:value="7"/>
          </table:previous>
        </table:cell-content-change>
        <table:cell-content-change table:id="ct208">
          <table:cell-address table:column="4" table:row="226" table:table="2"/>
          <office:change-info>
            <dc:creator> </dc:creator>
            <dc:date>2011-12-02T19:06:00</dc:date>
          </office:change-info>
          <table:previous>
            <table:change-track-table-cell office:value-type="float" office:value="0"/>
          </table:previous>
        </table:cell-content-change>
        <table:cell-content-change table:id="ct209">
          <table:cell-address table:column="2" table:row="226" table:table="2"/>
          <office:change-info>
            <dc:creator> </dc:creator>
            <dc:date>2011-12-02T19:06:00</dc:date>
          </office:change-info>
          <table:previous>
            <table:change-track-table-cell/>
          </table:previous>
        </table:cell-content-change>
        <table:cell-content-change table:id="ct210">
          <table:cell-address table:column="2" table:row="14" table:table="2"/>
          <office:change-info>
            <dc:creator> </dc:creator>
            <dc:date>2011-12-02T19:26:00</dc:date>
          </office:change-info>
          <table:previous table:id="ct53">
            <table:change-track-table-cell office:value-type="float" office:value="0"/>
          </table:previous>
        </table:cell-content-change>
        <table:cell-content-change table:id="ct211">
          <table:cell-address table:column="4" table:row="55" table:table="2"/>
          <office:change-info>
            <dc:creator> </dc:creator>
            <dc:date>2011-12-02T19:26:00</dc:date>
          </office:change-info>
          <table:previous table:id="ct135">
            <table:change-track-table-cell office:value-type="float" office:value="0"/>
          </table:previous>
        </table:cell-content-change>
        <table:cell-content-change table:id="ct212">
          <table:cell-address table:column="2" table:row="55" table:table="2"/>
          <office:change-info>
            <dc:creator> </dc:creator>
            <dc:date>2011-12-02T19:26:00</dc:date>
          </office:change-info>
          <table:previous table:id="ct61">
            <table:change-track-table-cell office:value-type="float" office:value="0"/>
          </table:previous>
        </table:cell-content-change>
        <table:cell-content-change table:id="ct213">
          <table:cell-address table:column="2" table:row="77" table:table="2"/>
          <office:change-info>
            <dc:creator> </dc:creator>
            <dc:date>2011-12-02T19:29:00</dc:date>
          </office:change-info>
          <table:previous table:id="ct204">
            <table:change-track-table-cell office:value-type="float" office:value="679"/>
          </table:previous>
        </table:cell-content-change>
        <table:cell-content-change table:id="ct214">
          <table:cell-address table:column="4" table:row="133" table:table="2"/>
          <office:change-info>
            <dc:creator> </dc:creator>
            <dc:date>2011-12-11T14:05:00</dc:date>
          </office:change-info>
          <table:previous>
            <table:change-track-table-cell office:value-type="float" office:value="0"/>
          </table:previous>
        </table:cell-content-change>
        <table:cell-content-change table:id="ct215">
          <table:cell-address table:column="4" table:row="133" table:table="2"/>
          <office:change-info>
            <dc:creator> </dc:creator>
            <dc:date>2011-12-11T14:05:00</dc:date>
          </office:change-info>
          <table:previous table:id="ct214">
            <table:change-track-table-cell office:value-type="float" office:value="5"/>
          </table:previous>
        </table:cell-content-change>
        <table:cell-content-change table:id="ct216">
          <table:cell-address table:column="5" table:row="133" table:table="2"/>
          <office:change-info>
            <dc:creator> </dc:creator>
            <dc:date>2011-12-11T14:36:00</dc:date>
          </office:change-info>
          <table:previous>
            <table:change-track-table-cell table:cell-address="'Category Rating and Metrics'.F134" table:formula="of:=[.D134]*[.E134]" office:value-type="float" office:value="1.05"/>
          </table:previous>
        </table:cell-content-change>
        <table:cell-content-change table:id="ct217">
          <table:cell-address table:column="5" table:row="133" table:table="2"/>
          <office:change-info>
            <dc:creator> </dc:creator>
            <dc:date>2011-12-11T15:03:00</dc:date>
          </office:change-info>
          <table:previous table:id="ct216">
            <table:change-track-table-cell office:value-type="float" office:value="1"/>
          </table:previous>
        </table:cell-content-change>
        <table:cell-content-change table:id="ct218">
          <table:cell-address table:column="4" table:row="146" table:table="2"/>
          <office:change-info>
            <dc:creator> </dc:creator>
            <dc:date>2011-12-11T15:07:00</dc:date>
          </office:change-info>
          <table:previous>
            <table:change-track-table-cell office:value-type="float" office:value="0"/>
          </table:previous>
        </table:cell-content-change>
        <table:cell-content-change table:id="ct219">
          <table:cell-address table:column="4" table:row="159" table:table="2"/>
          <office:change-info>
            <dc:creator> </dc:creator>
            <dc:date>2011-12-11T15:08:00</dc:date>
          </office:change-info>
          <table:previous table:id="ct71">
            <table:change-track-table-cell office:value-type="float" office:value="1"/>
          </table:previous>
        </table:cell-content-change>
        <table:cell-content-change table:id="ct220">
          <table:cell-address table:column="5" table:row="133" table:table="2"/>
          <office:change-info>
            <dc:creator> </dc:creator>
            <dc:date>2011-12-11T15:10:00</dc:date>
          </office:change-info>
          <table:previous table:id="ct217">
            <table:change-track-table-cell office:value-type="float" office:value="3"/>
          </table:previous>
        </table:cell-content-change>
        <table:cell-content-change table:id="ct221">
          <table:cell-address table:column="4" table:row="133" table:table="2"/>
          <office:change-info>
            <dc:creator> </dc:creator>
            <dc:date>2011-12-11T15:10:00</dc:date>
          </office:change-info>
          <table:previous table:id="ct215">
            <table:change-track-table-cell office:value-type="float" office:value="0"/>
          </table:previous>
        </table:cell-content-change>
        <table:cell-content-change table:id="ct222">
          <table:cell-address table:column="4" table:row="276" table:table="2"/>
          <office:change-info>
            <dc:creator> </dc:creator>
            <dc:date>2011-12-11T15:21:00</dc:date>
          </office:change-info>
          <table:previous>
            <table:change-track-table-cell office:value-type="float" office:value="0"/>
          </table:previous>
        </table:cell-content-change>
        <table:cell-content-change table:id="ct223">
          <table:cell-address table:column="4" table:row="276" table:table="2"/>
          <office:change-info>
            <dc:creator> </dc:creator>
            <dc:date>2011-12-11T15:38:00</dc:date>
          </office:change-info>
          <table:previous table:id="ct222">
            <table:change-track-table-cell office:value-type="float" office:value="4"/>
          </table:previous>
        </table:cell-content-change>
        <table:cell-content-change table:id="ct224">
          <table:cell-address table:column="4" table:row="289" table:table="2"/>
          <office:change-info>
            <dc:creator> </dc:creator>
            <dc:date>2011-12-11T15:40:00</dc:date>
          </office:change-info>
          <table:previous table:id="ct139">
            <table:change-track-table-cell office:value-type="float" office:value="0"/>
          </table:previous>
        </table:cell-content-change>
        <table:cell-content-change table:id="ct225">
          <table:cell-address table:column="4" table:row="439" table:table="2"/>
          <office:change-info>
            <dc:creator> </dc:creator>
            <dc:date>2011-12-11T15:51:00</dc:date>
          </office:change-info>
          <table:previous>
            <table:change-track-table-cell office:value-type="float" office:value="0"/>
          </table:previous>
        </table:cell-content-change>
        <table:cell-content-change table:id="ct226">
          <table:cell-address table:column="4" table:row="451" table:table="2"/>
          <office:change-info>
            <dc:creator> </dc:creator>
            <dc:date>2011-12-11T17:37:00</dc:date>
          </office:change-info>
          <table:previous>
            <table:change-track-table-cell office:value-type="float" office:value="0"/>
          </table:previous>
        </table:cell-content-change>
        <table:cell-content-change table:id="ct227">
          <table:cell-address table:column="1" table:row="27" table:table="3"/>
          <office:change-info>
            <dc:creator>eparrillae </dc:creator>
            <dc:date>2011-12-13T16:23:00</dc:date>
          </office:change-info>
          <table:previous>
            <table:change-track-table-cell office:value-type="string">
              <text:p>Functionality group</text:p>
            </table:change-track-table-cell>
          </table:previous>
        </table:cell-content-change>
        <table:cell-content-change table:id="ct228">
          <table:cell-address table:column="1" table:row="32" table:table="3"/>
          <office:change-info>
            <dc:creator>eparrillae </dc:creator>
            <dc:date>2011-12-13T16:23:00</dc:date>
          </office:change-info>
          <table:previous>
            <table:change-track-table-cell office:value-type="string">
              <text:p>Functionality group</text:p>
            </table:change-track-table-cell>
          </table:previous>
        </table:cell-content-change>
        <table:cell-content-change table:id="ct229">
          <table:cell-address table:column="1" table:row="44" table:table="3"/>
          <office:change-info>
            <dc:creator>eparrillae </dc:creator>
            <dc:date>2011-12-13T16:23:00</dc:date>
          </office:change-info>
          <table:previous>
            <table:change-track-table-cell office:value-type="string">
              <text:p>Functionality group</text:p>
            </table:change-track-table-cell>
          </table:previous>
        </table:cell-content-change>
        <table:cell-content-change table:id="ct230">
          <table:cell-address table:column="1" table:row="49" table:table="3"/>
          <office:change-info>
            <dc:creator>eparrillae </dc:creator>
            <dc:date>2011-12-13T16:23:00</dc:date>
          </office:change-info>
          <table:previous>
            <table:change-track-table-cell office:value-type="string">
              <text:p>Functionality group</text:p>
            </table:change-track-table-cell>
          </table:previous>
        </table:cell-content-change>
        <table:cell-content-change table:id="ct231">
          <table:cell-address table:column="1" table:row="28" table:table="3"/>
          <office:change-info>
            <dc:creator>eparrillae </dc:creator>
            <dc:date>2011-12-13T16:25:00</dc:date>
          </office:change-info>
          <table:previous>
            <table:change-track-table-cell office:value-type="string">
              <text:p>Feature item</text:p>
            </table:change-track-table-cell>
          </table:previous>
        </table:cell-content-change>
        <table:cell-content-change table:id="ct232">
          <table:cell-address table:column="1" table:row="29" table:table="3"/>
          <office:change-info>
            <dc:creator>eparrillae </dc:creator>
            <dc:date>2011-12-13T16:25:00</dc:date>
          </office:change-info>
          <table:previous>
            <table:change-track-table-cell office:value-type="string">
              <text:p>Feature item</text:p>
            </table:change-track-table-cell>
          </table:previous>
        </table:cell-content-change>
        <table:cell-content-change table:id="ct233">
          <table:cell-address table:column="1" table:row="31" table:table="3"/>
          <office:change-info>
            <dc:creator>eparrillae </dc:creator>
            <dc:date>2011-12-13T16:25:00</dc:date>
          </office:change-info>
          <table:previous>
            <table:change-track-table-cell office:value-type="string">
              <text:p>Feature item</text:p>
            </table:change-track-table-cell>
          </table:previous>
        </table:cell-content-change>
        <table:cell-content-change table:id="ct234">
          <table:cell-address table:column="1" table:row="33" table:table="3"/>
          <office:change-info>
            <dc:creator>eparrillae </dc:creator>
            <dc:date>2011-12-13T16:26:00</dc:date>
          </office:change-info>
          <table:previous>
            <table:change-track-table-cell office:value-type="string">
              <text:p>Feature item</text:p>
            </table:change-track-table-cell>
          </table:previous>
        </table:cell-content-change>
        <table:cell-content-change table:id="ct235">
          <table:cell-address table:column="1" table:row="31" table:table="3"/>
          <office:change-info>
            <dc:creator>eparrillae </dc:creator>
            <dc:date>2011-12-13T16:26:00</dc:date>
          </office:change-info>
          <table:previous table:id="ct233">
            <table:change-track-table-cell office:value-type="string">
              <text:p>Multiplatform support</text:p>
            </table:change-track-table-cell>
          </table:previous>
        </table:cell-content-change>
        <table:cell-content-change table:id="ct236">
          <table:cell-address table:column="1" table:row="34" table:table="3"/>
          <office:change-info>
            <dc:creator>eparrillae </dc:creator>
            <dc:date>2011-12-13T16:27:00</dc:date>
          </office:change-info>
          <table:previous>
            <table:change-track-table-cell office:value-type="string">
              <text:p>Feature item</text:p>
            </table:change-track-table-cell>
          </table:previous>
        </table:cell-content-change>
        <table:cell-content-change table:id="ct237">
          <table:cell-address table:column="1" table:row="35" table:table="3"/>
          <office:change-info>
            <dc:creator>eparrillae </dc:creator>
            <dc:date>2011-12-13T16:27:00</dc:date>
          </office:change-info>
          <table:previous>
            <table:change-track-table-cell office:value-type="string">
              <text:p>Feature item</text:p>
            </table:change-track-table-cell>
          </table:previous>
        </table:cell-content-change>
        <table:cell-content-change table:id="ct238">
          <table:cell-address table:column="1" table:row="36" table:table="3"/>
          <office:change-info>
            <dc:creator>eparrillae </dc:creator>
            <dc:date>2011-12-13T16:27:00</dc:date>
          </office:change-info>
          <table:previous>
            <table:change-track-table-cell office:value-type="string">
              <text:p>Feature item</text:p>
            </table:change-track-table-cell>
          </table:previous>
        </table:cell-content-change>
        <table:cell-content-change table:id="ct239">
          <table:cell-address table:column="1" table:row="43" table:table="3"/>
          <office:change-info>
            <dc:creator>eparrillae </dc:creator>
            <dc:date>2011-12-13T16:28:00</dc:date>
          </office:change-info>
          <table:previous>
            <table:change-track-table-cell office:value-type="string">
              <text:p>Feature item</text:p>
            </table:change-track-table-cell>
          </table:previous>
        </table:cell-content-change>
        <table:cell-content-change table:id="ct240">
          <table:cell-address table:column="1" table:row="51" table:table="3"/>
          <office:change-info>
            <dc:creator>eparrillae </dc:creator>
            <dc:date>2011-12-13T16:28:00</dc:date>
          </office:change-info>
          <table:previous>
            <table:change-track-table-cell office:value-type="string">
              <text:p>Feature item</text:p>
            </table:change-track-table-cell>
          </table:previous>
        </table:cell-content-change>
        <table:cell-content-change table:id="ct241">
          <table:cell-address table:column="1" table:row="45" table:table="3"/>
          <office:change-info>
            <dc:creator>eparrillae </dc:creator>
            <dc:date>2011-12-13T16:29:00</dc:date>
          </office:change-info>
          <table:previous>
            <table:change-track-table-cell office:value-type="string">
              <text:p>Feature item</text:p>
            </table:change-track-table-cell>
          </table:previous>
        </table:cell-content-change>
        <table:cell-content-change table:id="ct242">
          <table:cell-address table:column="1" table:row="48" table:table="3"/>
          <office:change-info>
            <dc:creator>eparrillae </dc:creator>
            <dc:date>2011-12-13T16:29:00</dc:date>
          </office:change-info>
          <table:previous>
            <table:change-track-table-cell office:value-type="string">
              <text:p>Feature item</text:p>
            </table:change-track-table-cell>
          </table:previous>
        </table:cell-content-change>
        <table:cell-content-change table:id="ct243">
          <table:cell-address table:column="1" table:row="43" table:table="3"/>
          <office:change-info>
            <dc:creator>eparrillae </dc:creator>
            <dc:date>2011-12-13T16:29:00</dc:date>
          </office:change-info>
          <table:previous table:id="ct239">
            <table:change-track-table-cell office:value-type="string">
              <text:p>Distributed</text:p>
            </table:change-track-table-cell>
          </table:previous>
        </table:cell-content-change>
        <table:insertion table:id="ct244" table:type="row" table:position="37" table:table="3">
          <office:change-info>
            <dc:creator>eparrillae </dc:creator>
            <dc:date>2011-12-13T16:30:00</dc:date>
          </office:change-info>
          <table:dependencies>
            <table:dependence table:id="ct247"/>
            <table:dependence table:id="ct246"/>
            <table:dependence table:id="ct245"/>
          </table:dependencies>
        </table:insertion>
        <table:cell-content-change table:id="ct245">
          <table:cell-address table:column="1" table:row="37" table:table="3"/>
          <office:change-info>
            <dc:creator>eparrillae </dc:creator>
            <dc:date>2011-12-13T16:30:00</dc:date>
          </office:change-info>
          <table:previous>
            <table:change-track-table-cell/>
          </table:previous>
        </table:cell-content-change>
        <table:cell-content-change table:id="ct246">
          <table:cell-address table:column="2" table:row="37" table:table="3"/>
          <office:change-info>
            <dc:creator>eparrillae </dc:creator>
            <dc:date>2011-12-13T16:30:00</dc:date>
          </office:change-info>
          <table:previous>
            <table:change-track-table-cell/>
          </table:previous>
        </table:cell-content-change>
        <table:cell-content-change table:id="ct247">
          <table:cell-address table:column="3" table:row="37" table:table="3"/>
          <office:change-info>
            <dc:creator>eparrillae </dc:creator>
            <dc:date>2011-12-13T16:30:00</dc:date>
          </office:change-info>
          <table:previous>
            <table:change-track-table-cell/>
          </table:previous>
        </table:cell-content-change>
        <table:insertion table:id="ct248" table:type="row" table:position="39" table:table="3">
          <office:change-info>
            <dc:creator>eparrillae </dc:creator>
            <dc:date>2011-12-13T16:30:00</dc:date>
          </office:change-info>
          <table:dependencies>
            <table:dependence table:id="ct311"/>
            <table:dependence table:id="ct310"/>
            <table:dependence table:id="ct274"/>
            <table:dependence table:id="ct273"/>
          </table:dependencies>
        </table:insertion>
        <table:insertion table:id="ct249" table:type="row" table:position="38" table:table="3">
          <office:change-info>
            <dc:creator>eparrillae </dc:creator>
            <dc:date>2011-12-13T16:30:00</dc:date>
          </office:change-info>
          <table:dependencies>
            <table:dependence table:id="ct309"/>
            <table:dependence table:id="ct308"/>
            <table:dependence table:id="ct251"/>
            <table:dependence table:id="ct250"/>
          </table:dependencies>
        </table:insertion>
        <table:cell-content-change table:id="ct250">
          <table:cell-address table:column="1" table:row="38" table:table="3"/>
          <office:change-info>
            <dc:creator>eparrillae </dc:creator>
            <dc:date>2011-12-13T16:30:00</dc:date>
          </office:change-info>
          <table:previous>
            <table:change-track-table-cell/>
          </table:previous>
        </table:cell-content-change>
        <table:cell-content-change table:id="ct251">
          <table:cell-address table:column="1" table:row="38" table:table="3"/>
          <office:change-info>
            <dc:creator>eparrillae </dc:creator>
            <dc:date>2011-12-13T16:30:00</dc:date>
          </office:change-info>
          <table:previous table:id="ct250">
            <table:change-track-table-cell office:value-type="string">
              <text:p>Supporr for secure access</text:p>
            </table:change-track-table-cell>
          </table:previous>
        </table:cell-content-change>
        <table:cell-content-change table:id="ct252">
          <table:cell-address table:column="1" table:row="33" table:table="3"/>
          <office:change-info>
            <dc:creator>eparrillae </dc:creator>
            <dc:date>2011-12-13T16:31:00</dc:date>
          </office:change-info>
          <table:previous table:id="ct234">
            <table:change-track-table-cell office:value-type="string">
              <text:p>Internationalization support</text:p>
            </table:change-track-table-cell>
          </table:previous>
        </table:cell-content-change>
        <table:insertion table:id="ct253" table:type="row" table:position="30" table:table="3">
          <office:change-info>
            <dc:creator>eparrillae </dc:creator>
            <dc:date>2011-12-13T16:31:00</dc:date>
          </office:change-info>
          <table:dependencies>
            <table:dependence table:id="ct437"/>
            <table:dependence table:id="ct333"/>
            <table:dependence table:id="ct301"/>
            <table:dependence table:id="ct298"/>
            <table:dependence table:id="ct295"/>
            <table:dependence table:id="ct258"/>
            <table:dependence table:id="ct257"/>
            <table:dependence table:id="ct256"/>
            <table:dependence table:id="ct255"/>
            <table:dependence table:id="ct254"/>
          </table:dependencies>
        </table:insertion>
        <table:cell-content-change table:id="ct254">
          <table:cell-address table:column="0" table:row="30" table:table="3"/>
          <office:change-info>
            <dc:creator>eparrillae </dc:creator>
            <dc:date>2011-12-13T16:31:00</dc:date>
          </office:change-info>
          <table:previous>
            <table:change-track-table-cell/>
          </table:previous>
        </table:cell-content-change>
        <table:cell-content-change table:id="ct255">
          <table:cell-address table:column="0" table:row="30" table:table="3"/>
          <office:change-info>
            <dc:creator>eparrillae </dc:creator>
            <dc:date>2011-12-13T16:31:00</dc:date>
          </office:change-info>
          <table:previous table:id="ct254">
            <table:change-track-table-cell office:value-type="string">
              <text:p>Internationalization</text:p>
            </table:change-track-table-cell>
          </table:previous>
        </table:cell-content-change>
        <table:cell-content-change table:id="ct256">
          <table:cell-address table:column="1" table:row="30" table:table="3"/>
          <office:change-info>
            <dc:creator>eparrillae </dc:creator>
            <dc:date>2011-12-13T16:31:00</dc:date>
          </office:change-info>
          <table:previous>
            <table:change-track-table-cell/>
          </table:previous>
        </table:cell-content-change>
        <table:cell-content-change table:id="ct257">
          <table:cell-address table:column="2" table:row="30" table:table="3"/>
          <office:change-info>
            <dc:creator>eparrillae </dc:creator>
            <dc:date>2011-12-13T16:31:00</dc:date>
          </office:change-info>
          <table:previous>
            <table:change-track-table-cell/>
          </table:previous>
        </table:cell-content-change>
        <table:cell-content-change table:id="ct258">
          <table:cell-address table:column="3" table:row="30" table:table="3"/>
          <office:change-info>
            <dc:creator>eparrillae </dc:creator>
            <dc:date>2011-12-13T16:31:00</dc:date>
          </office:change-info>
          <table:previous>
            <table:change-track-table-cell/>
          </table:previous>
        </table:cell-content-change>
        <table:cell-content-change table:id="ct259">
          <table:cell-address table:column="1" table:row="33" table:table="3"/>
          <office:change-info>
            <dc:creator>eparrillae </dc:creator>
            <dc:date>2011-12-13T16:32:00</dc:date>
          </office:change-info>
          <table:previous table:id="ct252">
            <table:change-track-table-cell office:value-type="string">
              <text:p>Internationalization </text:p>
            </table:change-track-table-cell>
          </table:previous>
        </table:cell-content-change>
        <table:cell-content-change table:id="ct260">
          <table:cell-address table:column="1" table:row="33" table:table="3"/>
          <office:change-info>
            <dc:creator>eparrillae </dc:creator>
            <dc:date>2011-12-13T16:32:00</dc:date>
          </office:change-info>
          <table:previous table:id="ct259">
            <table:change-track-table-cell office:value-type="string">
              <text:p>Easy to use</text:p>
            </table:change-track-table-cell>
          </table:previous>
        </table:cell-content-change>
        <table:cell-content-change table:id="ct261">
          <table:cell-address table:column="1" table:row="35" table:table="3"/>
          <office:change-info>
            <dc:creator>eparrillae </dc:creator>
            <dc:date>2011-12-13T16:32:00</dc:date>
          </office:change-info>
          <table:previous table:id="ct237">
            <table:change-track-table-cell office:value-type="string">
              <text:p>Intuitive</text:p>
            </table:change-track-table-cell>
          </table:previous>
        </table:cell-content-change>
        <table:insertion table:id="ct262" table:type="row" table:position="86" table:table="3">
          <office:change-info>
            <dc:creator>eparrillae </dc:creator>
            <dc:date>2011-12-13T16:34:00</dc:date>
          </office:change-info>
        </table:insertion>
        <table:insertion table:id="ct263" table:type="row" table:position="85" table:table="3">
          <office:change-info>
            <dc:creator>eparrillae </dc:creator>
            <dc:date>2011-12-13T16:34:00</dc:date>
          </office:change-info>
        </table:insertion>
        <table:insertion table:id="ct264" table:type="row" table:position="84" table:table="3">
          <office:change-info>
            <dc:creator>eparrillae </dc:creator>
            <dc:date>2011-12-13T16:34:00</dc:date>
          </office:change-info>
        </table:insertion>
        <table:insertion table:id="ct265" table:type="row" table:position="83" table:table="3">
          <office:change-info>
            <dc:creator>eparrillae </dc:creator>
            <dc:date>2011-12-13T16:34:00</dc:date>
          </office:change-info>
        </table:insertion>
        <table:insertion table:id="ct266" table:type="row" table:position="82" table:table="3">
          <office:change-info>
            <dc:creator>eparrillae </dc:creator>
            <dc:date>2011-12-13T16:34:00</dc:date>
          </office:change-info>
        </table:insertion>
        <table:cell-content-change table:id="ct267">
          <table:cell-address table:column="1" table:row="75" table:table="3"/>
          <office:change-info>
            <dc:creator>eparrillae </dc:creator>
            <dc:date>2011-12-13T16:34:00</dc:date>
          </office:change-info>
          <table:previous>
            <table:change-track-table-cell office:value-type="string">
              <text:p>Feature item</text:p>
            </table:change-track-table-cell>
          </table:previous>
        </table:cell-content-change>
        <table:cell-content-change table:id="ct268">
          <table:cell-address table:column="1" table:row="76" table:table="3"/>
          <office:change-info>
            <dc:creator>eparrillae </dc:creator>
            <dc:date>2011-12-13T16:35:00</dc:date>
          </office:change-info>
          <table:previous>
            <table:change-track-table-cell office:value-type="string">
              <text:p>Feature item</text:p>
            </table:change-track-table-cell>
          </table:previous>
        </table:cell-content-change>
        <table:cell-content-change table:id="ct269">
          <table:cell-address table:column="1" table:row="76" table:table="3"/>
          <office:change-info>
            <dc:creator>eparrillae </dc:creator>
            <dc:date>2011-12-13T16:35:00</dc:date>
          </office:change-info>
          <table:previous table:id="ct268">
            <table:change-track-table-cell office:value-type="string">
              <text:p>Distinction between author/commiter</text:p>
            </table:change-track-table-cell>
          </table:previous>
        </table:cell-content-change>
        <table:cell-content-change table:id="ct270">
          <table:cell-address table:column="2" table:row="29" table:table="3"/>
          <office:change-info>
            <dc:creator>eparrillae </dc:creator>
            <dc:date>2011-12-13T16:36:00</dc:date>
          </office:change-info>
          <table:previous>
            <table:change-track-table-cell office:value-type="float" office:value="2"/>
          </table:previous>
        </table:cell-content-change>
        <table:cell-content-change table:id="ct271">
          <table:cell-address table:column="3" table:row="29" table:table="3"/>
          <office:change-info>
            <dc:creator>eparrillae </dc:creator>
            <dc:date>2011-12-13T16:36:00</dc:date>
          </office:change-info>
          <table:previous>
            <table:change-track-table-cell office:value-type="float" office:value="2"/>
          </table:previous>
        </table:cell-content-change>
        <table:cell-content-change table:id="ct272">
          <table:cell-address table:column="1" table:row="77" table:table="3"/>
          <office:change-info>
            <dc:creator>eparrillae </dc:creator>
            <dc:date>2011-12-13T16:37:00</dc:date>
          </office:change-info>
          <table:previous>
            <table:change-track-table-cell office:value-type="string">
              <text:p>Feature item</text:p>
            </table:change-track-table-cell>
          </table:previous>
        </table:cell-content-change>
        <table:cell-content-change table:id="ct273">
          <table:cell-address table:column="1" table:row="39" table:table="3"/>
          <office:change-info>
            <dc:creator>eparrillae </dc:creator>
            <dc:date>2011-12-13T16:38:00</dc:date>
          </office:change-info>
          <table:previous>
            <table:change-track-table-cell/>
          </table:previous>
        </table:cell-content-change>
        <table:cell-content-change table:id="ct274">
          <table:cell-address table:column="1" table:row="39" table:table="3"/>
          <office:change-info>
            <dc:creator>eparrillae </dc:creator>
            <dc:date>2011-12-13T16:38:00</dc:date>
          </office:change-info>
          <table:previous table:id="ct273">
            <table:change-track-table-cell office:value-type="string">
              <text:p>Revision numbers are per-commit, not per-file, </text:p>
            </table:change-track-table-cell>
          </table:previous>
        </table:cell-content-change>
        <table:cell-content-change table:id="ct275">
          <table:cell-address table:column="1" table:row="78" table:table="3"/>
          <office:change-info>
            <dc:creator>eparrillae </dc:creator>
            <dc:date>2011-12-13T16:39:00</dc:date>
          </office:change-info>
          <table:previous>
            <table:change-track-table-cell office:value-type="string">
              <text:p>Feature item</text:p>
            </table:change-track-table-cell>
          </table:previous>
        </table:cell-content-change>
        <table:cell-content-change table:id="ct276">
          <table:cell-address table:column="1" table:row="43" table:table="3"/>
          <office:change-info>
            <dc:creator>eparrillae </dc:creator>
            <dc:date>2011-12-13T16:40:00</dc:date>
          </office:change-info>
          <table:previous table:id="ct243">
            <table:change-track-table-cell office:value-type="string">
              <text:p>Support for remote access</text:p>
            </table:change-track-table-cell>
          </table:previous>
        </table:cell-content-change>
        <table:cell-content-change table:id="ct277">
          <table:cell-address table:column="1" table:row="79" table:table="3"/>
          <office:change-info>
            <dc:creator>eparrillae </dc:creator>
            <dc:date>2011-12-13T16:40:00</dc:date>
          </office:change-info>
          <table:previous>
            <table:change-track-table-cell office:value-type="string">
              <text:p>Feature item</text:p>
            </table:change-track-table-cell>
          </table:previous>
        </table:cell-content-change>
        <table:cell-content-change table:id="ct278">
          <table:cell-address table:column="1" table:row="79" table:table="3"/>
          <office:change-info>
            <dc:creator>eparrillae </dc:creator>
            <dc:date>2011-12-13T16:40:00</dc:date>
          </office:change-info>
          <table:previous table:id="ct277">
            <table:change-track-table-cell office:value-type="string">
              <text:p>Binary files handled efficiently</text:p>
            </table:change-track-table-cell>
          </table:previous>
        </table:cell-content-change>
        <table:cell-content-change table:id="ct279">
          <table:cell-address table:column="1" table:row="77" table:table="3"/>
          <office:change-info>
            <dc:creator>eparrillae </dc:creator>
            <dc:date>2011-12-13T16:40:00</dc:date>
          </office:change-info>
          <table:previous table:id="ct272">
            <table:change-track-table-cell office:value-type="string">
              <text:p>Support for directory versioning</text:p>
            </table:change-track-table-cell>
          </table:previous>
        </table:cell-content-change>
        <table:cell-content-change table:id="ct280">
          <table:cell-address table:column="1" table:row="78" table:table="3"/>
          <office:change-info>
            <dc:creator>eparrillae </dc:creator>
            <dc:date>2011-12-13T16:41:00</dc:date>
          </office:change-info>
          <table:previous table:id="ct275">
            <table:change-track-table-cell office:value-type="string">
              <text:p>Symbolic links versioning</text:p>
            </table:change-track-table-cell>
          </table:previous>
        </table:cell-content-change>
        <table:insertion table:id="ct281" table:type="row" table:position="41" table:table="3">
          <office:change-info>
            <dc:creator>eparrillae </dc:creator>
            <dc:date>2011-12-13T16:41:00</dc:date>
          </office:change-info>
          <table:dependencies>
            <table:dependence table:id="ct313"/>
            <table:dependence table:id="ct312"/>
            <table:dependence table:id="ct289"/>
            <table:dependence table:id="ct286"/>
            <table:dependence table:id="ct285"/>
            <table:dependence table:id="ct284"/>
            <table:dependence table:id="ct283"/>
            <table:dependence table:id="ct282"/>
          </table:dependencies>
        </table:insertion>
        <table:cell-content-change table:id="ct282">
          <table:cell-address table:column="1" table:row="41" table:table="3"/>
          <office:change-info>
            <dc:creator>eparrillae </dc:creator>
            <dc:date>2011-12-13T16:41:00</dc:date>
          </office:change-info>
          <table:previous>
            <table:change-track-table-cell/>
          </table:previous>
        </table:cell-content-change>
        <table:cell-content-change table:id="ct283">
          <table:cell-address table:column="2" table:row="41" table:table="3"/>
          <office:change-info>
            <dc:creator>eparrillae </dc:creator>
            <dc:date>2011-12-13T16:41:00</dc:date>
          </office:change-info>
          <table:previous>
            <table:change-track-table-cell/>
          </table:previous>
        </table:cell-content-change>
        <table:cell-content-change table:id="ct284">
          <table:cell-address table:column="3" table:row="41" table:table="3"/>
          <office:change-info>
            <dc:creator>eparrillae </dc:creator>
            <dc:date>2011-12-13T16:41:00</dc:date>
          </office:change-info>
          <table:previous>
            <table:change-track-table-cell/>
          </table:previous>
        </table:cell-content-change>
        <table:cell-content-change table:id="ct285">
          <table:cell-address table:column="1" table:row="41" table:table="3"/>
          <office:change-info>
            <dc:creator>eparrillae </dc:creator>
            <dc:date>2011-12-13T16:42:00</dc:date>
          </office:change-info>
          <table:previous table:id="ct282">
            <table:change-track-table-cell office:value-type="string">
              <text:p>Interactive (command-line) conflict resolution</text:p>
            </table:change-track-table-cell>
          </table:previous>
        </table:cell-content-change>
        <table:cell-content-change table:id="ct286">
          <table:cell-address table:column="1" table:row="41" table:table="3"/>
          <office:change-info>
            <dc:creator>eparrillae </dc:creator>
            <dc:date>2011-12-13T16:43:00</dc:date>
          </office:change-info>
          <table:previous table:id="ct285">
            <table:change-track-table-cell office:value-type="string">
              <text:p>Language ©</text:p>
            </table:change-track-table-cell>
          </table:previous>
        </table:cell-content-change>
        <table:cell-content-change table:id="ct287">
          <table:cell-address table:column="1" table:row="81" table:table="3"/>
          <office:change-info>
            <dc:creator>eparrillae </dc:creator>
            <dc:date>2011-12-13T16:43:00</dc:date>
          </office:change-info>
          <table:previous>
            <table:change-track-table-cell office:value-type="string">
              <text:p>Feature item</text:p>
            </table:change-track-table-cell>
          </table:previous>
        </table:cell-content-change>
        <table:cell-content-change table:id="ct288">
          <table:cell-address table:column="1" table:row="81" table:table="3"/>
          <office:change-info>
            <dc:creator>eparrillae </dc:creator>
            <dc:date>2011-12-13T16:43:00</dc:date>
          </office:change-info>
          <table:previous table:id="ct287">
            <table:change-track-table-cell office:value-type="string">
              <text:p>Other Programming Language bindings</text:p>
            </table:change-track-table-cell>
          </table:previous>
        </table:cell-content-change>
        <table:cell-content-change table:id="ct289">
          <table:cell-address table:column="1" table:row="41" table:table="3"/>
          <office:change-info>
            <dc:creator>eparrillae </dc:creator>
            <dc:date>2011-12-13T16:44:00</dc:date>
          </office:change-info>
          <table:previous table:id="ct286">
            <table:change-track-table-cell office:value-type="string">
              <text:p>Programming Language </text:p>
            </table:change-track-table-cell>
          </table:previous>
        </table:cell-content-change>
        <table:insertion table:id="ct290" table:type="row" table:position="80" table:table="3">
          <office:change-info>
            <dc:creator>eparrillae </dc:creator>
            <dc:date>2011-12-13T16:46:00</dc:date>
          </office:change-info>
          <table:dependencies>
            <table:dependence table:id="ct292"/>
            <table:dependence table:id="ct291"/>
          </table:dependencies>
        </table:insertion>
        <table:cell-content-change table:id="ct291">
          <table:cell-address table:column="1" table:row="80" table:table="3"/>
          <office:change-info>
            <dc:creator>eparrillae </dc:creator>
            <dc:date>2011-12-13T16:47:00</dc:date>
          </office:change-info>
          <table:previous>
            <table:change-track-table-cell/>
          </table:previous>
        </table:cell-content-change>
        <table:cell-content-change table:id="ct292">
          <table:cell-address table:column="1" table:row="80" table:table="3"/>
          <office:change-info>
            <dc:creator>eparrillae </dc:creator>
            <dc:date>2011-12-13T16:47:00</dc:date>
          </office:change-info>
          <table:previous table:id="ct291">
            <table:change-track-table-cell office:value-type="string">
              <text:p>Partial checkputs</text:p>
            </table:change-track-table-cell>
          </table:previous>
        </table:cell-content-change>
        <table:cell-content-change table:id="ct293">
          <table:cell-address table:column="2" table:row="28" table:table="3"/>
          <office:change-info>
            <dc:creator>eparrillae </dc:creator>
            <dc:date>2011-12-13T16:50:00</dc:date>
          </office:change-info>
          <table:previous>
            <table:change-track-table-cell office:value-type="float" office:value="3"/>
          </table:previous>
        </table:cell-content-change>
        <table:cell-content-change table:id="ct294">
          <table:cell-address table:column="3" table:row="28" table:table="3"/>
          <office:change-info>
            <dc:creator>eparrillae </dc:creator>
            <dc:date>2011-12-13T16:50:00</dc:date>
          </office:change-info>
          <table:previous>
            <table:change-track-table-cell office:value-type="float" office:value="3"/>
          </table:previous>
        </table:cell-content-change>
        <table:cell-content-change table:id="ct295">
          <table:cell-address table:column="2" table:row="30" table:table="3"/>
          <office:change-info>
            <dc:creator>eparrillae </dc:creator>
            <dc:date>2011-12-13T16:51:00</dc:date>
          </office:change-info>
          <table:previous table:id="ct257">
            <table:change-track-table-cell office:value-type="float" office:value="1"/>
          </table:previous>
        </table:cell-content-change>
        <table:cell-content-change table:id="ct296">
          <table:cell-address table:column="2" table:row="29" table:table="3"/>
          <office:change-info>
            <dc:creator>eparrillae </dc:creator>
            <dc:date>2011-12-13T16:51:00</dc:date>
          </office:change-info>
          <table:previous table:id="ct270">
            <table:change-track-table-cell office:value-type="float" office:value="1"/>
          </table:previous>
        </table:cell-content-change>
        <table:cell-content-change table:id="ct297">
          <table:cell-address table:column="3" table:row="29" table:table="3"/>
          <office:change-info>
            <dc:creator>eparrillae </dc:creator>
            <dc:date>2011-12-13T16:51:00</dc:date>
          </office:change-info>
          <table:previous table:id="ct271">
            <table:change-track-table-cell office:value-type="float" office:value="1"/>
          </table:previous>
        </table:cell-content-change>
        <table:cell-content-change table:id="ct298">
          <table:cell-address table:column="3" table:row="30" table:table="3"/>
          <office:change-info>
            <dc:creator>eparrillae </dc:creator>
            <dc:date>2011-12-13T16:52:00</dc:date>
          </office:change-info>
          <table:previous table:id="ct258">
            <table:change-track-table-cell office:value-type="float" office:value="1"/>
          </table:previous>
        </table:cell-content-change>
        <table:cell-content-change table:id="ct299">
          <table:cell-address table:column="2" table:row="31" table:table="3"/>
          <office:change-info>
            <dc:creator>eparrillae </dc:creator>
            <dc:date>2011-12-13T16:53:00</dc:date>
          </office:change-info>
          <table:previous>
            <table:change-track-table-cell office:value-type="float" office:value="1"/>
          </table:previous>
        </table:cell-content-change>
        <table:cell-content-change table:id="ct300">
          <table:cell-address table:column="3" table:row="31" table:table="3"/>
          <office:change-info>
            <dc:creator>eparrillae </dc:creator>
            <dc:date>2011-12-13T16:53:00</dc:date>
          </office:change-info>
          <table:previous>
            <table:change-track-table-cell office:value-type="float" office:value="1"/>
          </table:previous>
        </table:cell-content-change>
        <table:cell-content-change table:id="ct301">
          <table:cell-address table:column="3" table:row="30" table:table="3"/>
          <office:change-info>
            <dc:creator>eparrillae </dc:creator>
            <dc:date>2011-12-13T16:54:00</dc:date>
          </office:change-info>
          <table:previous table:id="ct298">
            <table:change-track-table-cell office:value-type="float" office:value="3"/>
          </table:previous>
        </table:cell-content-change>
        <table:cell-content-change table:id="ct302">
          <table:cell-address table:column="3" table:row="33" table:table="3"/>
          <office:change-info>
            <dc:creator>eparrillae </dc:creator>
            <dc:date>2011-12-13T16:54:00</dc:date>
          </office:change-info>
          <table:previous>
            <table:change-track-table-cell office:value-type="float" office:value="-3"/>
          </table:previous>
        </table:cell-content-change>
        <table:cell-content-change table:id="ct303">
          <table:cell-address table:column="2" table:row="33" table:table="3"/>
          <office:change-info>
            <dc:creator>eparrillae </dc:creator>
            <dc:date>2011-12-13T16:54:00</dc:date>
          </office:change-info>
          <table:previous>
            <table:change-track-table-cell office:value-type="float" office:value="3"/>
          </table:previous>
        </table:cell-content-change>
        <table:cell-content-change table:id="ct304">
          <table:cell-address table:column="3" table:row="33" table:table="3"/>
          <office:change-info>
            <dc:creator>eparrillae </dc:creator>
            <dc:date>2011-12-13T16:54:00</dc:date>
          </office:change-info>
          <table:previous table:id="ct302">
            <table:change-track-table-cell office:value-type="float" office:value="3"/>
          </table:previous>
        </table:cell-content-change>
        <table:cell-content-change table:id="ct305">
          <table:cell-address table:column="2" table:row="34" table:table="3"/>
          <office:change-info>
            <dc:creator>eparrillae </dc:creator>
            <dc:date>2011-12-13T16:54:00</dc:date>
          </office:change-info>
          <table:previous>
            <table:change-track-table-cell office:value-type="float" office:value="2"/>
          </table:previous>
        </table:cell-content-change>
        <table:cell-content-change table:id="ct306">
          <table:cell-address table:column="3" table:row="34" table:table="3"/>
          <office:change-info>
            <dc:creator>eparrillae </dc:creator>
            <dc:date>2011-12-13T16:54:00</dc:date>
          </office:change-info>
          <table:previous>
            <table:change-track-table-cell office:value-type="float" office:value="-2"/>
          </table:previous>
        </table:cell-content-change>
        <table:cell-content-change table:id="ct307">
          <table:cell-address table:column="3" table:row="35" table:table="3"/>
          <office:change-info>
            <dc:creator>eparrillae </dc:creator>
            <dc:date>2011-12-13T16:54:00</dc:date>
          </office:change-info>
          <table:previous>
            <table:change-track-table-cell office:value-type="float" office:value="-1"/>
          </table:previous>
        </table:cell-content-change>
        <table:cell-content-change table:id="ct308">
          <table:cell-address table:column="2" table:row="38" table:table="3"/>
          <office:change-info>
            <dc:creator>eparrillae </dc:creator>
            <dc:date>2011-12-13T16:54:00</dc:date>
          </office:change-info>
          <table:previous>
            <table:change-track-table-cell/>
          </table:previous>
        </table:cell-content-change>
        <table:cell-content-change table:id="ct309">
          <table:cell-address table:column="3" table:row="38" table:table="3"/>
          <office:change-info>
            <dc:creator>eparrillae </dc:creator>
            <dc:date>2011-12-13T16:54:00</dc:date>
          </office:change-info>
          <table:previous>
            <table:change-track-table-cell/>
          </table:previous>
        </table:cell-content-change>
        <table:cell-content-change table:id="ct310">
          <table:cell-address table:column="2" table:row="39" table:table="3"/>
          <office:change-info>
            <dc:creator>eparrillae </dc:creator>
            <dc:date>2011-12-13T16:55:00</dc:date>
          </office:change-info>
          <table:previous>
            <table:change-track-table-cell/>
          </table:previous>
        </table:cell-content-change>
        <table:cell-content-change table:id="ct311">
          <table:cell-address table:column="3" table:row="39" table:table="3"/>
          <office:change-info>
            <dc:creator>eparrillae </dc:creator>
            <dc:date>2011-12-13T16:55:00</dc:date>
          </office:change-info>
          <table:previous>
            <table:change-track-table-cell/>
          </table:previous>
        </table:cell-content-change>
        <table:cell-content-change table:id="ct312">
          <table:cell-address table:column="2" table:row="41" table:table="3"/>
          <office:change-info>
            <dc:creator>eparrillae </dc:creator>
            <dc:date>2011-12-13T16:55:00</dc:date>
          </office:change-info>
          <table:previous table:id="ct283">
            <table:change-track-table-cell office:value-type="float" office:value="2"/>
          </table:previous>
        </table:cell-content-change>
        <table:cell-content-change table:id="ct313">
          <table:cell-address table:column="3" table:row="41" table:table="3"/>
          <office:change-info>
            <dc:creator>eparrillae </dc:creator>
            <dc:date>2011-12-13T16:55:00</dc:date>
          </office:change-info>
          <table:previous table:id="ct284">
            <table:change-track-table-cell office:value-type="float" office:value="2"/>
          </table:previous>
        </table:cell-content-change>
        <table:cell-content-change table:id="ct314">
          <table:cell-address table:column="2" table:row="45" table:table="3"/>
          <office:change-info>
            <dc:creator>eparrillae </dc:creator>
            <dc:date>2011-12-13T16:55:00</dc:date>
          </office:change-info>
          <table:previous>
            <table:change-track-table-cell office:value-type="float" office:value="1"/>
          </table:previous>
        </table:cell-content-change>
        <table:cell-content-change table:id="ct315">
          <table:cell-address table:column="3" table:row="45" table:table="3"/>
          <office:change-info>
            <dc:creator>eparrillae </dc:creator>
            <dc:date>2011-12-13T16:55:00</dc:date>
          </office:change-info>
          <table:previous>
            <table:change-track-table-cell office:value-type="float" office:value="1"/>
          </table:previous>
        </table:cell-content-change>
        <table:cell-content-change table:id="ct316">
          <table:cell-address table:column="2" table:row="48" table:table="3"/>
          <office:change-info>
            <dc:creator>eparrillae </dc:creator>
            <dc:date>2011-12-13T16:55:00</dc:date>
          </office:change-info>
          <table:previous>
            <table:change-track-table-cell office:value-type="float" office:value="3"/>
          </table:previous>
        </table:cell-content-change>
        <table:cell-content-change table:id="ct317">
          <table:cell-address table:column="3" table:row="48" table:table="3"/>
          <office:change-info>
            <dc:creator>eparrillae </dc:creator>
            <dc:date>2011-12-13T16:55:00</dc:date>
          </office:change-info>
          <table:previous>
            <table:change-track-table-cell office:value-type="float" office:value="3"/>
          </table:previous>
        </table:cell-content-change>
        <table:cell-content-change table:id="ct318">
          <table:cell-address table:column="2" table:row="51" table:table="3"/>
          <office:change-info>
            <dc:creator>eparrillae </dc:creator>
            <dc:date>2011-12-13T16:55:00</dc:date>
          </office:change-info>
          <table:previous>
            <table:change-track-table-cell office:value-type="float" office:value="2"/>
          </table:previous>
        </table:cell-content-change>
        <table:cell-content-change table:id="ct319">
          <table:cell-address table:column="3" table:row="51" table:table="3"/>
          <office:change-info>
            <dc:creator>eparrillae </dc:creator>
            <dc:date>2011-12-13T16:55:00</dc:date>
          </office:change-info>
          <table:previous>
            <table:change-track-table-cell office:value-type="float" office:value="2"/>
          </table:previous>
        </table:cell-content-change>
        <table:insertion table:id="ct320" table:type="row" table:position="55" table:table="3">
          <office:change-info>
            <dc:creator>eparrillae </dc:creator>
            <dc:date>2011-12-13T16:55:00</dc:date>
          </office:change-info>
        </table:insertion>
        <table:insertion table:id="ct321" table:type="row" table:position="54" table:table="3">
          <office:change-info>
            <dc:creator>eparrillae </dc:creator>
            <dc:date>2011-12-13T16:55:00</dc:date>
          </office:change-info>
        </table:insertion>
        <table:insertion table:id="ct322" table:type="row" table:position="53" table:table="3">
          <office:change-info>
            <dc:creator>eparrillae </dc:creator>
            <dc:date>2011-12-13T16:55:00</dc:date>
          </office:change-info>
        </table:insertion>
        <table:insertion table:id="ct323" table:type="row" table:position="52" table:table="3">
          <office:change-info>
            <dc:creator>eparrillae </dc:creator>
            <dc:date>2011-12-13T16:55:00</dc:date>
          </office:change-info>
        </table:insertion>
        <table:cell-content-change table:id="ct324">
          <table:cell-address table:column="3" table:row="43" table:table="3"/>
          <office:change-info>
            <dc:creator>eparrillae </dc:creator>
            <dc:date>2011-12-13T16:56:00</dc:date>
          </office:change-info>
          <table:previous>
            <table:change-track-table-cell office:value-type="float" office:value="2"/>
          </table:previous>
        </table:cell-content-change>
        <table:cell-content-change table:id="ct325">
          <table:cell-address table:column="3" table:row="43" table:table="3"/>
          <office:change-info>
            <dc:creator>eparrillae </dc:creator>
            <dc:date>2011-12-13T16:56:00</dc:date>
          </office:change-info>
          <table:previous table:id="ct324">
            <table:change-track-table-cell office:value-type="float" office:value="-2"/>
          </table:previous>
        </table:cell-content-change>
        <table:cell-content-change table:id="ct326">
          <table:cell-address table:column="3" table:row="73" table:table="3"/>
          <office:change-info>
            <dc:creator>eparrillae </dc:creator>
            <dc:date>2011-12-13T16:57:00</dc:date>
          </office:change-info>
          <table:previous>
            <table:change-track-table-cell office:value-type="float" office:value="0"/>
          </table:previous>
        </table:cell-content-change>
        <table:cell-content-change table:id="ct327">
          <table:cell-address table:column="2" table:row="68" table:table="3"/>
          <office:change-info>
            <dc:creator>eparrillae </dc:creator>
            <dc:date>2011-12-13T16:57:00</dc:date>
          </office:change-info>
          <table:previous>
            <table:change-track-table-cell/>
          </table:previous>
        </table:cell-content-change>
        <table:cell-content-change table:id="ct328">
          <table:cell-address table:column="3" table:row="68" table:table="3"/>
          <office:change-info>
            <dc:creator>eparrillae </dc:creator>
            <dc:date>2011-12-13T16:57:00</dc:date>
          </office:change-info>
          <table:previous>
            <table:change-track-table-cell/>
          </table:previous>
        </table:cell-content-change>
        <table:cell-content-change table:id="ct329">
          <table:cell-address table:column="2" table:row="65" table:table="3"/>
          <office:change-info>
            <dc:creator>eparrillae </dc:creator>
            <dc:date>2011-12-13T16:57:00</dc:date>
          </office:change-info>
          <table:previous>
            <table:change-track-table-cell office:value-type="float" office:value="1"/>
          </table:previous>
        </table:cell-content-change>
        <table:cell-content-change table:id="ct330">
          <table:cell-address table:column="3" table:row="65" table:table="3"/>
          <office:change-info>
            <dc:creator>eparrillae </dc:creator>
            <dc:date>2011-12-13T16:57:00</dc:date>
          </office:change-info>
          <table:previous>
            <table:change-track-table-cell office:value-type="float" office:value="1"/>
          </table:previous>
        </table:cell-content-change>
        <table:cell-content-change table:id="ct331">
          <table:cell-address table:column="2" table:row="64" table:table="3"/>
          <office:change-info>
            <dc:creator>eparrillae </dc:creator>
            <dc:date>2011-12-13T16:57:00</dc:date>
          </office:change-info>
          <table:previous>
            <table:change-track-table-cell office:value-type="float" office:value="1"/>
          </table:previous>
        </table:cell-content-change>
        <table:cell-content-change table:id="ct332">
          <table:cell-address table:column="3" table:row="64" table:table="3"/>
          <office:change-info>
            <dc:creator>eparrillae </dc:creator>
            <dc:date>2011-12-13T16:57:00</dc:date>
          </office:change-info>
          <table:previous>
            <table:change-track-table-cell office:value-type="float" office:value="1"/>
          </table:previous>
        </table:cell-content-change>
        <table:cell-content-change table:id="ct333">
          <table:cell-address table:column="3" table:row="30" table:table="3"/>
          <office:change-info>
            <dc:creator>eparrillae </dc:creator>
            <dc:date>2011-12-13T16:58:00</dc:date>
          </office:change-info>
          <table:previous table:id="ct301">
            <table:change-track-table-cell office:value-type="float" office:value="1"/>
          </table:previous>
        </table:cell-content-change>
        <table:cell-content-change table:id="ct334">
          <table:cell-address table:column="3" table:row="34" table:table="3"/>
          <office:change-info>
            <dc:creator>eparrillae </dc:creator>
            <dc:date>2011-12-13T16:58:00</dc:date>
          </office:change-info>
          <table:previous table:id="ct306">
            <table:change-track-table-cell office:value-type="float" office:value="3"/>
          </table:previous>
        </table:cell-content-change>
        <table:cell-content-change table:id="ct335">
          <table:cell-address table:column="4" table:row="371" table:table="2"/>
          <office:change-info>
            <dc:creator> </dc:creator>
            <dc:date>2011-12-13T17:27:00</dc:date>
          </office:change-info>
          <table:previous>
            <table:change-track-table-cell office:value-type="float" office:value="0"/>
          </table:previous>
        </table:cell-content-change>
        <table:cell-content-change table:id="ct336">
          <table:cell-address table:column="2" table:row="371" table:table="2"/>
          <office:change-info>
            <dc:creator> </dc:creator>
            <dc:date>2011-12-13T17:28:00</dc:date>
          </office:change-info>
          <table:previous>
            <table:change-track-table-cell/>
          </table:previous>
        </table:cell-content-change>
        <table:cell-content-change table:id="ct337">
          <table:cell-address table:column="2" table:row="55" table:table="2"/>
          <office:change-info>
            <dc:creator> </dc:creator>
            <dc:date>2011-12-13T18:49:00</dc:date>
          </office:change-info>
          <table:previous table:id="ct212">
            <table:change-track-table-cell office:value-type="float" office:value="2"/>
          </table:previous>
        </table:cell-content-change>
        <table:cell-content-change table:id="ct338">
          <table:cell-address table:column="4" table:row="55" table:table="2"/>
          <office:change-info>
            <dc:creator> </dc:creator>
            <dc:date>2011-12-13T18:49:00</dc:date>
          </office:change-info>
          <table:previous table:id="ct211">
            <table:change-track-table-cell office:value-type="float" office:value="5"/>
          </table:previous>
        </table:cell-content-change>
        <table:cell-content-change table:id="ct339">
          <table:cell-address table:column="4" table:row="66" table:table="2"/>
          <office:change-info>
            <dc:creator> </dc:creator>
            <dc:date>2011-12-13T19:51:00</dc:date>
          </office:change-info>
          <table:previous>
            <table:change-track-table-cell office:value-type="float" office:value="0"/>
          </table:previous>
        </table:cell-content-change>
        <table:cell-content-change table:id="ct340">
          <table:cell-address table:column="2" table:row="66" table:table="2"/>
          <office:change-info>
            <dc:creator> </dc:creator>
            <dc:date>2011-12-13T19:51:00</dc:date>
          </office:change-info>
          <table:previous>
            <table:change-track-table-cell/>
          </table:previous>
        </table:cell-content-change>
        <table:cell-content-change table:id="ct341">
          <table:cell-address table:column="4" table:row="55" table:table="2"/>
          <office:change-info>
            <dc:creator>Diego Pardilla Mata</dc:creator>
            <dc:date>2011-12-13T20:02:00</dc:date>
          </office:change-info>
          <table:previous table:id="ct338">
            <table:change-track-table-cell office:value-type="float" office:value="3"/>
          </table:previous>
        </table:cell-content-change>
        <table:cell-content-change table:id="ct342">
          <table:cell-address table:column="4" table:row="55" table:table="2"/>
          <office:change-info>
            <dc:creator>Diego Pardilla Mata</dc:creator>
            <dc:date>2011-12-13T20:02:00</dc:date>
          </office:change-info>
          <table:previous table:id="ct341">
            <table:change-track-table-cell office:value-type="float" office:value="33"/>
          </table:previous>
        </table:cell-content-change>
        <table:cell-content-change table:id="ct343">
          <table:cell-address table:column="2" table:row="55" table:table="2"/>
          <office:change-info>
            <dc:creator>Diego Pardilla Mata</dc:creator>
            <dc:date>2011-12-13T20:03:00</dc:date>
          </office:change-info>
          <table:previous table:id="ct337">
            <table:change-track-table-cell office:value-type="float" office:value="1"/>
          </table:previous>
        </table:cell-content-change>
        <table:cell-content-change table:id="ct344">
          <table:cell-address table:column="2" table:row="55" table:table="2"/>
          <office:change-info>
            <dc:creator>Diego Pardilla Mata</dc:creator>
            <dc:date>2011-12-13T20:03:00</dc:date>
          </office:change-info>
          <table:previous table:id="ct343">
            <table:change-track-table-cell office:value-type="float" office:value="11"/>
          </table:previous>
        </table:cell-content-change>
        <table:cell-content-change table:id="ct345">
          <table:cell-address table:column="4" table:row="66" table:table="2"/>
          <office:change-info>
            <dc:creator>Diego Pardilla Mata</dc:creator>
            <dc:date>2011-12-13T20:03:00</dc:date>
          </office:change-info>
          <table:previous table:id="ct339">
            <table:change-track-table-cell office:value-type="float" office:value="1"/>
          </table:previous>
        </table:cell-content-change>
        <table:cell-content-change table:id="ct346">
          <table:cell-address table:column="4" table:row="66" table:table="2"/>
          <office:change-info>
            <dc:creator>Diego Pardilla Mata</dc:creator>
            <dc:date>2011-12-13T20:03:00</dc:date>
          </office:change-info>
          <table:previous table:id="ct345">
            <table:change-track-table-cell office:value-type="float" office:value="11"/>
          </table:previous>
        </table:cell-content-change>
        <table:cell-content-change table:id="ct347">
          <table:cell-address table:column="2" table:row="66" table:table="2"/>
          <office:change-info>
            <dc:creator>Diego Pardilla Mata</dc:creator>
            <dc:date>2011-12-13T20:03:00</dc:date>
          </office:change-info>
          <table:previous table:id="ct340">
            <table:change-track-table-cell office:value-type="float" office:value="0"/>
          </table:previous>
        </table:cell-content-change>
        <table:cell-content-change table:id="ct348">
          <table:cell-address table:column="2" table:row="66" table:table="2"/>
          <office:change-info>
            <dc:creator>Diego Pardilla Mata</dc:creator>
            <dc:date>2011-12-13T20:03:00</dc:date>
          </office:change-info>
          <table:previous table:id="ct347">
            <table:change-track-table-cell office:value-type="float" office:value="1"/>
          </table:previous>
        </table:cell-content-change>
        <table:cell-content-change table:id="ct349">
          <table:cell-address table:column="4" table:row="371" table:table="2"/>
          <office:change-info>
            <dc:creator>Diego Pardilla Mata</dc:creator>
            <dc:date>2011-12-13T20:04:00</dc:date>
          </office:change-info>
          <table:previous table:id="ct335">
            <table:change-track-table-cell office:value-type="float" office:value="3"/>
          </table:previous>
        </table:cell-content-change>
        <table:cell-content-change table:id="ct350">
          <table:cell-address table:column="2" table:row="371" table:table="2"/>
          <office:change-info>
            <dc:creator>Diego Pardilla Mata</dc:creator>
            <dc:date>2011-12-13T20:04:00</dc:date>
          </office:change-info>
          <table:previous table:id="ct336">
            <table:change-track-table-cell office:value-type="float" office:value="10839"/>
          </table:previous>
        </table:cell-content-change>
        <table:cell-content-change table:id="ct351">
          <table:cell-address table:column="2" table:row="371" table:table="2"/>
          <office:change-info>
            <dc:creator>Diego Pardilla Mata</dc:creator>
            <dc:date>2011-12-13T20:05:00</dc:date>
          </office:change-info>
          <table:previous table:id="ct350">
            <table:change-track-table-cell office:value-type="float" office:value="108393"/>
          </table:previous>
        </table:cell-content-change>
        <table:cell-content-change table:id="ct352">
          <table:cell-address table:column="4" table:row="371" table:table="2"/>
          <office:change-info>
            <dc:creator>Diego Pardilla Mata</dc:creator>
            <dc:date>2011-12-13T20:05:00</dc:date>
          </office:change-info>
          <table:previous table:id="ct349">
            <table:change-track-table-cell office:value-type="float" office:value="33"/>
          </table:previous>
        </table:cell-content-change>
        <table:cell-content-change table:id="ct353">
          <table:cell-address table:column="2" table:row="77" table:table="2"/>
          <office:change-info>
            <dc:creator>Diego Pardilla Mata</dc:creator>
            <dc:date>2011-12-13T20:15:00</dc:date>
          </office:change-info>
          <table:previous table:id="ct213">
            <table:change-track-table-cell/>
          </table:previous>
        </table:cell-content-change>
        <table:cell-content-change table:id="ct354">
          <table:cell-address table:column="4" table:row="77" table:table="2"/>
          <office:change-info>
            <dc:creator>Diego Pardilla Mata</dc:creator>
            <dc:date>2011-12-13T20:15:00</dc:date>
          </office:change-info>
          <table:previous>
            <table:change-track-table-cell office:value-type="float" office:value="0"/>
          </table:previous>
        </table:cell-content-change>
        <table:cell-content-change table:id="ct355">
          <table:cell-address table:column="4" table:row="66" table:table="2"/>
          <office:change-info>
            <dc:creator>Diego Pardilla Mata</dc:creator>
            <dc:date>2011-12-13T20:54:00</dc:date>
          </office:change-info>
          <table:previous table:id="ct346">
            <table:change-track-table-cell office:value-type="float" office:value="1"/>
          </table:previous>
        </table:cell-content-change>
        <table:cell-content-change table:id="ct356">
          <table:cell-address table:column="2" table:row="66" table:table="2"/>
          <office:change-info>
            <dc:creator>Diego Pardilla Mata</dc:creator>
            <dc:date>2011-12-13T20:54:00</dc:date>
          </office:change-info>
          <table:previous table:id="ct348">
            <table:change-track-table-cell office:value-type="float" office:value="0"/>
          </table:previous>
        </table:cell-content-change>
        <table:cell-content-change table:id="ct357">
          <table:cell-address table:column="4" table:row="77" table:table="2"/>
          <office:change-info>
            <dc:creator>Diego Pardilla Mata</dc:creator>
            <dc:date>2011-12-13T20:58:00</dc:date>
          </office:change-info>
          <table:previous table:id="ct354">
            <table:change-track-table-cell office:value-type="float" office:value="5"/>
          </table:previous>
        </table:cell-content-change>
        <table:cell-content-change table:id="ct358">
          <table:cell-address table:column="2" table:row="90" table:table="2"/>
          <office:change-info>
            <dc:creator>Diego Pardilla Mata</dc:creator>
            <dc:date>2011-12-13T21:48:00</dc:date>
          </office:change-info>
          <table:previous>
            <table:change-track-table-cell/>
          </table:previous>
        </table:cell-content-change>
        <table:cell-content-change table:id="ct359">
          <table:cell-address table:column="4" table:row="90" table:table="2"/>
          <office:change-info>
            <dc:creator>Diego Pardilla Mata</dc:creator>
            <dc:date>2011-12-13T21:48:00</dc:date>
          </office:change-info>
          <table:previous>
            <table:change-track-table-cell office:value-type="float" office:value="0"/>
          </table:previous>
        </table:cell-content-change>
        <table:cell-content-change table:id="ct360">
          <table:cell-address table:column="2" table:row="103" table:table="2"/>
          <office:change-info>
            <dc:creator>Diego Pardilla Mata</dc:creator>
            <dc:date>2011-12-13T22:15:00</dc:date>
          </office:change-info>
          <table:previous>
            <table:change-track-table-cell/>
          </table:previous>
        </table:cell-content-change>
        <table:cell-content-change table:id="ct361">
          <table:cell-address table:column="4" table:row="103" table:table="2"/>
          <office:change-info>
            <dc:creator>Diego Pardilla Mata</dc:creator>
            <dc:date>2011-12-13T22:15:00</dc:date>
          </office:change-info>
          <table:previous>
            <table:change-track-table-cell office:value-type="float" office:value="0"/>
          </table:previous>
        </table:cell-content-change>
        <table:cell-content-change table:id="ct362">
          <table:cell-address table:column="2" table:row="116" table:table="2"/>
          <office:change-info>
            <dc:creator>Diego Pardilla Mata</dc:creator>
            <dc:date>2011-12-13T22:33:00</dc:date>
          </office:change-info>
          <table:previous>
            <table:change-track-table-cell/>
          </table:previous>
        </table:cell-content-change>
        <table:cell-content-change table:id="ct363">
          <table:cell-address table:column="2" table:row="90" table:table="2"/>
          <office:change-info>
            <dc:creator>Diego Pardilla Mata</dc:creator>
            <dc:date>2011-12-13T22:33:00</dc:date>
          </office:change-info>
          <table:previous table:id="ct358">
            <table:change-track-table-cell office:value-type="float" office:value="86"/>
          </table:previous>
        </table:cell-content-change>
        <table:cell-content-change table:id="ct364">
          <table:cell-address table:column="4" table:row="116" table:table="2"/>
          <office:change-info>
            <dc:creator>Diego Pardilla Mata</dc:creator>
            <dc:date>2011-12-13T22:33:00</dc:date>
          </office:change-info>
          <table:previous>
            <table:change-track-table-cell office:value-type="float" office:value="0"/>
          </table:previous>
        </table:cell-content-change>
        <table:cell-content-change table:id="ct365">
          <table:cell-address table:column="2" table:row="226" table:table="2"/>
          <office:change-info>
            <dc:creator>Diego Pardilla Mata</dc:creator>
            <dc:date>2011-12-13T22:48:00</dc:date>
          </office:change-info>
          <table:previous table:id="ct209">
            <table:change-track-table-cell office:value-type="float" office:value="30"/>
          </table:previous>
        </table:cell-content-change>
        <table:cell-content-change table:id="ct366">
          <table:cell-address table:column="4" table:row="226" table:table="2"/>
          <office:change-info>
            <dc:creator>Diego Pardilla Mata</dc:creator>
            <dc:date>2011-12-13T22:48:00</dc:date>
          </office:change-info>
          <table:previous table:id="ct208">
            <table:change-track-table-cell office:value-type="float" office:value="5"/>
          </table:previous>
        </table:cell-content-change>
        <table:cell-content-change table:id="ct367">
          <table:cell-address table:column="2" table:row="239" table:table="2"/>
          <office:change-info>
            <dc:creator>Diego Pardilla Mata</dc:creator>
            <dc:date>2011-12-13T23:03:00</dc:date>
          </office:change-info>
          <table:previous>
            <table:change-track-table-cell/>
          </table:previous>
        </table:cell-content-change>
        <table:cell-content-change table:id="ct368">
          <table:cell-address table:column="4" table:row="239" table:table="2"/>
          <office:change-info>
            <dc:creator>Diego Pardilla Mata</dc:creator>
            <dc:date>2011-12-13T23:03:00</dc:date>
          </office:change-info>
          <table:previous>
            <table:change-track-table-cell office:value-type="float" office:value="0"/>
          </table:previous>
        </table:cell-content-change>
        <table:cell-content-change table:id="ct369">
          <table:cell-address table:column="2" table:row="239" table:table="2"/>
          <office:change-info>
            <dc:creator>Diego Pardilla Mata</dc:creator>
            <dc:date>2011-12-13T23:09:00</dc:date>
          </office:change-info>
          <table:previous table:id="ct367">
            <table:change-track-table-cell office:value-type="string">
              <text:p>No</text:p>
            </table:change-track-table-cell>
          </table:previous>
        </table:cell-content-change>
        <table:cell-content-change table:id="ct370">
          <table:cell-address table:column="4" table:row="239" table:table="2"/>
          <office:change-info>
            <dc:creator>Diego Pardilla Mata</dc:creator>
            <dc:date>2011-12-13T23:09:00</dc:date>
          </office:change-info>
          <table:previous table:id="ct368">
            <table:change-track-table-cell office:value-type="float" office:value="1"/>
          </table:previous>
        </table:cell-content-change>
        <table:cell-content-change table:id="ct371">
          <table:cell-address table:column="12" table:row="241" table:table="2"/>
          <office:change-info>
            <dc:creator>Diego Pardilla Mata</dc:creator>
            <dc:date>2011-12-13T23:10:00</dc:date>
          </office:change-info>
          <table:previous>
            <table:change-track-table-cell/>
          </table:previous>
        </table:cell-content-change>
        <table:cell-content-change table:id="ct372">
          <table:cell-address table:column="2" table:row="250" table:table="2"/>
          <office:change-info>
            <dc:creator>Diego Pardilla Mata</dc:creator>
            <dc:date>2011-12-13T23:11:00</dc:date>
          </office:change-info>
          <table:previous table:id="ct78">
            <table:change-track-table-cell office:value-type="string">
              <text:p>Yes</text:p>
            </table:change-track-table-cell>
          </table:previous>
        </table:cell-content-change>
        <table:cell-content-change table:id="ct373">
          <table:cell-address table:column="4" table:row="250" table:table="2"/>
          <office:change-info>
            <dc:creator>Diego Pardilla Mata</dc:creator>
            <dc:date>2011-12-13T23:11:00</dc:date>
          </office:change-info>
          <table:previous table:id="ct138">
            <table:change-track-table-cell office:value-type="float" office:value="0"/>
          </table:previous>
        </table:cell-content-change>
        <table:cell-content-change table:id="ct374">
          <table:cell-address table:column="4" table:row="211" table:table="2"/>
          <office:change-info>
            <dc:creator>Diego Pardilla Mata</dc:creator>
            <dc:date>2011-12-14T00:10:00</dc:date>
          </office:change-info>
          <table:previous>
            <table:change-track-table-cell office:value-type="float" office:value="0"/>
          </table:previous>
        </table:cell-content-change>
        <table:cell-content-change table:id="ct375">
          <table:cell-address table:column="2" table:row="211" table:table="2"/>
          <office:change-info>
            <dc:creator>Diego Pardilla Mata</dc:creator>
            <dc:date>2011-12-14T00:10:00</dc:date>
          </office:change-info>
          <table:previous>
            <table:change-track-table-cell/>
          </table:previous>
        </table:cell-content-change>
        <table:cell-content-change table:id="ct376">
          <table:cell-address table:column="2" table:row="384" table:table="2"/>
          <office:change-info>
            <dc:creator>Diego Pardilla Mata</dc:creator>
            <dc:date>2011-12-14T00:38:00</dc:date>
          </office:change-info>
          <table:previous>
            <table:change-track-table-cell/>
          </table:previous>
        </table:cell-content-change>
        <table:cell-content-change table:id="ct377">
          <table:cell-address table:column="4" table:row="384" table:table="2"/>
          <office:change-info>
            <dc:creator>Diego Pardilla Mata</dc:creator>
            <dc:date>2011-12-14T00:38:00</dc:date>
          </office:change-info>
          <table:previous>
            <table:change-track-table-cell office:value-type="float" office:value="0"/>
          </table:previous>
        </table:cell-content-change>
        <table:insertion table:id="ct378" table:type="row" table:position="46" table:table="3">
          <office:change-info>
            <dc:creator>eparrillae </dc:creator>
            <dc:date>2011-12-14T18:06:00</dc:date>
          </office:change-info>
          <table:dependencies>
            <table:dependence table:id="ct386"/>
            <table:dependence table:id="ct385"/>
            <table:dependence table:id="ct384"/>
            <table:dependence table:id="ct383"/>
            <table:dependence table:id="ct381"/>
            <table:dependence table:id="ct380"/>
            <table:dependence table:id="ct379"/>
          </table:dependencies>
        </table:insertion>
        <table:cell-content-change table:id="ct379">
          <table:cell-address table:column="1" table:row="46" table:table="3"/>
          <office:change-info>
            <dc:creator>eparrillae </dc:creator>
            <dc:date>2011-12-14T18:07:00</dc:date>
          </office:change-info>
          <table:previous>
            <table:change-track-table-cell/>
          </table:previous>
        </table:cell-content-change>
        <table:cell-content-change table:id="ct380">
          <table:cell-address table:column="2" table:row="46" table:table="3"/>
          <office:change-info>
            <dc:creator>eparrillae </dc:creator>
            <dc:date>2011-12-14T18:07:00</dc:date>
          </office:change-info>
          <table:previous>
            <table:change-track-table-cell/>
          </table:previous>
        </table:cell-content-change>
        <table:cell-content-change table:id="ct381">
          <table:cell-address table:column="3" table:row="46" table:table="3"/>
          <office:change-info>
            <dc:creator>eparrillae </dc:creator>
            <dc:date>2011-12-14T18:07:00</dc:date>
          </office:change-info>
          <table:previous>
            <table:change-track-table-cell/>
          </table:previous>
        </table:cell-content-change>
        <table:movement table:id="ct382">
          <table:source-range-address table:start-column="0" table:start-row="63" table:start-table="3" table:end-column="1023" table:end-row="63" table:end-table="3"/>
          <table:target-range-address table:start-column="0" table:start-row="48" table:start-table="3" table:end-column="1023" table:end-row="48" table:end-table="3"/>
          <office:change-info>
            <dc:creator>eparrillae </dc:creator>
            <dc:date>2011-12-14T18:07:00</dc:date>
          </office:change-info>
          <table:deletions>
            <table:cell-content-deletion table:id="ct317">
              <table:change-track-table-cell office:value-type="float" office:value="2"/>
            </table:cell-content-deletion>
            <table:cell-content-deletion table:id="ct316">
              <table:change-track-table-cell office:value-type="float" office:value="2"/>
            </table:cell-content-deletion>
            <table:cell-content-deletion table:id="ct242">
              <table:change-track-table-cell office:value-type="string">
                <text:p>Availability of graphical Clients</text:p>
              </table:change-track-table-cell>
            </table:cell-content-deletion>
          </table:deletions>
        </table:movement>
        <table:cell-content-change table:id="ct383">
          <table:cell-address table:column="1" table:row="46" table:table="3"/>
          <office:change-info>
            <dc:creator>eparrillae </dc:creator>
            <dc:date>2011-12-14T18:08:00</dc:date>
          </office:change-info>
          <table:previous table:id="ct379">
            <table:change-track-table-cell office:value-type="string">
              <text:p>Built-in command line client</text:p>
            </table:change-track-table-cell>
          </table:previous>
        </table:cell-content-change>
        <table:cell-content-change table:id="ct384">
          <table:cell-address table:column="3" table:row="46" table:table="3"/>
          <office:change-info>
            <dc:creator>eparrillae </dc:creator>
            <dc:date>2011-12-14T18:08:00</dc:date>
          </office:change-info>
          <table:previous table:id="ct381">
            <table:change-track-table-cell office:value-type="float" office:value="3"/>
          </table:previous>
        </table:cell-content-change>
        <table:cell-content-change table:id="ct385">
          <table:cell-address table:column="2" table:row="46" table:table="3"/>
          <office:change-info>
            <dc:creator>eparrillae </dc:creator>
            <dc:date>2011-12-14T18:08:00</dc:date>
          </office:change-info>
          <table:previous table:id="ct380">
            <table:change-track-table-cell office:value-type="float" office:value="3"/>
          </table:previous>
        </table:cell-content-change>
        <table:cell-content-change table:id="ct386">
          <table:cell-address table:column="3" table:row="46" table:table="3"/>
          <office:change-info>
            <dc:creator>eparrillae </dc:creator>
            <dc:date>2011-12-14T18:08:00</dc:date>
          </office:change-info>
          <table:previous table:id="ct384">
            <table:change-track-table-cell office:value-type="float" office:value="2"/>
          </table:previous>
        </table:cell-content-change>
        <table:insertion table:id="ct387" table:type="row" table:position="47" table:table="3">
          <office:change-info>
            <dc:creator>eparrillae </dc:creator>
            <dc:date>2011-12-14T18:09:00</dc:date>
          </office:change-info>
          <table:dependencies>
            <table:dependence table:id="ct393"/>
            <table:dependence table:id="ct391"/>
            <table:dependence table:id="ct390"/>
            <table:dependence table:id="ct389"/>
            <table:dependence table:id="ct388"/>
          </table:dependencies>
        </table:insertion>
        <table:cell-content-change table:id="ct388">
          <table:cell-address table:column="1" table:row="47" table:table="3"/>
          <office:change-info>
            <dc:creator>eparrillae </dc:creator>
            <dc:date>2011-12-14T18:09:00</dc:date>
          </office:change-info>
          <table:previous>
            <table:change-track-table-cell/>
          </table:previous>
        </table:cell-content-change>
        <table:cell-content-change table:id="ct389">
          <table:cell-address table:column="2" table:row="47" table:table="3"/>
          <office:change-info>
            <dc:creator>eparrillae </dc:creator>
            <dc:date>2011-12-14T18:09:00</dc:date>
          </office:change-info>
          <table:previous>
            <table:change-track-table-cell/>
          </table:previous>
        </table:cell-content-change>
        <table:cell-content-change table:id="ct390">
          <table:cell-address table:column="3" table:row="47" table:table="3"/>
          <office:change-info>
            <dc:creator>eparrillae </dc:creator>
            <dc:date>2011-12-14T18:09:00</dc:date>
          </office:change-info>
          <table:previous>
            <table:change-track-table-cell/>
          </table:previous>
        </table:cell-content-change>
        <table:cell-content-change table:id="ct391">
          <table:cell-address table:column="1" table:row="47" table:table="3"/>
          <office:change-info>
            <dc:creator>eparrillae </dc:creator>
            <dc:date>2011-12-14T18:09:00</dc:date>
          </office:change-info>
          <table:previous table:id="ct388">
            <table:change-track-table-cell office:value-type="string">
              <text:p>Web clients available</text:p>
            </table:change-track-table-cell>
          </table:previous>
        </table:cell-content-change>
        <table:cell-content-change table:id="ct392">
          <table:cell-address table:column="1" table:row="48" table:table="3"/>
          <office:change-info>
            <dc:creator>eparrillae </dc:creator>
            <dc:date>2011-12-14T18:09:00</dc:date>
          </office:change-info>
          <table:previous>
            <table:change-track-table-cell office:value-type="string">
              <text:p>Eclipse plug-ins available</text:p>
            </table:change-track-table-cell>
          </table:previous>
        </table:cell-content-change>
        <table:cell-content-change table:id="ct393">
          <table:cell-address table:column="3" table:row="47" table:table="3"/>
          <office:change-info>
            <dc:creator>eparrillae </dc:creator>
            <dc:date>2011-12-14T18:09:00</dc:date>
          </office:change-info>
          <table:previous table:id="ct390">
            <table:change-track-table-cell office:value-type="float" office:value="1"/>
          </table:previous>
        </table:cell-content-change>
        <table:insertion table:id="ct394" table:type="row" table:position="50" table:table="3">
          <office:change-info>
            <dc:creator>eparrillae </dc:creator>
            <dc:date>2011-12-14T18:15:00</dc:date>
          </office:change-info>
          <table:dependencies>
            <table:dependence table:id="ct397"/>
            <table:dependence table:id="ct396"/>
            <table:dependence table:id="ct395"/>
          </table:dependencies>
        </table:insertion>
        <table:cell-content-change table:id="ct395">
          <table:cell-address table:column="1" table:row="50" table:table="3"/>
          <office:change-info>
            <dc:creator>eparrillae </dc:creator>
            <dc:date>2011-12-14T18:16:00</dc:date>
          </office:change-info>
          <table:previous>
            <table:change-track-table-cell/>
          </table:previous>
        </table:cell-content-change>
        <table:cell-content-change table:id="ct396">
          <table:cell-address table:column="2" table:row="50" table:table="3"/>
          <office:change-info>
            <dc:creator>eparrillae </dc:creator>
            <dc:date>2011-12-14T18:16:00</dc:date>
          </office:change-info>
          <table:previous>
            <table:change-track-table-cell/>
          </table:previous>
        </table:cell-content-change>
        <table:cell-content-change table:id="ct397">
          <table:cell-address table:column="3" table:row="50" table:table="3"/>
          <office:change-info>
            <dc:creator>eparrillae </dc:creator>
            <dc:date>2011-12-14T18:16:00</dc:date>
          </office:change-info>
          <table:previous>
            <table:change-track-table-cell/>
          </table:previous>
        </table:cell-content-change>
        <table:cell-content-change table:id="ct398">
          <table:cell-address table:column="1" table:row="51" table:table="3"/>
          <office:change-info>
            <dc:creator>eparrillae </dc:creator>
            <dc:date>2011-12-14T18:16:00</dc:date>
          </office:change-info>
          <table:previous table:id="ct240">
            <table:change-track-table-cell office:value-type="string">
              <text:p>Support for distributed environment</text:p>
            </table:change-track-table-cell>
          </table:previous>
        </table:cell-content-change>
        <table:insertion table:id="ct399" table:type="row" table:position="73" table:table="3">
          <office:change-info>
            <dc:creator>eparrillae </dc:creator>
            <dc:date>2011-12-14T18:36:00</dc:date>
          </office:change-info>
        </table:insertion>
        <table:insertion table:id="ct400" table:type="row" table:position="73" table:table="3">
          <office:change-info>
            <dc:creator>eparrillae </dc:creator>
            <dc:date>2011-12-14T18:36:00</dc:date>
          </office:change-info>
          <table:dependencies>
            <table:dependence table:id="ct441"/>
            <table:dependence table:id="ct440"/>
          </table:dependencies>
        </table:insertion>
        <table:insertion table:id="ct401" table:type="row" table:position="72" table:table="3">
          <office:change-info>
            <dc:creator>eparrillae </dc:creator>
            <dc:date>2011-12-14T18:36:00</dc:date>
          </office:change-info>
          <table:dependencies>
            <table:dependence table:id="ct429"/>
            <table:dependence table:id="ct421"/>
            <table:dependence table:id="ct420"/>
            <table:dependence table:id="ct419"/>
          </table:dependencies>
        </table:insertion>
        <table:insertion table:id="ct402" table:type="row" table:position="71" table:table="3">
          <office:change-info>
            <dc:creator>eparrillae </dc:creator>
            <dc:date>2011-12-14T18:36:00</dc:date>
          </office:change-info>
          <table:dependencies>
            <table:dependence table:id="ct418"/>
            <table:dependence table:id="ct417"/>
            <table:dependence table:id="ct416"/>
            <table:dependence table:id="ct415"/>
            <table:dependence table:id="ct414"/>
          </table:dependencies>
        </table:insertion>
        <table:insertion table:id="ct403" table:type="row" table:position="70" table:table="3">
          <office:change-info>
            <dc:creator>eparrillae </dc:creator>
            <dc:date>2011-12-14T18:36:00</dc:date>
          </office:change-info>
          <table:dependencies>
            <table:dependence table:id="ct413"/>
            <table:dependence table:id="ct412"/>
            <table:dependence table:id="ct411"/>
            <table:dependence table:id="ct410"/>
            <table:dependence table:id="ct409"/>
          </table:dependencies>
        </table:insertion>
        <table:insertion table:id="ct404" table:type="row" table:position="69" table:table="3">
          <office:change-info>
            <dc:creator>eparrillae </dc:creator>
            <dc:date>2011-12-14T18:36:00</dc:date>
          </office:change-info>
          <table:dependencies>
            <table:dependence table:id="ct408"/>
            <table:dependence table:id="ct407"/>
            <table:dependence table:id="ct406"/>
            <table:dependence table:id="ct405"/>
          </table:dependencies>
        </table:insertion>
        <table:cell-content-change table:id="ct405">
          <table:cell-address table:column="1" table:row="69" table:table="3"/>
          <office:change-info>
            <dc:creator>eparrillae </dc:creator>
            <dc:date>2011-12-14T18:36:00</dc:date>
          </office:change-info>
          <table:previous>
            <table:change-track-table-cell/>
          </table:previous>
        </table:cell-content-change>
        <table:cell-content-change table:id="ct406">
          <table:cell-address table:column="2" table:row="69" table:table="3"/>
          <office:change-info>
            <dc:creator>eparrillae </dc:creator>
            <dc:date>2011-12-14T18:36:00</dc:date>
          </office:change-info>
          <table:previous>
            <table:change-track-table-cell/>
          </table:previous>
        </table:cell-content-change>
        <table:cell-content-change table:id="ct407">
          <table:cell-address table:column="3" table:row="69" table:table="3"/>
          <office:change-info>
            <dc:creator>eparrillae </dc:creator>
            <dc:date>2011-12-14T18:36:00</dc:date>
          </office:change-info>
          <table:previous>
            <table:change-track-table-cell/>
          </table:previous>
        </table:cell-content-change>
        <table:cell-content-change table:id="ct408">
          <table:cell-address table:column="1" table:row="69" table:table="3"/>
          <office:change-info>
            <dc:creator>eparrillae </dc:creator>
            <dc:date>2011-12-14T18:36:00</dc:date>
          </office:change-info>
          <table:previous table:id="ct405">
            <table:change-track-table-cell office:value-type="string">
              <text:p>Partial checkouts</text:p>
            </table:change-track-table-cell>
          </table:previous>
        </table:cell-content-change>
        <table:cell-content-change table:id="ct409">
          <table:cell-address table:column="1" table:row="70" table:table="3"/>
          <office:change-info>
            <dc:creator>eparrillae </dc:creator>
            <dc:date>2011-12-14T18:37:00</dc:date>
          </office:change-info>
          <table:previous>
            <table:change-track-table-cell/>
          </table:previous>
        </table:cell-content-change>
        <table:cell-content-change table:id="ct410">
          <table:cell-address table:column="2" table:row="70" table:table="3"/>
          <office:change-info>
            <dc:creator>eparrillae </dc:creator>
            <dc:date>2011-12-14T18:37:00</dc:date>
          </office:change-info>
          <table:previous>
            <table:change-track-table-cell/>
          </table:previous>
        </table:cell-content-change>
        <table:cell-content-change table:id="ct411">
          <table:cell-address table:column="3" table:row="70" table:table="3"/>
          <office:change-info>
            <dc:creator>eparrillae </dc:creator>
            <dc:date>2011-12-14T18:37:00</dc:date>
          </office:change-info>
          <table:previous>
            <table:change-track-table-cell/>
          </table:previous>
        </table:cell-content-change>
        <table:cell-content-change table:id="ct412">
          <table:cell-address table:column="1" table:row="70" table:table="3"/>
          <office:change-info>
            <dc:creator>eparrillae </dc:creator>
            <dc:date>2011-12-14T18:37:00</dc:date>
          </office:change-info>
          <table:previous table:id="ct409">
            <table:change-track-table-cell office:value-type="string">
              <text:p>File renames</text:p>
            </table:change-track-table-cell>
          </table:previous>
        </table:cell-content-change>
        <table:cell-content-change table:id="ct413">
          <table:cell-address table:column="3" table:row="70" table:table="3"/>
          <office:change-info>
            <dc:creator>eparrillae </dc:creator>
            <dc:date>2011-12-14T18:37:00</dc:date>
          </office:change-info>
          <table:previous table:id="ct411">
            <table:change-track-table-cell office:value-type="float" office:value="1"/>
          </table:previous>
        </table:cell-content-change>
        <table:cell-content-change table:id="ct414">
          <table:cell-address table:column="1" table:row="71" table:table="3"/>
          <office:change-info>
            <dc:creator>eparrillae </dc:creator>
            <dc:date>2011-12-14T18:38:00</dc:date>
          </office:change-info>
          <table:previous>
            <table:change-track-table-cell/>
          </table:previous>
        </table:cell-content-change>
        <table:cell-content-change table:id="ct415">
          <table:cell-address table:column="2" table:row="71" table:table="3"/>
          <office:change-info>
            <dc:creator>eparrillae </dc:creator>
            <dc:date>2011-12-14T18:38:00</dc:date>
          </office:change-info>
          <table:previous>
            <table:change-track-table-cell/>
          </table:previous>
        </table:cell-content-change>
        <table:cell-content-change table:id="ct416">
          <table:cell-address table:column="3" table:row="71" table:table="3"/>
          <office:change-info>
            <dc:creator>eparrillae </dc:creator>
            <dc:date>2011-12-14T18:38:00</dc:date>
          </office:change-info>
          <table:previous>
            <table:change-track-table-cell/>
          </table:previous>
        </table:cell-content-change>
        <table:cell-content-change table:id="ct417">
          <table:cell-address table:column="1" table:row="71" table:table="3"/>
          <office:change-info>
            <dc:creator>eparrillae </dc:creator>
            <dc:date>2011-12-14T18:38:00</dc:date>
          </office:change-info>
          <table:previous table:id="ct414">
            <table:change-track-table-cell office:value-type="string">
              <text:p>Signed revisions</text:p>
            </table:change-track-table-cell>
          </table:previous>
        </table:cell-content-change>
        <table:cell-content-change table:id="ct418">
          <table:cell-address table:column="3" table:row="71" table:table="3"/>
          <office:change-info>
            <dc:creator>eparrillae </dc:creator>
            <dc:date>2011-12-14T18:38:00</dc:date>
          </office:change-info>
          <table:previous table:id="ct416">
            <table:change-track-table-cell office:value-type="float" office:value="-1"/>
          </table:previous>
        </table:cell-content-change>
        <table:cell-content-change table:id="ct419">
          <table:cell-address table:column="1" table:row="72" table:table="3"/>
          <office:change-info>
            <dc:creator>eparrillae </dc:creator>
            <dc:date>2011-12-14T18:38:00</dc:date>
          </office:change-info>
          <table:previous>
            <table:change-track-table-cell/>
          </table:previous>
        </table:cell-content-change>
        <table:cell-content-change table:id="ct420">
          <table:cell-address table:column="2" table:row="72" table:table="3"/>
          <office:change-info>
            <dc:creator>eparrillae </dc:creator>
            <dc:date>2011-12-14T18:38:00</dc:date>
          </office:change-info>
          <table:previous>
            <table:change-track-table-cell/>
          </table:previous>
        </table:cell-content-change>
        <table:cell-content-change table:id="ct421">
          <table:cell-address table:column="3" table:row="72" table:table="3"/>
          <office:change-info>
            <dc:creator>eparrillae </dc:creator>
            <dc:date>2011-12-14T18:38:00</dc:date>
          </office:change-info>
          <table:previous>
            <table:change-track-table-cell/>
          </table:previous>
        </table:cell-content-change>
        <table:insertion table:id="ct422" table:type="row" table:position="40" table:table="3">
          <office:change-info>
            <dc:creator>eparrillae </dc:creator>
            <dc:date>2011-12-14T18:39:00</dc:date>
          </office:change-info>
          <table:dependencies>
            <table:dependence table:id="ct428"/>
            <table:dependence table:id="ct427"/>
            <table:dependence table:id="ct426"/>
            <table:dependence table:id="ct425"/>
            <table:dependence table:id="ct424"/>
            <table:dependence table:id="ct423"/>
          </table:dependencies>
        </table:insertion>
        <table:cell-content-change table:id="ct423">
          <table:cell-address table:column="1" table:row="40" table:table="3"/>
          <office:change-info>
            <dc:creator>eparrillae </dc:creator>
            <dc:date>2011-12-14T18:39:00</dc:date>
          </office:change-info>
          <table:previous>
            <table:change-track-table-cell/>
          </table:previous>
        </table:cell-content-change>
        <table:cell-content-change table:id="ct424">
          <table:cell-address table:column="2" table:row="40" table:table="3"/>
          <office:change-info>
            <dc:creator>eparrillae </dc:creator>
            <dc:date>2011-12-14T18:39:00</dc:date>
          </office:change-info>
          <table:previous>
            <table:change-track-table-cell/>
          </table:previous>
        </table:cell-content-change>
        <table:cell-content-change table:id="ct425">
          <table:cell-address table:column="3" table:row="40" table:table="3"/>
          <office:change-info>
            <dc:creator>eparrillae </dc:creator>
            <dc:date>2011-12-14T18:39:00</dc:date>
          </office:change-info>
          <table:previous>
            <table:change-track-table-cell/>
          </table:previous>
        </table:cell-content-change>
        <table:cell-content-change table:id="ct426">
          <table:cell-address table:column="1" table:row="40" table:table="3"/>
          <office:change-info>
            <dc:creator>eparrillae </dc:creator>
            <dc:date>2011-12-14T18:39:00</dc:date>
          </office:change-info>
          <table:previous table:id="ct423">
            <table:change-track-table-cell office:value-type="string">
              <text:p>Revision numbers per-commit, not per-file (atomic)</text:p>
            </table:change-track-table-cell>
          </table:previous>
        </table:cell-content-change>
        <table:cell-content-change table:id="ct427">
          <table:cell-address table:column="2" table:row="40" table:table="3"/>
          <office:change-info>
            <dc:creator>eparrillae </dc:creator>
            <dc:date>2011-12-14T18:40:00</dc:date>
          </office:change-info>
          <table:previous table:id="ct424">
            <table:change-track-table-cell office:value-type="float" office:value="1"/>
          </table:previous>
        </table:cell-content-change>
        <table:cell-content-change table:id="ct428">
          <table:cell-address table:column="3" table:row="40" table:table="3"/>
          <office:change-info>
            <dc:creator>eparrillae </dc:creator>
            <dc:date>2011-12-14T18:40:00</dc:date>
          </office:change-info>
          <table:previous table:id="ct425">
            <table:change-track-table-cell office:value-type="float" office:value="1"/>
          </table:previous>
        </table:cell-content-change>
        <table:cell-content-change table:id="ct429">
          <table:cell-address table:column="1" table:row="72" table:table="3"/>
          <office:change-info>
            <dc:creator>eparrillae </dc:creator>
            <dc:date>2011-12-14T18:41:00</dc:date>
          </office:change-info>
          <table:previous table:id="ct419">
            <table:change-track-table-cell office:value-type="string">
              <text:p>Merge tracking</text:p>
            </table:change-track-table-cell>
          </table:previous>
        </table:cell-content-change>
        <table:insertion table:id="ct430" table:type="row" table:position="42" table:table="3">
          <office:change-info>
            <dc:creator>eparrillae </dc:creator>
            <dc:date>2011-12-14T18:41:00</dc:date>
          </office:change-info>
          <table:dependencies>
            <table:dependence table:id="ct436"/>
            <table:dependence table:id="ct435"/>
            <table:dependence table:id="ct434"/>
            <table:dependence table:id="ct433"/>
            <table:dependence table:id="ct432"/>
            <table:dependence table:id="ct431"/>
          </table:dependencies>
        </table:insertion>
        <table:cell-content-change table:id="ct431">
          <table:cell-address table:column="1" table:row="42" table:table="3"/>
          <office:change-info>
            <dc:creator>eparrillae </dc:creator>
            <dc:date>2011-12-14T18:41:00</dc:date>
          </office:change-info>
          <table:previous>
            <table:change-track-table-cell/>
          </table:previous>
        </table:cell-content-change>
        <table:cell-content-change table:id="ct432">
          <table:cell-address table:column="2" table:row="42" table:table="3"/>
          <office:change-info>
            <dc:creator>eparrillae </dc:creator>
            <dc:date>2011-12-14T18:41:00</dc:date>
          </office:change-info>
          <table:previous>
            <table:change-track-table-cell/>
          </table:previous>
        </table:cell-content-change>
        <table:cell-content-change table:id="ct433">
          <table:cell-address table:column="3" table:row="42" table:table="3"/>
          <office:change-info>
            <dc:creator>eparrillae </dc:creator>
            <dc:date>2011-12-14T18:41:00</dc:date>
          </office:change-info>
          <table:previous>
            <table:change-track-table-cell/>
          </table:previous>
        </table:cell-content-change>
        <table:cell-content-change table:id="ct434">
          <table:cell-address table:column="1" table:row="42" table:table="3"/>
          <office:change-info>
            <dc:creator>eparrillae </dc:creator>
            <dc:date>2011-12-14T18:42:00</dc:date>
          </office:change-info>
          <table:previous table:id="ct431">
            <table:change-track-table-cell office:value-type="string">
              <text:p>Programming Language + API</text:p>
            </table:change-track-table-cell>
          </table:previous>
        </table:cell-content-change>
        <table:cell-content-change table:id="ct435">
          <table:cell-address table:column="2" table:row="42" table:table="3"/>
          <office:change-info>
            <dc:creator>eparrillae </dc:creator>
            <dc:date>2011-12-14T18:42:00</dc:date>
          </office:change-info>
          <table:previous table:id="ct432">
            <table:change-track-table-cell office:value-type="float" office:value="1"/>
          </table:previous>
        </table:cell-content-change>
        <table:cell-content-change table:id="ct436">
          <table:cell-address table:column="3" table:row="42" table:table="3"/>
          <office:change-info>
            <dc:creator>eparrillae </dc:creator>
            <dc:date>2011-12-14T18:42:00</dc:date>
          </office:change-info>
          <table:previous table:id="ct433">
            <table:change-track-table-cell office:value-type="float" office:value="1"/>
          </table:previous>
        </table:cell-content-change>
        <table:cell-content-change table:id="ct437">
          <table:cell-address table:column="3" table:row="30" table:table="3"/>
          <office:change-info>
            <dc:creator>eparrillae </dc:creator>
            <dc:date>2011-12-14T18:43:00</dc:date>
          </office:change-info>
          <table:previous table:id="ct333">
            <table:change-track-table-cell office:value-type="float" office:value="-3"/>
          </table:previous>
        </table:cell-content-change>
        <table:cell-content-change table:id="ct438">
          <table:cell-address table:column="2" table:row="64" table:table="3"/>
          <office:change-info>
            <dc:creator>eparrillae </dc:creator>
            <dc:date>2011-12-14T18:43:00</dc:date>
          </office:change-info>
          <table:previous table:id="ct331">
            <table:change-track-table-cell office:value-type="float" office:value="3"/>
          </table:previous>
        </table:cell-content-change>
        <table:cell-content-change table:id="ct439">
          <table:cell-address table:column="3" table:row="64" table:table="3"/>
          <office:change-info>
            <dc:creator>eparrillae </dc:creator>
            <dc:date>2011-12-14T18:44:00</dc:date>
          </office:change-info>
          <table:previous table:id="ct332">
            <table:change-track-table-cell office:value-type="float" office:value="-3"/>
          </table:previous>
        </table:cell-content-change>
        <table:deletion table:id="ct440" table:type="row" table:position="73" table:table="3">
          <office:change-info>
            <dc:creator>eparrillae </dc:creator>
            <dc:date>2011-12-14T18:44:00</dc:date>
          </office:change-info>
          <table:deletions>
            <table:change-deletion table:id="ct400"/>
          </table:deletions>
        </table:deletion>
        <table:deletion table:id="ct441" table:type="row" table:position="73" table:table="3">
          <office:change-info>
            <dc:creator>eparrillae </dc:creator>
            <dc:date>2011-12-14T18:44:00</dc:date>
          </office:change-info>
          <table:deletions>
            <table:change-deletion table:id="ct440"/>
            <table:change-deletion table:id="ct399"/>
          </table:deletions>
        </table:deletion>
        <table:cell-content-change table:id="ct442">
          <table:cell-address table:column="4" table:row="200" table:table="2"/>
          <office:change-info>
            <dc:creator>Diego Pardilla Mata</dc:creator>
            <dc:date>2011-12-15T11:19:00</dc:date>
          </office:change-info>
          <table:previous table:id="ct137">
            <table:change-track-table-cell office:value-type="float" office:value="0"/>
          </table:previous>
        </table:cell-content-change>
        <table:cell-content-change table:id="ct443">
          <table:cell-address table:column="2" table:row="200" table:table="2"/>
          <office:change-info>
            <dc:creator>Diego Pardilla Mata</dc:creator>
            <dc:date>2011-12-15T11:20:00</dc:date>
          </office:change-info>
          <table:previous table:id="ct75">
            <table:change-track-table-cell office:value-type="string">
              <text:p>Yes</text:p>
            </table:change-track-table-cell>
          </table:previous>
        </table:cell-content-change>
        <table:cell-content-change table:id="ct444">
          <table:cell-address table:column="2" table:row="200" table:table="2"/>
          <office:change-info>
            <dc:creator>Diego Pardilla Mata</dc:creator>
            <dc:date>2011-12-15T11:20:00</dc:date>
          </office:change-info>
          <table:previous table:id="ct443">
            <table:change-track-table-cell office:value-type="string">
              <text:p>No</text:p>
            </table:change-track-table-cell>
          </table:previous>
        </table:cell-content-change>
        <table:cell-content-change table:id="ct445">
          <table:cell-address table:column="4" table:row="174" table:table="2"/>
          <office:change-info>
            <dc:creator> </dc:creator>
            <dc:date>2011-12-15T12:33:00</dc:date>
          </office:change-info>
          <table:previous table:id="ct136">
            <table:change-track-table-cell office:value-type="float" office:value="0"/>
          </table:previous>
        </table:cell-content-change>
        <table:cell-content-change table:id="ct446">
          <table:cell-address table:column="4" table:row="174" table:table="2"/>
          <office:change-info>
            <dc:creator> </dc:creator>
            <dc:date>2011-12-15T12:35:00</dc:date>
          </office:change-info>
          <table:previous table:id="ct445">
            <table:change-track-table-cell office:value-type="float" office:value="1"/>
          </table:previous>
        </table:cell-content-change>
        <table:cell-content-change table:id="ct447">
          <table:cell-address table:column="4" table:row="174" table:table="2"/>
          <office:change-info>
            <dc:creator> </dc:creator>
            <dc:date>2011-12-15T12:36:00</dc:date>
          </office:change-info>
          <table:previous table:id="ct446">
            <table:change-track-table-cell office:value-type="float" office:value="3"/>
          </table:previous>
        </table:cell-content-change>
        <table:cell-content-change table:id="ct448">
          <table:cell-address table:column="4" table:row="185" table:table="2"/>
          <office:change-info>
            <dc:creator> </dc:creator>
            <dc:date>2011-12-15T12:46:00</dc:date>
          </office:change-info>
          <table:previous>
            <table:change-track-table-cell office:value-type="float" office:value="0"/>
          </table:previous>
        </table:cell-content-change>
        <table:cell-content-change table:id="ct449">
          <table:cell-address table:column="4" table:row="304" table:table="2"/>
          <office:change-info>
            <dc:creator> </dc:creator>
            <dc:date>2011-12-15T12:59:00</dc:date>
          </office:change-info>
          <table:previous table:id="ct140">
            <table:change-track-table-cell office:value-type="float" office:value="0"/>
          </table:previous>
        </table:cell-content-change>
        <table:cell-content-change table:id="ct450">
          <table:cell-address table:column="4" table:row="317" table:table="2"/>
          <office:change-info>
            <dc:creator> </dc:creator>
            <dc:date>2011-12-15T13:04:00</dc:date>
          </office:change-info>
          <table:previous>
            <table:change-track-table-cell office:value-type="float" office:value="0"/>
          </table:previous>
        </table:cell-content-change>
        <table:cell-content-change table:id="ct451">
          <table:cell-address table:column="4" table:row="343" table:table="2"/>
          <office:change-info>
            <dc:creator> </dc:creator>
            <dc:date>2011-12-15T13:09:00</dc:date>
          </office:change-info>
          <table:previous>
            <table:change-track-table-cell office:value-type="float" office:value="0"/>
          </table:previous>
        </table:cell-content-change>
        <table:cell-content-change table:id="ct452">
          <table:cell-address table:column="4" table:row="356" table:table="2"/>
          <office:change-info>
            <dc:creator> </dc:creator>
            <dc:date>2011-12-15T13:13:00</dc:date>
          </office:change-info>
          <table:previous>
            <table:change-track-table-cell office:value-type="float" office:value="0"/>
          </table:previous>
        </table:cell-content-change>
        <table:cell-content-change table:id="ct453">
          <table:cell-address table:column="4" table:row="356" table:table="2"/>
          <office:change-info>
            <dc:creator> </dc:creator>
            <dc:date>2011-12-15T13:14:00</dc:date>
          </office:change-info>
          <table:previous table:id="ct452">
            <table:change-track-table-cell office:value-type="float" office:value="3"/>
          </table:previous>
        </table:cell-content-change>
        <table:cell-content-change table:id="ct454">
          <table:cell-address table:column="4" table:row="356" table:table="2"/>
          <office:change-info>
            <dc:creator> </dc:creator>
            <dc:date>2011-12-15T13:15:00</dc:date>
          </office:change-info>
          <table:previous table:id="ct453">
            <table:change-track-table-cell office:value-type="float" office:value="5"/>
          </table:previous>
        </table:cell-content-change>
        <table:cell-content-change table:id="ct455">
          <table:cell-address table:column="4" table:row="356" table:table="2"/>
          <office:change-info>
            <dc:creator> </dc:creator>
            <dc:date>2011-12-15T13:15:00</dc:date>
          </office:change-info>
          <table:previous table:id="ct454">
            <table:change-track-table-cell office:value-type="float" office:value="2"/>
          </table:previous>
        </table:cell-content-change>
        <table:cell-content-change table:id="ct456">
          <table:cell-address table:column="4" table:row="356" table:table="2"/>
          <office:change-info>
            <dc:creator> </dc:creator>
            <dc:date>2011-12-15T13:15:00</dc:date>
          </office:change-info>
          <table:previous table:id="ct455">
            <table:change-track-table-cell office:value-type="float" office:value="3"/>
          </table:previous>
        </table:cell-content-change>
        <table:cell-content-change table:id="ct457">
          <table:cell-address table:column="4" table:row="356" table:table="2"/>
          <office:change-info>
            <dc:creator> </dc:creator>
            <dc:date>2011-12-15T13:16:00</dc:date>
          </office:change-info>
          <table:previous table:id="ct456">
            <table:change-track-table-cell office:value-type="float" office:value="1"/>
          </table:previous>
        </table:cell-content-change>
        <table:cell-content-change table:id="ct458">
          <table:cell-address table:column="1" table:row="5" table:table="1"/>
          <office:change-info>
            <dc:creator>eparrillae </dc:creator>
            <dc:date>2011-12-18T18:59:00</dc:date>
          </office:change-info>
          <table:previous>
            <table:change-track-table-cell office:value-type="string">
              <text:p>Component Name: &lt;Enter a component&gt;</text:p>
            </table:change-track-table-cell>
          </table:previous>
        </table:cell-content-change>
        <table:cell-content-change table:id="ct459">
          <table:cell-address table:column="1" table:row="5" table:table="1"/>
          <office:change-info>
            <dc:creator>eparrillae </dc:creator>
            <dc:date>2011-12-18T19:00:00</dc:date>
          </office:change-info>
          <table:previous table:id="ct458">
            <table:change-track-table-cell office:value-type="string">
              <text:p>Component Name: Subversion SCM</text:p>
            </table:change-track-table-cell>
          </table:previous>
        </table:cell-content-change>
        <table:cell-content-change table:id="ct460">
          <table:cell-address table:column="1" table:row="6" table:table="1"/>
          <office:change-info>
            <dc:creator>eparrillae </dc:creator>
            <dc:date>2011-12-18T19:03:00</dc:date>
          </office:change-info>
          <table:previous>
            <table:change-track-table-cell office:value-type="string">
              <text:p>Component type: &lt;Enter a component type&gt;</text:p>
            </table:change-track-table-cell>
          </table:previous>
        </table:cell-content-change>
        <table:cell-content-change table:id="ct461">
          <table:cell-address table:column="1" table:row="7" table:table="1"/>
          <office:change-info>
            <dc:creator>eparrillae </dc:creator>
            <dc:date>2011-12-18T19:03:00</dc:date>
          </office:change-info>
          <table:previous>
            <table:change-track-table-cell office:value-type="string">
              <text:p>Usage Setting: &lt;Enter a usage setting&gt;</text:p>
            </table:change-track-table-cell>
          </table:previous>
        </table:cell-content-change>
        <table:cell-content-change table:id="ct462">
          <table:cell-address table:column="3" table:row="17" table:table="1"/>
          <office:change-info>
            <dc:creator>eparrillae </dc:creator>
            <dc:date>2011-12-20T21:05:00</dc:date>
          </office:change-info>
          <table:previous table:id="ct152">
            <table:change-track-table-cell office:value-type="float" office:value="0.1"/>
          </table:previous>
        </table:cell-content-change>
        <table:cell-content-change table:id="ct463">
          <table:cell-address table:column="3" table:row="18" table:table="1"/>
          <office:change-info>
            <dc:creator>eparrillae </dc:creator>
            <dc:date>2011-12-20T21:05:00</dc:date>
          </office:change-info>
          <table:previous table:id="ct153">
            <table:change-track-table-cell office:value-type="float" office:value="0.06"/>
          </table:previous>
        </table:cell-content-change>
        <table:cell-content-change table:id="ct464">
          <table:cell-address table:column="3" table:row="13" table:table="1"/>
          <office:change-info>
            <dc:creator>eparrillae </dc:creator>
            <dc:date>2011-12-20T21:05:00</dc:date>
          </office:change-info>
          <table:previous table:id="ct148">
            <table:change-track-table-cell office:value-type="float" office:value="0.12"/>
          </table:previous>
        </table:cell-content-change>
        <table:cell-content-change table:id="ct465">
          <table:cell-address table:column="3" table:row="12" table:table="1"/>
          <office:change-info>
            <dc:creator>eparrillae </dc:creator>
            <dc:date>2011-12-20T21:05:00</dc:date>
          </office:change-info>
          <table:previous table:id="ct147">
            <table:change-track-table-cell office:value-type="float" office:value="0.08"/>
          </table:previous>
        </table:cell-content-change>
        <table:cell-content-change table:id="ct466">
          <table:cell-address table:column="3" table:row="13" table:table="1"/>
          <office:change-info>
            <dc:creator>eparrillae </dc:creator>
            <dc:date>2011-12-20T21:06:00</dc:date>
          </office:change-info>
          <table:previous table:id="ct464">
            <table:change-track-table-cell office:value-type="float" office:value="0.08"/>
          </table:previous>
        </table:cell-content-change>
        <table:cell-content-change table:id="ct467">
          <table:cell-address table:column="3" table:row="20" table:table="1"/>
          <office:change-info>
            <dc:creator>eparrillae </dc:creator>
            <dc:date>2011-12-20T21:06:00</dc:date>
          </office:change-info>
          <table:previous table:id="ct158">
            <table:change-track-table-cell office:value-type="float" office:value="0.06"/>
          </table:previous>
        </table:cell-content-change>
        <table:cell-content-change table:id="ct468">
          <table:cell-address table:column="2" table:row="64" table:table="3"/>
          <office:change-info>
            <dc:creator>eparrillae </dc:creator>
            <dc:date>2011-12-23T16:14:00</dc:date>
          </office:change-info>
          <table:previous table:id="ct438">
            <table:change-track-table-cell office:value-type="float" office:value="2"/>
          </table:previous>
        </table:cell-content-change>
        <table:cell-content-change table:id="ct469">
          <table:cell-address table:column="3" table:row="64" table:table="3"/>
          <office:change-info>
            <dc:creator>eparrillae </dc:creator>
            <dc:date>2011-12-23T16:14:00</dc:date>
          </office:change-info>
          <table:previous table:id="ct439">
            <table:change-track-table-cell office:value-type="float" office:value="-2"/>
          </table:previous>
        </table:cell-content-change>
        <table:insertion table:id="ct470" table:type="row" table:position="338" table:table="2">
          <office:change-info>
            <dc:creator>larjona </dc:creator>
            <dc:date>2012-01-05T12:02:00</dc:date>
          </office:change-info>
          <table:dependencies>
            <table:dependence table:id="ct495"/>
            <table:dependence table:id="ct494"/>
          </table:dependencies>
        </table:insertion>
        <table:insertion table:id="ct471" table:type="row" table:position="336" table:table="2">
          <office:change-info>
            <dc:creator>larjona </dc:creator>
            <dc:date>2012-01-05T12:02:00</dc:date>
          </office:change-info>
          <table:dependencies>
            <table:dependence table:id="ct490"/>
            <table:dependence table:id="ct482"/>
          </table:dependencies>
        </table:insertion>
        <table:insertion table:id="ct472" table:type="row" table:position="334" table:count="2" table:table="2">
          <office:change-info>
            <dc:creator>larjona </dc:creator>
            <dc:date>2012-01-05T12:02:00</dc:date>
          </office:change-info>
          <table:dependencies>
            <table:dependence table:id="ct489"/>
            <table:dependence table:id="ct488"/>
            <table:dependence table:id="ct481"/>
            <table:dependence table:id="ct480"/>
          </table:dependencies>
        </table:insertion>
        <table:insertion table:id="ct473" table:type="row" table:position="330" table:count="4" table:table="2">
          <office:change-info>
            <dc:creator>larjona </dc:creator>
            <dc:date>2012-01-05T12:02:00</dc:date>
          </office:change-info>
          <table:dependencies>
            <table:dependence table:id="ct487"/>
            <table:dependence table:id="ct479"/>
            <table:dependence table:id="ct478"/>
            <table:dependence table:id="ct477"/>
          </table:dependencies>
        </table:insertion>
        <table:insertion table:id="ct474" table:type="row" table:position="326" table:count="4" table:table="2">
          <office:change-info>
            <dc:creator>larjona </dc:creator>
            <dc:date>2012-01-05T12:02:00</dc:date>
          </office:change-info>
          <table:dependencies>
            <table:dependence table:id="ct492"/>
            <table:dependence table:id="ct491"/>
            <table:dependence table:id="ct486"/>
            <table:dependence table:id="ct485"/>
            <table:dependence table:id="ct484"/>
            <table:dependence table:id="ct483"/>
            <table:dependence table:id="ct476"/>
            <table:dependence table:id="ct475"/>
          </table:dependencies>
        </table:insertion>
        <table:cell-content-change table:id="ct475">
          <table:cell-address table:column="1" table:row="327" table:table="2"/>
          <office:change-info>
            <dc:creator>larjona </dc:creator>
            <dc:date>2012-01-05T12:04:00</dc:date>
          </office:change-info>
          <table:previous>
            <table:change-track-table-cell/>
          </table:previous>
        </table:cell-content-change>
        <table:cell-content-change table:id="ct476">
          <table:cell-address table:column="1" table:row="328" table:table="2"/>
          <office:change-info>
            <dc:creator>larjona </dc:creator>
            <dc:date>2012-01-05T12:04:00</dc:date>
          </office:change-info>
          <table:previous>
            <table:change-track-table-cell/>
          </table:previous>
        </table:cell-content-change>
        <table:cell-content-change table:id="ct477">
          <table:cell-address table:column="1" table:row="330" table:table="2"/>
          <office:change-info>
            <dc:creator>larjona </dc:creator>
            <dc:date>2012-01-05T12:04:00</dc:date>
          </office:change-info>
          <table:previous>
            <table:change-track-table-cell/>
          </table:previous>
        </table:cell-content-change>
        <table:cell-content-change table:id="ct478">
          <table:cell-address table:column="1" table:row="331" table:table="2"/>
          <office:change-info>
            <dc:creator>larjona </dc:creator>
            <dc:date>2012-01-05T12:04:00</dc:date>
          </office:change-info>
          <table:previous>
            <table:change-track-table-cell/>
          </table:previous>
        </table:cell-content-change>
        <table:cell-content-change table:id="ct479">
          <table:cell-address table:column="1" table:row="333" table:table="2"/>
          <office:change-info>
            <dc:creator>larjona </dc:creator>
            <dc:date>2012-01-05T12:04:00</dc:date>
          </office:change-info>
          <table:previous>
            <table:change-track-table-cell/>
          </table:previous>
        </table:cell-content-change>
        <table:cell-content-change table:id="ct480">
          <table:cell-address table:column="1" table:row="334" table:table="2"/>
          <office:change-info>
            <dc:creator>larjona </dc:creator>
            <dc:date>2012-01-05T12:04:00</dc:date>
          </office:change-info>
          <table:previous>
            <table:change-track-table-cell/>
          </table:previous>
        </table:cell-content-change>
        <table:cell-content-change table:id="ct481">
          <table:cell-address table:column="1" table:row="335" table:table="2"/>
          <office:change-info>
            <dc:creator>larjona </dc:creator>
            <dc:date>2012-01-05T12:04:00</dc:date>
          </office:change-info>
          <table:previous>
            <table:change-track-table-cell/>
          </table:previous>
        </table:cell-content-change>
        <table:cell-content-change table:id="ct482">
          <table:cell-address table:column="1" table:row="336" table:table="2"/>
          <office:change-info>
            <dc:creator>larjona </dc:creator>
            <dc:date>2012-01-05T12:04:00</dc:date>
          </office:change-info>
          <table:previous>
            <table:change-track-table-cell/>
          </table:previous>
        </table:cell-content-change>
        <table:cell-content-change table:id="ct483">
          <table:cell-address table:column="2" table:row="327" table:table="2"/>
          <office:change-info>
            <dc:creator>larjona </dc:creator>
            <dc:date>2012-01-05T12:04:00</dc:date>
          </office:change-info>
          <table:previous>
            <table:change-track-table-cell/>
          </table:previous>
        </table:cell-content-change>
        <table:cell-content-change table:id="ct484">
          <table:cell-address table:column="3" table:row="327" table:table="2"/>
          <office:change-info>
            <dc:creator>larjona </dc:creator>
            <dc:date>2012-01-05T12:04:00</dc:date>
          </office:change-info>
          <table:previous>
            <table:change-track-table-cell/>
          </table:previous>
        </table:cell-content-change>
        <table:cell-content-change table:id="ct485">
          <table:cell-address table:column="3" table:row="328" table:table="2"/>
          <office:change-info>
            <dc:creator>larjona </dc:creator>
            <dc:date>2012-01-05T12:04:00</dc:date>
          </office:change-info>
          <table:previous>
            <table:change-track-table-cell/>
          </table:previous>
        </table:cell-content-change>
        <table:cell-content-change table:id="ct486">
          <table:cell-address table:column="4" table:row="327" table:table="2"/>
          <office:change-info>
            <dc:creator>larjona </dc:creator>
            <dc:date>2012-01-05T12:04:00</dc:date>
          </office:change-info>
          <table:previous>
            <table:change-track-table-cell/>
          </table:previous>
        </table:cell-content-change>
        <table:cell-content-change table:id="ct487">
          <table:cell-address table:column="4" table:row="333" table:table="2"/>
          <office:change-info>
            <dc:creator>larjona </dc:creator>
            <dc:date>2012-01-05T12:04:00</dc:date>
          </office:change-info>
          <table:previous>
            <table:change-track-table-cell/>
          </table:previous>
        </table:cell-content-change>
        <table:cell-content-change table:id="ct488">
          <table:cell-address table:column="4" table:row="334" table:table="2"/>
          <office:change-info>
            <dc:creator>larjona </dc:creator>
            <dc:date>2012-01-05T12:04:00</dc:date>
          </office:change-info>
          <table:previous>
            <table:change-track-table-cell/>
          </table:previous>
        </table:cell-content-change>
        <table:cell-content-change table:id="ct489">
          <table:cell-address table:column="4" table:row="335" table:table="2"/>
          <office:change-info>
            <dc:creator>larjona </dc:creator>
            <dc:date>2012-01-05T12:04:00</dc:date>
          </office:change-info>
          <table:previous>
            <table:change-track-table-cell/>
          </table:previous>
        </table:cell-content-change>
        <table:cell-content-change table:id="ct490">
          <table:cell-address table:column="4" table:row="336" table:table="2"/>
          <office:change-info>
            <dc:creator>larjona </dc:creator>
            <dc:date>2012-01-05T12:04:00</dc:date>
          </office:change-info>
          <table:previous>
            <table:change-track-table-cell/>
          </table:previous>
        </table:cell-content-change>
        <table:cell-content-change table:id="ct491">
          <table:cell-address table:column="5" table:row="327" table:table="2"/>
          <office:change-info>
            <dc:creator>larjona </dc:creator>
            <dc:date>2012-01-05T12:04:00</dc:date>
          </office:change-info>
          <table:previous>
            <table:change-track-table-cell/>
          </table:previous>
        </table:cell-content-change>
        <table:cell-content-change table:id="ct492">
          <table:cell-address table:column="5" table:row="328" table:table="2"/>
          <office:change-info>
            <dc:creator>larjona </dc:creator>
            <dc:date>2012-01-05T12:04:00</dc:date>
          </office:change-info>
          <table:previous>
            <table:change-track-table-cell/>
          </table:previous>
        </table:cell-content-change>
        <table:cell-content-change table:id="ct493">
          <table:cell-address table:column="3" table:row="304" table:table="2"/>
          <office:change-info>
            <dc:creator>larjona </dc:creator>
            <dc:date>2012-01-05T12:04:00</dc:date>
          </office:change-info>
          <table:previous table:id="ct183">
            <table:change-track-table-cell office:value-type="float" office:value="0.6"/>
          </table:previous>
        </table:cell-content-change>
        <table:deletion table:id="ct494" table:type="row" table:position="338" table:table="2">
          <office:change-info>
            <dc:creator>larjona </dc:creator>
            <dc:date>2012-01-05T12:04:00</dc:date>
          </office:change-info>
          <table:deletions>
            <table:change-deletion table:id="ct470"/>
          </table:deletions>
        </table:deletion>
        <table:deletion table:id="ct495" table:type="row" table:position="338" table:table="2">
          <office:change-info>
            <dc:creator>larjona </dc:creator>
            <dc:date>2012-01-05T12:04:00</dc:date>
          </office:change-info>
          <table:deletions>
            <table:change-deletion table:id="ct494"/>
          </table:deletions>
        </table:deletion>
        <table:insertion table:id="ct496" table:type="row" table:position="433" table:table="2">
          <office:change-info>
            <dc:creator>larjona </dc:creator>
            <dc:date>2012-01-05T12:05:00</dc:date>
          </office:change-info>
        </table:insertion>
        <table:insertion table:id="ct497" table:type="row" table:position="433" table:table="2">
          <office:change-info>
            <dc:creator>larjona </dc:creator>
            <dc:date>2012-01-05T12:05:00</dc:date>
          </office:change-info>
        </table:insertion>
        <table:insertion table:id="ct498" table:type="row" table:position="337" table:table="2">
          <office:change-info>
            <dc:creator>larjona </dc:creator>
            <dc:date>2012-01-05T12:06:00</dc:date>
          </office:change-info>
        </table:insertion>
        <table:insertion table:id="ct499" table:type="row" table:position="433" table:table="2">
          <office:change-info>
            <dc:creator>larjona </dc:creator>
            <dc:date>2012-01-05T12:06:00</dc:date>
          </office:change-info>
          <table:dependencies>
            <table:dependence table:id="ct548"/>
            <table:dependence table:id="ct547"/>
            <table:dependence table:id="ct546"/>
          </table:dependencies>
        </table:insertion>
        <table:insertion table:id="ct500" table:type="row" table:position="413" table:count="4" table:table="2">
          <office:change-info>
            <dc:creator>larjona </dc:creator>
            <dc:date>2012-01-05T12:06:00</dc:date>
          </office:change-info>
          <table:dependencies>
            <table:dependence table:id="ct534"/>
            <table:dependence table:id="ct533"/>
            <table:dependence table:id="ct532"/>
            <table:dependence table:id="ct531"/>
            <table:dependence table:id="ct518"/>
            <table:dependence table:id="ct517"/>
            <table:dependence table:id="ct516"/>
            <table:dependence table:id="ct515"/>
          </table:dependencies>
        </table:insertion>
        <table:insertion table:id="ct501" table:type="row" table:position="395" table:count="18" table:table="2">
          <office:change-info>
            <dc:creator>larjona </dc:creator>
            <dc:date>2012-01-05T12:06:00</dc:date>
          </office:change-info>
          <table:dependencies>
            <table:dependence table:id="ct674"/>
            <table:dependence table:id="ct543"/>
            <table:dependence table:id="ct542"/>
            <table:dependence table:id="ct536"/>
            <table:dependence table:id="ct535"/>
            <table:dependence table:id="ct525"/>
            <table:dependence table:id="ct522"/>
            <table:dependence table:id="ct521"/>
            <table:dependence table:id="ct519"/>
            <table:dependence table:id="ct514"/>
            <table:dependence table:id="ct513"/>
            <table:dependence table:id="ct506"/>
            <table:dependence table:id="ct505"/>
            <table:dependence table:id="ct504"/>
            <table:dependence table:id="ct503"/>
            <table:dependence table:id="ct502"/>
          </table:dependencies>
        </table:insertion>
        <table:insertion table:id="ct502" table:type="row" table:position="401" table:count="9" table:table="2">
          <office:change-info>
            <dc:creator>larjona </dc:creator>
            <dc:date>2012-01-05T12:06:00</dc:date>
          </office:change-info>
          <table:dependencies>
            <table:dependence table:id="ct673"/>
            <table:dependence table:id="ct541"/>
            <table:dependence table:id="ct538"/>
            <table:dependence table:id="ct537"/>
            <table:dependence table:id="ct530"/>
            <table:dependence table:id="ct529"/>
            <table:dependence table:id="ct528"/>
            <table:dependence table:id="ct527"/>
            <table:dependence table:id="ct526"/>
            <table:dependence table:id="ct524"/>
            <table:dependence table:id="ct523"/>
            <table:dependence table:id="ct520"/>
            <table:dependence table:id="ct512"/>
            <table:dependence table:id="ct511"/>
            <table:dependence table:id="ct510"/>
            <table:dependence table:id="ct509"/>
            <table:dependence table:id="ct508"/>
            <table:dependence table:id="ct507"/>
          </table:dependencies>
        </table:insertion>
        <table:cell-content-change table:id="ct503">
          <table:cell-address table:column="1" table:row="396" table:table="2"/>
          <office:change-info>
            <dc:creator>larjona </dc:creator>
            <dc:date>2012-01-05T12:06:00</dc:date>
          </office:change-info>
          <table:previous>
            <table:change-track-table-cell/>
          </table:previous>
        </table:cell-content-change>
        <table:cell-content-change table:id="ct504">
          <table:cell-address table:column="1" table:row="397" table:table="2"/>
          <office:change-info>
            <dc:creator>larjona </dc:creator>
            <dc:date>2012-01-05T12:06:00</dc:date>
          </office:change-info>
          <table:previous>
            <table:change-track-table-cell/>
          </table:previous>
        </table:cell-content-change>
        <table:cell-content-change table:id="ct505">
          <table:cell-address table:column="1" table:row="399" table:table="2"/>
          <office:change-info>
            <dc:creator>larjona </dc:creator>
            <dc:date>2012-01-05T12:06:00</dc:date>
          </office:change-info>
          <table:previous>
            <table:change-track-table-cell/>
          </table:previous>
        </table:cell-content-change>
        <table:cell-content-change table:id="ct506">
          <table:cell-address table:column="1" table:row="400" table:table="2"/>
          <office:change-info>
            <dc:creator>larjona </dc:creator>
            <dc:date>2012-01-05T12:06:00</dc:date>
          </office:change-info>
          <table:previous>
            <table:change-track-table-cell/>
          </table:previous>
        </table:cell-content-change>
        <table:cell-content-change table:id="ct507">
          <table:cell-address table:column="1" table:row="402" table:table="2"/>
          <office:change-info>
            <dc:creator>larjona </dc:creator>
            <dc:date>2012-01-05T12:06:00</dc:date>
          </office:change-info>
          <table:previous>
            <table:change-track-table-cell/>
          </table:previous>
        </table:cell-content-change>
        <table:cell-content-change table:id="ct508">
          <table:cell-address table:column="1" table:row="403" table:table="2"/>
          <office:change-info>
            <dc:creator>larjona </dc:creator>
            <dc:date>2012-01-05T12:06:00</dc:date>
          </office:change-info>
          <table:previous>
            <table:change-track-table-cell/>
          </table:previous>
        </table:cell-content-change>
        <table:cell-content-change table:id="ct509">
          <table:cell-address table:column="1" table:row="404" table:table="2"/>
          <office:change-info>
            <dc:creator>larjona </dc:creator>
            <dc:date>2012-01-05T12:06:00</dc:date>
          </office:change-info>
          <table:previous>
            <table:change-track-table-cell/>
          </table:previous>
        </table:cell-content-change>
        <table:cell-content-change table:id="ct510">
          <table:cell-address table:column="1" table:row="405" table:table="2"/>
          <office:change-info>
            <dc:creator>larjona </dc:creator>
            <dc:date>2012-01-05T12:06:00</dc:date>
          </office:change-info>
          <table:previous>
            <table:change-track-table-cell/>
          </table:previous>
        </table:cell-content-change>
        <table:cell-content-change table:id="ct511">
          <table:cell-address table:column="1" table:row="407" table:table="2"/>
          <office:change-info>
            <dc:creator>larjona </dc:creator>
            <dc:date>2012-01-05T12:06:00</dc:date>
          </office:change-info>
          <table:previous>
            <table:change-track-table-cell/>
          </table:previous>
        </table:cell-content-change>
        <table:cell-content-change table:id="ct512">
          <table:cell-address table:column="1" table:row="408" table:table="2"/>
          <office:change-info>
            <dc:creator>larjona </dc:creator>
            <dc:date>2012-01-05T12:06:00</dc:date>
          </office:change-info>
          <table:previous>
            <table:change-track-table-cell/>
          </table:previous>
        </table:cell-content-change>
        <table:cell-content-change table:id="ct513">
          <table:cell-address table:column="1" table:row="410" table:table="2"/>
          <office:change-info>
            <dc:creator>larjona </dc:creator>
            <dc:date>2012-01-05T12:06:00</dc:date>
          </office:change-info>
          <table:previous>
            <table:change-track-table-cell/>
          </table:previous>
        </table:cell-content-change>
        <table:cell-content-change table:id="ct514">
          <table:cell-address table:column="1" table:row="411" table:table="2"/>
          <office:change-info>
            <dc:creator>larjona </dc:creator>
            <dc:date>2012-01-05T12:06:00</dc:date>
          </office:change-info>
          <table:previous>
            <table:change-track-table-cell/>
          </table:previous>
        </table:cell-content-change>
        <table:cell-content-change table:id="ct515">
          <table:cell-address table:column="1" table:row="413" table:table="2"/>
          <office:change-info>
            <dc:creator>larjona </dc:creator>
            <dc:date>2012-01-05T12:06:00</dc:date>
          </office:change-info>
          <table:previous>
            <table:change-track-table-cell/>
          </table:previous>
        </table:cell-content-change>
        <table:cell-content-change table:id="ct516">
          <table:cell-address table:column="1" table:row="414" table:table="2"/>
          <office:change-info>
            <dc:creator>larjona </dc:creator>
            <dc:date>2012-01-05T12:06:00</dc:date>
          </office:change-info>
          <table:previous>
            <table:change-track-table-cell/>
          </table:previous>
        </table:cell-content-change>
        <table:cell-content-change table:id="ct517">
          <table:cell-address table:column="1" table:row="415" table:table="2"/>
          <office:change-info>
            <dc:creator>larjona </dc:creator>
            <dc:date>2012-01-05T12:06:00</dc:date>
          </office:change-info>
          <table:previous>
            <table:change-track-table-cell/>
          </table:previous>
        </table:cell-content-change>
        <table:cell-content-change table:id="ct518">
          <table:cell-address table:column="1" table:row="416" table:table="2"/>
          <office:change-info>
            <dc:creator>larjona </dc:creator>
            <dc:date>2012-01-05T12:06:00</dc:date>
          </office:change-info>
          <table:previous>
            <table:change-track-table-cell/>
          </table:previous>
        </table:cell-content-change>
        <table:cell-content-change table:id="ct519">
          <table:cell-address table:column="2" table:row="396" table:table="2"/>
          <office:change-info>
            <dc:creator>larjona </dc:creator>
            <dc:date>2012-01-05T12:06:00</dc:date>
          </office:change-info>
          <table:previous>
            <table:change-track-table-cell/>
          </table:previous>
        </table:cell-content-change>
        <table:cell-content-change table:id="ct520">
          <table:cell-address table:column="2" table:row="407" table:table="2"/>
          <office:change-info>
            <dc:creator>larjona </dc:creator>
            <dc:date>2012-01-05T12:06:00</dc:date>
          </office:change-info>
          <table:previous>
            <table:change-track-table-cell/>
          </table:previous>
        </table:cell-content-change>
        <table:cell-content-change table:id="ct521">
          <table:cell-address table:column="3" table:row="396" table:table="2"/>
          <office:change-info>
            <dc:creator>larjona </dc:creator>
            <dc:date>2012-01-05T12:06:00</dc:date>
          </office:change-info>
          <table:previous>
            <table:change-track-table-cell/>
          </table:previous>
        </table:cell-content-change>
        <table:cell-content-change table:id="ct522">
          <table:cell-address table:column="3" table:row="397" table:table="2"/>
          <office:change-info>
            <dc:creator>larjona </dc:creator>
            <dc:date>2012-01-05T12:06:00</dc:date>
          </office:change-info>
          <table:previous>
            <table:change-track-table-cell/>
          </table:previous>
        </table:cell-content-change>
        <table:cell-content-change table:id="ct523">
          <table:cell-address table:column="3" table:row="407" table:table="2"/>
          <office:change-info>
            <dc:creator>larjona </dc:creator>
            <dc:date>2012-01-05T12:06:00</dc:date>
          </office:change-info>
          <table:previous>
            <table:change-track-table-cell/>
          </table:previous>
        </table:cell-content-change>
        <table:cell-content-change table:id="ct524">
          <table:cell-address table:column="3" table:row="408" table:table="2"/>
          <office:change-info>
            <dc:creator>larjona </dc:creator>
            <dc:date>2012-01-05T12:06:00</dc:date>
          </office:change-info>
          <table:previous>
            <table:change-track-table-cell/>
          </table:previous>
        </table:cell-content-change>
        <table:cell-content-change table:id="ct525">
          <table:cell-address table:column="4" table:row="396" table:table="2"/>
          <office:change-info>
            <dc:creator>larjona </dc:creator>
            <dc:date>2012-01-05T12:06:00</dc:date>
          </office:change-info>
          <table:previous>
            <table:change-track-table-cell/>
          </table:previous>
        </table:cell-content-change>
        <table:cell-content-change table:id="ct526">
          <table:cell-address table:column="4" table:row="402" table:table="2"/>
          <office:change-info>
            <dc:creator>larjona </dc:creator>
            <dc:date>2012-01-05T12:06:00</dc:date>
          </office:change-info>
          <table:previous>
            <table:change-track-table-cell/>
          </table:previous>
        </table:cell-content-change>
        <table:cell-content-change table:id="ct527">
          <table:cell-address table:column="4" table:row="403" table:table="2"/>
          <office:change-info>
            <dc:creator>larjona </dc:creator>
            <dc:date>2012-01-05T12:06:00</dc:date>
          </office:change-info>
          <table:previous>
            <table:change-track-table-cell/>
          </table:previous>
        </table:cell-content-change>
        <table:cell-content-change table:id="ct528">
          <table:cell-address table:column="4" table:row="404" table:table="2"/>
          <office:change-info>
            <dc:creator>larjona </dc:creator>
            <dc:date>2012-01-05T12:06:00</dc:date>
          </office:change-info>
          <table:previous>
            <table:change-track-table-cell/>
          </table:previous>
        </table:cell-content-change>
        <table:cell-content-change table:id="ct529">
          <table:cell-address table:column="4" table:row="405" table:table="2"/>
          <office:change-info>
            <dc:creator>larjona </dc:creator>
            <dc:date>2012-01-05T12:06:00</dc:date>
          </office:change-info>
          <table:previous>
            <table:change-track-table-cell/>
          </table:previous>
        </table:cell-content-change>
        <table:cell-content-change table:id="ct530">
          <table:cell-address table:column="4" table:row="407" table:table="2"/>
          <office:change-info>
            <dc:creator>larjona </dc:creator>
            <dc:date>2012-01-05T12:06:00</dc:date>
          </office:change-info>
          <table:previous>
            <table:change-track-table-cell/>
          </table:previous>
        </table:cell-content-change>
        <table:cell-content-change table:id="ct531">
          <table:cell-address table:column="4" table:row="413" table:table="2"/>
          <office:change-info>
            <dc:creator>larjona </dc:creator>
            <dc:date>2012-01-05T12:06:00</dc:date>
          </office:change-info>
          <table:previous>
            <table:change-track-table-cell/>
          </table:previous>
        </table:cell-content-change>
        <table:cell-content-change table:id="ct532">
          <table:cell-address table:column="4" table:row="414" table:table="2"/>
          <office:change-info>
            <dc:creator>larjona </dc:creator>
            <dc:date>2012-01-05T12:06:00</dc:date>
          </office:change-info>
          <table:previous>
            <table:change-track-table-cell/>
          </table:previous>
        </table:cell-content-change>
        <table:cell-content-change table:id="ct533">
          <table:cell-address table:column="4" table:row="415" table:table="2"/>
          <office:change-info>
            <dc:creator>larjona </dc:creator>
            <dc:date>2012-01-05T12:06:00</dc:date>
          </office:change-info>
          <table:previous>
            <table:change-track-table-cell/>
          </table:previous>
        </table:cell-content-change>
        <table:cell-content-change table:id="ct534">
          <table:cell-address table:column="4" table:row="416" table:table="2"/>
          <office:change-info>
            <dc:creator>larjona </dc:creator>
            <dc:date>2012-01-05T12:06:00</dc:date>
          </office:change-info>
          <table:previous>
            <table:change-track-table-cell/>
          </table:previous>
        </table:cell-content-change>
        <table:cell-content-change table:id="ct535">
          <table:cell-address table:column="5" table:row="396" table:table="2"/>
          <office:change-info>
            <dc:creator>larjona </dc:creator>
            <dc:date>2012-01-05T12:06:00</dc:date>
          </office:change-info>
          <table:previous>
            <table:change-track-table-cell/>
          </table:previous>
        </table:cell-content-change>
        <table:cell-content-change table:id="ct536">
          <table:cell-address table:column="5" table:row="397" table:table="2"/>
          <office:change-info>
            <dc:creator>larjona </dc:creator>
            <dc:date>2012-01-05T12:06:00</dc:date>
          </office:change-info>
          <table:previous>
            <table:change-track-table-cell/>
          </table:previous>
        </table:cell-content-change>
        <table:cell-content-change table:id="ct537">
          <table:cell-address table:column="5" table:row="407" table:table="2"/>
          <office:change-info>
            <dc:creator>larjona </dc:creator>
            <dc:date>2012-01-05T12:06:00</dc:date>
          </office:change-info>
          <table:previous>
            <table:change-track-table-cell/>
          </table:previous>
        </table:cell-content-change>
        <table:cell-content-change table:id="ct538">
          <table:cell-address table:column="5" table:row="408" table:table="2"/>
          <office:change-info>
            <dc:creator>larjona </dc:creator>
            <dc:date>2012-01-05T12:06:00</dc:date>
          </office:change-info>
          <table:previous>
            <table:change-track-table-cell/>
          </table:previous>
        </table:cell-content-change>
        <table:cell-content-change table:id="ct539">
          <table:cell-address table:column="3" table:row="384" table:table="2"/>
          <office:change-info>
            <dc:creator>larjona </dc:creator>
            <dc:date>2012-01-05T12:06:00</dc:date>
          </office:change-info>
          <table:previous table:id="ct187">
            <table:change-track-table-cell office:value-type="float" office:value="0.5"/>
          </table:previous>
        </table:cell-content-change>
        <table:cell-content-change table:id="ct540">
          <table:cell-address table:column="3" table:row="371" table:table="2"/>
          <office:change-info>
            <dc:creator>larjona </dc:creator>
            <dc:date>2012-01-05T12:06:00</dc:date>
          </office:change-info>
          <table:previous table:id="ct188">
            <table:change-track-table-cell office:value-type="float" office:value="0.5"/>
          </table:previous>
        </table:cell-content-change>
        <table:cell-content-change table:id="ct541">
          <table:cell-address table:column="4" table:row="408" table:table="2"/>
          <office:change-info>
            <dc:creator>larjona </dc:creator>
            <dc:date>2012-01-05T12:07:00</dc:date>
          </office:change-info>
          <table:previous>
            <table:change-track-table-cell/>
          </table:previous>
        </table:cell-content-change>
        <table:cell-content-change table:id="ct542">
          <table:cell-address table:column="4" table:row="397" table:table="2"/>
          <office:change-info>
            <dc:creator>larjona </dc:creator>
            <dc:date>2012-01-05T12:07:00</dc:date>
          </office:change-info>
          <table:previous>
            <table:change-track-table-cell/>
          </table:previous>
        </table:cell-content-change>
        <table:cell-content-change table:id="ct543">
          <table:cell-address table:column="4" table:row="397" table:table="2"/>
          <office:change-info>
            <dc:creator>larjona </dc:creator>
            <dc:date>2012-01-05T12:07:00</dc:date>
          </office:change-info>
          <table:previous table:id="ct542">
            <table:change-track-table-cell office:value-type="float" office:value="5"/>
          </table:previous>
        </table:cell-content-change>
        <table:deletion table:id="ct544" table:type="row" table:position="433" table:table="2">
          <office:change-info>
            <dc:creator>larjona </dc:creator>
            <dc:date>2012-01-05T12:07:00</dc:date>
          </office:change-info>
        </table:deletion>
        <table:deletion table:id="ct545" table:type="row" table:position="433" table:table="2">
          <office:change-info>
            <dc:creator>larjona </dc:creator>
            <dc:date>2012-01-05T12:07:00</dc:date>
          </office:change-info>
          <table:deletions>
            <table:change-deletion table:id="ct544"/>
          </table:deletions>
        </table:deletion>
        <table:deletion table:id="ct546" table:type="row" table:position="433" table:table="2">
          <office:change-info>
            <dc:creator>larjona </dc:creator>
            <dc:date>2012-01-05T12:07:00</dc:date>
          </office:change-info>
          <table:deletions>
            <table:change-deletion table:id="ct545"/>
            <table:change-deletion table:id="ct499"/>
          </table:deletions>
        </table:deletion>
        <table:deletion table:id="ct547" table:type="row" table:position="433" table:table="2">
          <office:change-info>
            <dc:creator>larjona </dc:creator>
            <dc:date>2012-01-05T12:07:00</dc:date>
          </office:change-info>
          <table:deletions>
            <table:change-deletion table:id="ct546"/>
            <table:change-deletion table:id="ct497"/>
          </table:deletions>
        </table:deletion>
        <table:deletion table:id="ct548" table:type="row" table:position="433" table:table="2">
          <office:change-info>
            <dc:creator>larjona </dc:creator>
            <dc:date>2012-01-05T12:07:00</dc:date>
          </office:change-info>
          <table:deletions>
            <table:change-deletion table:id="ct547"/>
            <table:change-deletion table:id="ct496"/>
          </table:deletions>
        </table:deletion>
        <table:cell-content-change table:id="ct549">
          <table:cell-address table:column="1" table:row="461" table:table="2"/>
          <office:change-info>
            <dc:creator>larjona </dc:creator>
            <dc:date>2012-01-05T12:08:00</dc:date>
          </office:change-info>
          <table:previous>
            <table:change-track-table-cell/>
          </table:previous>
        </table:cell-content-change>
        <table:cell-content-change table:id="ct550">
          <table:cell-address table:column="1" table:row="462" table:table="2"/>
          <office:change-info>
            <dc:creator>larjona </dc:creator>
            <dc:date>2012-01-05T12:08:00</dc:date>
          </office:change-info>
          <table:previous>
            <table:change-track-table-cell/>
          </table:previous>
        </table:cell-content-change>
        <table:cell-content-change table:id="ct551">
          <table:cell-address table:column="1" table:row="464" table:table="2"/>
          <office:change-info>
            <dc:creator>larjona </dc:creator>
            <dc:date>2012-01-05T12:08:00</dc:date>
          </office:change-info>
          <table:previous>
            <table:change-track-table-cell/>
          </table:previous>
        </table:cell-content-change>
        <table:cell-content-change table:id="ct552">
          <table:cell-address table:column="1" table:row="465" table:table="2"/>
          <office:change-info>
            <dc:creator>larjona </dc:creator>
            <dc:date>2012-01-05T12:08:00</dc:date>
          </office:change-info>
          <table:previous>
            <table:change-track-table-cell/>
          </table:previous>
        </table:cell-content-change>
        <table:cell-content-change table:id="ct553">
          <table:cell-address table:column="1" table:row="467" table:table="2"/>
          <office:change-info>
            <dc:creator>larjona </dc:creator>
            <dc:date>2012-01-05T12:08:00</dc:date>
          </office:change-info>
          <table:previous>
            <table:change-track-table-cell/>
          </table:previous>
        </table:cell-content-change>
        <table:cell-content-change table:id="ct554">
          <table:cell-address table:column="1" table:row="468" table:table="2"/>
          <office:change-info>
            <dc:creator>larjona </dc:creator>
            <dc:date>2012-01-05T12:08:00</dc:date>
          </office:change-info>
          <table:previous>
            <table:change-track-table-cell/>
          </table:previous>
        </table:cell-content-change>
        <table:cell-content-change table:id="ct555">
          <table:cell-address table:column="1" table:row="469" table:table="2"/>
          <office:change-info>
            <dc:creator>larjona </dc:creator>
            <dc:date>2012-01-05T12:08:00</dc:date>
          </office:change-info>
          <table:previous>
            <table:change-track-table-cell/>
          </table:previous>
        </table:cell-content-change>
        <table:cell-content-change table:id="ct556">
          <table:cell-address table:column="1" table:row="470" table:table="2"/>
          <office:change-info>
            <dc:creator>larjona </dc:creator>
            <dc:date>2012-01-05T12:08:00</dc:date>
          </office:change-info>
          <table:previous>
            <table:change-track-table-cell/>
          </table:previous>
        </table:cell-content-change>
        <table:cell-content-change table:id="ct557">
          <table:cell-address table:column="2" table:row="461" table:table="2"/>
          <office:change-info>
            <dc:creator>larjona </dc:creator>
            <dc:date>2012-01-05T12:08:00</dc:date>
          </office:change-info>
          <table:previous>
            <table:change-track-table-cell/>
          </table:previous>
        </table:cell-content-change>
        <table:cell-content-change table:id="ct558">
          <table:cell-address table:column="3" table:row="461" table:table="2"/>
          <office:change-info>
            <dc:creator>larjona </dc:creator>
            <dc:date>2012-01-05T12:08:00</dc:date>
          </office:change-info>
          <table:previous>
            <table:change-track-table-cell/>
          </table:previous>
        </table:cell-content-change>
        <table:cell-content-change table:id="ct559">
          <table:cell-address table:column="3" table:row="462" table:table="2"/>
          <office:change-info>
            <dc:creator>larjona </dc:creator>
            <dc:date>2012-01-05T12:08:00</dc:date>
          </office:change-info>
          <table:previous>
            <table:change-track-table-cell/>
          </table:previous>
        </table:cell-content-change>
        <table:cell-content-change table:id="ct560">
          <table:cell-address table:column="4" table:row="461" table:table="2"/>
          <office:change-info>
            <dc:creator>larjona </dc:creator>
            <dc:date>2012-01-05T12:08:00</dc:date>
          </office:change-info>
          <table:previous>
            <table:change-track-table-cell/>
          </table:previous>
        </table:cell-content-change>
        <table:cell-content-change table:id="ct561">
          <table:cell-address table:column="4" table:row="467" table:table="2"/>
          <office:change-info>
            <dc:creator>larjona </dc:creator>
            <dc:date>2012-01-05T12:08:00</dc:date>
          </office:change-info>
          <table:previous>
            <table:change-track-table-cell/>
          </table:previous>
        </table:cell-content-change>
        <table:cell-content-change table:id="ct562">
          <table:cell-address table:column="4" table:row="468" table:table="2"/>
          <office:change-info>
            <dc:creator>larjona </dc:creator>
            <dc:date>2012-01-05T12:08:00</dc:date>
          </office:change-info>
          <table:previous>
            <table:change-track-table-cell/>
          </table:previous>
        </table:cell-content-change>
        <table:cell-content-change table:id="ct563">
          <table:cell-address table:column="4" table:row="469" table:table="2"/>
          <office:change-info>
            <dc:creator>larjona </dc:creator>
            <dc:date>2012-01-05T12:08:00</dc:date>
          </office:change-info>
          <table:previous>
            <table:change-track-table-cell/>
          </table:previous>
        </table:cell-content-change>
        <table:cell-content-change table:id="ct564">
          <table:cell-address table:column="4" table:row="470" table:table="2"/>
          <office:change-info>
            <dc:creator>larjona </dc:creator>
            <dc:date>2012-01-05T12:08:00</dc:date>
          </office:change-info>
          <table:previous>
            <table:change-track-table-cell/>
          </table:previous>
        </table:cell-content-change>
        <table:cell-content-change table:id="ct565">
          <table:cell-address table:column="5" table:row="461" table:table="2"/>
          <office:change-info>
            <dc:creator>larjona </dc:creator>
            <dc:date>2012-01-05T12:08:00</dc:date>
          </office:change-info>
          <table:previous>
            <table:change-track-table-cell/>
          </table:previous>
        </table:cell-content-change>
        <table:cell-content-change table:id="ct566">
          <table:cell-address table:column="5" table:row="462" table:table="2"/>
          <office:change-info>
            <dc:creator>larjona </dc:creator>
            <dc:date>2012-01-05T12:08:00</dc:date>
          </office:change-info>
          <table:previous>
            <table:change-track-table-cell/>
          </table:previous>
        </table:cell-content-change>
        <table:cell-content-change table:id="ct567">
          <table:cell-address table:column="3" table:row="451" table:table="2"/>
          <office:change-info>
            <dc:creator>larjona </dc:creator>
            <dc:date>2012-01-05T12:09:00</dc:date>
          </office:change-info>
          <table:previous table:id="ct190">
            <table:change-track-table-cell office:value-type="float" office:value="0.6"/>
          </table:previous>
        </table:cell-content-change>
        <table:cell-content-change table:id="ct568">
          <table:cell-address table:column="3" table:row="439" table:table="2"/>
          <office:change-info>
            <dc:creator>larjona </dc:creator>
            <dc:date>2012-01-05T12:09:00</dc:date>
          </office:change-info>
          <table:previous table:id="ct189">
            <table:change-track-table-cell office:value-type="float" office:value="0.4"/>
          </table:previous>
        </table:cell-content-change>
        <table:cell-content-change table:id="ct569">
          <table:cell-address table:column="4" table:row="462" table:table="2"/>
          <office:change-info>
            <dc:creator>larjona </dc:creator>
            <dc:date>2012-01-05T12:09:00</dc:date>
          </office:change-info>
          <table:previous>
            <table:change-track-table-cell/>
          </table:previous>
        </table:cell-content-change>
        <table:cell-content-change table:id="ct570">
          <table:cell-address table:column="2" table:row="462" table:table="2"/>
          <office:change-info>
            <dc:creator>larjona </dc:creator>
            <dc:date>2012-01-05T12:09:00</dc:date>
          </office:change-info>
          <table:previous>
            <table:change-track-table-cell/>
          </table:previous>
        </table:cell-content-change>
        <table:cell-content-change table:id="ct571">
          <table:cell-address table:column="5" table:row="436" table:table="2"/>
          <office:change-info>
            <dc:creator>larjona </dc:creator>
            <dc:date>2012-01-05T12:10:00</dc:date>
          </office:change-info>
          <table:previous>
            <table:change-track-table-cell table:cell-address="'Category Rating and Metrics'.F437" table:formula="of:=SUM([.F446:.F467])" office:value-type="float" office:value="3.25"/>
          </table:previous>
        </table:cell-content-change>
        <table:cell-content-change table:id="ct572">
          <table:cell-address table:column="5" table:row="436" table:table="2"/>
          <office:change-info>
            <dc:creator>larjona </dc:creator>
            <dc:date>2012-01-05T12:10:00</dc:date>
          </office:change-info>
          <table:previous table:id="ct571">
            <table:change-track-table-cell table:cell-address="'Category Rating and Metrics'.F437" table:formula="of:=SUM([.F446:.F468])" office:value-type="float" office:value="3.25"/>
          </table:previous>
        </table:cell-content-change>
        <table:cell-content-change table:id="ct573">
          <table:cell-address table:column="2" table:row="76" table:table="3"/>
          <office:change-info>
            <dc:creator>larjona </dc:creator>
            <dc:date>2012-01-05T13:26:00</dc:date>
          </office:change-info>
          <table:previous>
            <table:change-track-table-cell table:cell-address="'Functionality Rating'.C77" table:formula="of:=SUM([.C28:.C52])" office:value-type="float" office:value="46"/>
          </table:previous>
        </table:cell-content-change>
        <table:cell-content-change table:id="ct574">
          <table:cell-address table:column="2" table:row="76" table:table="3"/>
          <office:change-info>
            <dc:creator>larjona </dc:creator>
            <dc:date>2012-01-05T13:26:00</dc:date>
          </office:change-info>
          <table:previous table:id="ct573">
            <table:change-track-table-cell table:cell-address="'Functionality Rating'.C77" table:formula="of:=SUM([.C28:.C52])+[.C65:.C74]" office:value-type="float" office:value="0"/>
          </table:previous>
        </table:cell-content-change>
        <table:cell-content-change table:id="ct575">
          <table:cell-address table:column="2" table:row="76" table:table="3"/>
          <office:change-info>
            <dc:creator>larjona </dc:creator>
            <dc:date>2012-01-05T13:26:00</dc:date>
          </office:change-info>
          <table:previous table:id="ct574">
            <table:change-track-table-cell table:cell-address="'Functionality Rating'.C77" table:formula="of:=SUM([.C28:.C52])+SUM([.C65:.C74])" office:value-type="float" office:value="59"/>
          </table:previous>
        </table:cell-content-change>
        <table:cell-content-change table:id="ct576">
          <table:cell-address table:column="0" table:row="4" table:table="1"/>
          <office:change-info>
            <dc:creator>larjona </dc:creator>
            <dc:date>2012-01-05T13:49:00</dc:date>
          </office:change-info>
          <table:previous>
            <table:change-track-table-cell office:value-type="string">
              <text:p>Evaluated Technology</text:p>
            </table:change-track-table-cell>
          </table:previous>
        </table:cell-content-change>
        <table:cell-content-change table:id="ct577">
          <table:cell-address table:column="0" table:row="5" table:table="1"/>
          <office:change-info>
            <dc:creator>larjona </dc:creator>
            <dc:date>2012-01-05T13:49:00</dc:date>
          </office:change-info>
          <table:previous>
            <table:change-track-table-cell office:value-type="string">
              <text:p>Component Name: Subversion </text:p>
            </table:change-track-table-cell>
          </table:previous>
        </table:cell-content-change>
        <table:cell-content-change table:id="ct578">
          <table:cell-address table:column="0" table:row="6" table:table="1"/>
          <office:change-info>
            <dc:creator>larjona </dc:creator>
            <dc:date>2012-01-05T13:49:00</dc:date>
          </office:change-info>
          <table:previous>
            <table:change-track-table-cell office:value-type="string">
              <text:p>Component type: SCM</text:p>
            </table:change-track-table-cell>
          </table:previous>
        </table:cell-content-change>
        <table:cell-content-change table:id="ct579">
          <table:cell-address table:column="0" table:row="7" table:table="1"/>
          <office:change-info>
            <dc:creator>larjona </dc:creator>
            <dc:date>2012-01-05T13:49:00</dc:date>
          </office:change-info>
          <table:previous>
            <table:change-track-table-cell office:value-type="string">
              <text:p>Usage Setting: Amiguetes S.L. SCM evaluation</text:p>
            </table:change-track-table-cell>
          </table:previous>
        </table:cell-content-change>
        <table:cell-content-change table:id="ct580">
          <table:cell-address table:column="0" table:row="10" table:table="1"/>
          <office:change-info>
            <dc:creator>larjona </dc:creator>
            <dc:date>2012-01-05T13:49:00</dc:date>
          </office:change-info>
          <table:previous>
            <table:change-track-table-cell office:value-type="string">
              <text:p>Rank</text:p>
            </table:change-track-table-cell>
          </table:previous>
        </table:cell-content-change>
        <table:cell-content-change table:id="ct581">
          <table:cell-address table:column="0" table:row="11" table:table="1"/>
          <office:change-info>
            <dc:creator>larjona </dc:creator>
            <dc:date>2012-01-05T13:49:00</dc:date>
          </office:change-info>
          <table:previous>
            <table:change-track-table-cell office:value-type="float" office:value="1"/>
          </table:previous>
        </table:cell-content-change>
        <table:cell-content-change table:id="ct582">
          <table:cell-address table:column="0" table:row="12" table:table="1"/>
          <office:change-info>
            <dc:creator>larjona </dc:creator>
            <dc:date>2012-01-05T13:49:00</dc:date>
          </office:change-info>
          <table:previous>
            <table:change-track-table-cell office:value-type="float" office:value="2"/>
          </table:previous>
        </table:cell-content-change>
        <table:cell-content-change table:id="ct583">
          <table:cell-address table:column="0" table:row="13" table:table="1"/>
          <office:change-info>
            <dc:creator>larjona </dc:creator>
            <dc:date>2012-01-05T13:49:00</dc:date>
          </office:change-info>
          <table:previous>
            <table:change-track-table-cell office:value-type="float" office:value="3"/>
          </table:previous>
        </table:cell-content-change>
        <table:cell-content-change table:id="ct584">
          <table:cell-address table:column="0" table:row="14" table:table="1"/>
          <office:change-info>
            <dc:creator>larjona </dc:creator>
            <dc:date>2012-01-05T13:49:00</dc:date>
          </office:change-info>
          <table:previous>
            <table:change-track-table-cell office:value-type="float" office:value="4"/>
          </table:previous>
        </table:cell-content-change>
        <table:cell-content-change table:id="ct585">
          <table:cell-address table:column="0" table:row="15" table:table="1"/>
          <office:change-info>
            <dc:creator>larjona </dc:creator>
            <dc:date>2012-01-05T13:49:00</dc:date>
          </office:change-info>
          <table:previous>
            <table:change-track-table-cell office:value-type="float" office:value="5"/>
          </table:previous>
        </table:cell-content-change>
        <table:cell-content-change table:id="ct586">
          <table:cell-address table:column="0" table:row="16" table:table="1"/>
          <office:change-info>
            <dc:creator>larjona </dc:creator>
            <dc:date>2012-01-05T13:49:00</dc:date>
          </office:change-info>
          <table:previous>
            <table:change-track-table-cell office:value-type="float" office:value="6"/>
          </table:previous>
        </table:cell-content-change>
        <table:cell-content-change table:id="ct587">
          <table:cell-address table:column="0" table:row="17" table:table="1"/>
          <office:change-info>
            <dc:creator>larjona </dc:creator>
            <dc:date>2012-01-05T13:49:00</dc:date>
          </office:change-info>
          <table:previous>
            <table:change-track-table-cell office:value-type="float" office:value="7"/>
          </table:previous>
        </table:cell-content-change>
        <table:cell-content-change table:id="ct588">
          <table:cell-address table:column="0" table:row="18" table:table="1"/>
          <office:change-info>
            <dc:creator>larjona </dc:creator>
            <dc:date>2012-01-05T13:49:00</dc:date>
          </office:change-info>
          <table:previous>
            <table:change-track-table-cell office:value-type="float" office:value="8"/>
          </table:previous>
        </table:cell-content-change>
        <table:cell-content-change table:id="ct589">
          <table:cell-address table:column="0" table:row="19" table:table="1"/>
          <office:change-info>
            <dc:creator>larjona </dc:creator>
            <dc:date>2012-01-05T13:49:00</dc:date>
          </office:change-info>
          <table:previous>
            <table:change-track-table-cell office:value-type="float" office:value="9"/>
          </table:previous>
        </table:cell-content-change>
        <table:cell-content-change table:id="ct590">
          <table:cell-address table:column="0" table:row="20" table:table="1"/>
          <office:change-info>
            <dc:creator>larjona </dc:creator>
            <dc:date>2012-01-05T13:49:00</dc:date>
          </office:change-info>
          <table:previous>
            <table:change-track-table-cell office:value-type="float" office:value="10"/>
          </table:previous>
        </table:cell-content-change>
        <table:cell-content-change table:id="ct591">
          <table:cell-address table:column="0" table:row="21" table:table="1"/>
          <office:change-info>
            <dc:creator>larjona </dc:creator>
            <dc:date>2012-01-05T13:49:00</dc:date>
          </office:change-info>
          <table:previous>
            <table:change-track-table-cell office:value-type="float" office:value="11"/>
          </table:previous>
        </table:cell-content-change>
        <table:cell-content-change table:id="ct592">
          <table:cell-address table:column="0" table:row="22" table:table="1"/>
          <office:change-info>
            <dc:creator>larjona </dc:creator>
            <dc:date>2012-01-05T13:49:00</dc:date>
          </office:change-info>
          <table:previous>
            <table:change-track-table-cell office:value-type="float" office:value="12"/>
          </table:previous>
        </table:cell-content-change>
        <table:cell-content-change table:id="ct593">
          <table:cell-address table:column="0" table:row="23" table:table="1"/>
          <office:change-info>
            <dc:creator>larjona </dc:creator>
            <dc:date>2012-01-05T13:49:00</dc:date>
          </office:change-info>
          <table:previous>
            <table:change-track-table-cell office:value-type="string">
              <text:p><text:s text:c="2"/></text:p>
            </table:change-track-table-cell>
          </table:previous>
        </table:cell-content-change>
        <table:cell-content-change table:id="ct594">
          <table:cell-address table:column="0" table:row="24" table:table="1"/>
          <office:change-info>
            <dc:creator>larjona </dc:creator>
            <dc:date>2012-01-05T13:49:00</dc:date>
          </office:change-info>
          <table:previous>
            <table:change-track-table-cell office:value-type="string">
              <text:p>Total Weight</text:p>
            </table:change-track-table-cell>
          </table:previous>
        </table:cell-content-change>
        <table:cell-content-change table:id="ct595">
          <table:cell-address table:column="0" table:row="25" table:table="1"/>
          <office:change-info>
            <dc:creator>larjona </dc:creator>
            <dc:date>2012-01-05T13:49:00</dc:date>
          </office:change-info>
          <table:previous>
            <table:change-track-table-cell table:cell-address="'Category Ranking'.A26" table:formula="of:=SUM([.D12:.D23])" office:value-type="float" office:value="1"/>
          </table:previous>
        </table:cell-content-change>
        <table:cell-content-change table:id="ct596">
          <table:cell-address table:column="1" table:row="4" table:table="1"/>
          <office:change-info>
            <dc:creator>larjona </dc:creator>
            <dc:date>2012-01-05T13:49:00</dc:date>
          </office:change-info>
          <table:previous>
            <table:change-track-table-cell/>
          </table:previous>
        </table:cell-content-change>
        <table:cell-content-change table:id="ct597">
          <table:cell-address table:column="1" table:row="5" table:table="1"/>
          <office:change-info>
            <dc:creator>larjona </dc:creator>
            <dc:date>2012-01-05T13:49:00</dc:date>
          </office:change-info>
          <table:previous table:id="ct459">
            <table:change-track-table-cell/>
          </table:previous>
        </table:cell-content-change>
        <table:cell-content-change table:id="ct598">
          <table:cell-address table:column="1" table:row="6" table:table="1"/>
          <office:change-info>
            <dc:creator>larjona </dc:creator>
            <dc:date>2012-01-05T13:49:00</dc:date>
          </office:change-info>
          <table:previous table:id="ct460">
            <table:change-track-table-cell/>
          </table:previous>
        </table:cell-content-change>
        <table:cell-content-change table:id="ct599">
          <table:cell-address table:column="1" table:row="7" table:table="1"/>
          <office:change-info>
            <dc:creator>larjona </dc:creator>
            <dc:date>2012-01-05T13:49:00</dc:date>
          </office:change-info>
          <table:previous table:id="ct461">
            <table:change-track-table-cell/>
          </table:previous>
        </table:cell-content-change>
        <table:cell-content-change table:id="ct600">
          <table:cell-address table:column="1" table:row="10" table:table="1"/>
          <office:change-info>
            <dc:creator>larjona </dc:creator>
            <dc:date>2012-01-05T13:49:00</dc:date>
          </office:change-info>
          <table:previous>
            <table:change-track-table-cell office:value-type="string">
              <text:p>Category</text:p>
            </table:change-track-table-cell>
          </table:previous>
        </table:cell-content-change>
        <table:cell-content-change table:id="ct601">
          <table:cell-address table:column="1" table:row="11" table:table="1"/>
          <office:change-info>
            <dc:creator>larjona </dc:creator>
            <dc:date>2012-01-05T13:49:00</dc:date>
          </office:change-info>
          <table:previous>
            <table:change-track-table-cell office:value-type="string">
              <text:p>Functionality</text:p>
            </table:change-track-table-cell>
          </table:previous>
        </table:cell-content-change>
        <table:cell-content-change table:id="ct602">
          <table:cell-address table:column="1" table:row="12" table:table="1"/>
          <office:change-info>
            <dc:creator>larjona </dc:creator>
            <dc:date>2012-01-05T13:49:00</dc:date>
          </office:change-info>
          <table:previous>
            <table:change-track-table-cell office:value-type="string">
              <text:p>Usability</text:p>
            </table:change-track-table-cell>
          </table:previous>
        </table:cell-content-change>
        <table:cell-content-change table:id="ct603">
          <table:cell-address table:column="1" table:row="13" table:table="1"/>
          <office:change-info>
            <dc:creator>larjona </dc:creator>
            <dc:date>2012-01-05T13:49:00</dc:date>
          </office:change-info>
          <table:previous>
            <table:change-track-table-cell office:value-type="string">
              <text:p>Quality</text:p>
            </table:change-track-table-cell>
          </table:previous>
        </table:cell-content-change>
        <table:cell-content-change table:id="ct604">
          <table:cell-address table:column="1" table:row="14" table:table="1"/>
          <office:change-info>
            <dc:creator>larjona </dc:creator>
            <dc:date>2012-01-05T13:49:00</dc:date>
          </office:change-info>
          <table:previous>
            <table:change-track-table-cell office:value-type="string">
              <text:p>Security</text:p>
            </table:change-track-table-cell>
          </table:previous>
        </table:cell-content-change>
        <table:cell-content-change table:id="ct605">
          <table:cell-address table:column="1" table:row="15" table:table="1"/>
          <office:change-info>
            <dc:creator>larjona </dc:creator>
            <dc:date>2012-01-05T13:49:00</dc:date>
          </office:change-info>
          <table:previous>
            <table:change-track-table-cell office:value-type="string">
              <text:p>Performance</text:p>
            </table:change-track-table-cell>
          </table:previous>
        </table:cell-content-change>
        <table:cell-content-change table:id="ct606">
          <table:cell-address table:column="1" table:row="16" table:table="1"/>
          <office:change-info>
            <dc:creator>larjona </dc:creator>
            <dc:date>2012-01-05T13:49:00</dc:date>
          </office:change-info>
          <table:previous>
            <table:change-track-table-cell office:value-type="string">
              <text:p>Scalability</text:p>
            </table:change-track-table-cell>
          </table:previous>
        </table:cell-content-change>
        <table:cell-content-change table:id="ct607">
          <table:cell-address table:column="1" table:row="17" table:table="1"/>
          <office:change-info>
            <dc:creator>larjona </dc:creator>
            <dc:date>2012-01-05T13:49:00</dc:date>
          </office:change-info>
          <table:previous>
            <table:change-track-table-cell office:value-type="string">
              <text:p>Architecture</text:p>
            </table:change-track-table-cell>
          </table:previous>
        </table:cell-content-change>
        <table:cell-content-change table:id="ct608">
          <table:cell-address table:column="1" table:row="18" table:table="1"/>
          <office:change-info>
            <dc:creator>larjona </dc:creator>
            <dc:date>2012-01-05T13:49:00</dc:date>
          </office:change-info>
          <table:previous>
            <table:change-track-table-cell office:value-type="string">
              <text:p>Support</text:p>
            </table:change-track-table-cell>
          </table:previous>
        </table:cell-content-change>
        <table:cell-content-change table:id="ct609">
          <table:cell-address table:column="1" table:row="19" table:table="1"/>
          <office:change-info>
            <dc:creator>larjona </dc:creator>
            <dc:date>2012-01-05T13:49:00</dc:date>
          </office:change-info>
          <table:previous>
            <table:change-track-table-cell office:value-type="string">
              <text:p>Documentation</text:p>
            </table:change-track-table-cell>
          </table:previous>
        </table:cell-content-change>
        <table:cell-content-change table:id="ct610">
          <table:cell-address table:column="1" table:row="20" table:table="1"/>
          <office:change-info>
            <dc:creator>larjona </dc:creator>
            <dc:date>2012-01-05T13:49:00</dc:date>
          </office:change-info>
          <table:previous>
            <table:change-track-table-cell office:value-type="string">
              <text:p>Adoption</text:p>
            </table:change-track-table-cell>
          </table:previous>
        </table:cell-content-change>
        <table:cell-content-change table:id="ct611">
          <table:cell-address table:column="1" table:row="21" table:table="1"/>
          <office:change-info>
            <dc:creator>larjona </dc:creator>
            <dc:date>2012-01-05T13:49:00</dc:date>
          </office:change-info>
          <table:previous>
            <table:change-track-table-cell office:value-type="string">
              <text:p>Community</text:p>
            </table:change-track-table-cell>
          </table:previous>
        </table:cell-content-change>
        <table:cell-content-change table:id="ct612">
          <table:cell-address table:column="1" table:row="22" table:table="1"/>
          <office:change-info>
            <dc:creator>larjona </dc:creator>
            <dc:date>2012-01-05T13:49:00</dc:date>
          </office:change-info>
          <table:previous>
            <table:change-track-table-cell office:value-type="string">
              <text:p>Professionalism</text:p>
            </table:change-track-table-cell>
          </table:previous>
        </table:cell-content-change>
        <table:cell-content-change table:id="ct613">
          <table:cell-address table:column="2" table:row="10" table:table="1"/>
          <office:change-info>
            <dc:creator>larjona </dc:creator>
            <dc:date>2012-01-05T13:49:00</dc:date>
          </office:change-info>
          <table:previous>
            <table:change-track-table-cell office:value-type="string">
              <text:p>Weight</text:p>
            </table:change-track-table-cell>
          </table:previous>
        </table:cell-content-change>
        <table:cell-content-change table:id="ct614">
          <table:cell-address table:column="2" table:row="11" table:table="1"/>
          <office:change-info>
            <dc:creator>larjona </dc:creator>
            <dc:date>2012-01-05T13:49:00</dc:date>
          </office:change-info>
          <table:previous>
            <table:change-track-table-cell office:value-type="float" office:value="0.12"/>
          </table:previous>
        </table:cell-content-change>
        <table:cell-content-change table:id="ct615">
          <table:cell-address table:column="2" table:row="12" table:table="1"/>
          <office:change-info>
            <dc:creator>larjona </dc:creator>
            <dc:date>2012-01-05T13:49:00</dc:date>
          </office:change-info>
          <table:previous>
            <table:change-track-table-cell office:value-type="float" office:value="0.12"/>
          </table:previous>
        </table:cell-content-change>
        <table:cell-content-change table:id="ct616">
          <table:cell-address table:column="2" table:row="13" table:table="1"/>
          <office:change-info>
            <dc:creator>larjona </dc:creator>
            <dc:date>2012-01-05T13:49:00</dc:date>
          </office:change-info>
          <table:previous>
            <table:change-track-table-cell office:value-type="float" office:value="0.05"/>
          </table:previous>
        </table:cell-content-change>
        <table:cell-content-change table:id="ct617">
          <table:cell-address table:column="2" table:row="14" table:table="1"/>
          <office:change-info>
            <dc:creator>larjona </dc:creator>
            <dc:date>2012-01-05T13:49:00</dc:date>
          </office:change-info>
          <table:previous>
            <table:change-track-table-cell office:value-type="float" office:value="0.08"/>
          </table:previous>
        </table:cell-content-change>
        <table:cell-content-change table:id="ct618">
          <table:cell-address table:column="2" table:row="15" table:table="1"/>
          <office:change-info>
            <dc:creator>larjona </dc:creator>
            <dc:date>2012-01-05T13:49:00</dc:date>
          </office:change-info>
          <table:previous>
            <table:change-track-table-cell office:value-type="float" office:value="0.06"/>
          </table:previous>
        </table:cell-content-change>
        <table:cell-content-change table:id="ct619">
          <table:cell-address table:column="2" table:row="16" table:table="1"/>
          <office:change-info>
            <dc:creator>larjona </dc:creator>
            <dc:date>2012-01-05T13:49:00</dc:date>
          </office:change-info>
          <table:previous>
            <table:change-track-table-cell office:value-type="float" office:value="0.05"/>
          </table:previous>
        </table:cell-content-change>
        <table:cell-content-change table:id="ct620">
          <table:cell-address table:column="2" table:row="17" table:table="1"/>
          <office:change-info>
            <dc:creator>larjona </dc:creator>
            <dc:date>2012-01-05T13:49:00</dc:date>
          </office:change-info>
          <table:previous>
            <table:change-track-table-cell office:value-type="float" office:value="0.06"/>
          </table:previous>
        </table:cell-content-change>
        <table:cell-content-change table:id="ct621">
          <table:cell-address table:column="2" table:row="18" table:table="1"/>
          <office:change-info>
            <dc:creator>larjona </dc:creator>
            <dc:date>2012-01-05T13:49:00</dc:date>
          </office:change-info>
          <table:previous>
            <table:change-track-table-cell office:value-type="float" office:value="0.1"/>
          </table:previous>
        </table:cell-content-change>
        <table:cell-content-change table:id="ct622">
          <table:cell-address table:column="2" table:row="19" table:table="1"/>
          <office:change-info>
            <dc:creator>larjona </dc:creator>
            <dc:date>2012-01-05T13:49:00</dc:date>
          </office:change-info>
          <table:previous>
            <table:change-track-table-cell office:value-type="float" office:value="0.1"/>
          </table:previous>
        </table:cell-content-change>
        <table:cell-content-change table:id="ct623">
          <table:cell-address table:column="2" table:row="20" table:table="1"/>
          <office:change-info>
            <dc:creator>larjona </dc:creator>
            <dc:date>2012-01-05T13:49:00</dc:date>
          </office:change-info>
          <table:previous>
            <table:change-track-table-cell office:value-type="float" office:value="0.09"/>
          </table:previous>
        </table:cell-content-change>
        <table:cell-content-change table:id="ct624">
          <table:cell-address table:column="2" table:row="21" table:table="1"/>
          <office:change-info>
            <dc:creator>larjona </dc:creator>
            <dc:date>2012-01-05T13:49:00</dc:date>
          </office:change-info>
          <table:previous>
            <table:change-track-table-cell office:value-type="float" office:value="0.12"/>
          </table:previous>
        </table:cell-content-change>
        <table:cell-content-change table:id="ct625">
          <table:cell-address table:column="2" table:row="22" table:table="1"/>
          <office:change-info>
            <dc:creator>larjona </dc:creator>
            <dc:date>2012-01-05T13:49:00</dc:date>
          </office:change-info>
          <table:previous>
            <table:change-track-table-cell office:value-type="float" office:value="0.05"/>
          </table:previous>
        </table:cell-content-change>
        <table:cell-content-change table:id="ct626">
          <table:cell-address table:column="3" table:row="10" table:table="1"/>
          <office:change-info>
            <dc:creator>larjona </dc:creator>
            <dc:date>2012-01-05T13:49:00</dc:date>
          </office:change-info>
          <table:previous>
            <table:change-track-table-cell/>
          </table:previous>
        </table:cell-content-change>
        <table:cell-content-change table:id="ct627">
          <table:cell-address table:column="3" table:row="11" table:table="1"/>
          <office:change-info>
            <dc:creator>larjona </dc:creator>
            <dc:date>2012-01-05T13:49:00</dc:date>
          </office:change-info>
          <table:previous table:id="ct143">
            <table:change-track-table-cell/>
          </table:previous>
        </table:cell-content-change>
        <table:cell-content-change table:id="ct628">
          <table:cell-address table:column="3" table:row="12" table:table="1"/>
          <office:change-info>
            <dc:creator>larjona </dc:creator>
            <dc:date>2012-01-05T13:49:00</dc:date>
          </office:change-info>
          <table:previous table:id="ct465">
            <table:change-track-table-cell/>
          </table:previous>
        </table:cell-content-change>
        <table:cell-content-change table:id="ct629">
          <table:cell-address table:column="3" table:row="13" table:table="1"/>
          <office:change-info>
            <dc:creator>larjona </dc:creator>
            <dc:date>2012-01-05T13:49:00</dc:date>
          </office:change-info>
          <table:previous table:id="ct466">
            <table:change-track-table-cell/>
          </table:previous>
        </table:cell-content-change>
        <table:cell-content-change table:id="ct630">
          <table:cell-address table:column="3" table:row="14" table:table="1"/>
          <office:change-info>
            <dc:creator>larjona </dc:creator>
            <dc:date>2012-01-05T13:49:00</dc:date>
          </office:change-info>
          <table:previous table:id="ct155">
            <table:change-track-table-cell/>
          </table:previous>
        </table:cell-content-change>
        <table:cell-content-change table:id="ct631">
          <table:cell-address table:column="3" table:row="15" table:table="1"/>
          <office:change-info>
            <dc:creator>larjona </dc:creator>
            <dc:date>2012-01-05T13:49:00</dc:date>
          </office:change-info>
          <table:previous table:id="ct150">
            <table:change-track-table-cell/>
          </table:previous>
        </table:cell-content-change>
        <table:cell-content-change table:id="ct632">
          <table:cell-address table:column="3" table:row="16" table:table="1"/>
          <office:change-info>
            <dc:creator>larjona </dc:creator>
            <dc:date>2012-01-05T13:49:00</dc:date>
          </office:change-info>
          <table:previous table:id="ct146">
            <table:change-track-table-cell/>
          </table:previous>
        </table:cell-content-change>
        <table:cell-content-change table:id="ct633">
          <table:cell-address table:column="3" table:row="17" table:table="1"/>
          <office:change-info>
            <dc:creator>larjona </dc:creator>
            <dc:date>2012-01-05T13:49:00</dc:date>
          </office:change-info>
          <table:previous table:id="ct462">
            <table:change-track-table-cell/>
          </table:previous>
        </table:cell-content-change>
        <table:cell-content-change table:id="ct634">
          <table:cell-address table:column="3" table:row="18" table:table="1"/>
          <office:change-info>
            <dc:creator>larjona </dc:creator>
            <dc:date>2012-01-05T13:49:00</dc:date>
          </office:change-info>
          <table:previous table:id="ct463">
            <table:change-track-table-cell/>
          </table:previous>
        </table:cell-content-change>
        <table:cell-content-change table:id="ct635">
          <table:cell-address table:column="3" table:row="19" table:table="1"/>
          <office:change-info>
            <dc:creator>larjona </dc:creator>
            <dc:date>2012-01-05T13:49:00</dc:date>
          </office:change-info>
          <table:previous table:id="ct145">
            <table:change-track-table-cell/>
          </table:previous>
        </table:cell-content-change>
        <table:cell-content-change table:id="ct636">
          <table:cell-address table:column="3" table:row="20" table:table="1"/>
          <office:change-info>
            <dc:creator>larjona </dc:creator>
            <dc:date>2012-01-05T13:49:00</dc:date>
          </office:change-info>
          <table:previous table:id="ct467">
            <table:change-track-table-cell/>
          </table:previous>
        </table:cell-content-change>
        <table:cell-content-change table:id="ct637">
          <table:cell-address table:column="3" table:row="21" table:table="1"/>
          <office:change-info>
            <dc:creator>larjona </dc:creator>
            <dc:date>2012-01-05T13:49:00</dc:date>
          </office:change-info>
          <table:previous table:id="ct144">
            <table:change-track-table-cell/>
          </table:previous>
        </table:cell-content-change>
        <table:cell-content-change table:id="ct638">
          <table:cell-address table:column="3" table:row="22" table:table="1"/>
          <office:change-info>
            <dc:creator>larjona </dc:creator>
            <dc:date>2012-01-05T13:49:00</dc:date>
          </office:change-info>
          <table:previous table:id="ct159">
            <table:change-track-table-cell/>
          </table:previous>
        </table:cell-content-change>
        <table:cell-content-change table:id="ct639">
          <table:cell-address table:column="3" table:row="24" table:table="1"/>
          <office:change-info>
            <dc:creator>larjona </dc:creator>
            <dc:date>2012-01-05T13:49:00</dc:date>
          </office:change-info>
          <table:previous>
            <table:change-track-table-cell/>
          </table:previous>
        </table:cell-content-change>
        <table:cell-content-change table:id="ct640">
          <table:cell-address table:column="3" table:row="25" table:table="1"/>
          <office:change-info>
            <dc:creator>larjona </dc:creator>
            <dc:date>2012-01-05T13:49:00</dc:date>
          </office:change-info>
          <table:previous table:id="ct1">
            <table:change-track-table-cell/>
          </table:previous>
        </table:cell-content-change>
        <table:cell-content-change table:id="ct641">
          <table:cell-address table:column="1" table:row="5" table:table="1"/>
          <office:change-info>
            <dc:creator>larjona </dc:creator>
            <dc:date>2012-01-05T13:49:00</dc:date>
          </office:change-info>
          <table:previous table:id="ct597">
            <table:change-track-table-cell office:value-type="string">
              <text:p>Component Name: </text:p>
            </table:change-track-table-cell>
          </table:previous>
        </table:cell-content-change>
        <table:insertion table:id="ct642" table:type="row" table:position="270" table:table="2">
          <office:change-info>
            <dc:creator>larjona </dc:creator>
            <dc:date>2012-01-05T13:50:00</dc:date>
          </office:change-info>
        </table:insertion>
        <table:insertion table:id="ct643" table:type="row" table:position="270" table:table="2">
          <office:change-info>
            <dc:creator>larjona </dc:creator>
            <dc:date>2012-01-05T13:50:00</dc:date>
          </office:change-info>
        </table:insertion>
        <table:insertion table:id="ct644" table:type="row" table:position="270" table:table="2">
          <office:change-info>
            <dc:creator>larjona </dc:creator>
            <dc:date>2012-01-05T13:50:00</dc:date>
          </office:change-info>
          <table:dependencies>
            <table:dependence table:id="ct672"/>
            <table:dependence table:id="ct671"/>
            <table:dependence table:id="ct670"/>
          </table:dependencies>
        </table:insertion>
        <table:insertion table:id="ct645" table:type="row" table:position="266" table:count="4" table:table="2">
          <office:change-info>
            <dc:creator>larjona </dc:creator>
            <dc:date>2012-01-05T13:50:00</dc:date>
          </office:change-info>
          <table:dependencies>
            <table:dependence table:id="ct662"/>
            <table:dependence table:id="ct661"/>
            <table:dependence table:id="ct660"/>
            <table:dependence table:id="ct659"/>
            <table:dependence table:id="ct654"/>
            <table:dependence table:id="ct653"/>
            <table:dependence table:id="ct652"/>
            <table:dependence table:id="ct651"/>
          </table:dependencies>
        </table:insertion>
        <table:insertion table:id="ct646" table:type="row" table:position="259" table:count="7" table:table="2">
          <office:change-info>
            <dc:creator>larjona </dc:creator>
            <dc:date>2012-01-05T13:50:00</dc:date>
          </office:change-info>
          <table:dependencies>
            <table:dependence table:id="ct668"/>
            <table:dependence table:id="ct667"/>
            <table:dependence table:id="ct664"/>
            <table:dependence table:id="ct663"/>
            <table:dependence table:id="ct658"/>
            <table:dependence table:id="ct657"/>
            <table:dependence table:id="ct656"/>
            <table:dependence table:id="ct655"/>
            <table:dependence table:id="ct650"/>
            <table:dependence table:id="ct649"/>
            <table:dependence table:id="ct648"/>
            <table:dependence table:id="ct647"/>
          </table:dependencies>
        </table:insertion>
        <table:cell-content-change table:id="ct647">
          <table:cell-address table:column="1" table:row="260" table:table="2"/>
          <office:change-info>
            <dc:creator>larjona </dc:creator>
            <dc:date>2012-01-05T13:50:00</dc:date>
          </office:change-info>
          <table:previous>
            <table:change-track-table-cell/>
          </table:previous>
        </table:cell-content-change>
        <table:cell-content-change table:id="ct648">
          <table:cell-address table:column="1" table:row="261" table:table="2"/>
          <office:change-info>
            <dc:creator>larjona </dc:creator>
            <dc:date>2012-01-05T13:50:00</dc:date>
          </office:change-info>
          <table:previous>
            <table:change-track-table-cell/>
          </table:previous>
        </table:cell-content-change>
        <table:cell-content-change table:id="ct649">
          <table:cell-address table:column="1" table:row="263" table:table="2"/>
          <office:change-info>
            <dc:creator>larjona </dc:creator>
            <dc:date>2012-01-05T13:50:00</dc:date>
          </office:change-info>
          <table:previous>
            <table:change-track-table-cell/>
          </table:previous>
        </table:cell-content-change>
        <table:cell-content-change table:id="ct650">
          <table:cell-address table:column="1" table:row="264" table:table="2"/>
          <office:change-info>
            <dc:creator>larjona </dc:creator>
            <dc:date>2012-01-05T13:50:00</dc:date>
          </office:change-info>
          <table:previous>
            <table:change-track-table-cell/>
          </table:previous>
        </table:cell-content-change>
        <table:cell-content-change table:id="ct651">
          <table:cell-address table:column="1" table:row="266" table:table="2"/>
          <office:change-info>
            <dc:creator>larjona </dc:creator>
            <dc:date>2012-01-05T13:50:00</dc:date>
          </office:change-info>
          <table:previous>
            <table:change-track-table-cell/>
          </table:previous>
        </table:cell-content-change>
        <table:cell-content-change table:id="ct652">
          <table:cell-address table:column="1" table:row="267" table:table="2"/>
          <office:change-info>
            <dc:creator>larjona </dc:creator>
            <dc:date>2012-01-05T13:50:00</dc:date>
          </office:change-info>
          <table:previous>
            <table:change-track-table-cell/>
          </table:previous>
        </table:cell-content-change>
        <table:cell-content-change table:id="ct653">
          <table:cell-address table:column="1" table:row="268" table:table="2"/>
          <office:change-info>
            <dc:creator>larjona </dc:creator>
            <dc:date>2012-01-05T13:50:00</dc:date>
          </office:change-info>
          <table:previous>
            <table:change-track-table-cell/>
          </table:previous>
        </table:cell-content-change>
        <table:cell-content-change table:id="ct654">
          <table:cell-address table:column="1" table:row="269" table:table="2"/>
          <office:change-info>
            <dc:creator>larjona </dc:creator>
            <dc:date>2012-01-05T13:50:00</dc:date>
          </office:change-info>
          <table:previous>
            <table:change-track-table-cell/>
          </table:previous>
        </table:cell-content-change>
        <table:cell-content-change table:id="ct655">
          <table:cell-address table:column="2" table:row="260" table:table="2"/>
          <office:change-info>
            <dc:creator>larjona </dc:creator>
            <dc:date>2012-01-05T13:50:00</dc:date>
          </office:change-info>
          <table:previous>
            <table:change-track-table-cell/>
          </table:previous>
        </table:cell-content-change>
        <table:cell-content-change table:id="ct656">
          <table:cell-address table:column="3" table:row="260" table:table="2"/>
          <office:change-info>
            <dc:creator>larjona </dc:creator>
            <dc:date>2012-01-05T13:50:00</dc:date>
          </office:change-info>
          <table:previous>
            <table:change-track-table-cell/>
          </table:previous>
        </table:cell-content-change>
        <table:cell-content-change table:id="ct657">
          <table:cell-address table:column="3" table:row="261" table:table="2"/>
          <office:change-info>
            <dc:creator>larjona </dc:creator>
            <dc:date>2012-01-05T13:50:00</dc:date>
          </office:change-info>
          <table:previous>
            <table:change-track-table-cell/>
          </table:previous>
        </table:cell-content-change>
        <table:cell-content-change table:id="ct658">
          <table:cell-address table:column="4" table:row="260" table:table="2"/>
          <office:change-info>
            <dc:creator>larjona </dc:creator>
            <dc:date>2012-01-05T13:50:00</dc:date>
          </office:change-info>
          <table:previous>
            <table:change-track-table-cell/>
          </table:previous>
        </table:cell-content-change>
        <table:cell-content-change table:id="ct659">
          <table:cell-address table:column="4" table:row="266" table:table="2"/>
          <office:change-info>
            <dc:creator>larjona </dc:creator>
            <dc:date>2012-01-05T13:50:00</dc:date>
          </office:change-info>
          <table:previous>
            <table:change-track-table-cell/>
          </table:previous>
        </table:cell-content-change>
        <table:cell-content-change table:id="ct660">
          <table:cell-address table:column="4" table:row="267" table:table="2"/>
          <office:change-info>
            <dc:creator>larjona </dc:creator>
            <dc:date>2012-01-05T13:50:00</dc:date>
          </office:change-info>
          <table:previous>
            <table:change-track-table-cell/>
          </table:previous>
        </table:cell-content-change>
        <table:cell-content-change table:id="ct661">
          <table:cell-address table:column="4" table:row="268" table:table="2"/>
          <office:change-info>
            <dc:creator>larjona </dc:creator>
            <dc:date>2012-01-05T13:50:00</dc:date>
          </office:change-info>
          <table:previous>
            <table:change-track-table-cell/>
          </table:previous>
        </table:cell-content-change>
        <table:cell-content-change table:id="ct662">
          <table:cell-address table:column="4" table:row="269" table:table="2"/>
          <office:change-info>
            <dc:creator>larjona </dc:creator>
            <dc:date>2012-01-05T13:50:00</dc:date>
          </office:change-info>
          <table:previous>
            <table:change-track-table-cell/>
          </table:previous>
        </table:cell-content-change>
        <table:cell-content-change table:id="ct663">
          <table:cell-address table:column="5" table:row="260" table:table="2"/>
          <office:change-info>
            <dc:creator>larjona </dc:creator>
            <dc:date>2012-01-05T13:50:00</dc:date>
          </office:change-info>
          <table:previous>
            <table:change-track-table-cell/>
          </table:previous>
        </table:cell-content-change>
        <table:cell-content-change table:id="ct664">
          <table:cell-address table:column="5" table:row="261" table:table="2"/>
          <office:change-info>
            <dc:creator>larjona </dc:creator>
            <dc:date>2012-01-05T13:50:00</dc:date>
          </office:change-info>
          <table:previous>
            <table:change-track-table-cell/>
          </table:previous>
        </table:cell-content-change>
        <table:cell-content-change table:id="ct665">
          <table:cell-address table:column="3" table:row="226" table:table="2"/>
          <office:change-info>
            <dc:creator>larjona </dc:creator>
            <dc:date>2012-01-05T13:51:00</dc:date>
          </office:change-info>
          <table:previous table:id="ct178">
            <table:change-track-table-cell office:value-type="float" office:value="0.4"/>
          </table:previous>
        </table:cell-content-change>
        <table:cell-content-change table:id="ct666">
          <table:cell-address table:column="3" table:row="239" table:table="2"/>
          <office:change-info>
            <dc:creator>larjona </dc:creator>
            <dc:date>2012-01-05T13:51:00</dc:date>
          </office:change-info>
          <table:previous table:id="ct179">
            <table:change-track-table-cell office:value-type="float" office:value="0.4"/>
          </table:previous>
        </table:cell-content-change>
        <table:cell-content-change table:id="ct667">
          <table:cell-address table:column="2" table:row="261" table:table="2"/>
          <office:change-info>
            <dc:creator>larjona </dc:creator>
            <dc:date>2012-01-05T13:52:00</dc:date>
          </office:change-info>
          <table:previous>
            <table:change-track-table-cell/>
          </table:previous>
        </table:cell-content-change>
        <table:cell-content-change table:id="ct668">
          <table:cell-address table:column="4" table:row="261" table:table="2"/>
          <office:change-info>
            <dc:creator>larjona </dc:creator>
            <dc:date>2012-01-05T13:52:00</dc:date>
          </office:change-info>
          <table:previous>
            <table:change-track-table-cell/>
          </table:previous>
        </table:cell-content-change>
        <table:deletion table:id="ct669" table:type="row" table:position="270" table:table="2">
          <office:change-info>
            <dc:creator>larjona </dc:creator>
            <dc:date>2012-01-05T13:52:00</dc:date>
          </office:change-info>
        </table:deletion>
        <table:deletion table:id="ct670" table:type="row" table:position="270" table:table="2">
          <office:change-info>
            <dc:creator>larjona </dc:creator>
            <dc:date>2012-01-05T13:52:00</dc:date>
          </office:change-info>
          <table:deletions>
            <table:change-deletion table:id="ct669"/>
            <table:change-deletion table:id="ct644"/>
          </table:deletions>
        </table:deletion>
        <table:deletion table:id="ct671" table:type="row" table:position="270" table:table="2">
          <office:change-info>
            <dc:creator>larjona </dc:creator>
            <dc:date>2012-01-05T13:52:00</dc:date>
          </office:change-info>
          <table:deletions>
            <table:change-deletion table:id="ct670"/>
            <table:change-deletion table:id="ct643"/>
          </table:deletions>
        </table:deletion>
        <table:deletion table:id="ct672" table:type="row" table:position="270" table:table="2">
          <office:change-info>
            <dc:creator>larjona </dc:creator>
            <dc:date>2012-01-05T13:52:00</dc:date>
          </office:change-info>
          <table:deletions>
            <table:change-deletion table:id="ct671"/>
            <table:change-deletion table:id="ct642"/>
          </table:deletions>
        </table:deletion>
        <table:cell-content-change table:id="ct673">
          <table:cell-address table:column="3" table:row="408" table:table="2"/>
          <office:change-info>
            <dc:creator>larjona </dc:creator>
            <dc:date>2012-01-05T13:53:00</dc:date>
          </office:change-info>
          <table:previous table:id="ct524">
            <table:change-track-table-cell office:value-type="float" office:value="0.25"/>
          </table:previous>
        </table:cell-content-change>
        <table:cell-content-change table:id="ct674">
          <table:cell-address table:column="3" table:row="397" table:table="2"/>
          <office:change-info>
            <dc:creator>larjona </dc:creator>
            <dc:date>2012-01-05T13:53:00</dc:date>
          </office:change-info>
          <table:previous table:id="ct522">
            <table:change-track-table-cell office:value-type="float" office:value="0.25"/>
          </table:previous>
        </table:cell-content-change>
        <table:cell-content-change table:id="ct675">
          <table:cell-address table:column="3" table:row="384" table:table="2"/>
          <office:change-info>
            <dc:creator>larjona </dc:creator>
            <dc:date>2012-01-05T13:53:00</dc:date>
          </office:change-info>
          <table:previous table:id="ct539">
            <table:change-track-table-cell office:value-type="float" office:value="0.25"/>
          </table:previous>
        </table:cell-content-change>
        <table:cell-content-change table:id="ct676">
          <table:cell-address table:column="3" table:row="371" table:table="2"/>
          <office:change-info>
            <dc:creator>larjona </dc:creator>
            <dc:date>2012-01-05T13:53:00</dc:date>
          </office:change-info>
          <table:previous table:id="ct540">
            <table:change-track-table-cell office:value-type="float" office:value="0.25"/>
          </table:previous>
        </table:cell-content-change>
        <table:insertion table:id="ct677" table:type="row" table:position="432" table:table="2">
          <office:change-info>
            <dc:creator>larjona </dc:creator>
            <dc:date>2012-01-05T13:53:00</dc:date>
          </office:change-info>
        </table:insertion>
        <table:insertion table:id="ct678" table:type="row" table:position="431" table:table="2">
          <office:change-info>
            <dc:creator>larjona </dc:creator>
            <dc:date>2012-01-05T13:53:00</dc:date>
          </office:change-info>
        </table:insertion>
        <table:insertion table:id="ct679" table:type="row" table:position="429" table:count="2" table:table="2">
          <office:change-info>
            <dc:creator>larjona </dc:creator>
            <dc:date>2012-01-05T13:53:00</dc:date>
          </office:change-info>
        </table:insertion>
        <table:insertion table:id="ct680" table:type="row" table:position="425" table:count="4" table:table="2">
          <office:change-info>
            <dc:creator>larjona </dc:creator>
            <dc:date>2012-01-05T13:55:00</dc:date>
          </office:change-info>
          <table:dependencies>
            <table:dependence table:id="ct697"/>
            <table:dependence table:id="ct696"/>
            <table:dependence table:id="ct695"/>
            <table:dependence table:id="ct689"/>
            <table:dependence table:id="ct688"/>
            <table:dependence table:id="ct687"/>
          </table:dependencies>
        </table:insertion>
        <table:insertion table:id="ct681" table:type="row" table:position="417" table:count="8" table:table="2">
          <office:change-info>
            <dc:creator>larjona </dc:creator>
            <dc:date>2012-01-05T13:55:00</dc:date>
          </office:change-info>
          <table:dependencies>
            <table:dependence table:id="ct702"/>
            <table:dependence table:id="ct701"/>
            <table:dependence table:id="ct700"/>
            <table:dependence table:id="ct699"/>
            <table:dependence table:id="ct698"/>
            <table:dependence table:id="ct694"/>
            <table:dependence table:id="ct693"/>
            <table:dependence table:id="ct692"/>
            <table:dependence table:id="ct691"/>
            <table:dependence table:id="ct690"/>
            <table:dependence table:id="ct686"/>
            <table:dependence table:id="ct685"/>
            <table:dependence table:id="ct684"/>
            <table:dependence table:id="ct683"/>
            <table:dependence table:id="ct682"/>
          </table:dependencies>
        </table:insertion>
        <table:cell-content-change table:id="ct682">
          <table:cell-address table:column="1" table:row="418" table:table="2"/>
          <office:change-info>
            <dc:creator>larjona </dc:creator>
            <dc:date>2012-01-05T13:55:00</dc:date>
          </office:change-info>
          <table:previous>
            <table:change-track-table-cell/>
          </table:previous>
        </table:cell-content-change>
        <table:cell-content-change table:id="ct683">
          <table:cell-address table:column="1" table:row="419" table:table="2"/>
          <office:change-info>
            <dc:creator>larjona </dc:creator>
            <dc:date>2012-01-05T13:55:00</dc:date>
          </office:change-info>
          <table:previous>
            <table:change-track-table-cell/>
          </table:previous>
        </table:cell-content-change>
        <table:cell-content-change table:id="ct684">
          <table:cell-address table:column="1" table:row="421" table:table="2"/>
          <office:change-info>
            <dc:creator>larjona </dc:creator>
            <dc:date>2012-01-05T13:55:00</dc:date>
          </office:change-info>
          <table:previous>
            <table:change-track-table-cell/>
          </table:previous>
        </table:cell-content-change>
        <table:cell-content-change table:id="ct685">
          <table:cell-address table:column="1" table:row="422" table:table="2"/>
          <office:change-info>
            <dc:creator>larjona </dc:creator>
            <dc:date>2012-01-05T13:55:00</dc:date>
          </office:change-info>
          <table:previous>
            <table:change-track-table-cell/>
          </table:previous>
        </table:cell-content-change>
        <table:cell-content-change table:id="ct686">
          <table:cell-address table:column="1" table:row="424" table:table="2"/>
          <office:change-info>
            <dc:creator>larjona </dc:creator>
            <dc:date>2012-01-05T13:55:00</dc:date>
          </office:change-info>
          <table:previous>
            <table:change-track-table-cell/>
          </table:previous>
        </table:cell-content-change>
        <table:cell-content-change table:id="ct687">
          <table:cell-address table:column="1" table:row="425" table:table="2"/>
          <office:change-info>
            <dc:creator>larjona </dc:creator>
            <dc:date>2012-01-05T13:55:00</dc:date>
          </office:change-info>
          <table:previous>
            <table:change-track-table-cell/>
          </table:previous>
        </table:cell-content-change>
        <table:cell-content-change table:id="ct688">
          <table:cell-address table:column="1" table:row="426" table:table="2"/>
          <office:change-info>
            <dc:creator>larjona </dc:creator>
            <dc:date>2012-01-05T13:55:00</dc:date>
          </office:change-info>
          <table:previous>
            <table:change-track-table-cell/>
          </table:previous>
        </table:cell-content-change>
        <table:cell-content-change table:id="ct689">
          <table:cell-address table:column="1" table:row="427" table:table="2"/>
          <office:change-info>
            <dc:creator>larjona </dc:creator>
            <dc:date>2012-01-05T13:55:00</dc:date>
          </office:change-info>
          <table:previous>
            <table:change-track-table-cell/>
          </table:previous>
        </table:cell-content-change>
        <table:cell-content-change table:id="ct690">
          <table:cell-address table:column="2" table:row="418" table:table="2"/>
          <office:change-info>
            <dc:creator>larjona </dc:creator>
            <dc:date>2012-01-05T13:55:00</dc:date>
          </office:change-info>
          <table:previous>
            <table:change-track-table-cell/>
          </table:previous>
        </table:cell-content-change>
        <table:cell-content-change table:id="ct691">
          <table:cell-address table:column="3" table:row="418" table:table="2"/>
          <office:change-info>
            <dc:creator>larjona </dc:creator>
            <dc:date>2012-01-05T13:55:00</dc:date>
          </office:change-info>
          <table:previous>
            <table:change-track-table-cell/>
          </table:previous>
        </table:cell-content-change>
        <table:cell-content-change table:id="ct692">
          <table:cell-address table:column="3" table:row="419" table:table="2"/>
          <office:change-info>
            <dc:creator>larjona </dc:creator>
            <dc:date>2012-01-05T13:55:00</dc:date>
          </office:change-info>
          <table:previous>
            <table:change-track-table-cell/>
          </table:previous>
        </table:cell-content-change>
        <table:cell-content-change table:id="ct693">
          <table:cell-address table:column="4" table:row="418" table:table="2"/>
          <office:change-info>
            <dc:creator>larjona </dc:creator>
            <dc:date>2012-01-05T13:55:00</dc:date>
          </office:change-info>
          <table:previous>
            <table:change-track-table-cell/>
          </table:previous>
        </table:cell-content-change>
        <table:cell-content-change table:id="ct694">
          <table:cell-address table:column="4" table:row="424" table:table="2"/>
          <office:change-info>
            <dc:creator>larjona </dc:creator>
            <dc:date>2012-01-05T13:55:00</dc:date>
          </office:change-info>
          <table:previous>
            <table:change-track-table-cell/>
          </table:previous>
        </table:cell-content-change>
        <table:cell-content-change table:id="ct695">
          <table:cell-address table:column="4" table:row="425" table:table="2"/>
          <office:change-info>
            <dc:creator>larjona </dc:creator>
            <dc:date>2012-01-05T13:55:00</dc:date>
          </office:change-info>
          <table:previous>
            <table:change-track-table-cell/>
          </table:previous>
        </table:cell-content-change>
        <table:cell-content-change table:id="ct696">
          <table:cell-address table:column="4" table:row="426" table:table="2"/>
          <office:change-info>
            <dc:creator>larjona </dc:creator>
            <dc:date>2012-01-05T13:55:00</dc:date>
          </office:change-info>
          <table:previous>
            <table:change-track-table-cell/>
          </table:previous>
        </table:cell-content-change>
        <table:cell-content-change table:id="ct697">
          <table:cell-address table:column="4" table:row="427" table:table="2"/>
          <office:change-info>
            <dc:creator>larjona </dc:creator>
            <dc:date>2012-01-05T13:55:00</dc:date>
          </office:change-info>
          <table:previous>
            <table:change-track-table-cell/>
          </table:previous>
        </table:cell-content-change>
        <table:cell-content-change table:id="ct698">
          <table:cell-address table:column="5" table:row="418" table:table="2"/>
          <office:change-info>
            <dc:creator>larjona </dc:creator>
            <dc:date>2012-01-05T13:55:00</dc:date>
          </office:change-info>
          <table:previous>
            <table:change-track-table-cell/>
          </table:previous>
        </table:cell-content-change>
        <table:cell-content-change table:id="ct699">
          <table:cell-address table:column="5" table:row="419" table:table="2"/>
          <office:change-info>
            <dc:creator>larjona </dc:creator>
            <dc:date>2012-01-05T13:55:00</dc:date>
          </office:change-info>
          <table:previous>
            <table:change-track-table-cell/>
          </table:previous>
        </table:cell-content-change>
        <table:cell-content-change table:id="ct700">
          <table:cell-address table:column="2" table:row="419" table:table="2"/>
          <office:change-info>
            <dc:creator>larjona </dc:creator>
            <dc:date>2012-01-05T14:00:00</dc:date>
          </office:change-info>
          <table:previous>
            <table:change-track-table-cell/>
          </table:previous>
        </table:cell-content-change>
        <table:cell-content-change table:id="ct701">
          <table:cell-address table:column="2" table:row="419" table:table="2"/>
          <office:change-info>
            <dc:creator>larjona </dc:creator>
            <dc:date>2012-01-05T14:00:00</dc:date>
          </office:change-info>
          <table:previous table:id="ct700">
            <table:change-track-table-cell office:value-type="string">
              <text:p>6 top contributors performed </text:p>
            </table:change-track-table-cell>
          </table:previous>
        </table:cell-content-change>
        <table:cell-content-change table:id="ct702">
          <table:cell-address table:column="4" table:row="419" table:table="2"/>
          <office:change-info>
            <dc:creator>larjona </dc:creator>
            <dc:date>2012-01-05T14:00:00</dc:date>
          </office:change-info>
          <table:previous>
            <table:change-track-table-cell/>
          </table:previous>
        </table:cell-content-change>
        <table:cell-content-change table:id="ct703">
          <table:cell-address table:column="6" table:row="3" table:table="2"/>
          <office:change-info>
            <dc:creator>larjona </dc:creator>
            <dc:date>2012-01-05T16:15:00</dc:date>
          </office:change-info>
          <table:previous>
            <table:change-track-table-cell table:cell-address="'Category Rating and Metrics'.G4" table:formula="of:=SUM([.G10:.G437])" office:value-type="float" office:value="3.1015"/>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ext:p>Business Readiness Rating Assessment Template</text:p>
          </table:table-cell>
          <table:table-cell table:number-columns-repeated="1023"/>
        </table:table-row>
        <table:table-row table:style-name="ro3">
          <table:table-cell table:style-name="ce1"/>
          <table:table-cell table:number-columns-repeated="1023"/>
        </table:table-row>
        <table:table-row table:style-name="ro1">
          <table:table-cell table:number-columns-repeated="1024"/>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3"/>
          <table:table-cell table:number-columns-repeated="1016"/>
        </table:table-row>
        <table:table-row table:style-name="ro1">
          <table:table-cell table:number-columns-repeated="1024"/>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3"/>
          <table:table-cell table:number-columns-repeated="1016"/>
        </table:table-row>
        <table:table-row table:style-name="ro5">
          <table:table-cell/>
          <table:table-cell table:style-name="ce4" office:value-type="string">
            <text:p><text:span text:style-name="T3"><text:a xlink:href="http://creativecommons.org/licenses/by-nc-sa/2.5/">http://creativecommons.org/licenses/by-nc-sa/2.5/</text:a></text:span></text:p>
          </table:table-cell>
          <table:table-cell table:number-columns-repeated="1022"/>
        </table:table-row>
        <table:table-row table:style-name="ro1">
          <table:table-cell table:number-columns-repeated="1024"/>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3"/>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Category Ranking" table:style-name="ta2">
        <table:table-column table:style-name="co1" table:default-cell-style-name="Default"/>
        <table:table-column table:style-name="co1" table:default-cell-style-name="ce10"/>
        <table:table-column table:style-name="co4" table:default-cell-style-name="ce14"/>
        <table:table-column table:style-name="co1" table:default-cell-style-name="ce15"/>
        <table:table-row table:style-name="ro5" table:number-rows-repeated="4">
          <table:table-cell/>
          <table:table-cell table:style-name="Default" table:number-columns-repeated="3"/>
        </table:table-row>
        <table:table-row table:style-name="ro7">
          <table:table-cell/>
          <table:table-cell table:style-name="ce5" office:value-type="string" table:number-columns-spanned="3" table:number-rows-spanned="1">
            <text:p>Evaluated Technology</text:p>
          </table:table-cell>
          <table:covered-table-cell table:number-columns-repeated="2" table:style-name="ce9"/>
        </table:table-row>
        <table:table-row table:style-name="ro8">
          <table:table-cell/>
          <table:table-cell table:style-name="ce6" office:value-type="string" table:number-columns-spanned="3" table:number-rows-spanned="1">
            <text:p>Component Name: Subversion</text:p>
          </table:table-cell>
          <table:covered-table-cell table:number-columns-repeated="2" table:style-name="ce12"/>
        </table:table-row>
        <table:table-row table:style-name="ro7">
          <table:table-cell/>
          <table:table-cell table:style-name="ce7" office:value-type="string" table:number-columns-spanned="3" table:number-rows-spanned="1">
            <text:p>Component type: Source Code Management System</text:p>
          </table:table-cell>
          <table:covered-table-cell table:number-columns-repeated="2" table:style-name="ce13"/>
        </table:table-row>
        <table:table-row table:style-name="ro7">
          <table:table-cell/>
          <table:table-cell table:style-name="ce7" office:value-type="string" table:number-columns-spanned="3" table:number-rows-spanned="1">
            <text:p>Usage Setting: Standard</text:p>
          </table:table-cell>
          <table:covered-table-cell table:number-columns-repeated="2" table:style-name="ce13"/>
        </table:table-row>
        <table:table-row table:style-name="ro5">
          <table:table-cell/>
          <table:table-cell table:style-name="ce8" table:number-columns-spanned="3" table:number-rows-spanned="1"/>
          <table:covered-table-cell/>
          <table:covered-table-cell table:style-name="ce14"/>
        </table:table-row>
        <table:table-row table:style-name="ro5">
          <table:table-cell/>
          <table:table-cell table:style-name="ce8" table:number-columns-spanned="3" table:number-rows-spanned="1"/>
          <table:covered-table-cell/>
          <table:covered-table-cell table:style-name="ce14"/>
        </table:table-row>
        <table:table-row table:style-name="ro5">
          <table:table-cell/>
          <table:table-cell table:style-name="ce9" office:value-type="string">
            <text:p>Rank</text:p>
          </table:table-cell>
          <table:table-cell table:style-name="ce9" office:value-type="string">
            <text:p>Category</text:p>
          </table:table-cell>
          <table:table-cell table:style-name="ce9" office:value-type="string">
            <text:p>Weight</text:p>
          </table:table-cell>
        </table:table-row>
        <table:table-row table:style-name="ro5">
          <table:table-cell/>
          <table:table-cell office:value-type="float" office:value="1">
            <text:p>1</text:p>
          </table:table-cell>
          <table:table-cell office:value-type="string">
            <text:p>Functionality</text:p>
          </table:table-cell>
          <table:table-cell office:value-type="percentage" office:value="0.12">
            <text:p>12,00%</text:p>
          </table:table-cell>
        </table:table-row>
        <table:table-row table:style-name="ro5">
          <table:table-cell/>
          <table:table-cell office:value-type="float" office:value="2">
            <text:p>2</text:p>
          </table:table-cell>
          <table:table-cell office:value-type="string">
            <text:p>Usability</text:p>
          </table:table-cell>
          <table:table-cell office:value-type="percentage" office:value="0.12">
            <text:p>12,00%</text:p>
          </table:table-cell>
        </table:table-row>
        <table:table-row table:style-name="ro5">
          <table:table-cell/>
          <table:table-cell office:value-type="float" office:value="3">
            <text:p>3</text:p>
          </table:table-cell>
          <table:table-cell office:value-type="string">
            <text:p>Quality</text:p>
          </table:table-cell>
          <table:table-cell office:value-type="percentage" office:value="0.05">
            <text:p>5,00%</text:p>
          </table:table-cell>
        </table:table-row>
        <table:table-row table:style-name="ro5">
          <table:table-cell/>
          <table:table-cell office:value-type="float" office:value="4">
            <text:p>4</text:p>
          </table:table-cell>
          <table:table-cell office:value-type="string">
            <text:p>Security</text:p>
          </table:table-cell>
          <table:table-cell office:value-type="percentage" office:value="0.08">
            <text:p>8,00%</text:p>
          </table:table-cell>
        </table:table-row>
        <table:table-row table:style-name="ro5">
          <table:table-cell/>
          <table:table-cell office:value-type="float" office:value="5">
            <text:p>5</text:p>
          </table:table-cell>
          <table:table-cell office:value-type="string">
            <text:p>Performance</text:p>
          </table:table-cell>
          <table:table-cell office:value-type="percentage" office:value="0.06">
            <text:p>6,00%</text:p>
          </table:table-cell>
        </table:table-row>
        <table:table-row table:style-name="ro5">
          <table:table-cell/>
          <table:table-cell office:value-type="float" office:value="6">
            <text:p>6</text:p>
          </table:table-cell>
          <table:table-cell office:value-type="string">
            <text:p>Scalability</text:p>
          </table:table-cell>
          <table:table-cell office:value-type="percentage" office:value="0.05">
            <text:p>5,00%</text:p>
          </table:table-cell>
        </table:table-row>
        <table:table-row table:style-name="ro5">
          <table:table-cell/>
          <table:table-cell office:value-type="float" office:value="7">
            <text:p>7</text:p>
          </table:table-cell>
          <table:table-cell office:value-type="string">
            <text:p>Architecture</text:p>
          </table:table-cell>
          <table:table-cell office:value-type="percentage" office:value="0.06">
            <text:p>6,00%</text:p>
          </table:table-cell>
        </table:table-row>
        <table:table-row table:style-name="ro5">
          <table:table-cell/>
          <table:table-cell office:value-type="float" office:value="8">
            <text:p>8</text:p>
          </table:table-cell>
          <table:table-cell office:value-type="string">
            <text:p>Support</text:p>
          </table:table-cell>
          <table:table-cell office:value-type="percentage" office:value="0.1">
            <text:p>10,00%</text:p>
          </table:table-cell>
        </table:table-row>
        <table:table-row table:style-name="ro5">
          <table:table-cell/>
          <table:table-cell office:value-type="float" office:value="9">
            <text:p>9</text:p>
          </table:table-cell>
          <table:table-cell office:value-type="string">
            <text:p>Documentation</text:p>
          </table:table-cell>
          <table:table-cell office:value-type="percentage" office:value="0.1">
            <text:p>10,00%</text:p>
          </table:table-cell>
        </table:table-row>
        <table:table-row table:style-name="ro5">
          <table:table-cell/>
          <table:table-cell office:value-type="float" office:value="10">
            <text:p>10</text:p>
          </table:table-cell>
          <table:table-cell office:value-type="string">
            <text:p>Adoption</text:p>
          </table:table-cell>
          <table:table-cell office:value-type="percentage" office:value="0.09">
            <text:p>9,00%</text:p>
          </table:table-cell>
        </table:table-row>
        <table:table-row table:style-name="ro5">
          <table:table-cell/>
          <table:table-cell office:value-type="float" office:value="11">
            <text:p>11</text:p>
          </table:table-cell>
          <table:table-cell office:value-type="string">
            <text:p>Community</text:p>
          </table:table-cell>
          <table:table-cell office:value-type="percentage" office:value="0.12">
            <text:p>12,00%</text:p>
          </table:table-cell>
        </table:table-row>
        <table:table-row table:style-name="ro5">
          <table:table-cell/>
          <table:table-cell office:value-type="float" office:value="12">
            <text:p>12</text:p>
          </table:table-cell>
          <table:table-cell office:value-type="string">
            <text:p>Professionalism</text:p>
          </table:table-cell>
          <table:table-cell office:value-type="percentage" office:value="0.05">
            <text:p>5,00%</text:p>
          </table:table-cell>
        </table:table-row>
        <table:table-row table:style-name="ro5">
          <table:table-cell/>
          <table:table-cell table:style-name="ce8" table:number-columns-spanned="3" table:number-rows-spanned="1"/>
          <table:covered-table-cell/>
          <table:covered-table-cell table:style-name="ce14"/>
        </table:table-row>
        <table:table-row table:style-name="ro5">
          <table:table-cell/>
          <table:table-cell table:style-name="ce11" table:number-columns-repeated="2"/>
          <table:table-cell table:style-name="ce11" office:value-type="string">
            <text:p>Total Weight</text:p>
          </table:table-cell>
        </table:table-row>
        <table:table-row table:style-name="ro5">
          <table:table-cell/>
          <table:table-cell table:style-name="Default" table:number-columns-repeated="2"/>
          <table:table-cell table:style-name="ce16" table:formula="of:=SUM([.D12:.D23])" office:value-type="percentage" office:value="1">
            <text:p>100,00%</text:p>
          </table:table-cell>
        </table:table-row>
      </table:table>
      <table:table table:name="Category Rating and Metrics" table:style-name="ta3" table:print-ranges="'Category Rating and Metrics'.A1:'Category Rating and Metrics'.G46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17" table:default-cell-style-name="Default"/>
        <table:table-row table:style-name="ro9">
          <table:table-cell table:style-name="ce17" table:number-columns-repeated="7"/>
          <table:table-cell table:number-columns-repeated="1017"/>
        </table:table-row>
        <table:table-row table:style-name="ro5">
          <table:table-cell table:style-name="ce17" table:number-columns-repeated="7"/>
          <table:table-cell table:number-columns-repeated="1017"/>
        </table:table-row>
        <table:table-row table:style-name="ro7">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77" office:value-type="string">
            <text:p>BRR</text:p>
          </table:table-cell>
          <table:table-cell table:number-columns-repeated="1017"/>
        </table:table-row>
        <table:table-row table:style-name="ro8">
          <table:table-cell table:style-name="ce19" office:value-type="string" table:number-columns-spanned="6" table:number-rows-spanned="1">
            <text:p>SVN</text:p>
          </table:table-cell>
          <table:covered-table-cell table:number-columns-repeated="5" table:style-name="ce19"/>
          <table:table-cell table:style-name="ce78" table:formula="of:=SUM([.G9:.G437])" office:value-type="float" office:value="3.2215">
            <text:p>3,2215</text:p>
          </table:table-cell>
          <table:table-cell table:number-columns-repeated="1017"/>
        </table:table-row>
        <table:table-row table:style-name="ro7">
          <table:table-cell table:style-name="ce20" office:value-type="string" table:number-columns-spanned="6" table:number-rows-spanned="1">
            <text:p>Component type: &lt;Enter a component type&gt;</text:p>
          </table:table-cell>
          <table:covered-table-cell table:number-columns-repeated="5" table:style-name="ce20"/>
          <table:table-cell table:style-name="ce17"/>
          <table:table-cell table:number-columns-repeated="1017"/>
        </table:table-row>
        <table:table-row table:style-name="ro7">
          <table:table-cell table:style-name="ce20" office:value-type="string" table:number-columns-spanned="6" table:number-rows-spanned="1">
            <text:p>Usage Setting: &lt;Enter a usage setting&gt;</text:p>
          </table:table-cell>
          <table:covered-table-cell table:number-columns-repeated="5" table:style-name="ce20"/>
          <table:table-cell table:style-name="ce17"/>
          <table:table-cell table:number-columns-repeated="1017"/>
        </table:table-row>
        <table:table-row table:style-name="ro10">
          <table:table-cell table:style-name="ce21" table:number-columns-repeated="6"/>
          <table:table-cell table:style-name="ce17"/>
          <table:table-cell table:number-columns-repeated="1017"/>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12]" office:value-type="float" office:value="1">
              <text:p>1</text:p>
            </table:table-cell>
            <table:table-cell table:style-name="ce26" office:value-type="string" table:number-columns-spanned="3" table:number-rows-spanned="1">
              <text:p>Functionality</text:p>
            </table:table-cell>
            <table:covered-table-cell table:number-columns-repeated="2" table:style-name="ce26"/>
            <table:table-cell table:style-name="ce69" table:formula="of:=[$'Category Ranking'.D12]" office:value-type="percentage" office:value="0.12">
              <text:p>12,00%</text:p>
            </table:table-cell>
            <table:table-cell table:style-name="ce23" table:formula="of:=[$'Functionality Rating'.E13]" office:value-type="float" office:value="1">
              <text:p>1</text:p>
            </table:table-cell>
            <table:table-cell table:style-name="ce23" table:formula="of:=[.F9]*[.E9]" office:value-type="float" office:value="0.12">
              <text:p>0,12</text:p>
            </table:table-cell>
            <table:table-cell table:number-columns-repeated="1017"/>
          </table:table-row>
        </table:table-row-group>
        <table:table-row table:style-name="ro11">
          <table:table-cell table:style-name="ce21" table:number-columns-repeated="6"/>
          <table:table-cell table:style-name="ce17"/>
          <table:table-cell table:number-columns-repeated="1017"/>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13]" office:value-type="float" office:value="2">
              <text:p>2</text:p>
            </table:table-cell>
            <table:table-cell table:style-name="ce26" office:value-type="string" table:number-columns-spanned="3" table:number-rows-spanned="1">
              <text:p>Usability</text:p>
            </table:table-cell>
            <table:covered-table-cell table:number-columns-repeated="2" table:style-name="ce26"/>
            <table:table-cell table:style-name="ce69" table:formula="of:=[$'Category Ranking'.D13]" office:value-type="percentage" office:value="0.12">
              <text:p>12,00%</text:p>
            </table:table-cell>
            <table:table-cell table:style-name="ce23" table:formula="of:=SUM([.F15:.F50])" office:value-type="float" office:value="4">
              <text:p>4</text:p>
            </table:table-cell>
            <table:table-cell table:style-name="ce23" table:formula="of:=[.F12]*[.E12]" office:value-type="float" office:value="0.48">
              <text:p>0,48</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End user UI experience</text:p>
              </table:table-cell>
              <table:table-cell table:style-name="ce57"/>
              <table:table-cell table:style-name="ce67" office:value-type="percentage" office:value="0.5">
                <text:p>50,00%</text:p>
              </table:table-cell>
              <table:table-cell table:style-name="ce70" office:value-type="float" office:value="5">
                <office:annotation office:display="true" draw:style-name="gr1" draw:text-style-name="P1" svg:width="12.59cm" svg:height="3.361cm" svg:x="27.065cm" svg:y="4.821cm" draw:caption-point-x="-7.594cm" draw:caption-point-y="1.931cm">
                  <dc:date>2012-01-05T00:00:00</dc:date>
                  <text:p text:style-name="P1"><text:span text:style-name="T1">SVN has more than 30 graphics clients available (IDE plugins, web based clients, standalone clients), here are the URL's of some of them:</text:span></text:p>
                  <text:p text:style-name="P1"><text:span text:style-name="T1"/></text:p>
                  <text:p text:style-name="P1"><text:span text:style-name="T2">http://ankhsvn.open.collab.net/</text:span></text:p>
                  <text:p text:style-name="P1"><text:span text:style-name="T1">http://pixelnovel.com/timeline</text:span></text:p>
                  <text:p text:style-name="P1"><text:span text:style-name="T2">http://subclipse.tigris.org/</text:span></text:p>
                  <text:p text:style-name="P1"><text:span text:style-name="T2">http://code.google.com/p/subweaver/</text:span></text:p>
                  <text:p text:style-name="P1"><text:span text:style-name="T1">http://www.websvn.info/</text:span></text:p>
                </office:annotation>
                <text:p>5</text:p>
              </table:table-cell>
              <table:table-cell table:style-name="ce17" table:formula="of:=[.D15]*[.E15]" office:value-type="float" office:value="2.5">
                <text:p>2,5</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is measures how well the UI is perceived by an end-user. <text:s/>(Intuitive interface/ navigation/control scheme) </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17"/>
                <table:table-cell table:style-name="ce30" office:value-type="string" table:number-columns-spanned="3" table:number-rows-spanned="1">
                  <text:p>Simple &amp; Intuitive, information is well organized, no manual required</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Takes little time to learn, information somewhat organized, some use of the manual</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Complex, too much information, no obvious organization, cannot use without a manual</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24"/>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12">
              <table:table-cell table:style-name="ce24"/>
              <table:table-cell table:style-name="ce33" office:value-type="string">
                <text:p>Time for setup pre-requisites for installing open source software</text:p>
              </table:table-cell>
              <table:table-cell table:style-name="ce57" office:value-type="string">
                <text:p>15 minutes</text:p>
              </table:table-cell>
              <table:table-cell table:style-name="ce67" office:value-type="percentage" office:value="0.25">
                <text:p>25,00%</text:p>
              </table:table-cell>
              <table:table-cell table:style-name="ce72" office:value-type="float" office:value="3">
                <text:p>3</text:p>
              </table:table-cell>
              <table:table-cell table:style-name="ce17" table:formula="of:=[.D26]*[.E26]" office:value-type="float" office:value="0.75">
                <text:p>0,75</text:p>
              </table:table-cell>
              <table:table-cell table:style-name="ce17"/>
              <table:table-cell table:number-columns-repeated="1017"/>
            </table:table-row>
            <table:table-row-group>
              <table:table-row table:style-name="ro5">
                <table:table-cell table:style-name="ce24"/>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24"/>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11">
                <table:table-cell table:style-name="ce24"/>
                <table:table-cell table:style-name="ce30" office:value-type="string" table:number-columns-spanned="4" table:number-rows-spanned="1">
                  <text:p>The time/effort needed to set up a system, with all pre-requisites satisfied. <text:s/>This does not include O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24"/>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24"/>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style-name="ce24"/>
                <table:table-cell table:style-name="ce37" office:value-type="string" table:number-columns-spanned="3" table:number-rows-spanned="1">
                  <text:p>&lt; 10 minutes</text:p>
                </table:table-cell>
                <table:covered-table-cell table:number-columns-repeated="2" table:style-name="ce37"/>
                <table:table-cell table:style-name="ce73" office:value-type="float" office:value="5">
                  <text:p>5</text:p>
                </table:table-cell>
                <table:table-cell table:style-name="ce75"/>
                <table:table-cell table:style-name="ce17"/>
                <table:table-cell table:number-columns-repeated="1017"/>
              </table:table-row>
              <table:table-row table:style-name="ro7">
                <table:table-cell table:style-name="ce24"/>
                <table:table-cell table:style-name="ce37" office:value-type="string" table:number-columns-spanned="3" table:number-rows-spanned="1">
                  <text:p>10 - 30 <text:s/>minutes</text:p>
                </table:table-cell>
                <table:covered-table-cell table:number-columns-repeated="2" table:style-name="ce37"/>
                <table:table-cell table:style-name="ce73" office:value-type="float" office:value="4">
                  <text:p>4</text:p>
                </table:table-cell>
                <table:table-cell table:style-name="ce75"/>
                <table:table-cell table:style-name="ce17"/>
                <table:table-cell table:number-columns-repeated="1017"/>
              </table:table-row>
              <table:table-row table:style-name="ro7">
                <table:table-cell table:style-name="ce24"/>
                <table:table-cell table:style-name="ce37" office:value-type="string" table:number-columns-spanned="3" table:number-rows-spanned="1">
                  <text:p>30 min - 1 <text:s/>hour</text:p>
                </table:table-cell>
                <table:covered-table-cell table:number-columns-repeated="2" table:style-name="ce37"/>
                <table:table-cell table:style-name="ce73" office:value-type="float" office:value="3">
                  <text:p>3</text:p>
                </table:table-cell>
                <table:table-cell table:style-name="ce75"/>
                <table:table-cell table:style-name="ce17"/>
                <table:table-cell table:number-columns-repeated="1017"/>
              </table:table-row>
              <table:table-row table:style-name="ro7">
                <table:table-cell table:style-name="ce24"/>
                <table:table-cell table:style-name="ce37" office:value-type="string" table:number-columns-spanned="3" table:number-rows-spanned="1">
                  <text:p>1 - 4 hours</text:p>
                </table:table-cell>
                <table:covered-table-cell table:number-columns-repeated="2" table:style-name="ce37"/>
                <table:table-cell table:style-name="ce73" office:value-type="float" office:value="2">
                  <text:p>2</text:p>
                </table:table-cell>
                <table:table-cell table:style-name="ce75"/>
                <table:table-cell table:style-name="ce17"/>
                <table:table-cell table:number-columns-repeated="1017"/>
              </table:table-row>
              <table:table-row table:style-name="ro7">
                <table:table-cell table:style-name="ce24"/>
                <table:table-cell table:style-name="ce37" office:value-type="string" table:number-columns-spanned="3" table:number-rows-spanned="1">
                  <text:p>&gt; 4 hours</text:p>
                </table:table-cell>
                <table:covered-table-cell table:number-columns-repeated="2" table:style-name="ce37"/>
                <table:table-cell table:style-name="ce73" office:value-type="float" office:value="1">
                  <text:p>1</text:p>
                </table:table-cell>
                <table:table-cell table:style-name="ce75"/>
                <table:table-cell table:style-name="ce17"/>
                <table:table-cell table:number-columns-repeated="1017"/>
              </table:table-row>
            </table:table-row-group>
            <table:table-row table:style-name="ro5">
              <table:table-cell table:style-name="ce24"/>
              <table:table-cell table:style-name="ce38" table:number-columns-repeated="4"/>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33" office:value-type="string">
                <text:p>Time for vanilla installation/configuration</text:p>
              </table:table-cell>
              <table:table-cell table:style-name="ce57" office:value-type="string">
                <text:p>15 <text:s/>minutes</text:p>
              </table:table-cell>
              <table:table-cell table:style-name="ce67" office:value-type="percentage" office:value="0.25">
                <text:p>25,00%</text:p>
              </table:table-cell>
              <table:table-cell table:style-name="ce70" office:value-type="float" office:value="3">
                <text:p>3</text:p>
              </table:table-cell>
              <table:table-cell table:style-name="ce17" table:formula="of:=[.D39]*[.E39]" office:value-type="float" office:value="0.75">
                <text:p>0,75</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13">
                <table:table-cell table:style-name="ce17"/>
                <table:table-cell table:style-name="ce30" office:value-type="string" table:number-columns-spanned="4" table:number-rows-spanned="1">
                  <text:p>Time it takes to get instant gratification, shows whether project is thinking about getting users up and running <text:span text:style-name="T4">as</text:span><text:span text:style-name="T5"> quickly as possible. </text:span></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lt; 10 minutes</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10 - 30 <text:s/>minutes</text:p>
                </table:table-cell>
                <table:covered-table-cell table:number-columns-repeated="2" table:style-name="ce37"/>
                <table:table-cell table:style-name="ce73" office:value-type="float" office:value="4">
                  <text:p>4</text:p>
                </table:table-cell>
                <table:table-cell table:style-name="ce75"/>
                <table:table-cell table:number-columns-repeated="1018"/>
              </table:table-row>
              <table:table-row table:style-name="ro14">
                <table:table-cell/>
                <table:table-cell table:style-name="ce37" office:value-type="string" table:number-columns-spanned="3" table:number-rows-spanned="1">
                  <text:p>30 min - 1 <text:s/>hour</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15">
                <table:table-cell/>
                <table:table-cell table:style-name="ce37" office:value-type="string" table:number-columns-spanned="3" table:number-rows-spanned="1">
                  <text:p>1 - 4 hours</text:p>
                </table:table-cell>
                <table:covered-table-cell table:number-columns-repeated="2" table:style-name="ce37"/>
                <table:table-cell table:style-name="ce73" office:value-type="float" office:value="2">
                  <text:p>2</text:p>
                </table:table-cell>
                <table:table-cell table:style-name="ce75"/>
                <table:table-cell table:number-columns-repeated="1018"/>
              </table:table-row>
              <table:table-row table:style-name="ro16">
                <table:table-cell/>
                <table:table-cell table:style-name="ce37" office:value-type="string" table:number-columns-spanned="3" table:number-rows-spanned="1">
                  <text:p>&gt; 4 hours</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14]" office:value-type="float" office:value="3">
              <text:p>3</text:p>
            </table:table-cell>
            <table:table-cell table:style-name="ce26" office:value-type="string" table:number-columns-spanned="3" table:number-rows-spanned="1">
              <text:p>Quality</text:p>
            </table:table-cell>
            <table:covered-table-cell table:number-columns-repeated="2" table:style-name="ce26"/>
            <table:table-cell table:style-name="ce69" table:formula="of:=[$'Category Ranking'.D14]" office:value-type="percentage" office:value="0.05">
              <text:p>5,00%</text:p>
            </table:table-cell>
            <table:table-cell table:style-name="ce23" table:formula="of:=SUM([.F56:.F128])" office:value-type="float" office:value="3.35">
              <text:p>3,35</text:p>
            </table:table-cell>
            <table:table-cell table:style-name="ce23" table:formula="of:=[.F53]*[.E53]" office:value-type="float" office:value="0.1675">
              <text:p>0,1675</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Number of minor releases in past 12 months</text:p>
              </table:table-cell>
              <table:table-cell table:style-name="ce57" office:value-type="float" office:value="1">
                <text:p>1</text:p>
              </table:table-cell>
              <table:table-cell table:style-name="ce67" office:value-type="percentage" office:value="0.1">
                <text:p>10,00%</text:p>
              </table:table-cell>
              <table:table-cell table:style-name="ce70" office:value-type="float" office:value="3">
                <office:annotation office:display="true" draw:style-name="gr1" draw:text-style-name="P1" svg:width="10.796cm" svg:height="0.985cm" svg:x="32.254cm" svg:y="23.802cm" draw:caption-point-x="-12.783cm" draw:caption-point-y="2.878cm">
                  <dc:date>2012-01-05T00:00:00</dc:date>
                  <text:p text:style-name="P1"><text:span text:style-name="T1">Release History:</text:span></text:p>
                  <text:p text:style-name="P1"><text:span text:style-name="T2">http://subversion.apache.org/docs/release-notes/release-history.html</text:span></text:p>
                </office:annotation>
                <text:p>3</text:p>
              </table:table-cell>
              <table:table-cell table:style-name="ce17" table:formula="of:=[.D56]*[.E56]" office:value-type="float" office:value="0.3">
                <text:p>0,3</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is measures planned updates and bug fixes. <text:s/>Typically, service packs in commercial product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5">
                <table:table-cell table:style-name="ce17"/>
                <table:table-cell table:style-name="ce30" office:value-type="float" office:value="2" table:number-columns-spanned="3" table:number-rows-spanned="1">
                  <text:p>2</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1 or 3</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0 or &gt;3</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24"/>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24"/>
              <table:table-cell table:style-name="ce24" office:value-type="string">
                <text:p>Number of point/patch releases in past 12 months</text:p>
              </table:table-cell>
              <table:table-cell table:style-name="ce57" office:value-type="float" office:value="1">
                <text:p>1</text:p>
              </table:table-cell>
              <table:table-cell table:style-name="ce67" office:value-type="percentage" office:value="0.1">
                <text:p>10,00%</text:p>
              </table:table-cell>
              <table:table-cell table:style-name="ce70" office:value-type="float" office:value="7">
                <office:annotation office:display="true" draw:style-name="gr1" draw:text-style-name="P1" svg:width="7.659cm" svg:height="0.991cm" svg:x="32.487cm" svg:y="28.742cm" draw:caption-point-x="-13.016cm" draw:caption-point-y="2.887cm">
                  <dc:date>2012-01-05T00:00:00</dc:date>
                  <text:p text:style-name="P1"><text:span text:style-name="T1">7 DEFETCS with P1 and FIXED, last 365 days.</text:span></text:p>
                  <text:p text:style-name="P1"><text:span text:style-name="T2">http://subversion.tigris.org/issues/query.cgi</text:span></text:p>
                </office:annotation>
                <text:p>7</text:p>
              </table:table-cell>
              <table:table-cell table:style-name="ce17" table:formula="of:=[.D67]*[.E67]" office:value-type="float" office:value="0.7">
                <text:p>0,7</text:p>
              </table:table-cell>
              <table:table-cell table:style-name="ce17"/>
              <table:table-cell table:number-columns-repeated="1017"/>
            </table:table-row>
            <table:table-row-group>
              <table:table-row table:style-name="ro5">
                <table:table-cell table:style-name="ce24" table:number-columns-repeated="6"/>
                <table:table-cell table:style-name="ce17"/>
                <table:table-cell table:number-columns-repeated="1017"/>
              </table:table-row>
              <table:table-row table:style-name="ro7">
                <table:table-cell table:style-name="ce24"/>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11">
                <table:table-cell table:style-name="ce24"/>
                <table:table-cell table:style-name="ce30" office:value-type="string" table:number-columns-spanned="4" table:number-rows-spanned="1">
                  <text:p>Typically, official point/patch releases are fixes for P1 bugs like deadlock, memory, and security vulnerabilitie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24"/>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24"/>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24"/>
                <table:table-cell table:style-name="ce39" office:value-type="string" table:number-columns-spanned="3" table:number-rows-spanned="1">
                  <text:p>3 - 4</text:p>
                </table:table-cell>
                <table:covered-table-cell table:number-columns-repeated="2" table:style-name="ce39"/>
                <table:table-cell table:style-name="ce33" office:value-type="float" office:value="5">
                  <text:p>5</text:p>
                </table:table-cell>
                <table:table-cell table:style-name="ce33"/>
                <table:table-cell table:style-name="ce17"/>
                <table:table-cell table:number-columns-repeated="1017"/>
              </table:table-row>
              <table:table-row table:style-name="ro7">
                <table:table-cell table:style-name="ce24"/>
                <table:table-cell table:style-name="ce30" office:value-type="string" table:number-columns-spanned="3" table:number-rows-spanned="1">
                  <text:p>1 - 2, or 5 - 6</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5">
                <table:table-cell table:style-name="ce24"/>
                <table:table-cell table:style-name="ce32" office:value-type="string" table:number-columns-spanned="3" table:number-rows-spanned="1">
                  <text:p>0 or &gt; 6</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24"/>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24"/>
              <table:table-cell table:style-name="ce24" office:value-type="string">
                <text:p>Number of open bugs for the last 6 months</text:p>
              </table:table-cell>
              <table:table-cell table:style-name="ce57" office:value-type="float" office:value="87">
                <text:p>87</text:p>
              </table:table-cell>
              <table:table-cell table:style-name="ce67" office:value-type="percentage" office:value="0.15">
                <text:p>15,00%</text:p>
              </table:table-cell>
              <table:table-cell table:style-name="ce70" office:value-type="float" office:value="4">
                <office:annotation office:display="true" draw:style-name="gr1" draw:text-style-name="P1" svg:width="9.519cm" svg:height="0.991cm" svg:x="32.494cm" svg:y="33.798cm" draw:caption-point-x="-13.023cm" draw:caption-point-y="2.777cm">
                  <dc:date>2012-01-05T00:00:00</dc:date>
                  <text:p text:style-name="P1"><text:span text:style-name="T1">87 DEFECTS NEW, REOPEN or STARTED, last 183 days.</text:span></text:p>
                  <text:p text:style-name="P1"><text:span text:style-name="T2">http://subversion.tigris.org/issues/query.cgi</text:span></text:p>
                </office:annotation>
                <text:p>4</text:p>
              </table:table-cell>
              <table:table-cell table:style-name="ce17" table:formula="of:=[.D78]*[.E78]" office:value-type="float" office:value="0.6">
                <text:p>0,6</text:p>
              </table:table-cell>
              <table:table-cell table:style-name="ce17"/>
              <table:table-cell table:number-columns-repeated="1017"/>
            </table:table-row>
            <table:table-row-group>
              <table:table-row table:style-name="ro5">
                <table:table-cell table:style-name="ce24" table:number-columns-repeated="6"/>
                <table:table-cell table:style-name="ce17"/>
                <table:table-cell table:number-columns-repeated="1017"/>
              </table:table-row>
              <table:table-row table:style-name="ro7">
                <table:table-cell table:style-name="ce24"/>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24"/>
                <table:table-cell table:style-name="ce30" office:value-type="string" table:number-columns-spanned="4" table:number-rows-spanned="1">
                  <text:p>This measures the quality of product usage.</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24"/>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24"/>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24"/>
                <table:table-cell table:style-name="ce30" office:value-type="string" table:number-columns-spanned="3" table:number-rows-spanned="1">
                  <text:p>&lt; 50</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24"/>
                <table:table-cell table:style-name="ce32" office:value-type="string" table:number-columns-spanned="3" table:number-rows-spanned="1">
                  <text:p>50 - 100 </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24"/>
                <table:table-cell table:style-name="ce30" office:value-type="string" table:number-columns-spanned="3" table:number-rows-spanned="1">
                  <text:p>100 - 500</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24"/>
                <table:table-cell table:style-name="ce30" office:value-type="string" table:number-columns-spanned="3" table:number-rows-spanned="1">
                  <text:p>500 - 1000</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24"/>
                <table:table-cell table:style-name="ce32" office:value-type="string" table:number-columns-spanned="3" table:number-rows-spanned="1">
                  <text:p>&gt; 1000</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24"/>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13">
              <table:table-cell table:style-name="ce24"/>
              <table:table-cell table:style-name="ce33" office:value-type="string">
                <text:p>Number of bugs fixed in last 6 months (compared to # of bugs opened)</text:p>
              </table:table-cell>
              <table:table-cell table:style-name="ce57" table:formula="of:=86*100/87" office:value-type="float" office:value="98.8505747126437">
                <text:p>98,8505747126</text:p>
              </table:table-cell>
              <table:table-cell table:style-name="ce67" office:value-type="percentage" office:value="0.15">
                <text:p>15,00%</text:p>
              </table:table-cell>
              <table:table-cell table:style-name="ce70" office:value-type="float" office:value="5">
                <office:annotation office:display="true" draw:style-name="gr1" draw:text-style-name="P1" svg:width="7.575cm" svg:height="0.991cm" svg:x="32.383cm" svg:y="39.62cm" draw:caption-point-x="-12.912cm" draw:caption-point-y="2.804cm">
                  <dc:date>2012-01-05T00:00:00</dc:date>
                  <text:p text:style-name="P1"><text:span text:style-name="T1">86 DEFECTS change to FIXED last 183 days.</text:span></text:p>
                  <text:p text:style-name="P1"><text:span text:style-name="T2">http://subversion.tigris.org/issues/query.cgi</text:span></text:p>
                </office:annotation>
                <text:p>5</text:p>
              </table:table-cell>
              <table:table-cell table:style-name="ce17" table:formula="of:=[.D91]*[.E91]" office:value-type="float" office:value="0.75">
                <text:p>0,75</text:p>
              </table:table-cell>
              <table:table-cell table:style-name="ce17"/>
              <table:table-cell table:number-columns-repeated="1017"/>
            </table:table-row>
            <table:table-row-group>
              <table:table-row table:style-name="ro5">
                <table:table-cell table:style-name="ce24" table:number-columns-repeated="6"/>
                <table:table-cell table:style-name="ce17"/>
                <table:table-cell table:number-columns-repeated="1017"/>
              </table:table-row>
              <table:table-row table:style-name="ro7">
                <table:table-cell table:style-name="ce24"/>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24"/>
                <table:table-cell table:style-name="ce30" office:value-type="string" table:number-columns-spanned="4" table:number-rows-spanned="1">
                  <text:p>This measures how quickly bugs are fixed.</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24"/>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24"/>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24"/>
                <table:table-cell table:style-name="ce30" office:value-type="string" table:number-columns-spanned="3" table:number-rows-spanned="1">
                  <text:p>&gt; 75%</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24"/>
                <table:table-cell table:style-name="ce32" office:value-type="string" table:number-columns-spanned="3" table:number-rows-spanned="1">
                  <text:p>60% <text:s/>- 75%</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24"/>
                <table:table-cell table:style-name="ce30" office:value-type="string" table:number-columns-spanned="3" table:number-rows-spanned="1">
                  <text:p>45% - 60%</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24"/>
                <table:table-cell table:style-name="ce30" office:value-type="string" table:number-columns-spanned="3" table:number-rows-spanned="1">
                  <text:p>25% - 45%</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24"/>
                <table:table-cell table:style-name="ce32" office:value-type="string" table:number-columns-spanned="3" table:number-rows-spanned="1">
                  <text:p>&lt; 25%</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24"/>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24"/>
              <table:table-cell table:style-name="ce24" office:value-type="string">
                <text:p>Number of P1/critical bugs opened</text:p>
              </table:table-cell>
              <table:table-cell table:style-name="ce57" office:value-type="float" office:value="23">
                <text:p>23</text:p>
              </table:table-cell>
              <table:table-cell table:style-name="ce67" office:value-type="percentage" office:value="0.25">
                <text:p>25,00%</text:p>
              </table:table-cell>
              <table:table-cell table:style-name="ce70" office:value-type="float" office:value="1">
                <office:annotation office:display="true" draw:style-name="gr1" draw:text-style-name="P1" svg:width="8.546cm" svg:height="0.991cm" svg:x="32.083cm" svg:y="45.648cm" draw:caption-point-x="-12.612cm" draw:caption-point-y="3.044cm">
                  <dc:date>2012-01-05T00:00:00</dc:date>
                  <text:p text:style-name="P1"><text:span text:style-name="T1">23 DEFECTS with P1 NEW, REOPEN or STARTED.</text:span></text:p>
                  <text:p text:style-name="P1"><text:span text:style-name="T2">http://subversion.tigris.org/issues/query.cgi</text:span></text:p>
                </office:annotation>
                <text:p>1</text:p>
              </table:table-cell>
              <table:table-cell table:style-name="ce17" table:formula="of:=[.D104]*[.E104]" office:value-type="float" office:value="0.25">
                <text:p>0,25</text:p>
              </table:table-cell>
              <table:table-cell table:style-name="ce17"/>
              <table:table-cell table:number-columns-repeated="1017"/>
            </table:table-row>
            <table:table-row-group>
              <table:table-row table:style-name="ro5">
                <table:table-cell table:style-name="ce24" table:number-columns-repeated="6"/>
                <table:table-cell table:style-name="ce17"/>
                <table:table-cell table:number-columns-repeated="1017"/>
              </table:table-row>
              <table:table-row table:style-name="ro7">
                <table:table-cell table:style-name="ce24"/>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24"/>
                <table:table-cell table:style-name="ce30" office:value-type="string" table:number-columns-spanned="4" table:number-rows-spanned="1">
                  <text:p>This measures the seriousness of quality issues found.</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24"/>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24"/>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5">
                <table:table-cell table:style-name="ce24"/>
                <table:table-cell table:style-name="ce40" office:value-type="float" office:value="0" table:number-columns-spanned="3" table:number-rows-spanned="1">
                  <text:p>0</text:p>
                </table:table-cell>
                <table:covered-table-cell table:number-columns-repeated="2" table:style-name="ce4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24"/>
                <table:table-cell table:style-name="ce32" office:value-type="string" table:number-columns-spanned="3" table:number-rows-spanned="1">
                  <text:p>1 - <text:s/>5</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24"/>
                <table:table-cell table:style-name="ce30" office:value-type="string" table:number-columns-spanned="3" table:number-rows-spanned="1">
                  <text:p>5 - 10</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24"/>
                <table:table-cell table:style-name="ce30" office:value-type="string" table:number-columns-spanned="3" table:number-rows-spanned="1">
                  <text:p>10 - 20</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24"/>
                <table:table-cell table:style-name="ce32" office:value-type="string" table:number-columns-spanned="3" table:number-rows-spanned="1">
                  <text:p>&gt; 20</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Average bug age for P1 in last 6 months</text:p>
              </table:table-cell>
              <table:table-cell table:style-name="ce57" table:formula="of:=19/7" office:value-type="float" office:value="2.71428571428571">
                <text:p>2,7142857143</text:p>
              </table:table-cell>
              <table:table-cell table:style-name="ce67" office:value-type="percentage" office:value="0.25">
                <text:p>25,00%</text:p>
              </table:table-cell>
              <table:table-cell table:style-name="ce70" office:value-type="float" office:value="3">
                <office:annotation office:display="true" draw:style-name="gr1" draw:text-style-name="P1" svg:width="9.436cm" svg:height="0.991cm" svg:x="31.97cm" svg:y="52.345cm" draw:caption-point-x="-12.499cm" draw:caption-point-y="2.195cm">
                  <dc:date>2012-01-05T00:00:00</dc:date>
                  <text:p text:style-name="P1"><text:span text:style-name="T1">Only 1 DEFECT with P1 FIXED (21/09/2011 – 10/10/2011)</text:span></text:p>
                  <text:p text:style-name="P1"><text:span text:style-name="T2">http://subversion.tigris.org/issues/query.cgi</text:span></text:p>
                </office:annotation>
                <text:p>3</text:p>
              </table:table-cell>
              <table:table-cell table:style-name="ce17" table:formula="of:=[.D117]*[.E117]" office:value-type="float" office:value="0.75">
                <text:p>0,75</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is measures the responsiveness to fixing critical issue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lt; 1 week</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1 - 2 weeks</text:p>
                </table:table-cell>
                <table:covered-table-cell table:number-columns-repeated="2" table:style-name="ce37"/>
                <table:table-cell table:style-name="ce73" office:value-type="float" office:value="4">
                  <text:p>4</text:p>
                </table:table-cell>
                <table:table-cell table:style-name="ce75"/>
                <table:table-cell table:number-columns-repeated="1018"/>
              </table:table-row>
              <table:table-row table:style-name="ro7">
                <table:table-cell/>
                <table:table-cell table:style-name="ce37" office:value-type="string" table:number-columns-spanned="3" table:number-rows-spanned="1">
                  <text:p>2 - 3 weeks</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3 - 4 weeks</text:p>
                </table:table-cell>
                <table:covered-table-cell table:number-columns-repeated="2" table:style-name="ce37"/>
                <table:table-cell table:style-name="ce73" office:value-type="float" office:value="2">
                  <text:p>2</text:p>
                </table:table-cell>
                <table:table-cell table:style-name="ce75"/>
                <table:table-cell table:number-columns-repeated="1018"/>
              </table:table-row>
              <table:table-row table:style-name="ro7">
                <table:table-cell/>
                <table:table-cell table:style-name="ce37" office:value-type="string" table:number-columns-spanned="3" table:number-rows-spanned="1">
                  <text:p>&gt; 4 weeks</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15]" office:value-type="float" office:value="4">
              <text:p>4</text:p>
            </table:table-cell>
            <table:table-cell table:style-name="ce26" office:value-type="string" table:number-columns-spanned="3" table:number-rows-spanned="1">
              <text:p>Security</text:p>
            </table:table-cell>
            <table:covered-table-cell table:number-columns-repeated="2" table:style-name="ce26"/>
            <table:table-cell table:style-name="ce69" table:formula="of:=[$'Category Ranking'.D15]" office:value-type="percentage" office:value="0.08">
              <text:p>8,00%</text:p>
            </table:table-cell>
            <table:table-cell table:style-name="ce23" table:formula="of:=SUM([.F133:.F169])" office:value-type="float" office:value="3.9">
              <text:p>3,9</text:p>
            </table:table-cell>
            <table:table-cell table:style-name="ce23" table:formula="of:=[.F131]*[.E131]" office:value-type="float" office:value="0.312">
              <text:p>0,312</text:p>
            </table:table-cell>
            <table:table-cell table:number-columns-repeated="1017"/>
          </table:table-row>
          <table:table-row table:style-name="ro5">
            <table:table-cell table:style-name="ce23"/>
            <table:table-cell table:style-name="ce41" table:number-columns-spanned="5" table:number-rows-spanned="1"/>
            <table:covered-table-cell table:number-columns-repeated="4" table:style-name="ce41"/>
            <table:table-cell table:style-name="ce23"/>
            <table:table-cell table:number-columns-repeated="1017"/>
          </table:table-row>
          <table:table-row-group>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17">
              <table:table-cell table:style-name="ce17"/>
              <table:table-cell table:style-name="ce33" office:value-type="string">
                <text:p>Number of security vulnerabilities in the last 6 months that are moderately to extremely critical</text:p>
              </table:table-cell>
              <table:table-cell table:style-name="ce57"/>
              <table:table-cell table:style-name="ce67" office:value-type="percentage" office:value="0.35">
                <text:p>35,00%</text:p>
              </table:table-cell>
              <table:table-cell table:style-name="ce70" office:value-type="float" office:value="3">
                <text:p>3</text:p>
              </table:table-cell>
              <table:table-cell table:style-name="ce17" table:formula="of:=[.D134]*[.E134]" office:value-type="float" office:value="1.05">
                <office:annotation office:display="true" draw:style-name="gr1" draw:text-style-name="P1" svg:width="28.555cm" svg:height="4.607cm" svg:x="29.888cm" svg:y="60.446cm" draw:caption-point-x="-7.182cm" draw:caption-point-y="1.738cm">
                  <dc:date>2012-01-05T00:00:00</dc:date>
                  <text:p text:style-name="P1"><text:span text:style-name="T1">Issues: 3863 (Password are stored in plain text), 836, 3236, 3612 </text:span></text:p>
                  <text:p text:style-name="P1"><text:span text:style-name="T1"/></text:p>
                  <text:p text:style-name="P1"><text:span text:style-name="T1">Source: http://subversion.tigris.org/issues/buglist.cgi?issue_type=DEFECT&amp;component=subversion&amp;issue_status=UNCONFIRMED&amp;issue_status=NEW&amp;issue_status=STARTED&amp;issue_status=REOPENED&amp;issue_status=RESOLVED&amp;issue_status=VERIFIED&amp;issue_status=CLOSED&amp;email1=&amp;emailtype1=exact&amp;email2=&amp;emailtype2=exact&amp;issueidtype=include&amp;issue_id=&amp;changedin=&amp;votes=&amp;chfieldfrom=2011-05-01&amp;chfieldto=Now&amp;chfieldvalue=&amp;short_desc=&amp;short_desc_type=fulltext&amp;long_desc=&amp;long_desc_type=fulltext&amp;issue_file_loc=&amp;issue_file_loc_type=fulltext&amp;status_whiteboard=&amp;status_whiteboard_type=fulltext&amp;keywords=&amp;keywords_type=anytokens&amp;field0-0-0=noop&amp;type0-0-0=noop&amp;value0-0-0=&amp;cmdtype=doit&amp;order=Reuse+same+sort+as+last+time&amp;Submit+query=Submit+query</text:span></text:p>
                </office:annotation>
                <text:p>1,05</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17">
                <table:table-cell table:style-name="ce17"/>
                <table:table-cell table:style-name="ce30" office: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5">
                <table:table-cell table:style-name="ce17"/>
                <table:table-cell table:style-name="ce30" office:value-type="float" office:value="0" table:number-columns-spanned="3" table:number-rows-spanned="1">
                  <text:p>0</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17"/>
                <table:table-cell table:style-name="ce42" office:value-type="string" table:number-columns-spanned="3" table:number-rows-spanned="1">
                  <text:p>1 - 2</text:p>
                </table:table-cell>
                <table:covered-table-cell table:number-columns-repeated="2" table:style-name="ce4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3 - 4</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5 - 6</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gt; 6</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9">
              <table:table-cell table:style-name="ce17"/>
              <table:table-cell table:style-name="ce43" office:value-type="string">
                <text:p>Number <text:s/>of security vulnerabilities still open (unpatched)</text:p>
              </table:table-cell>
              <table:table-cell table:style-name="ce57"/>
              <table:table-cell table:style-name="ce67" office:value-type="percentage" office:value="0.4">
                <text:p>40,00%</text:p>
              </table:table-cell>
              <table:table-cell table:style-name="ce70" office:value-type="float" office:value="4">
                <text:p>4</text:p>
              </table:table-cell>
              <table:table-cell table:style-name="ce17" table:formula="of:=[.D147]*[.E147]" office:value-type="float" office:value="1.6">
                <text:p>1,6</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is measures whether the project is capable of resolving all security issue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5">
                <table:table-cell table:style-name="ce17"/>
                <table:table-cell table:style-name="ce30" office:value-type="float" office:value="0" table:number-columns-spanned="3" table:number-rows-spanned="1">
                  <text:p>0</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17"/>
                <table:table-cell table:style-name="ce32" office:value-type="float" office:value="1" table:number-columns-spanned="3" table:number-rows-spanned="1">
                  <text:p>1</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5">
                <table:table-cell table:style-name="ce17"/>
                <table:table-cell table:style-name="ce30" office:value-type="float" office:value="2" table:number-columns-spanned="3" table:number-rows-spanned="1">
                  <text:p>2</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17"/>
                <table:table-cell table:style-name="ce39" office:value-type="string" table:number-columns-spanned="3" table:number-rows-spanned="1">
                  <text:p>3 - 5</text:p>
                </table:table-cell>
                <table:covered-table-cell table:number-columns-repeated="2" table:style-name="ce39"/>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gt; 5</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17">
              <table:table-cell table:style-name="ce17"/>
              <table:table-cell table:style-name="ce33" office:value-type="string">
                <text:p>NumbIs there a dedicated information (web page, wiki, etc) for security?</text:p>
              </table:table-cell>
              <table:table-cell table:style-name="ce57" office:value-type="string">
                <text:p>No</text:p>
              </table:table-cell>
              <table:table-cell table:style-name="ce67" office:value-type="percentage" office:value="0.25">
                <text:p>25,00%</text:p>
              </table:table-cell>
              <table:table-cell table:style-name="ce70" office:value-type="float" office:value="5">
                <text:p>5</text:p>
              </table:table-cell>
              <table:table-cell table:style-name="ce17" table:formula="of:=[.D160]*[.E160]" office:value-type="float" office:value="1.25">
                <text:p>1,25</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is measures how aware of and seriously the project takes security issue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Yes, well maintained</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Yes</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No</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16]" office:value-type="float" office:value="5">
              <text:p>5</text:p>
            </table:table-cell>
            <table:table-cell table:style-name="ce26" office:value-type="string" table:number-columns-spanned="3" table:number-rows-spanned="1">
              <text:p>Performance</text:p>
            </table:table-cell>
            <table:covered-table-cell table:number-columns-repeated="2" table:style-name="ce26"/>
            <table:table-cell table:style-name="ce69" table:formula="of:=[$'Category Ranking'.D16]" office:value-type="percentage" office:value="0.06">
              <text:p>6,00%</text:p>
            </table:table-cell>
            <table:table-cell table:style-name="ce23" table:formula="of:=SUM([.F175:.F195])" office:value-type="float" office:value="2">
              <text:p>2</text:p>
            </table:table-cell>
            <table:table-cell table:style-name="ce23" table:formula="of:=[.F172]*[.E172]" office:value-type="float" office:value="0.12">
              <text:p>0,12</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Performance Testing and Benchmark Reports available</text:p>
              </table:table-cell>
              <table:table-cell table:style-name="ce57" office:value-type="string">
                <text:p>Yes</text:p>
              </table:table-cell>
              <table:table-cell table:style-name="ce67" office:value-type="percentage" office:value="0.5">
                <text:p>50,00%</text:p>
              </table:table-cell>
              <table:table-cell table:style-name="ce70" office:value-type="float" office:value="1">
                <office:annotation office:display="true" draw:style-name="gr1" draw:text-style-name="P1" svg:width="17.877cm" svg:height="1.78cm" svg:x="27.476cm" svg:y="80.138cm" draw:caption-point-x="-8.005cm" draw:caption-point-y="1.851cm">
                  <dc:date>2012-01-05T00:00:00</dc:date>
                  <text:p text:style-name="P1"><text:span text:style-name="T1">Sources:</text:span></text:p>
                  <text:p text:style-name="P1"><text:span text:style-name="T2">https://git.wiki.kernel.org/articles/g/i/t/GitSvnComparison_cb82.html</text:span></text:p>
                  <text:p text:style-name="P1"><text:span text:style-name="T2">http://www.koch.ro/blog/index.php?/archives/112-GIT-vs-SVN-performance-with-eZ-Components.html</text:span></text:p>
                  <text:p text:style-name="P1"><text:span text:style-name="T1">http://svn.haxx.se/users/archive-2004-09/0680.shtml</text:span></text:p>
                </office:annotation>
                <text:p>1</text:p>
              </table:table-cell>
              <table:table-cell table:style-name="ce17" table:formula="of:=[.D175]*[.E175]" office:value-type="float" office:value="0.5">
                <text:p>0,5</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17">
                <table:table-cell table:style-name="ce17"/>
                <table:table-cell table:style-name="ce30"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17"/>
                <table:table-cell table:style-name="ce30" office:value-type="string" table:number-columns-spanned="3" table:number-rows-spanned="1">
                  <text:p>Yes, with good results</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Yes</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No</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Performance Tuning &amp; Configuration</text:p>
              </table:table-cell>
              <table:table-cell table:style-name="ce57"/>
              <table:table-cell table:style-name="ce67" office:value-type="percentage" office:value="0.5">
                <text:p>50,00%</text:p>
              </table:table-cell>
              <table:table-cell table:style-name="ce70" office:value-type="float" office:value="3">
                <office:annotation office:display="true" draw:style-name="gr1" draw:text-style-name="P1" svg:width="15.492cm" svg:height="2.176cm" svg:x="27.504cm" svg:y="86.009cm" draw:caption-point-x="-8.033cm" draw:caption-point-y="1.375cm">
                  <dc:date>2012-01-05T00:00:00</dc:date>
                  <text:p text:style-name="P1"><text:span text:style-name="T1">Surces:</text:span></text:p>
                  <text:p text:style-name="P1"><text:span text:style-name="T1">http://svnbook.red-bean.com/nightly/en/svn.serverconfig.html</text:span></text:p>
                  <text:p text:style-name="P1"><text:span text:style-name="T2">http://www.orcaware.com/svn/wiki/Server_performance_tuning_for_Linux_and_Unix</text:span></text:p>
                  <text:p text:style-name="P1"><text:span text:style-name="T1">http://subversion.apache.org/docs/release-notes/1.7.html#server-performance-tuning</text:span></text:p>
                  <text:p text:style-name="P1"><text:span text:style-name="T1"/></text:p>
                </office:annotation>
                <text:p>3</text:p>
              </table:table-cell>
              <table:table-cell table:style-name="ce17" table:formula="of:=[.D186]*[.E186]" office:value-type="float" office:value="1.5">
                <text:p>1,5</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13">
                <table:table-cell table:style-name="ce17"/>
                <table:table-cell table:style-name="ce30"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Yes, Extensive</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Yes, Some</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No</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17]" office:value-type="float" office:value="6">
              <text:p>6</text:p>
            </table:table-cell>
            <table:table-cell table:style-name="ce26" office:value-type="string" table:number-columns-spanned="3" table:number-rows-spanned="1">
              <text:p>Scalability</text:p>
            </table:table-cell>
            <table:covered-table-cell table:number-columns-repeated="2" table:style-name="ce26"/>
            <table:table-cell table:style-name="ce69" table:formula="of:=[$'Category Ranking'.D17]" office:value-type="percentage" office:value="0.05">
              <text:p>5,00%</text:p>
            </table:table-cell>
            <table:table-cell table:style-name="ce23" table:formula="of:=SUM([.F201:.F221])" office:value-type="float" office:value="3">
              <text:p>3</text:p>
            </table:table-cell>
            <table:table-cell table:style-name="ce23" table:formula="of:=[.F198]*[.E198]" office:value-type="float" office:value="0.15">
              <text:p>0,15</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Reference deployment</text:p>
              </table:table-cell>
              <table:table-cell table:style-name="ce57" office:value-type="string">
                <text:p>Yes</text:p>
              </table:table-cell>
              <table:table-cell table:style-name="ce67" office:value-type="percentage" office:value="0.5">
                <text:p>50,00%</text:p>
              </table:table-cell>
              <table:table-cell table:style-name="ce70" office:value-type="float" office:value="3">
                <office:annotation office:display="true" draw:style-name="gr1" draw:text-style-name="P1" svg:width="15.994cm" svg:height="1.779cm" svg:x="28.357cm" svg:y="92.302cm" draw:caption-point-x="-8.886cm" draw:caption-point-y="2.247cm">
                  <dc:date>2012-01-05T00:00:00</dc:date>
                  <text:p text:style-name="P1"><text:span text:style-name="T1">It is very difficult to measure this, because I have not the ability to access a real-world deployment. Scalability is a function of data storage system you select (FSFS vs Berkeley DB): </text:span></text:p>
                  <text:p text:style-name="P1"><text:span text:style-name="T2">http://svnbook.red-bean.com/en/1.7/svn.reposadmin.planning.html#svn.reposadmin.basics.Backends</text:span></text:p>
                  <text:p text:style-name="P1"><text:span text:style-name="T2">http://svnbook.red-bean.com/en/1.1/ch05.html#svn-ch-5-sect-1.3</text:span></text:p>
                </office:annotation>
                <text:p>3</text:p>
              </table:table-cell>
              <table:table-cell table:style-name="ce17" table:formula="of:=[.D201]*[.E201]" office:value-type="float" office:value="1.5">
                <text:p>1,5</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is measures whether the software is scalable and tested in real use through a real-world deployment.</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17"/>
                <table:table-cell table:style-name="ce30" office:value-type="string" table:number-columns-spanned="3" table:number-rows-spanned="1">
                  <text:p>Yes, with publication of user’s size</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Yes</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No</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Designed for scalability</text:p>
              </table:table-cell>
              <table:table-cell table:style-name="ce57" office:value-type="string">
                <text:p>Yes, some</text:p>
              </table:table-cell>
              <table:table-cell table:style-name="ce67" office:value-type="percentage" office:value="0.5">
                <text:p>50,00%</text:p>
              </table:table-cell>
              <table:table-cell table:style-name="ce70" office:value-type="float" office:value="3">
                <office:annotation office:display="true" draw:style-name="gr1" draw:text-style-name="P1" svg:width="10.575cm" svg:height="1.387cm" svg:x="28.775cm" svg:y="96.057cm" draw:caption-point-x="-9.304cm" draw:caption-point-y="3.44cm">
                  <dc:date>2012-01-05T00:00:00</dc:date>
                  <text:p text:style-name="P1"><text:span text:style-name="T1">1.SVN run in thread-safe with SQLite.</text:span></text:p>
                  <text:p text:style-name="P1"><text:span text:style-name="T1">2.SVNsync is a tool that <text:s/>permit to do it active-pasive SVN cluster.</text:span></text:p>
                  <text:p text:style-name="P1"><text:span text:style-name="T1">3. No, SVN consumes few resources</text:span></text:p>
                </office:annotation>
                <text:p>3</text:p>
              </table:table-cell>
              <table:table-cell table:style-name="ce17" table:formula="of:=[.D212]*[.E212]" office:value-type="float" office:value="1.5">
                <text:p>1,5</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17">
                <table:table-cell table:style-name="ce17"/>
                <table:table-cell table:style-name="ce30"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Yes, extensive</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Yes, some</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No</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18]" office:value-type="float" office:value="7">
              <text:p>7</text:p>
            </table:table-cell>
            <table:table-cell table:style-name="ce26" office:value-type="string" table:number-columns-spanned="3" table:number-rows-spanned="1">
              <text:p>Architecture</text:p>
            </table:table-cell>
            <table:covered-table-cell table:number-columns-repeated="2" table:style-name="ce26"/>
            <table:table-cell table:style-name="ce69" table:formula="of:=[$'Category Ranking'.D18]" office:value-type="percentage" office:value="0.06">
              <text:p>6,00%</text:p>
            </table:table-cell>
            <table:table-cell table:style-name="ce23" table:formula="of:=SUM([.F227:.F271])" office:value-type="float" office:value="3.2">
              <text:p>3,2</text:p>
            </table:table-cell>
            <table:table-cell table:style-name="ce23" table:formula="of:=[.F224]*[.E224]" office:value-type="float" office:value="0.192">
              <text:p>0,192</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44" office:value-type="string">
                <text:p>Are<text:span text:style-name="T5"> there any 3rd party Plug-ins</text:span></text:p>
              </table:table-cell>
              <table:table-cell table:style-name="ce57" office:value-type="float" office:value="0">
                <text:p>0</text:p>
              </table:table-cell>
              <table:table-cell table:style-name="ce67" office:value-type="percentage" office:value="0.3">
                <text:p>30,00%</text:p>
              </table:table-cell>
              <table:table-cell table:style-name="ce70" office:value-type="float" office:value="1">
                <office:annotation draw:style-name="gr1" draw:text-style-name="P1" svg:width="7.71cm" svg:height="0.99cm" svg:x="24.612cm" svg:y="106.051cm" draw:caption-point-x="-5.141cm" draw:caption-point-y="0.637cm">
                  <dc:date>2012-01-05T00:00:00</dc:date>
                  <text:p text:style-name="P1"><text:span text:style-name="T1">All the plugins are from SVN to other proyects, but not exists a plugin for subversion.</text:span></text:p>
                </office:annotation>
                <text:p>1</text:p>
              </table:table-cell>
              <table:table-cell table:style-name="ce17" table:formula="of:=[.D227]*[.E227]" office:value-type="float" office:value="0.3">
                <text:p>0,3</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is measures the design for extensibility through 3rd party plug-in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17"/>
                <table:table-cell table:style-name="ce30" office:value-type="string" table:number-columns-spanned="3" table:number-rows-spanned="1">
                  <text:p>&gt;10</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6 to 10</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2 to 5</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5">
                <table:table-cell table:style-name="ce17"/>
                <table:table-cell table:style-name="ce30" office:value-type="float" office:value="1" table:number-columns-spanned="3" table:number-rows-spanned="1">
                  <text:p>1</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17"/>
                <table:table-cell table:style-name="ce32" office:value-type="float" office:value="0" table:number-columns-spanned="3" table:number-rows-spanned="1">
                  <text:p>0</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Public API / External Service </text:p>
              </table:table-cell>
              <table:table-cell table:style-name="ce57" office:value-type="string">
                <text:p>Yes</text:p>
              </table:table-cell>
              <table:table-cell table:style-name="ce67" office:value-type="percentage" office:value="0.3">
                <text:p>30,00%</text:p>
              </table:table-cell>
              <table:table-cell table:style-name="ce70" office:value-type="float" office:value="3">
                <office:annotation draw:style-name="gr1" draw:text-style-name="P1" svg:width="5.602cm" svg:height="0.991cm" svg:x="26.027cm" svg:y="112.082cm" draw:caption-point-x="-6.556cm" draw:caption-point-y="0.454cm">
                  <dc:date>2012-01-05T00:00:00</dc:date>
                  <text:p text:style-name="P1"><text:span text:style-name="T1">SVN have a public API</text:span></text:p>
                  <text:p text:style-name="P1"><text:span text:style-name="T2">http://subversion.apache.org/docs/</text:span></text:p>
                </office:annotation>
                <text:p>3</text:p>
              </table:table-cell>
              <table:table-cell table:style-name="ce17" table:formula="of:=[.D240]*[.E240]" office:value-type="float" office:value="0.9">
                <text:p>0,9</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5"/>
                <table:table-cell table:style-name="ce79" office:value-type="string">
                  <text:p><text:span text:style-name="T6"><text:a xlink:href="http://subversion.apache.org/docs/">http://subversion.apache.org/docs/</text:a></text:span></text:p>
                </table:table-cell>
                <table:table-cell table:number-columns-repeated="1011"/>
              </table:table-row>
              <table:table-row table:style-name="ro7">
                <table:table-cell table:style-name="ce17"/>
                <table:table-cell table:style-name="ce30" office:value-type="string" table:number-columns-spanned="4" table:number-rows-spanned="1">
                  <text:p>Allows for extensions via a public API, also shows design for customization</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Yes, extensive</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Yes</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No</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table-cell table:number-columns-repeated="1024"/>
        </table:table-row>
        <table:table-row-group>
          <table:table-row-group>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Enable/disable features through configuration</text:p>
              </table:table-cell>
              <table:table-cell table:style-name="ce57" office:value-type="string">
                <text:p>Yes, during runtime</text:p>
              </table:table-cell>
              <table:table-cell table:style-name="ce67" office:value-type="percentage" office:value="0.2">
                <text:p>20,00%</text:p>
              </table:table-cell>
              <table:table-cell table:style-name="ce70" office:value-type="float" office:value="5">
                <office:annotation draw:style-name="gr1" draw:text-style-name="P1" svg:width="6.851cm" svg:height="0.991cm" svg:x="25.25cm" svg:y="117.215cm" draw:caption-point-x="-5.779cm" draw:caption-point-y="0.268cm">
                  <dc:date>2012-01-05T00:00:00</dc:date>
                  <text:p text:style-name="P1"><text:span text:style-name="T1">The svn (server and client) have a config file.</text:span></text:p>
                </office:annotation>
                <text:p>5</text:p>
              </table:table-cell>
              <table:table-cell table:style-name="ce17" table:formula="of:=[.D251]*[.E251]" office:value-type="float" office:value="1">
                <text:p>1</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Whether user can enable/disable features through configuration</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Yes, during runtime</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Yes, maybe compile time</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No</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 table:style-name="ro5">
              <table:table-cell/>
              <table:table-cell table:style-name="ce45" table:number-columns-repeated="3"/>
              <table:table-cell table:style-name="ce73"/>
              <table:table-cell table:style-name="ce75"/>
              <table:table-cell table:number-columns-repeated="1018"/>
            </table:table-row>
            <table:table-row table:style-name="ro5">
              <table:table-cell/>
              <table:table-cell table:style-name="ce46" office:value-type="string">
                <text:p>Metric Name</text:p>
              </table:table-cell>
              <table:table-cell table:style-name="ce46"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1018"/>
            </table:table-row>
            <table:table-row table:style-name="ro12">
              <table:table-cell/>
              <table:table-cell table:style-name="ce47" office:value-type="string">
                <text:p>Programming Languages</text:p>
              </table:table-cell>
              <table:table-cell table:style-name="ce58" office:value-type="string">
                <text:p>58% C, 21% Python, 5% C++</text:p>
              </table:table-cell>
              <table:table-cell table:style-name="ce68" office:value-type="percentage" office:value="0.2">
                <text:p>20,00%</text:p>
              </table:table-cell>
              <table:table-cell table:style-name="ce58" office:value-type="float" office:value="5">
                <text:p>5</text:p>
              </table:table-cell>
              <table:table-cell table:style-name="ce47" table:formula="of:=[.D262]*[.E262]" office:value-type="float" office:value="1">
                <text:p>1</text:p>
              </table:table-cell>
              <table:table-cell table:number-columns-repeated="1018"/>
            </table:table-row>
            <table:table-row table:style-name="ro5">
              <table:table-cell/>
              <table:table-cell table:style-name="ce48" table:number-columns-spanned="5" table:number-rows-spanned="1"/>
              <table:covered-table-cell table:number-columns-repeated="4" table:style-name="ce47"/>
              <table:table-cell table:number-columns-repeated="1018"/>
            </table:table-row>
            <table:table-row table:style-name="ro7">
              <table:table-cell/>
              <table:table-cell table:style-name="ce49" office:value-type="string" table:number-columns-spanned="4" table:number-rows-spanned="1">
                <text:p>Test Description</text:p>
              </table:table-cell>
              <table:covered-table-cell table:number-columns-repeated="3" table:style-name="ce59"/>
              <table:table-cell table:style-name="ce64"/>
              <table:table-cell table:number-columns-repeated="1018"/>
            </table:table-row>
            <table:table-row table:style-name="ro7">
              <table:table-cell/>
              <table:table-cell table:style-name="ce50" office:value-type="string" table:number-columns-spanned="4" table:number-rows-spanned="1">
                <text:p>More languages means more flexiblity and also more people may get involved in the project</text:p>
              </table:table-cell>
              <table:covered-table-cell table:number-columns-repeated="3" table:style-name="ce60"/>
              <table:table-cell table:style-name="ce63"/>
              <table:table-cell table:number-columns-repeated="1018"/>
            </table:table-row>
            <table:table-row table:style-name="ro5">
              <table:table-cell/>
              <table:table-cell table:style-name="ce51" table:number-columns-spanned="4" table:number-rows-spanned="1"/>
              <table:covered-table-cell table:number-columns-repeated="3" table:style-name="ce61"/>
              <table:table-cell table:style-name="ce63"/>
              <table:table-cell table:number-columns-repeated="1018"/>
            </table:table-row>
            <table:table-row table:style-name="ro7">
              <table:table-cell/>
              <table:table-cell table:style-name="ce52" office:value-type="string" table:number-columns-spanned="3" table:number-rows-spanned="1">
                <text:p>Test Score Specification</text:p>
              </table:table-cell>
              <table:covered-table-cell table:number-columns-repeated="2" table:style-name="ce62"/>
              <table:table-cell table:style-name="ce59" office:value-type="string">
                <text:p>Score</text:p>
              </table:table-cell>
              <table:table-cell table:style-name="ce64"/>
              <table:table-cell table:number-columns-repeated="1018"/>
            </table:table-row>
            <table:table-row table:style-name="ro7">
              <table:table-cell/>
              <table:table-cell table:style-name="ce53" office:value-type="string" table:number-columns-spanned="3" table:number-rows-spanned="1">
                <text:p>80% or more of SLOC in one language</text:p>
              </table:table-cell>
              <table:covered-table-cell table:number-columns-repeated="2" table:style-name="ce56"/>
              <table:table-cell table:style-name="ce74" office:value-type="float" office:value="1">
                <text:p>1</text:p>
              </table:table-cell>
              <table:table-cell table:style-name="ce76"/>
              <table:table-cell table:number-columns-repeated="1018"/>
            </table:table-row>
            <table:table-row table:style-name="ro7">
              <table:table-cell/>
              <table:table-cell table:style-name="ce53" office:value-type="string" table:number-columns-spanned="3" table:number-rows-spanned="1">
                <text:p>80% or more of SLOC in two languages</text:p>
              </table:table-cell>
              <table:covered-table-cell table:number-columns-repeated="2" table:style-name="ce56"/>
              <table:table-cell table:style-name="ce74" office:value-type="float" office:value="3">
                <text:p>3</text:p>
              </table:table-cell>
              <table:table-cell table:style-name="ce76"/>
              <table:table-cell table:number-columns-repeated="1018"/>
            </table:table-row>
            <table:table-row table:style-name="ro7">
              <table:table-cell/>
              <table:table-cell table:style-name="ce53" office:value-type="string" table:number-columns-spanned="3" table:number-rows-spanned="1">
                <text:p>80% or more of SLOC in three or more languages</text:p>
              </table:table-cell>
              <table:covered-table-cell table:number-columns-repeated="2" table:style-name="ce56"/>
              <table:table-cell table:style-name="ce74" office:value-type="float" office:value="5">
                <text:p>5</text:p>
              </table:table-cell>
              <table:table-cell table:style-name="ce76"/>
              <table:table-cell table:number-columns-repeated="1018"/>
            </table:table-row>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19]" office:value-type="float" office:value="8">
              <text:p>8</text:p>
            </table:table-cell>
            <table:table-cell table:style-name="ce26" office:value-type="string" table:number-columns-spanned="3" table:number-rows-spanned="1">
              <text:p>Support</text:p>
            </table:table-cell>
            <table:covered-table-cell table:number-columns-repeated="2" table:style-name="ce26"/>
            <table:table-cell table:style-name="ce69" table:formula="of:=[$'Category Ranking'.D19]" office:value-type="percentage" office:value="0.1">
              <text:p>10,00%</text:p>
            </table:table-cell>
            <table:table-cell table:style-name="ce23" table:formula="of:=SUM([.F277:.F299])" office:value-type="float" office:value="3">
              <text:p>3</text:p>
            </table:table-cell>
            <table:table-cell table:style-name="ce23" table:formula="of:=[.F274]*[.E274]" office:value-type="float" office:value="0.3">
              <text:p>0,3</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Average volume of general mailing list in the last 6 months</text:p>
              </table:table-cell>
              <table:table-cell table:style-name="ce57"/>
              <table:table-cell table:style-name="ce67" office:value-type="percentage" office:value="0.5">
                <text:p>50,00%</text:p>
              </table:table-cell>
              <table:table-cell table:style-name="ce70" office:value-type="float" office:value="5">
                <text:p>5</text:p>
              </table:table-cell>
              <table:table-cell table:style-name="ce17" table:formula="of:=[.D277]*[.E277]" office:value-type="float" office:value="2.5">
                <office:annotation office:display="true" draw:style-name="gr1" draw:text-style-name="P1" svg:width="13.3cm" svg:height="3.362cm" svg:x="26.082cm" svg:y="129.868cm" draw:caption-point-x="-3.376cm" draw:caption-point-y="-0.356cm">
                  <dc:date>2012-01-05T00:00:00</dc:date>
                  <text:p text:style-name="P1"><text:span text:style-name="T1">16185 messages found.</text:span></text:p>
                  <text:p text:style-name="P1"><text:span text:style-name="T1"/></text:p>
                  <text:p text:style-name="P1"><text:span text:style-name="T1">Sources:</text:span></text:p>
                  <text:p text:style-name="P1"><text:span text:style-name="T2">http://mail-archives.apache.org/mod_mbox/subversion-dev/</text:span></text:p>
                  <text:p text:style-name="P1"><text:span text:style-name="T2">http://mail-archives.apache.org/mod_mbox/subversion-commits/</text:span></text:p>
                  <text:p text:style-name="P1"><text:span text:style-name="T2">http://mail-archives.apache.org/mod_mbox/subversion-announce/</text:span></text:p>
                  <text:p text:style-name="P1"><text:span text:style-name="T2">http://mail-archives.apache.org/mod_mbox/subversion-notifications/</text:span></text:p>
                  <text:p text:style-name="P1"><text:span text:style-name="T1">http://mail-archives.apache.org/mod_mbox/subversion-users/</text:span></text:p>
                </office:annotation>
                <text:p>2,5</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e general mailing list is the first place where people go for free help.</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17"/>
                <table:table-cell table:style-name="ce30" office:value-type="string" table:number-columns-spanned="3" table:number-rows-spanned="1">
                  <text:p>&gt; 720 msg per month</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300 – 720) msg per month</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150 – 300) msg per month</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30 – 150) msg per month</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lt; 30 msg per month</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Quality of professional support</text:p>
              </table:table-cell>
              <table:table-cell table:style-name="ce57" office:value-type="string">
                <text:p>No</text:p>
              </table:table-cell>
              <table:table-cell table:style-name="ce67" office:value-type="percentage" office:value="0.5">
                <text:p>50,00%</text:p>
              </table:table-cell>
              <table:table-cell table:style-name="ce70" office:value-type="float" office:value="1">
                <text:p>1</text:p>
              </table:table-cell>
              <table:table-cell table:style-name="ce17" table:formula="of:=[.D290]*[.E290]" office:value-type="float" office:value="0.5">
                <text:p>0,5</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Professional support that helps fine tune for the local deployment and troubleshooting</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Installation + troubleshooting + integration / customization support</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Installation support only</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No professional support</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20]" office:value-type="float" office:value="9">
              <text:p>9</text:p>
            </table:table-cell>
            <table:table-cell table:style-name="ce26" office:value-type="string" table:number-columns-spanned="3" table:number-rows-spanned="1">
              <text:p>Documentation</text:p>
            </table:table-cell>
            <table:covered-table-cell table:number-columns-repeated="2" table:style-name="ce26"/>
            <table:table-cell table:style-name="ce69" table:formula="of:=[$'Category Ranking'.D20]" office:value-type="percentage" office:value="0.1">
              <text:p>10,00%</text:p>
            </table:table-cell>
            <table:table-cell table:style-name="ce23" table:formula="of:=SUM([.F305:.F337])" office:value-type="float" office:value="3.2">
              <text:p>3,2</text:p>
            </table:table-cell>
            <table:table-cell table:style-name="ce23" table:formula="of:=[.F302]*[.E302]" office:value-type="float" office:value="0.32">
              <text:p>0,32</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Existence of various documents.</text:p>
              </table:table-cell>
              <table:table-cell table:style-name="ce57" office:value-type="string">
                <text:p>Yes</text:p>
              </table:table-cell>
              <table:table-cell table:style-name="ce67" office:value-type="percentage" office:value="0.4">
                <text:p>40,00%</text:p>
              </table:table-cell>
              <table:table-cell table:style-name="ce70" office:value-type="float" office:value="5">
                <office:annotation office:display="true" draw:style-name="gr1" draw:text-style-name="P1" svg:width="8.952cm" svg:height="1.386cm" svg:x="27.418cm" svg:y="142.273cm" draw:caption-point-x="-7.947cm" draw:caption-point-y="-0.168cm">
                  <dc:date>2012-01-05T00:00:00</dc:date>
                  <text:p text:style-name="P1"><text:span text:style-name="T1">Sources:</text:span></text:p>
                  <text:p text:style-name="P1"><text:span text:style-name="T2">http://svnbook.red-bean.com/nightly/en/index.html</text:span></text:p>
                  <text:p text:style-name="P1"><text:span text:style-name="T1">http://svnbook.red-bean.com/</text:span><text:span text:style-name="T1"><text:tab/></text:span></text:p>
                </office:annotation>
                <text:p>5</text:p>
              </table:table-cell>
              <table:table-cell table:style-name="ce17" table:formula="of:=[.D305]*[.E305]" office:value-type="float" office:value="2">
                <text:p>2</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A good documentation suite should include docs for several user groups</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18">
                <table:table-cell table:style-name="ce17"/>
                <table:table-cell table:style-name="ce30"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Install/deploy, user, admin, upgrading guides available in several formats</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Install/deploy and user guide available</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Only text based installation doc exist</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No proper doc. A README file doesn't count.</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User contribution framework</text:p>
              </table:table-cell>
              <table:table-cell table:style-name="ce57"/>
              <table:table-cell table:style-name="ce67" office:value-type="percentage" office:value="0.4">
                <text:p>40,00%</text:p>
              </table:table-cell>
              <table:table-cell table:style-name="ce70" office:value-type="float" office:value="3">
                <office:annotation office:display="true" draw:style-name="gr1" draw:text-style-name="P1" svg:width="6.924cm" svg:height="0.992cm" svg:x="27.284cm" svg:y="147.509cm" draw:caption-point-x="-7.813cm" draw:caption-point-y="0.917cm">
                  <dc:date>2012-01-05T00:00:00</dc:date>
                  <text:p text:style-name="P1"><text:span text:style-name="T1">Source:</text:span></text:p>
                  <text:p text:style-name="P1"><text:span text:style-name="T1">http://wiki.apache.org/subversion/</text:span></text:p>
                </office:annotation>
                <text:p>3</text:p>
              </table:table-cell>
              <table:table-cell table:style-name="ce17" table:formula="of:=[.D318]*[.E318]" office:value-type="float" office:value="1.2">
                <text:p>1,2</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7">
                <table:table-cell table:style-name="ce17"/>
                <table:table-cell table:style-name="ce54" office:value-type="string" table:number-columns-spanned="4" table:number-rows-spanned="1">
                  <text:p>Best guides often come from user inputs / samples<text:span text:style-name="T4">, as feedback</text:span><text:span text:style-name="T5"> from people who have used the products.</text:span></text:p>
                </table:table-cell>
                <table:covered-table-cell table:number-columns-repeated="3" table:style-name="ce54"/>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People are allowed to contribute, and it is edited / filtered by experts</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People are allowed to contribute</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Users cannot contribute</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 table:style-name="ro5">
                <table:table-cell/>
                <table:table-cell table:style-name="ce45" table:number-columns-repeated="3"/>
                <table:table-cell table:style-name="ce73"/>
                <table:table-cell table:style-name="ce75"/>
                <table:table-cell table:number-columns-repeated="1018"/>
              </table:table-row>
              <table:table-row table:style-name="ro5">
                <table:table-cell/>
                <table:table-cell table:style-name="ce46" office:value-type="string">
                  <text:p>Metric Name</text:p>
                </table:table-cell>
                <table:table-cell table:style-name="ce46"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1018"/>
              </table:table-row>
              <table:table-row table:style-name="ro5">
                <table:table-cell/>
                <table:table-cell table:style-name="ce47" office:value-type="string">
                  <text:p>Developers taking care of documentation</text:p>
                </table:table-cell>
                <table:table-cell table:style-name="ce58"/>
                <table:table-cell table:style-name="ce68" office:value-type="percentage" office:value="0.2">
                  <text:p>20,00%</text:p>
                </table:table-cell>
                <table:table-cell table:style-name="ce58"/>
                <table:table-cell table:style-name="ce47" table:formula="of:=[.D329]*[.E329]" office:value-type="float" office:value="0">
                  <text:p>0</text:p>
                </table:table-cell>
                <table:table-cell table:number-columns-repeated="1018"/>
              </table:table-row>
              <table:table-row table:style-name="ro5">
                <table:table-cell/>
                <table:table-cell table:style-name="ce48" table:number-columns-spanned="5" table:number-rows-spanned="1"/>
                <table:covered-table-cell table:number-columns-repeated="4" table:style-name="ce47"/>
                <table:table-cell table:number-columns-repeated="1018"/>
              </table:table-row>
              <table:table-row table:style-name="ro7">
                <table:table-cell/>
                <table:table-cell table:style-name="ce49" office:value-type="string" table:number-columns-spanned="4" table:number-rows-spanned="1">
                  <text:p>Test Description</text:p>
                </table:table-cell>
                <table:covered-table-cell table:number-columns-repeated="3" table:style-name="ce59"/>
                <table:table-cell table:style-name="ce64"/>
                <table:table-cell table:number-columns-repeated="1018"/>
              </table:table-row>
              <table:table-row table:style-name="ro7">
                <table:table-cell/>
                <table:table-cell table:style-name="ce55" office:value-type="string" table:number-columns-spanned="4" table:number-rows-spanned="1">
                  <text:p>Percentage of total commits with word “Documentation” in their log message</text:p>
                </table:table-cell>
                <table:covered-table-cell table:number-columns-repeated="3" table:style-name="ce63"/>
                <table:table-cell table:style-name="ce63"/>
                <table:table-cell table:number-columns-repeated="1018"/>
              </table:table-row>
              <table:table-row table:style-name="ro5">
                <table:table-cell/>
                <table:table-cell table:style-name="ce51" table:number-columns-spanned="4" table:number-rows-spanned="1"/>
                <table:covered-table-cell table:number-columns-repeated="3" table:style-name="ce61"/>
                <table:table-cell table:style-name="ce63"/>
                <table:table-cell table:number-columns-repeated="1018"/>
              </table:table-row>
              <table:table-row table:style-name="ro7">
                <table:table-cell/>
                <table:table-cell table:style-name="ce52" office:value-type="string" table:number-columns-spanned="3" table:number-rows-spanned="1">
                  <text:p>Test Score Specification</text:p>
                </table:table-cell>
                <table:covered-table-cell table:number-columns-repeated="2" table:style-name="ce62"/>
                <table:table-cell table:style-name="ce59" office:value-type="string">
                  <text:p>Score</text:p>
                </table:table-cell>
                <table:table-cell table:style-name="ce64"/>
                <table:table-cell table:number-columns-repeated="1018"/>
              </table:table-row>
              <table:table-row table:style-name="ro7">
                <table:table-cell/>
                <table:table-cell table:style-name="ce53" office:value-type="string" table:number-columns-spanned="3" table:number-rows-spanned="1">
                  <text:p>More than 5%</text:p>
                </table:table-cell>
                <table:covered-table-cell table:number-columns-repeated="2" table:style-name="ce56"/>
                <table:table-cell table:style-name="ce74" office:value-type="float" office:value="5">
                  <text:p>5</text:p>
                </table:table-cell>
                <table:table-cell table:style-name="ce76"/>
                <table:table-cell table:number-columns-repeated="1018"/>
              </table:table-row>
              <table:table-row table:style-name="ro7">
                <table:table-cell/>
                <table:table-cell table:style-name="ce53" office:value-type="string" table:number-columns-spanned="3" table:number-rows-spanned="1">
                  <text:p>Between 1% and 5%</text:p>
                </table:table-cell>
                <table:covered-table-cell table:number-columns-repeated="2" table:style-name="ce56"/>
                <table:table-cell table:style-name="ce74" office:value-type="float" office:value="3">
                  <text:p>3</text:p>
                </table:table-cell>
                <table:table-cell table:style-name="ce76"/>
                <table:table-cell table:number-columns-repeated="1018"/>
              </table:table-row>
              <table:table-row table:style-name="ro7">
                <table:table-cell/>
                <table:table-cell table:style-name="ce53" office:value-type="string" table:number-columns-spanned="3" table:number-rows-spanned="1">
                  <text:p>Less than 1%</text:p>
                </table:table-cell>
                <table:covered-table-cell table:number-columns-repeated="2" table:style-name="ce56"/>
                <table:table-cell table:style-name="ce74" office:value-type="float" office:value="1">
                  <text:p>1</text:p>
                </table:table-cell>
                <table:table-cell table:style-name="ce76"/>
                <table:table-cell table:number-columns-repeated="1018"/>
              </table:table-row>
              <table:table-row table:style-name="ro5">
                <table:table-cell/>
                <table:table-cell table:style-name="ce56"/>
                <table:table-cell table:style-name="ce64" table:number-columns-repeated="2"/>
                <table:table-cell table:style-name="ce74"/>
                <table:table-cell table:style-name="ce76"/>
                <table:table-cell table:number-columns-repeated="1018"/>
              </table:table-row>
            </table:table-row-group>
          </table:table-row-group>
        </table:table-row-group>
        <table:table-row table:style-name="ro1">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21]" office:value-type="float" office:value="10">
              <text:p>10</text:p>
            </table:table-cell>
            <table:table-cell table:style-name="ce26" office:value-type="string" table:number-columns-spanned="3" table:number-rows-spanned="1">
              <text:p>Adoption</text:p>
            </table:table-cell>
            <table:covered-table-cell table:number-columns-repeated="2" table:style-name="ce26"/>
            <table:table-cell table:style-name="ce69" table:formula="of:=[$'Category Ranking'.D21]" office:value-type="percentage" office:value="0.09">
              <text:p>9,00%</text:p>
            </table:table-cell>
            <table:table-cell table:style-name="ce23" table:formula="of:=SUM([.F344:.F366])" office:value-type="float" office:value="5">
              <text:p>5</text:p>
            </table:table-cell>
            <table:table-cell table:style-name="ce23" table:formula="of:=[.F341]*[.E341]" office:value-type="float" office:value="0.45">
              <text:p>0,45</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19">
              <table:table-cell table:style-name="ce17"/>
              <table:table-cell table:style-name="ce33" office:value-type="string">
                <text:p>How many books does amazon.com gives for Power Search query: <text:s/>“subject:computer and title:component name”</text:p>
              </table:table-cell>
              <table:table-cell table:style-name="ce57"/>
              <table:table-cell table:style-name="ce67" office:value-type="percentage" office:value="0.4">
                <text:p>40,00%</text:p>
              </table:table-cell>
              <table:table-cell table:style-name="ce70" office:value-type="float" office:value="5">
                <office:annotation office:display="true" draw:style-name="gr1" draw:text-style-name="P1" svg:width="13.438cm" svg:height="2.19cm" svg:x="27.065cm" svg:y="161.029cm" draw:caption-point-x="-7.594cm" draw:caption-point-y="-0.908cm">
                  <dc:date>2012-01-05T00:00:00</dc:date>
                  <text:p text:style-name="P1"><text:span text:style-name="T1">Source:</text:span></text:p>
                  <text:p text:style-name="P1"><text:span text:style-name="T1">http://www.amazon.com/s/ref=nb_sb_noss?url=search-alias%3Dstripbooks&amp;field-keywords=subversion&amp;x=0&amp;y=0#/ref=nb_sb_noss?url=search-alias%3Dstripbooks&amp;field-keywords=version+control+Subversion&amp;rh=n%3A283155%2Ck%3Aversion+control+Subversion</text:span></text:p>
                </office:annotation>
                <text:p>5</text:p>
              </table:table-cell>
              <table:table-cell table:style-name="ce17" table:formula="of:=[.D344]*[.E344]" office:value-type="float" office:value="2">
                <text:p>2</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17">
                <table:table-cell table:style-name="ce17"/>
                <table:table-cell table:style-name="ce30"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17"/>
                <table:table-cell table:style-name="ce30" office:value-type="string" table:number-columns-spanned="3" table:number-rows-spanned="1">
                  <text:p>&gt;=15</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6 – 15)</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3 – 6)</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1 – 3)</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17"/>
                <table:table-cell table:style-name="ce32" office:value-type="float" office:value="0" table:number-columns-spanned="3" table:number-rows-spanned="1">
                  <text:p>0</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Reference deployment</text:p>
              </table:table-cell>
              <table:table-cell table:style-name="ce57"/>
              <table:table-cell table:style-name="ce67" office:value-type="percentage" office:value="0.6">
                <text:p>60,00%</text:p>
              </table:table-cell>
              <table:table-cell table:style-name="ce70" office:value-type="float" office:value="5">
                <office:annotation office:display="true" draw:style-name="gr1" draw:text-style-name="P1" svg:width="12.782cm" svg:height="1.384cm" svg:x="27.256cm" svg:y="166.782cm" draw:caption-point-x="-7.785cm" draw:caption-point-y="0.782cm">
                  <dc:date>2012-01-05T00:00:00</dc:date>
                  <text:p text:style-name="P1"><text:span text:style-name="T1">Source:</text:span></text:p>
                  <text:p text:style-name="P1"><text:span text:style-name="T1">http://www.collab.net/forrester_wave_report/</text:span></text:p>
                  <text:p text:style-name="P1"><text:span text:style-name="T1">http://es.wikipedia.org/wiki/Subversion#Uso_y_reconocimiento</text:span></text:p>
                </office:annotation>
                <text:p>5</text:p>
              </table:table-cell>
              <table:table-cell table:style-name="ce17" table:formula="of:=[.D357]*[.E357]" office:value-type="float" office:value="3">
                <text:p>3</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is measures that through a real-world deployment, that the software is scalable and tested in real use.</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Yes, with publish users size</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Yes</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No</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22]" office:value-type="float" office:value="11">
              <text:p>11</text:p>
            </table:table-cell>
            <table:table-cell table:style-name="ce26" office:value-type="string" table:number-columns-spanned="3" table:number-rows-spanned="1">
              <text:p>Community</text:p>
            </table:table-cell>
            <table:covered-table-cell table:number-columns-repeated="2" table:style-name="ce26"/>
            <table:table-cell table:style-name="ce69" table:formula="of:=[$'Category Ranking'.D22]" office:value-type="percentage" office:value="0.12">
              <text:p>12,00%</text:p>
            </table:table-cell>
            <table:table-cell table:style-name="ce23" table:formula="of:=SUM([.F372:.F434])" office:value-type="float" office:value="3">
              <text:p>3</text:p>
            </table:table-cell>
            <table:table-cell table:style-name="ce23" table:formula="of:=[.F369]*[.E369]" office:value-type="float" office:value="0.36">
              <text:p>0,36</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Average volume of general mailing list in the last 6 months</text:p>
              </table:table-cell>
              <table:table-cell table:style-name="ce57" office:value-type="float" office:value="10839">
                <text:p>10839</text:p>
              </table:table-cell>
              <table:table-cell table:style-name="ce67" office:value-type="percentage" office:value="0.2">
                <text:p>20,00%</text:p>
              </table:table-cell>
              <table:table-cell table:style-name="ce70" office:value-type="float" office:value="3">
                <office:annotation office:display="true" draw:style-name="gr1" draw:text-style-name="P1" svg:width="10.825cm" svg:height="4.544cm" svg:x="27.187cm" svg:y="171.963cm" draw:caption-point-x="-7.716cm" draw:caption-point-y="2.346cm">
                  <dc:date>2012-01-05T00:00:00</dc:date>
                  <text:p text:style-name="P1"><text:span text:style-name="T1">Mailing lists:</text:span></text:p>
                  <text:p text:style-name="P1"><text:span text:style-name="T1">1.Users-&gt;3200 msg. </text:span><text:span text:style-name="T2">http://mail-archives.apache.org/mod_mbox/subversion-users/</text:span></text:p>
                  <text:p text:style-name="P1"><text:span text:style-name="T1">2.Developers-&gt;3098 msg.</text:span></text:p>
                  <text:p text:style-name="P1"><text:span text:style-name="T2">http://mail-archives.apache.org/mod_mbox/subversion-dev/</text:span></text:p>
                  <text:p text:style-name="P1"><text:span text:style-name="T1">3.Commits-&gt;3778 msg.</text:span></text:p>
                  <text:p text:style-name="P1"><text:span text:style-name="T2">http://mail-archives.apache.org/mod_mbox/subversion-commits/</text:span></text:p>
                  <text:p text:style-name="P1"><text:span text:style-name="T1">4.Announce-&gt;9 msg. Anuncios de nuevas releases.</text:span></text:p>
                  <text:p text:style-name="P1"><text:span text:style-name="T2">http://mail-archives.apache.org/mod_mbox/subversion-announce/</text:span></text:p>
                  <text:p text:style-name="P1"><text:span text:style-name="T1">5.Notifications-&gt;754 msg.</text:span></text:p>
                  <text:p text:style-name="P1"><text:span text:style-name="T2">http://mail-archives.apache.org/mod_mbox/subversion-notifications/</text:span></text:p>
                </office:annotation>
                <text:p>3</text:p>
              </table:table-cell>
              <table:table-cell table:style-name="ce17" table:formula="of:=[.D372]*[.E372]" office:value-type="float" office:value="0.6">
                <text:p>0,6</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e general mailing list is the place where the community<text:span text:style-name="T4"> members</text:span><text:span text:style-name="T5"> help themselves. </text:span></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17"/>
                <table:table-cell table:style-name="ce30" office:value-type="string" table:number-columns-spanned="3" table:number-rows-spanned="1">
                  <text:p>&gt; 720 msg per month</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300 – 720) msg per month</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150 – 300) msg per month</text:p>
                </table:table-cell>
                <table:covered-table-cell table:number-columns-repeated="2" table:style-name="ce30"/>
                <table:table-cell table:style-name="ce33" office:value-type="float" office:value="3">
                  <text:p>3</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30 – 150) msg per month</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lt; 30 msg per month</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Number of unique code contributor<text:span text:style-name="T4">s</text:span><text:span text:style-name="T5"> in the last 6 month</text:span></text:p>
              </table:table-cell>
              <table:table-cell table:style-name="ce57" office:value-type="string">
                <text:p>[10-20)</text:p>
              </table:table-cell>
              <table:table-cell table:style-name="ce67" office:value-type="percentage" office:value="0.2">
                <text:p>20,00%</text:p>
              </table:table-cell>
              <table:table-cell table:style-name="ce70" office:value-type="float" office:value="3">
                <office:annotation office:display="true" draw:style-name="gr1" draw:text-style-name="P1" svg:width="6.572cm" svg:height="0.992cm" svg:x="27.086cm" svg:y="181.409cm" draw:caption-point-x="-7.615cm" draw:caption-point-y="-1.252cm">
                  <dc:date>2012-01-05T00:00:00</dc:date>
                  <text:p text:style-name="P1"><text:span text:style-name="T1">Number of commiters:</text:span></text:p>
                  <text:p text:style-name="P1"><text:span text:style-name="T2">http://www.ohloh.net/p/subversion</text:span></text:p>
                </office:annotation>
                <text:p>3</text:p>
              </table:table-cell>
              <table:table-cell table:style-name="ce17" table:formula="of:=[.D385]*[.E385]" office:value-type="float" office:value="0.6">
                <text:p>0,6</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13">
                <table:table-cell table:style-name="ce17"/>
                <table:table-cell table:style-name="ce30"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gt;= 50</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20 – 50)</text:p>
                </table:table-cell>
                <table:covered-table-cell table:number-columns-repeated="2" table:style-name="ce37"/>
                <table:table-cell table:style-name="ce73" office:value-type="float" office:value="4">
                  <text:p>4</text:p>
                </table:table-cell>
                <table:table-cell table:style-name="ce75"/>
                <table:table-cell table:number-columns-repeated="1018"/>
              </table:table-row>
              <table:table-row table:style-name="ro7">
                <table:table-cell/>
                <table:table-cell table:style-name="ce37" office:value-type="string" table:number-columns-spanned="3" table:number-rows-spanned="1">
                  <text:p>[10 – 20)</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5 – 10)</text:p>
                </table:table-cell>
                <table:covered-table-cell table:number-columns-repeated="2" table:style-name="ce37"/>
                <table:table-cell table:style-name="ce73" office:value-type="float" office:value="2">
                  <text:p>2</text:p>
                </table:table-cell>
                <table:table-cell table:style-name="ce75"/>
                <table:table-cell table:number-columns-repeated="1018"/>
              </table:table-row>
              <table:table-row table:style-name="ro7">
                <table:table-cell/>
                <table:table-cell table:style-name="ce37" office:value-type="string" table:number-columns-spanned="3" table:number-rows-spanned="1">
                  <text:p>&lt;5</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 table:style-name="ro5">
              <table:table-cell/>
              <table:table-cell table:style-name="ce45" table:number-columns-repeated="3"/>
              <table:table-cell table:style-name="ce73"/>
              <table:table-cell table:style-name="ce75"/>
              <table:table-cell table:number-columns-repeated="1018"/>
            </table:table-row>
            <table:table-row table:style-name="ro5">
              <table:table-cell/>
              <table:table-cell table:style-name="ce46" office:value-type="string">
                <text:p>Metric Name</text:p>
              </table:table-cell>
              <table:table-cell table:style-name="ce46"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1018"/>
            </table:table-row>
            <table:table-row table:style-name="ro5">
              <table:table-cell/>
              <table:table-cell table:style-name="ce47" office:value-type="string">
                <text:p>Distance between the two most active authors</text:p>
              </table:table-cell>
              <table:table-cell table:style-name="ce58"/>
              <table:table-cell table:style-name="ce68" office:value-type="percentage" office:value="0.2">
                <text:p>20,00%</text:p>
              </table:table-cell>
              <table:table-cell table:style-name="ce58" office:value-type="float" office:value="1">
                <text:p>1</text:p>
              </table:table-cell>
              <table:table-cell table:style-name="ce47" table:formula="of:=[.D398]*[.E398]" office:value-type="float" office:value="0.2">
                <text:p>0,2</text:p>
              </table:table-cell>
              <table:table-cell table:number-columns-repeated="1018"/>
            </table:table-row>
            <table:table-row table:style-name="ro5">
              <table:table-cell/>
              <table:table-cell table:style-name="ce48" table:number-columns-spanned="5" table:number-rows-spanned="1"/>
              <table:covered-table-cell table:number-columns-repeated="4" table:style-name="ce47"/>
              <table:table-cell table:number-columns-repeated="1018"/>
            </table:table-row>
            <table:table-row table:style-name="ro7">
              <table:table-cell/>
              <table:table-cell table:style-name="ce49" office:value-type="string" table:number-columns-spanned="4" table:number-rows-spanned="1">
                <text:p>Test Description</text:p>
              </table:table-cell>
              <table:covered-table-cell table:number-columns-repeated="3" table:style-name="ce59"/>
              <table:table-cell table:style-name="ce64"/>
              <table:table-cell table:number-columns-repeated="1018"/>
            </table:table-row>
            <table:table-row table:style-name="ro7">
              <table:table-cell/>
              <table:table-cell table:style-name="ce50" office:value-type="string" table:number-columns-spanned="4" table:number-rows-spanned="1">
                <text:p>Distribution of the commits performed by the two most active contributors, between the two of them.</text:p>
              </table:table-cell>
              <table:covered-table-cell table:number-columns-repeated="3" table:style-name="ce60"/>
              <table:table-cell table:style-name="ce63"/>
              <table:table-cell table:number-columns-repeated="1018"/>
            </table:table-row>
            <table:table-row table:style-name="ro5">
              <table:table-cell/>
              <table:table-cell table:style-name="ce51" table:number-columns-spanned="4" table:number-rows-spanned="1"/>
              <table:covered-table-cell table:number-columns-repeated="3" table:style-name="ce61"/>
              <table:table-cell table:style-name="ce63"/>
              <table:table-cell table:number-columns-repeated="1018"/>
            </table:table-row>
            <table:table-row table:style-name="ro7">
              <table:table-cell/>
              <table:table-cell table:style-name="ce52" office:value-type="string" table:number-columns-spanned="3" table:number-rows-spanned="1">
                <text:p>Test Score Specification</text:p>
              </table:table-cell>
              <table:covered-table-cell table:number-columns-repeated="2" table:style-name="ce62"/>
              <table:table-cell table:style-name="ce59" office:value-type="string">
                <text:p>Score</text:p>
              </table:table-cell>
              <table:table-cell table:style-name="ce64"/>
              <table:table-cell table:number-columns-repeated="1018"/>
            </table:table-row>
            <table:table-row table:style-name="ro7">
              <table:table-cell/>
              <table:table-cell table:style-name="ce53" office:value-type="string" table:number-columns-spanned="3" table:number-rows-spanned="1">
                <text:p>More than 50%, or less than 10%</text:p>
              </table:table-cell>
              <table:covered-table-cell table:number-columns-repeated="2" table:style-name="ce56"/>
              <table:table-cell table:style-name="ce74" office:value-type="float" office:value="1">
                <text:p>1</text:p>
              </table:table-cell>
              <table:table-cell table:style-name="ce76"/>
              <table:table-cell table:number-columns-repeated="1018"/>
            </table:table-row>
            <table:table-row table:style-name="ro7">
              <table:table-cell/>
              <table:table-cell table:style-name="ce53" office:value-type="string" table:number-columns-spanned="3" table:number-rows-spanned="1">
                <text:p>Between 20% and 30%</text:p>
              </table:table-cell>
              <table:covered-table-cell table:number-columns-repeated="2" table:style-name="ce56"/>
              <table:table-cell table:style-name="ce74" office:value-type="float" office:value="5">
                <text:p>5</text:p>
              </table:table-cell>
              <table:table-cell table:style-name="ce76"/>
              <table:table-cell table:number-columns-repeated="1018"/>
            </table:table-row>
            <table:table-row table:style-name="ro7">
              <table:table-cell/>
              <table:table-cell table:style-name="ce53" office:value-type="string" table:number-columns-spanned="3" table:number-rows-spanned="1">
                <text:p>Other</text:p>
              </table:table-cell>
              <table:covered-table-cell table:number-columns-repeated="2" table:style-name="ce56"/>
              <table:table-cell table:style-name="ce74" office:value-type="float" office:value="3">
                <text:p>3</text:p>
              </table:table-cell>
              <table:table-cell table:style-name="ce76"/>
              <table:table-cell table:number-columns-repeated="1018"/>
            </table:table-row>
            <table:table-row table:style-name="ro5">
              <table:table-cell/>
              <table:table-cell table:style-name="ce56"/>
              <table:table-cell table:style-name="ce64" table:number-columns-repeated="2"/>
              <table:table-cell table:style-name="ce74"/>
              <table:table-cell table:style-name="ce76"/>
              <table:table-cell table:number-columns-repeated="1018"/>
            </table:table-row>
            <table:table-row table:style-name="ro5">
              <table:table-cell/>
              <table:table-cell table:style-name="ce46" office:value-type="string">
                <text:p>Metric Name</text:p>
              </table:table-cell>
              <table:table-cell table:style-name="ce46"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1018"/>
            </table:table-row>
            <table:table-row table:style-name="ro5">
              <table:table-cell/>
              <table:table-cell table:style-name="ce47" office:value-type="string">
                <text:p>Longevity</text:p>
              </table:table-cell>
              <table:table-cell table:style-name="ce65"/>
              <table:table-cell table:style-name="ce68" office:value-type="percentage" office:value="0.2">
                <text:p>20,00%</text:p>
              </table:table-cell>
              <table:table-cell table:style-name="ce58" office:value-type="float" office:value="5">
                <text:p>5</text:p>
              </table:table-cell>
              <table:table-cell table:style-name="ce47" table:formula="of:=[.D409]*[.E409]" office:value-type="float" office:value="1">
                <text:p>1</text:p>
              </table:table-cell>
              <table:table-cell table:number-columns-repeated="1018"/>
            </table:table-row>
            <table:table-row table:style-name="ro5">
              <table:table-cell/>
              <table:table-cell table:style-name="ce48" table:number-columns-spanned="5" table:number-rows-spanned="1"/>
              <table:covered-table-cell table:number-columns-repeated="4" table:style-name="ce47"/>
              <table:table-cell table:number-columns-repeated="1018"/>
            </table:table-row>
            <table:table-row table:style-name="ro7">
              <table:table-cell/>
              <table:table-cell table:style-name="ce49" office:value-type="string" table:number-columns-spanned="4" table:number-rows-spanned="1">
                <text:p>Test Description</text:p>
              </table:table-cell>
              <table:covered-table-cell table:number-columns-repeated="3" table:style-name="ce59"/>
              <table:table-cell table:style-name="ce64"/>
              <table:table-cell table:number-columns-repeated="1018"/>
            </table:table-row>
            <table:table-row table:style-name="ro7">
              <table:table-cell/>
              <table:table-cell table:style-name="ce50" office:value-type="string" table:number-columns-spanned="4" table:number-rows-spanned="1">
                <text:p>Combination of two criteria: project's age and development activity rate (increasing/decreasing number of SLOC)</text:p>
              </table:table-cell>
              <table:covered-table-cell table:number-columns-repeated="3" table:style-name="ce60"/>
              <table:table-cell table:style-name="ce63"/>
              <table:table-cell table:number-columns-repeated="1018"/>
            </table:table-row>
            <table:table-row table:style-name="ro5">
              <table:table-cell/>
              <table:table-cell table:style-name="ce51" table:number-columns-spanned="4" table:number-rows-spanned="1"/>
              <table:covered-table-cell table:number-columns-repeated="3" table:style-name="ce61"/>
              <table:table-cell table:style-name="ce63"/>
              <table:table-cell table:number-columns-repeated="1018"/>
            </table:table-row>
            <table:table-row table:style-name="ro7">
              <table:table-cell/>
              <table:table-cell table:style-name="ce52" office:value-type="string" table:number-columns-spanned="3" table:number-rows-spanned="1">
                <text:p>Test Score Specification</text:p>
              </table:table-cell>
              <table:covered-table-cell table:number-columns-repeated="2" table:style-name="ce62"/>
              <table:table-cell table:style-name="ce59" office:value-type="string">
                <text:p>Score</text:p>
              </table:table-cell>
              <table:table-cell table:style-name="ce64"/>
              <table:table-cell table:number-columns-repeated="1018"/>
            </table:table-row>
            <table:table-row table:style-name="ro7">
              <table:table-cell/>
              <table:table-cell table:style-name="ce53" office:value-type="string" table:number-columns-spanned="3" table:number-rows-spanned="1">
                <text:p>Young project (more than 1 year old) and increasing lines of code production</text:p>
              </table:table-cell>
              <table:covered-table-cell table:number-columns-repeated="2" table:style-name="ce56"/>
              <table:table-cell table:style-name="ce74" office:value-type="float" office:value="1">
                <text:p>1</text:p>
              </table:table-cell>
              <table:table-cell table:style-name="ce76"/>
              <table:table-cell table:number-columns-repeated="1018"/>
            </table:table-row>
            <table:table-row table:style-name="ro7">
              <table:table-cell/>
              <table:table-cell table:style-name="ce53" office:value-type="string" table:number-columns-spanned="3" table:number-rows-spanned="1">
                <text:p>Medium project (more than 5 years old) and increasing lines of code production</text:p>
              </table:table-cell>
              <table:covered-table-cell table:number-columns-repeated="2" table:style-name="ce56"/>
              <table:table-cell table:style-name="ce74" office:value-type="float" office:value="3">
                <text:p>3</text:p>
              </table:table-cell>
              <table:table-cell table:style-name="ce76"/>
              <table:table-cell table:number-columns-repeated="1018"/>
            </table:table-row>
            <table:table-row table:style-name="ro7">
              <table:table-cell/>
              <table:table-cell table:style-name="ce53" office:value-type="string" table:number-columns-spanned="3" table:number-rows-spanned="1">
                <text:p>Long project (more than 10 years old) and increasing lines of code production</text:p>
              </table:table-cell>
              <table:covered-table-cell table:number-columns-repeated="2" table:style-name="ce56"/>
              <table:table-cell table:style-name="ce74" office:value-type="float" office:value="5">
                <text:p>5</text:p>
              </table:table-cell>
              <table:table-cell table:style-name="ce76"/>
              <table:table-cell table:number-columns-repeated="1018"/>
            </table:table-row>
            <table:table-row table:style-name="ro5">
              <table:table-cell/>
              <table:table-cell table:style-name="ce56"/>
              <table:table-cell table:style-name="ce64" table:number-columns-repeated="2"/>
              <table:table-cell table:style-name="ce74"/>
              <table:table-cell table:style-name="ce76"/>
              <table:table-cell table:number-columns-repeated="1018"/>
            </table:table-row>
            <table:table-row table:style-name="ro5">
              <table:table-cell/>
              <table:table-cell table:style-name="ce46" office:value-type="string">
                <text:p>Metric Name</text:p>
              </table:table-cell>
              <table:table-cell table:style-name="ce46"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1018"/>
            </table:table-row>
            <table:table-row table:style-name="ro20">
              <table:table-cell/>
              <table:table-cell table:style-name="ce47" office:value-type="string">
                <text:p>Contributors</text:p>
              </table:table-cell>
              <table:table-cell table:style-name="ce58" office:value-type="string">
                <text:p>6 top contributors performed 16832 out of 40869 commits</text:p>
              </table:table-cell>
              <table:table-cell table:style-name="ce68" office:value-type="percentage" office:value="0.2">
                <text:p>20,00%</text:p>
              </table:table-cell>
              <table:table-cell table:style-name="ce58" office:value-type="float" office:value="3">
                <text:p>3</text:p>
              </table:table-cell>
              <table:table-cell table:style-name="ce47" table:formula="of:=[.D420]*[.E420]" office:value-type="float" office:value="0.6">
                <text:p>0,6</text:p>
              </table:table-cell>
              <table:table-cell table:number-columns-repeated="1018"/>
            </table:table-row>
            <table:table-row table:style-name="ro5">
              <table:table-cell/>
              <table:table-cell table:style-name="ce48" table:number-columns-spanned="5" table:number-rows-spanned="1"/>
              <table:covered-table-cell table:number-columns-repeated="4" table:style-name="ce47"/>
              <table:table-cell table:number-columns-repeated="1018"/>
            </table:table-row>
            <table:table-row table:style-name="ro7">
              <table:table-cell/>
              <table:table-cell table:style-name="ce49" office:value-type="string" table:number-columns-spanned="4" table:number-rows-spanned="1">
                <text:p>Test Description</text:p>
              </table:table-cell>
              <table:covered-table-cell table:number-columns-repeated="3" table:style-name="ce59"/>
              <table:table-cell table:style-name="ce64"/>
              <table:table-cell table:number-columns-repeated="1018"/>
            </table:table-row>
            <table:table-row table:style-name="ro7">
              <table:table-cell/>
              <table:table-cell table:style-name="ce50" office:value-type="string" table:number-columns-spanned="4" table:number-rows-spanned="1">
                <text:p>It is convenient and healthy for a FLOSS project if the effort is distributed as much as it can be possible</text:p>
              </table:table-cell>
              <table:covered-table-cell table:number-columns-repeated="3" table:style-name="ce60"/>
              <table:table-cell table:style-name="ce63"/>
              <table:table-cell table:number-columns-repeated="1018"/>
            </table:table-row>
            <table:table-row table:style-name="ro5">
              <table:table-cell/>
              <table:table-cell table:style-name="ce51" table:number-columns-spanned="4" table:number-rows-spanned="1"/>
              <table:covered-table-cell table:number-columns-repeated="3" table:style-name="ce61"/>
              <table:table-cell table:style-name="ce63"/>
              <table:table-cell table:number-columns-repeated="1018"/>
            </table:table-row>
            <table:table-row table:style-name="ro7">
              <table:table-cell/>
              <table:table-cell table:style-name="ce52" office:value-type="string" table:number-columns-spanned="3" table:number-rows-spanned="1">
                <text:p>Test Score Specification</text:p>
              </table:table-cell>
              <table:covered-table-cell table:number-columns-repeated="2" table:style-name="ce62"/>
              <table:table-cell table:style-name="ce59" office:value-type="string">
                <text:p>Score</text:p>
              </table:table-cell>
              <table:table-cell table:style-name="ce64"/>
              <table:table-cell table:number-columns-repeated="1018"/>
            </table:table-row>
            <table:table-row table:style-name="ro7">
              <table:table-cell/>
              <table:table-cell table:style-name="ce53" office:value-type="string" table:number-columns-spanned="3" table:number-rows-spanned="1">
                <text:p>40% or more developed by less than 3 developers</text:p>
              </table:table-cell>
              <table:covered-table-cell table:number-columns-repeated="2" table:style-name="ce56"/>
              <table:table-cell table:style-name="ce74" office:value-type="float" office:value="1">
                <text:p>1</text:p>
              </table:table-cell>
              <table:table-cell table:style-name="ce76"/>
              <table:table-cell table:number-columns-repeated="1018"/>
            </table:table-row>
            <table:table-row table:style-name="ro7">
              <table:table-cell/>
              <table:table-cell table:style-name="ce53" office:value-type="string" table:number-columns-spanned="3" table:number-rows-spanned="1">
                <text:p>40% or more developed between 3 to 7 developers</text:p>
              </table:table-cell>
              <table:covered-table-cell table:number-columns-repeated="2" table:style-name="ce56"/>
              <table:table-cell table:style-name="ce74" office:value-type="float" office:value="3">
                <text:p>3</text:p>
              </table:table-cell>
              <table:table-cell table:style-name="ce76"/>
              <table:table-cell table:number-columns-repeated="1018"/>
            </table:table-row>
            <table:table-row table:style-name="ro7">
              <table:table-cell/>
              <table:table-cell table:style-name="ce53" office:value-type="string" table:number-columns-spanned="3" table:number-rows-spanned="1">
                <text:p>40% or more developed by more to 7 developers</text:p>
              </table:table-cell>
              <table:covered-table-cell table:number-columns-repeated="2" table:style-name="ce56"/>
              <table:table-cell table:style-name="ce74" office:value-type="float" office:value="5">
                <text:p>5</text:p>
              </table:table-cell>
              <table:table-cell table:style-name="ce76"/>
              <table:table-cell table:number-columns-repeated="1018"/>
            </table:table-row>
            <table:table-row table:style-name="ro5" table:number-rows-repeated="5">
              <table:table-cell/>
              <table:table-cell table:style-name="ce56"/>
              <table:table-cell table:style-name="ce64" table:number-columns-repeated="2"/>
              <table:table-cell table:style-name="ce74"/>
              <table:table-cell table:style-name="ce76"/>
              <table:table-cell table:number-columns-repeated="1018"/>
            </table:table-row>
          </table:table-row-group>
        </table:table-row-group>
        <table:table-row table:style-name="ro1" table:number-rows-repeated="2">
          <table:table-cell table:number-columns-repeated="1024"/>
        </table:table-row>
        <table:table-row-group>
          <table:table-row table:style-name="ro7">
            <table:table-cell table:style-name="ce22" office:value-type="string">
              <text:p>Rank</text:p>
            </table:table-cell>
            <table:table-cell table:style-name="ce25" office:value-type="string" table:number-columns-spanned="3" table:number-rows-spanned="1">
              <text:p>Category Title</text:p>
            </table:table-cell>
            <table:covered-table-cell table:number-columns-repeated="2" table:style-name="ce25"/>
            <table:table-cell table:style-name="ce22" office:value-type="string">
              <text:p>Weight</text:p>
            </table:table-cell>
            <table:table-cell table:style-name="ce22" office:value-type="string">
              <text:p>Unweighted Rating</text:p>
            </table:table-cell>
            <table:table-cell table:style-name="ce77" office:value-type="string">
              <text:p>Weighted Rating</text:p>
            </table:table-cell>
            <table:table-cell table:number-columns-repeated="1017"/>
          </table:table-row>
          <table:table-row table:style-name="ro7">
            <table:table-cell table:style-name="ce23" table:formula="of:=[$'Category Ranking'.B23]" office:value-type="float" office:value="12">
              <text:p>12</text:p>
            </table:table-cell>
            <table:table-cell table:style-name="ce26" office:value-type="string" table:number-columns-spanned="3" table:number-rows-spanned="1">
              <text:p>Professionalism</text:p>
            </table:table-cell>
            <table:covered-table-cell table:number-columns-repeated="2" table:style-name="ce26"/>
            <table:table-cell table:style-name="ce69" table:formula="of:=[$'Category Ranking'.D23]" office:value-type="percentage" office:value="0.05">
              <text:p>5,00%</text:p>
            </table:table-cell>
            <table:table-cell table:style-name="ce23" table:formula="of:=SUM([.F440:.F463])" office:value-type="float" office:value="5">
              <text:p>5</text:p>
            </table:table-cell>
            <table:table-cell table:style-name="ce23" table:formula="of:=[.F437]*[.E437]" office:value-type="float" office:value="0.25">
              <text:p>0,25</text:p>
            </table:table-cell>
            <table:table-cell table:number-columns-repeated="1017"/>
          </table:table-row>
          <table:table-row-group>
            <table:table-row table:style-name="ro5">
              <table:table-cell table:style-name="ce24"/>
              <table:table-cell table:style-name="ce27" table:number-columns-spanned="5" table:number-rows-spanned="1"/>
              <table:covered-table-cell table:number-columns-repeated="4" table:style-name="ce27"/>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Project Driver</text:p>
              </table:table-cell>
              <table:table-cell table:style-name="ce57"/>
              <table:table-cell table:style-name="ce67" office:value-type="percentage" office:value="0.35">
                <text:p>35,00%</text:p>
              </table:table-cell>
              <table:table-cell table:style-name="ce70" office:value-type="float" office:value="5">
                <office:annotation office:display="true" draw:style-name="gr1" draw:text-style-name="P1" svg:width="7.469cm" svg:height="2.966cm" svg:x="27.995cm" svg:y="211.089cm" draw:caption-point-x="-8.524cm" draw:caption-point-y="-5.07cm">
                  <dc:date>2012-01-05T00:00:00</dc:date>
                  <text:p text:style-name="P1"><text:span text:style-name="T1">Subversion is developed as a project of the Apache Software Foundation:</text:span></text:p>
                  <text:p text:style-name="P1"><text:span text:style-name="T1"/></text:p>
                  <text:p text:style-name="P1"><text:span text:style-name="T1">http://subversion.apache.org/</text:span></text:p>
                  <text:p text:style-name="P1"><text:span text:style-name="T1"/></text:p>
                  <text:p text:style-name="P1"><text:span text:style-name="T1">http://www.apache.org/foundation/sponsorship.html</text:span></text:p>
                </office:annotation>
                <text:p>5</text:p>
              </table:table-cell>
              <table:table-cell table:style-name="ce17" table:formula="of:=[.D440]*[.E440]" office:value-type="float" office:value="1.75">
                <text:p>1,75</text:p>
              </table:table-cell>
              <table:table-cell table:style-name="ce17"/>
              <table:table-cell table:number-columns-repeated="1017"/>
            </table:table-row>
            <table:table-row-group>
              <table:table-row table:style-name="ro5">
                <table:table-cell table:style-name="ce17"/>
                <table:table-cell table:style-name="ce24" table:number-columns-repeated="5"/>
                <table:table-cell table:style-name="ce17"/>
                <table:table-cell table:number-columns-repeated="1017"/>
              </table:table-row>
              <table:table-row table:style-name="ro7">
                <table:table-cell table:style-name="ce17"/>
                <table:table-cell table:style-name="ce29" office:value-type="string" table:number-columns-spanned="4" table:number-rows-spanned="1">
                  <text:p>Test Description</text:p>
                </table:table-cell>
                <table:covered-table-cell table:number-columns-repeated="3" table:style-name="ce29"/>
                <table:table-cell/>
                <table:table-cell table:style-name="ce17"/>
                <table:table-cell table:number-columns-repeated="1017"/>
              </table:table-row>
              <table:table-row table:style-name="ro7">
                <table:table-cell table:style-name="ce17"/>
                <table:table-cell table:style-name="ce30" office:value-type="string" table:number-columns-spanned="4" table:number-rows-spanned="1">
                  <text:p>The project driver performs project management, resource (money) gathering, etc</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1" table:number-columns-spanned="4" table:number-rows-spanned="1"/>
                <table:covered-table-cell table:number-columns-repeated="3" table:style-name="ce31"/>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71" office:value-type="string">
                  <text:p>Score</text:p>
                </table:table-cell>
                <table:table-cell/>
                <table:table-cell table:style-name="ce17"/>
                <table:table-cell table:number-columns-repeated="1017"/>
              </table:table-row>
              <table:table-row table:style-name="ro7">
                <table:table-cell table:style-name="ce17"/>
                <table:table-cell table:style-name="ce30" office:value-type="string" table:number-columns-spanned="3" table:number-rows-spanned="1">
                  <text:p>Independent foundation supported by corporations (apache / OSDL style)</text:p>
                </table:table-cell>
                <table:covered-table-cell table:number-columns-repeated="2" table:style-name="ce30"/>
                <table:table-cell table:style-name="ce33" office:value-type="float" office:value="5">
                  <text:p>5</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Corporation (mysql style)</text:p>
                </table:table-cell>
                <table:covered-table-cell table:number-columns-repeated="2" table:style-name="ce32"/>
                <table:table-cell table:style-name="ce33" office:value-type="float" office:value="4">
                  <text:p>4</text:p>
                </table:table-cell>
                <table:table-cell table:style-name="ce33"/>
                <table:table-cell table:style-name="ce17"/>
                <table:table-cell table:number-columns-repeated="1017"/>
              </table:table-row>
              <table:table-row table:style-name="ro7">
                <table:table-cell table:style-name="ce17"/>
                <table:table-cell table:style-name="ce30" office:value-type="string" table:number-columns-spanned="3" table:number-rows-spanned="1">
                  <text:p>Groups</text:p>
                </table:table-cell>
                <table:covered-table-cell table:number-columns-repeated="2" table:style-name="ce30"/>
                <table:table-cell table:style-name="ce33" office:value-type="float" office:value="2">
                  <text:p>2</text:p>
                </table:table-cell>
                <table:table-cell table:style-name="ce33"/>
                <table:table-cell table:style-name="ce17"/>
                <table:table-cell table:number-columns-repeated="1017"/>
              </table:table-row>
              <table:table-row table:style-name="ro5">
                <table:table-cell table:style-name="ce17"/>
                <table:table-cell table:style-name="ce32" office:value-type="string" table:number-columns-spanned="3" table:number-rows-spanned="1">
                  <text:p>Individuals</text:p>
                </table:table-cell>
                <table:covered-table-cell table:number-columns-repeated="2" table:style-name="ce32"/>
                <table:table-cell table:style-name="ce33" office:value-type="float" office:value="1">
                  <text:p>1</text:p>
                </table:table-cell>
                <table:table-cell table:style-name="ce33"/>
                <table:table-cell table:style-name="ce17"/>
                <table:table-cell table:number-columns-repeated="1017"/>
              </table:table-row>
            </table:table-row-group>
            <table:table-row table:style-name="ro5">
              <table:table-cell table:style-name="ce24"/>
              <table:table-cell table:style-name="ce27" table:number-columns-spanned="4" table:number-rows-spanned="1"/>
              <table:covered-table-cell table:number-columns-repeated="3" table:style-name="ce27"/>
              <table:table-cell table:style-name="ce24"/>
              <table:table-cell table:style-name="ce17"/>
              <table:table-cell table:number-columns-repeated="1017"/>
            </table:table-row>
            <table:table-row table:style-name="ro5">
              <table:table-cell table:style-name="ce17"/>
              <table:table-cell table:style-name="ce28" office:value-type="string">
                <text:p>Metric Name</text:p>
              </table:table-cell>
              <table:table-cell table:style-name="ce28" office:value-type="string">
                <text:p>Raw Score</text:p>
              </table:table-cell>
              <table:table-cell table:style-name="ce66" office:value-type="string">
                <text:p>Weight</text:p>
              </table:table-cell>
              <table:table-cell table:style-name="ce66" office:value-type="string">
                <text:p>Unweighted Score</text:p>
              </table:table-cell>
              <table:table-cell table:style-name="ce66" office:value-type="string">
                <text:p>Weighted Score</text:p>
              </table:table-cell>
              <table:table-cell table:style-name="ce17"/>
              <table:table-cell table:number-columns-repeated="1017"/>
            </table:table-row>
            <table:table-row table:style-name="ro5">
              <table:table-cell table:style-name="ce17"/>
              <table:table-cell table:style-name="ce24" office:value-type="string">
                <text:p>Difficulty to enter the core developer team</text:p>
              </table:table-cell>
              <table:table-cell table:style-name="ce57"/>
              <table:table-cell table:style-name="ce67" office:value-type="percentage" office:value="0.35">
                <text:p>35,00%</text:p>
              </table:table-cell>
              <table:table-cell table:style-name="ce70" office:value-type="float" office:value="5">
                <office:annotation office:display="true" draw:style-name="gr1" draw:text-style-name="P1" svg:width="7.771cm" svg:height="2.174cm" svg:x="28.298cm" svg:y="216.038cm" draw:caption-point-x="-8.827cm" draw:caption-point-y="-4.62cm">
                  <dc:date>2012-01-05T00:00:00</dc:date>
                  <text:p text:style-name="P1"><text:span text:style-name="T1">Only developers with a long history of submitting high-quality patches can gain direct commit right.</text:span></text:p>
                  <text:p text:style-name="P1"><text:span text:style-name="T1"/></text:p>
                  <text:p text:style-name="P1"><text:span text:style-name="T1">http://subversion.apache.org/contributing.html</text:span></text:p>
                </office:annotation>
                <text:p>5</text:p>
              </table:table-cell>
              <table:table-cell table:style-name="ce17" table:formula="of:=[.D452]*[.E452]" office:value-type="float" office:value="1.75">
                <text:p>1,75</text:p>
              </table:table-cell>
              <table:table-cell table:style-name="ce17"/>
              <table:table-cell table:number-columns-repeated="1017"/>
            </table:table-row>
            <table:table-row-group>
              <table:table-row table:style-name="ro5">
                <table:table-cell table:style-name="ce17"/>
                <table:table-cell table:style-name="ce34" table:number-columns-spanned="5" table:number-rows-spanned="1"/>
                <table:covered-table-cell table:number-columns-repeated="4" table:style-name="ce34"/>
                <table:table-cell table:style-name="ce17"/>
                <table:table-cell table:number-columns-repeated="1017"/>
              </table:table-row>
              <table:table-row table:style-name="ro7">
                <table:table-cell table:style-name="ce17"/>
                <table:table-cell table:style-name="ce35" office:value-type="string" table:number-columns-spanned="4" table:number-rows-spanned="1">
                  <text:p>Test Description</text:p>
                </table:table-cell>
                <table:covered-table-cell table:number-columns-repeated="3" table:style-name="ce35"/>
                <table:table-cell/>
                <table:table-cell table:style-name="ce17"/>
                <table:table-cell table:number-columns-repeated="1017"/>
              </table:table-row>
              <table:table-row table:style-name="ro21">
                <table:table-cell table:style-name="ce17"/>
                <table:table-cell table:style-name="ce30" office:value-type="string" table:number-columns-spanned="4" table:number-rows-spanned="1">
                  <text:p>To ensure software quality, mature projects must be selective in accepting committers. New projects often has no choice </text:p>
                </table:table-cell>
                <table:covered-table-cell table:number-columns-repeated="3" table:style-name="ce30"/>
                <table:table-cell table:style-name="ce54"/>
                <table:table-cell table:style-name="ce17"/>
                <table:table-cell table:number-columns-repeated="1017"/>
              </table:table-row>
              <table:table-row table:style-name="ro5">
                <table:table-cell table:style-name="ce17"/>
                <table:table-cell table:style-name="ce36" table:number-columns-spanned="4" table:number-rows-spanned="1"/>
                <table:covered-table-cell table:number-columns-repeated="3" table:style-name="ce36"/>
                <table:table-cell table:style-name="ce33"/>
                <table:table-cell table:style-name="ce17"/>
                <table:table-cell table:number-columns-repeated="1017"/>
              </table:table-row>
              <table:table-row table:style-name="ro7">
                <table:table-cell table:style-name="ce17"/>
                <table:table-cell table:style-name="ce29" office:value-type="string" table:number-columns-spanned="3" table:number-rows-spanned="1">
                  <text:p>Test Score Specification</text:p>
                </table:table-cell>
                <table:covered-table-cell table:number-columns-repeated="2" table:style-name="ce29"/>
                <table:table-cell table:style-name="ce35" office:value-type="string">
                  <text:p>Score</text:p>
                </table:table-cell>
                <table:table-cell/>
                <table:table-cell table:style-name="ce17"/>
                <table:table-cell table:number-columns-repeated="1017"/>
              </table:table-row>
              <table:table-row table:style-name="ro7">
                <table:table-cell/>
                <table:table-cell table:style-name="ce37" office:value-type="string" table:number-columns-spanned="3" table:number-rows-spanned="1">
                  <text:p>Only after being active outside committer for a while</text:p>
                </table:table-cell>
                <table:covered-table-cell table:number-columns-repeated="2" table:style-name="ce37"/>
                <table:table-cell table:style-name="ce73" office:value-type="float" office:value="5">
                  <text:p>5</text:p>
                </table:table-cell>
                <table:table-cell table:style-name="ce75"/>
                <table:table-cell table:number-columns-repeated="1018"/>
              </table:table-row>
              <table:table-row table:style-name="ro7">
                <table:table-cell/>
                <table:table-cell table:style-name="ce37" office:value-type="string" table:number-columns-spanned="3" table:number-rows-spanned="1">
                  <text:p>Rather difficult, must contribute accepted patches for some time</text:p>
                </table:table-cell>
                <table:covered-table-cell table:number-columns-repeated="2" table:style-name="ce37"/>
                <table:table-cell table:style-name="ce73" office:value-type="float" office:value="3">
                  <text:p>3</text:p>
                </table:table-cell>
                <table:table-cell table:style-name="ce75"/>
                <table:table-cell table:number-columns-repeated="1018"/>
              </table:table-row>
              <table:table-row table:style-name="ro7">
                <table:table-cell/>
                <table:table-cell table:style-name="ce37" office:value-type="string" table:number-columns-spanned="3" table:number-rows-spanned="1">
                  <text:p>Anyone can enter</text:p>
                </table:table-cell>
                <table:covered-table-cell table:number-columns-repeated="2" table:style-name="ce37"/>
                <table:table-cell table:style-name="ce73" office:value-type="float" office:value="1">
                  <text:p>1</text:p>
                </table:table-cell>
                <table:table-cell table:style-name="ce75"/>
                <table:table-cell table:number-columns-repeated="1018"/>
              </table:table-row>
            </table:table-row-group>
          </table:table-row-group>
        </table:table-row-group>
        <table:table-row table:style-name="ro1">
          <table:table-cell table:number-columns-repeated="1024"/>
        </table:table-row>
        <table:table-row table:style-name="ro5">
          <table:table-cell/>
          <table:table-cell table:style-name="ce46" office:value-type="string">
            <text:p>Metric Name</text:p>
          </table:table-cell>
          <table:table-cell table:style-name="ce46" office:value-type="string">
            <text:p>Raw Score</text:p>
          </table:table-cell>
          <table:table-cell table:style-name="ce46" office:value-type="string">
            <text:p>Weight</text:p>
          </table:table-cell>
          <table:table-cell table:style-name="ce46" office:value-type="string">
            <text:p>Unweighted Score</text:p>
          </table:table-cell>
          <table:table-cell table:style-name="ce46" office:value-type="string">
            <text:p>Weighted Score</text:p>
          </table:table-cell>
          <table:table-cell table:number-columns-repeated="1018"/>
        </table:table-row>
        <table:table-row table:style-name="ro5">
          <table:table-cell/>
          <table:table-cell table:style-name="ce47" office:value-type="string">
            <text:p>License</text:p>
          </table:table-cell>
          <table:table-cell table:style-name="ce58" office:value-type="string">
            <text:p>Apache License</text:p>
          </table:table-cell>
          <table:table-cell table:style-name="ce68" office:value-type="percentage" office:value="0.3">
            <text:p>30,00%</text:p>
          </table:table-cell>
          <table:table-cell table:style-name="ce58" office:value-type="float" office:value="5">
            <text:p>5</text:p>
          </table:table-cell>
          <table:table-cell table:style-name="ce47" table:formula="of:=[.D463]*[.E463]" office:value-type="float" office:value="1.5">
            <text:p>1,5</text:p>
          </table:table-cell>
          <table:table-cell table:number-columns-repeated="1018"/>
        </table:table-row>
        <table:table-row table:style-name="ro5">
          <table:table-cell/>
          <table:table-cell table:style-name="ce48" table:number-columns-spanned="5" table:number-rows-spanned="1"/>
          <table:covered-table-cell table:number-columns-repeated="4" table:style-name="ce47"/>
          <table:table-cell table:number-columns-repeated="1018"/>
        </table:table-row>
        <table:table-row table:style-name="ro7">
          <table:table-cell/>
          <table:table-cell table:style-name="ce49" office:value-type="string" table:number-columns-spanned="4" table:number-rows-spanned="1">
            <text:p>Test Description</text:p>
          </table:table-cell>
          <table:covered-table-cell table:number-columns-repeated="3" table:style-name="ce59"/>
          <table:table-cell table:style-name="ce64"/>
          <table:table-cell table:number-columns-repeated="1018"/>
        </table:table-row>
        <table:table-row table:style-name="ro22">
          <table:table-cell/>
          <table:table-cell table:style-name="ce50"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60"/>
          <table:table-cell table:style-name="ce63"/>
          <table:table-cell table:number-columns-repeated="1018"/>
        </table:table-row>
        <table:table-row table:style-name="ro5">
          <table:table-cell/>
          <table:table-cell table:style-name="ce51" table:number-columns-spanned="4" table:number-rows-spanned="1"/>
          <table:covered-table-cell table:number-columns-repeated="3" table:style-name="ce61"/>
          <table:table-cell table:style-name="ce63"/>
          <table:table-cell table:number-columns-repeated="1018"/>
        </table:table-row>
        <table:table-row table:style-name="ro7">
          <table:table-cell/>
          <table:table-cell table:style-name="ce52" office:value-type="string" table:number-columns-spanned="3" table:number-rows-spanned="1">
            <text:p>Test Score Specification</text:p>
          </table:table-cell>
          <table:covered-table-cell table:number-columns-repeated="2" table:style-name="ce62"/>
          <table:table-cell table:style-name="ce59" office:value-type="string">
            <text:p>Score</text:p>
          </table:table-cell>
          <table:table-cell table:style-name="ce64"/>
          <table:table-cell table:number-columns-repeated="1018"/>
        </table:table-row>
        <table:table-row table:style-name="ro7">
          <table:table-cell/>
          <table:table-cell table:style-name="ce53" office:value-type="string" table:number-columns-spanned="3" table:number-rows-spanned="1">
            <text:p>Open Source butn Non OSI-Approved license</text:p>
          </table:table-cell>
          <table:covered-table-cell table:number-columns-repeated="2" table:style-name="ce56"/>
          <table:table-cell table:style-name="ce74" office:value-type="float" office:value="1">
            <text:p>1</text:p>
          </table:table-cell>
          <table:table-cell table:style-name="ce76"/>
          <table:table-cell table:number-columns-repeated="1018"/>
        </table:table-row>
        <table:table-row table:style-name="ro7">
          <table:table-cell/>
          <table:table-cell table:style-name="ce53" office:value-type="string" table:number-columns-spanned="3" table:number-rows-spanned="1">
            <text:p>OSI-Approved and “GPL-like” license</text:p>
          </table:table-cell>
          <table:covered-table-cell table:number-columns-repeated="2" table:style-name="ce56"/>
          <table:table-cell table:style-name="ce74" office:value-type="float" office:value="3">
            <text:p>3</text:p>
          </table:table-cell>
          <table:table-cell table:style-name="ce76"/>
          <table:table-cell table:number-columns-repeated="1018"/>
        </table:table-row>
        <table:table-row table:style-name="ro7">
          <table:table-cell/>
          <table:table-cell table:style-name="ce53" office:value-type="string" table:number-columns-spanned="3" table:number-rows-spanned="1">
            <text:p>OSI-Approved and “weak copyleft” license</text:p>
          </table:table-cell>
          <table:covered-table-cell table:number-columns-repeated="2" table:style-name="ce56"/>
          <table:table-cell table:style-name="ce74" office:value-type="float" office:value="5">
            <text:p>5</text:p>
          </table:table-cell>
          <table:table-cell table:style-name="ce76"/>
          <table:table-cell table:number-columns-repeated="1018"/>
        </table:table-row>
        <table:table-row table:style-name="ro1" table:number-rows-repeated="1048104">
          <table:table-cell table:number-columns-repeated="1024"/>
        </table:table-row>
        <table:table-row table:style-name="ro1">
          <table:table-cell table:number-columns-repeated="1024"/>
        </table:table-row>
        <table:named-expressions>
          <table:named-expression table:name="Excel_BuiltIn_Print_Area" table:base-cell-address="$'Title and License'.$A$1" table:expression="[$'Category Rating and Metrics'.$A$1:.$G$462]"/>
        </table:named-expressions>
      </table:table>
      <table:table table:name="Functionality Rating" table:style-name="ta4">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 table:number-columns-repeated="1019" table:default-cell-style-name="Default"/>
        <table:table-row table:style-name="ro1" table:number-rows-repeated="7">
          <table:table-cell table:number-columns-repeated="1024"/>
        </table:table-row>
        <table:table-row table:style-name="ro7">
          <table:table-cell/>
          <table:table-cell table:style-name="ce80" office:value-type="string" table:number-columns-spanned="3" table:number-rows-spanned="1">
            <text:p>Evaluated Technology</text:p>
          </table:table-cell>
          <table:covered-table-cell table:number-columns-repeated="2" table:style-name="ce80"/>
          <table:table-cell table:number-columns-repeated="1020"/>
        </table:table-row>
        <table:table-row table:style-name="ro23">
          <table:table-cell/>
          <table:table-cell table:style-name="ce81" table:formula="of:=[$'Category Ranking'.B6:.D6]" office:value-type="string" office:string-value="Component Name: Subversion" table:number-columns-spanned="3" table:number-rows-spanned="1">
            <text:p>Component Name: Subversion</text:p>
          </table:table-cell>
          <table:covered-table-cell table:number-columns-repeated="2" table:style-name="ce81"/>
          <table:table-cell table:number-columns-repeated="1020"/>
        </table:table-row>
        <table:table-row table:style-name="ro1" table:number-rows-repeated="2">
          <table:table-cell table:number-columns-repeated="1024"/>
        </table:table-row>
        <table:table-row table:style-name="ro7">
          <table:table-cell table:style-name="ce17"/>
          <table:table-cell table:style-name="ce22" office:value-type="string" table:number-columns-spanned="3" table:number-rows-spanned="1">
            <text:p>Category Title</text:p>
          </table:table-cell>
          <table:covered-table-cell table:number-columns-repeated="2" table:style-name="ce22"/>
          <table:table-cell table:style-name="ce95" office:value-type="string">
            <office:annotation office:display="true" draw:style-name="gr1" draw:text-style-name="P1" svg:width="11.395cm" svg:height="0.99cm" svg:x="20.847cm" svg:y="3.771cm" draw:caption-point-x="-0.61cm" draw:caption-point-y="1.509cm">
              <dc:date>2012-01-05T00:00:00</dc:date>
              <text:p text:style-name="P1"><text:span text:style-name="T1">For generating the reference set of features I have taken as a baseline: http://en.wikipedia.org/wiki/Comparison_of_revision_control_software</text:span></text:p>
            </office:annotation>
            <text:p>Rating</text:p>
          </table:table-cell>
          <table:table-cell table:number-columns-repeated="1019"/>
        </table:table-row>
        <table:table-row table:style-name="ro8">
          <table:table-cell table:style-name="ce17"/>
          <table:table-cell table:style-name="ce23" office:value-type="string" table:number-columns-spanned="3" table:number-rows-spanned="1">
            <text:p>Functionality</text:p>
          </table:table-cell>
          <table:covered-table-cell table:number-columns-repeated="2" table:style-name="ce23"/>
          <table:table-cell table:style-name="ce96" table:formula="of:=IF(([.E77]&gt;=[.C84]);[.D84];IF(([.E77]&gt;=[.C83]);[.D83];IF(([.E77]&gt;=[.C82]);[.D82];IF(([.E77]&gt;=[.C81]);[.D81];[.D80]))))" office:value-type="float" office:value="1">
            <text:p>1</text:p>
          </table:table-cell>
          <table:table-cell table:number-columns-repeated="1019"/>
        </table:table-row>
        <table:table-row-group>
          <table:table-row table:style-name="ro5">
            <table:table-cell table:style-name="ce17"/>
            <table:table-cell table:style-name="ce82" table:number-columns-repeated="3"/>
            <table:table-cell table:number-columns-repeated="1020"/>
          </table:table-row>
          <table:table-row table:style-name="ro5">
            <table:table-cell table:style-name="ce17"/>
            <table:table-cell table:style-name="ce23" office:value-type="string">
              <text:p>Source</text:p>
            </table:table-cell>
            <table:table-cell table:style-name="ce82" table:number-columns-repeated="2"/>
            <table:table-cell table:number-columns-repeated="1020"/>
          </table:table-row>
          <table:table-row table:style-name="ro5">
            <table:table-cell table:style-name="ce17"/>
            <table:table-cell table:style-name="ce83" office:value-type="string">
              <text:p>&lt;fill-in source of feature set&gt;</text:p>
            </table:table-cell>
            <table:table-cell table:style-name="ce82" table:number-columns-repeated="2"/>
            <table:table-cell table:number-columns-repeated="1020"/>
          </table:table-row>
          <table:table-row table:style-name="ro5">
            <table:table-cell table:style-name="ce17"/>
            <table:table-cell table:style-name="ce83"/>
            <table:table-cell table:style-name="ce82" table:number-columns-repeated="2"/>
            <table:table-cell table:number-columns-repeated="1020"/>
          </table:table-row>
          <table:table-row table:style-name="ro5">
            <table:table-cell table:style-name="ce17"/>
            <table:table-cell table:style-name="ce84" office:value-type="string">
              <text:p>Standard Functionality</text:p>
            </table:table-cell>
            <table:table-cell table:style-name="ce88"/>
            <table:table-cell table:style-name="ce94"/>
            <table:table-cell table:number-columns-repeated="1020"/>
          </table:table-row>
          <table:table-row table:style-name="ro7">
            <table:table-cell/>
            <table:table-cell table:style-name="ce29" office:value-type="string" table:number-columns-spanned="3" table:number-rows-spanned="1">
              <text:p>Weight &amp; Test Description</text:p>
            </table:table-cell>
            <table:covered-table-cell table:number-columns-repeated="2" table:style-name="ce29"/>
            <table:table-cell table:number-columns-repeated="1020"/>
          </table:table-row>
          <table:table-row table:style-name="ro11">
            <table:table-cell/>
            <table:table-cell table:style-name="ce30"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0"/>
            <table:table-cell table:number-columns-repeated="1020"/>
          </table:table-row>
          <table:table-row table:style-name="ro5">
            <table:table-cell/>
            <table:covered-table-cell table:number-columns-repeated="3" table:style-name="ce30"/>
            <table:table-cell table:number-columns-repeated="1020"/>
          </table:table-row>
          <table:table-row table:style-name="ro7">
            <table:table-cell/>
            <table:table-cell table:style-name="ce29" office:value-type="string">
              <text:p>Weight &amp; Test Score Specification</text:p>
            </table:table-cell>
            <table:table-cell table:style-name="ce29" office:value-type="string" table:number-columns-spanned="2" table:number-rows-spanned="1">
              <text:p>Score</text:p>
            </table:table-cell>
            <table:covered-table-cell table:style-name="ce29"/>
            <table:table-cell table:style-name="ce17"/>
            <table:table-cell table:number-columns-repeated="1019"/>
          </table:table-row>
          <table:table-row table:style-name="ro5">
            <table:table-cell/>
            <table:table-cell table:style-name="ce45" office:value-type="string">
              <text:p>Very important</text:p>
            </table:table-cell>
            <table:table-cell table:style-name="ce45" office:value-type="float" office:value="3" table:number-columns-spanned="2" table:number-rows-spanned="1">
              <text:p>3</text:p>
            </table:table-cell>
            <table:covered-table-cell table:style-name="ce45"/>
            <table:table-cell table:style-name="ce17"/>
            <table:table-cell table:number-columns-repeated="1019"/>
          </table:table-row>
          <table:table-row table:style-name="ro5">
            <table:table-cell/>
            <table:table-cell table:style-name="ce45" office:value-type="string">
              <text:p>Somewhat important</text:p>
            </table:table-cell>
            <table:table-cell table:style-name="ce45" office:value-type="float" office:value="2" table:number-columns-spanned="2" table:number-rows-spanned="1">
              <text:p>2</text:p>
            </table:table-cell>
            <table:covered-table-cell table:style-name="ce45"/>
            <table:table-cell table:style-name="ce17"/>
            <table:table-cell table:number-columns-repeated="1019"/>
          </table:table-row>
          <table:table-row table:style-name="ro5">
            <table:table-cell/>
            <table:table-cell table:style-name="ce45" office:value-type="string">
              <text:p>Not important</text:p>
            </table:table-cell>
            <table:table-cell table:style-name="ce45" office:value-type="float" office:value="1" table:number-columns-spanned="2" table:number-rows-spanned="1">
              <text:p>1</text:p>
            </table:table-cell>
            <table:covered-table-cell table:style-name="ce45"/>
            <table:table-cell table:number-columns-repeated="1020"/>
          </table:table-row>
          <table:table-row table:style-name="ro5">
            <table:table-cell/>
            <table:table-cell table:style-name="ce31" table:number-columns-spanned="3" table:number-rows-spanned="1"/>
            <table:covered-table-cell table:number-columns-repeated="2" table:style-name="ce31"/>
            <table:table-cell table:number-columns-repeated="1020"/>
          </table:table-row>
          <table:table-row table:style-name="ro5">
            <table:table-cell table:style-name="ce17"/>
            <table:table-cell table:style-name="ce66" office:value-type="string">
              <text:p>Standard Functionality</text:p>
            </table:table-cell>
            <table:table-cell table:style-name="ce89" office:value-type="string">
              <text:p>Weight</text:p>
            </table:table-cell>
            <table:table-cell table:style-name="ce89" office:value-type="string">
              <text:p>Score</text:p>
            </table:table-cell>
            <table:table-cell table:number-columns-repeated="1020"/>
          </table:table-row>
          <table:table-row table:style-name="ro5">
            <table:table-cell table:style-name="ce17"/>
            <table:table-cell table:style-name="ce85" office:value-type="string">
              <text:p>Installation</text:p>
            </table:table-cell>
            <table:table-cell table:style-name="ce85" table:number-columns-repeated="2"/>
            <table:table-cell table:number-columns-repeated="1020"/>
          </table:table-row>
          <table:table-row table:style-name="ro5">
            <table:table-cell table:style-name="ce17"/>
            <table:table-cell office:value-type="string">
              <text:p>Easy to install</text:p>
            </table:table-cell>
            <table:table-cell table:style-name="ce90" office:value-type="float" office:value="2">
              <text:p>2</text:p>
            </table:table-cell>
            <table:table-cell table:style-name="ce90" office:value-type="float" office:value="2">
              <office:annotation draw:style-name="gr1" draw:text-style-name="P1" svg:width="2.902cm" svg:height="1.385cm" svg:x="18.769cm" svg:y="11.753cm" draw:caption-point-x="-0.609cm" draw:caption-point-y="1.51cm">
                <dc:date>2012-01-05T00:00:00</dc:date>
                <text:p text:style-name="P1"><text:span text:style-name="T1">https://subversion.apache.org/source-code.html</text:span></text:p>
              </office:annotation>
              <text:p>2</text:p>
            </table:table-cell>
            <table:table-cell table:number-columns-repeated="1020"/>
          </table:table-row>
          <table:table-row table:style-name="ro5">
            <table:table-cell/>
            <table:table-cell office:value-type="string">
              <text:p>Packaged Installer</text:p>
            </table:table-cell>
            <table:table-cell table:style-name="ce90" office:value-type="float" office:value="2">
              <text:p>2</text:p>
            </table:table-cell>
            <table:table-cell table:style-name="ce90" office:value-type="float" office:value="2">
              <office:annotation draw:style-name="gr1" draw:text-style-name="P1" svg:width="2.902cm" svg:height="1.384cm" svg:x="18.769cm" svg:y="12.203cm" draw:caption-point-x="-0.609cm" draw:caption-point-y="1.51cm">
                <dc:date>2012-01-05T00:00:00</dc:date>
                <text:p text:style-name="P1"><text:span text:style-name="T1">https://subversion.apache.org/packages.html</text:span></text:p>
              </office:annotation>
              <text:p>2</text:p>
            </table:table-cell>
            <table:table-cell table:number-columns-repeated="1020"/>
          </table:table-row>
          <table:table-row table:style-name="ro5">
            <table:table-cell/>
            <table:table-cell office:value-type="string">
              <text:p>Internationalization</text:p>
            </table:table-cell>
            <table:table-cell table:style-name="ce90" office:value-type="float" office:value="3">
              <text:p>3</text:p>
            </table:table-cell>
            <table:table-cell table:style-name="ce90" office:value-type="float" office:value="3">
              <office:annotation draw:style-name="gr1" draw:text-style-name="P1" svg:width="2.902cm" svg:height="1.78cm" svg:x="18.769cm" svg:y="12.653cm" draw:caption-point-x="-0.609cm" draw:caption-point-y="1.51cm">
                <dc:date>2012-01-05T00:00:00</dc:date>
                <text:p text:style-name="P1"><text:span text:style-name="T1">Internationalized program messages included</text:span></text:p>
              </office:annotation>
              <text:p>3</text:p>
            </table:table-cell>
            <table:table-cell table:number-columns-repeated="1020"/>
          </table:table-row>
          <table:table-row table:style-name="ro5">
            <table:table-cell/>
            <table:table-cell office:value-type="string">
              <text:p>Multi-platform support</text:p>
            </table:table-cell>
            <table:table-cell table:style-name="ce90" office:value-type="float" office:value="3">
              <text:p>3</text:p>
            </table:table-cell>
            <table:table-cell table:style-name="ce90" office:value-type="float" office:value="3">
              <office:annotation draw:style-name="gr1" draw:text-style-name="P1" svg:width="2.902cm" svg:height="2.966cm" svg:x="18.769cm" svg:y="13.101cm" draw:caption-point-x="-0.609cm" draw:caption-point-y="1.512cm">
                <dc:date>2012-01-05T00:00:00</dc:date>
                <text:p text:style-name="P1"><text:span text:style-name="T1">Packages available for the most common platforms: https://subversion.apache.org/packages.html</text:span></text:p>
              </office:annotation>
              <text:p>3</text:p>
            </table:table-cell>
            <table:table-cell table:number-columns-repeated="1020"/>
          </table:table-row>
          <table:table-row table:style-name="ro5">
            <table:table-cell/>
            <table:table-cell table:style-name="ce85" office:value-type="string">
              <text:p>Core functionalities</text:p>
            </table:table-cell>
            <table:table-cell table:style-name="ce85" table:number-columns-repeated="2"/>
            <table:table-cell table:number-columns-repeated="1020"/>
          </table:table-row>
          <table:table-row table:style-name="ro5">
            <table:table-cell/>
            <table:table-cell office:value-type="string">
              <text:p>Easy to use (intuitive)</text:p>
            </table:table-cell>
            <table:table-cell table:number-columns-repeated="2" table:style-name="ce90" office:value-type="float" office:value="2">
              <text:p>2</text:p>
            </table:table-cell>
            <table:table-cell table:number-columns-repeated="1020"/>
          </table:table-row>
          <table:table-row table:style-name="ro5">
            <table:table-cell/>
            <table:table-cell office:value-type="string">
              <text:p>Support for branches/tags</text:p>
            </table:table-cell>
            <table:table-cell table:style-name="ce90" office:value-type="float" office:value="3">
              <text:p>3</text:p>
            </table:table-cell>
            <table:table-cell table:style-name="ce90" office:value-type="float" office:value="2">
              <office:annotation draw:style-name="gr1" draw:text-style-name="P1" svg:width="2.902cm" svg:height="6.126cm" svg:x="18.769cm" svg:y="14.452cm" draw:caption-point-x="-0.609cm" draw:caption-point-y="1.51cm">
                <dc:date>2012-01-05T00:00:00</dc:date>
                <text:p text:style-name="P1"><text:span text:style-name="T1">Branches and Tags are supported (http://svnbook.red-bean.com/en/1.7/svn.forcvs.branches-and-tags.html) but treated as simple directories, for that reason I have set the score to be 2 and not 3</text:span></text:p>
              </office:annotation>
              <text:p>2</text:p>
            </table:table-cell>
            <table:table-cell table:number-columns-repeated="1020"/>
          </table:table-row>
          <table:table-row table:style-name="ro5">
            <table:table-cell/>
            <table:table-cell office:value-type="string">
              <text:p>Command-line help available</text:p>
            </table:table-cell>
            <table:table-cell table:style-name="ce90" office:value-type="float" office:value="1">
              <text:p>1</text:p>
            </table:table-cell>
            <table:table-cell table:style-name="ce90" office:value-type="float" office:value="1">
              <office:annotation draw:style-name="gr1" draw:text-style-name="P1" svg:width="2.902cm" svg:height="2.175cm" svg:x="18.769cm" svg:y="14.902cm" draw:caption-point-x="-0.609cm" draw:caption-point-y="1.51cm">
                <dc:date>2012-01-05T00:00:00</dc:date>
                <text:p text:style-name="P1"><text:span text:style-name="T1">http://svnbook.red-bean.com/en/1.7/svn.ref.svn.c.help.html</text:span></text:p>
              </office:annotation>
              <text:p>1</text:p>
            </table:table-cell>
            <table:table-cell table:number-columns-repeated="1020"/>
          </table:table-row>
          <table:table-row table:style-name="ro5">
            <table:table-cell/>
            <table:table-cell office:value-type="string">
              <text:p>Support for diff/merge</text:p>
            </table:table-cell>
            <table:table-cell table:style-name="ce90" office:value-type="float" office:value="3">
              <text:p>3</text:p>
            </table:table-cell>
            <table:table-cell table:style-name="ce90" office:value-type="float" office:value="3">
              <office:annotation draw:style-name="gr1" draw:text-style-name="P1" svg:width="2.902cm" svg:height="5.063cm" svg:x="18.769cm" svg:y="15.352cm" draw:caption-point-x="-0.609cm" draw:caption-point-y="1.51cm">
                <dc:date>2012-01-05T00:00:00</dc:date>
                <text:p text:style-name="P1"><text:span text:style-name="T1">http://svnbook.red-bean.com/en/1.7/svn.ref.svn.c.diff.html, http://svnbook.red-bean.com/en/1.7/svn.ref.svn.c.merge.html</text:span></text:p>
              </office:annotation>
              <text:p>3</text:p>
            </table:table-cell>
            <table:table-cell table:number-columns-repeated="1020"/>
          </table:table-row>
          <table:table-row table:style-name="ro5">
            <table:table-cell/>
            <table:table-cell office:value-type="string">
              <text:p>Support for remote access</text:p>
            </table:table-cell>
            <table:table-cell table:style-name="ce90" office:value-type="float" office:value="2">
              <text:p>2</text:p>
            </table:table-cell>
            <table:table-cell table:style-name="ce90" office:value-type="float" office:value="2">
              <office:annotation draw:style-name="gr1" draw:text-style-name="P1" svg:width="2.902cm" svg:height="2.966cm" svg:x="18.769cm" svg:y="15.802cm" draw:caption-point-x="-0.609cm" draw:caption-point-y="1.51cm">
                <dc:date>2012-01-05T00:00:00</dc:date>
                <text:p text:style-name="P1"><text:span text:style-name="T1">http://svnbook.red-bean.com/en/1.7/svn.serverconfig.choosing.html#svn.serverconfig.choosing.svn-ssh</text:span></text:p>
              </office:annotation>
              <text:p>2</text:p>
            </table:table-cell>
            <table:table-cell table:number-columns-repeated="1020"/>
          </table:table-row>
          <table:table-row table:style-name="ro5">
            <table:table-cell/>
            <table:table-cell office:value-type="string">
              <text:p>Support for secure access</text:p>
            </table:table-cell>
            <table:table-cell table:style-name="ce90" office:value-type="float" office:value="2">
              <text:p>2</text:p>
            </table:table-cell>
            <table:table-cell table:style-name="ce90" office:value-type="float" office:value="2">
              <office:annotation draw:style-name="gr1" draw:text-style-name="P1" svg:width="2.902cm" svg:height="2.966cm" svg:x="18.769cm" svg:y="16.252cm" draw:caption-point-x="-0.609cm" draw:caption-point-y="1.51cm">
                <dc:date>2012-01-05T00:00:00</dc:date>
                <text:p text:style-name="P1"><text:span text:style-name="T1">http://svnbook.red-bean.com/en/1.7/svn.serverconfig.choosing.html#svn.serverconfig.choosing.svn-ssh</text:span></text:p>
              </office:annotation>
              <text:p>2</text:p>
            </table:table-cell>
            <table:table-cell table:number-columns-repeated="1020"/>
          </table:table-row>
          <table:table-row table:style-name="ro5">
            <table:table-cell/>
            <table:table-cell table:style-name="ce86" office:value-type="string">
              <text:p>Revision numbers per-commit, not per-file (atomic)</text:p>
            </table:table-cell>
            <table:table-cell table:style-name="ce90" office:value-type="float" office:value="1">
              <text:p>1</text:p>
            </table:table-cell>
            <table:table-cell table:style-name="ce90" office:value-type="float" office:value="1">
              <office:annotation draw:style-name="gr1" draw:text-style-name="P1" svg:width="2.902cm" svg:height="2.966cm" svg:x="18.769cm" svg:y="16.7cm" draw:caption-point-x="-0.609cm" draw:caption-point-y="1.512cm">
                <dc:date>2012-01-05T00:00:00</dc:date>
                <text:p text:style-name="P1"><text:span text:style-name="T1">http://svnbook.red-bean.com/en/1.7/svn.basic.in-action.html#svn.basic.in-action.revs</text:span></text:p>
              </office:annotation>
              <text:p>1</text:p>
            </table:table-cell>
            <table:table-cell table:number-columns-repeated="1020"/>
          </table:table-row>
          <table:table-row table:style-name="ro5">
            <table:table-cell/>
            <table:table-cell table:style-name="ce86" office:value-type="string">
              <text:p>Unicode filename support</text:p>
            </table:table-cell>
            <table:table-cell table:style-name="ce90" office:value-type="float" office:value="2">
              <text:p>2</text:p>
            </table:table-cell>
            <table:table-cell table:style-name="ce90" office:value-type="float" office:value="2">
              <office:annotation draw:style-name="gr1" draw:text-style-name="P1" svg:width="2.902cm" svg:height="1.781cm" svg:x="18.769cm" svg:y="17.149cm" draw:caption-point-x="-0.609cm" draw:caption-point-y="1.512cm">
                <dc:date>2012-01-05T00:00:00</dc:date>
                <text:p text:style-name="P1"><text:span text:style-name="T1">Support for different character encodings</text:span></text:p>
              </office:annotation>
              <text:p>2</text:p>
            </table:table-cell>
            <table:table-cell table:number-columns-repeated="1020"/>
          </table:table-row>
          <table:table-row table:style-name="ro5">
            <table:table-cell/>
            <table:table-cell office:value-type="string">
              <text:p>Programming Language + API</text:p>
            </table:table-cell>
            <table:table-cell table:style-name="ce90" office:value-type="float" office:value="1">
              <text:p>1</text:p>
            </table:table-cell>
            <table:table-cell table:style-name="ce90" office:value-type="float" office:value="1">
              <office:annotation draw:style-name="gr1" draw:text-style-name="P1" svg:width="2.902cm" svg:height="2.178cm" svg:x="18.769cm" svg:y="17.599cm" draw:caption-point-x="-0.609cm" draw:caption-point-y="1.512cm">
                <dc:date>2012-01-05T00:00:00</dc:date>
                <text:p text:style-name="P1"><text:span text:style-name="T1">http://svnbook.red-bean.com/en/1.7/svn.developer.usingapi.html</text:span></text:p>
              </office:annotation>
              <text:p>1</text:p>
            </table:table-cell>
            <table:table-cell table:number-columns-repeated="1020"/>
          </table:table-row>
          <table:table-row table:style-name="ro5">
            <table:table-cell/>
            <table:table-cell office:value-type="string">
              <text:p>Rollback</text:p>
            </table:table-cell>
            <table:table-cell table:style-name="ce90" office:value-type="float" office:value="2">
              <text:p>2</text:p>
            </table:table-cell>
            <table:table-cell table:style-name="ce90" office:value-type="float" office:value="-2">
              <office:annotation draw:style-name="gr1" draw:text-style-name="P1" svg:width="2.902cm" svg:height="2.176cm" svg:x="18.769cm" svg:y="18.051cm" draw:caption-point-x="-0.609cm" draw:caption-point-y="1.51cm">
                <dc:date>2012-01-05T00:00:00</dc:date>
                <text:p text:style-name="P1"><text:span text:style-name="T1">http://jacwright.com/75/how-to-roll-back-changes-using-subversion/</text:span></text:p>
              </office:annotation>
              <text:p>-2</text:p>
            </table:table-cell>
            <table:table-cell table:number-columns-repeated="1020"/>
          </table:table-row>
          <table:table-row table:style-name="ro5">
            <table:table-cell/>
            <table:table-cell office:value-type="string">
              <text:p>Interactive (command-line) conflict resolution</text:p>
            </table:table-cell>
            <table:table-cell table:style-name="ce90" office:value-type="float" office:value="2">
              <text:p>2</text:p>
            </table:table-cell>
            <table:table-cell table:style-name="ce90" office:value-type="float" office:value="2">
              <office:annotation draw:style-name="gr1" draw:text-style-name="P1" svg:width="2.902cm" svg:height="1.78cm" svg:x="18.769cm" svg:y="18.501cm" draw:caption-point-x="-0.609cm" draw:caption-point-y="1.51cm">
                <dc:date>2012-01-05T00:00:00</dc:date>
                <text:p text:style-name="P1"><text:span text:style-name="T1">http://www.visualsvn.com/support/svnbook/forcvs/conflicts/</text:span></text:p>
              </office:annotation>
              <text:p>2</text:p>
            </table:table-cell>
            <table:table-cell table:number-columns-repeated="1020"/>
          </table:table-row>
          <table:table-row table:style-name="ro5">
            <table:table-cell/>
            <table:table-cell table:style-name="ce85" office:value-type="string">
              <text:p>Repository Clients</text:p>
            </table:table-cell>
            <table:table-cell table:style-name="ce90" table:number-columns-repeated="2"/>
            <table:table-cell table:number-columns-repeated="1020"/>
          </table:table-row>
          <table:table-row table:style-name="ro5">
            <table:table-cell/>
            <table:table-cell office:value-type="string">
              <text:p>Built-in command line client</text:p>
            </table:table-cell>
            <table:table-cell table:number-columns-repeated="2" table:style-name="ce90" office:value-type="float" office:value="3">
              <text:p>3</text:p>
            </table:table-cell>
            <table:table-cell table:number-columns-repeated="1020"/>
          </table:table-row>
          <table:table-row table:style-name="ro5">
            <table:table-cell/>
            <table:table-cell office:value-type="string">
              <text:p>Web clients available</text:p>
            </table:table-cell>
            <table:table-cell table:style-name="ce90" office:value-type="float" office:value="2">
              <text:p>2</text:p>
            </table:table-cell>
            <table:table-cell table:style-name="ce90" office:value-type="float" office:value="1">
              <office:annotation draw:style-name="gr1" draw:text-style-name="P1" svg:width="3.884cm" svg:height="0.595cm" svg:x="18.769cm" svg:y="19.849cm" draw:caption-point-x="-0.609cm" draw:caption-point-y="1.512cm">
                <dc:date>2012-01-05T00:00:00</dc:date>
                <text:p text:style-name="P1"><text:span text:style-name="T1">ViewSVN, Trac plugin</text:span></text:p>
              </office:annotation>
              <text:p>1</text:p>
            </table:table-cell>
            <table:table-cell table:number-columns-repeated="1020"/>
          </table:table-row>
          <table:table-row table:style-name="ro5">
            <table:table-cell/>
            <table:table-cell office:value-type="string">
              <text:p>Desktop clients available</text:p>
            </table:table-cell>
            <table:table-cell table:style-name="ce90" office:value-type="float" office:value="2">
              <text:p>2</text:p>
            </table:table-cell>
            <table:table-cell table:style-name="ce90" office:value-type="float" office:value="2">
              <office:annotation draw:style-name="gr1" draw:text-style-name="P1" svg:width="5.089cm" svg:height="0.595cm" svg:x="18.769cm" svg:y="20.299cm" draw:caption-point-x="-0.609cm" draw:caption-point-y="1.512cm">
                <dc:date>2012-01-05T00:00:00</dc:date>
                <text:p text:style-name="P1"><text:span text:style-name="T1">RapidSVN, eSVN, RapidSVN</text:span></text:p>
              </office:annotation>
              <text:p>2</text:p>
            </table:table-cell>
            <table:table-cell table:number-columns-repeated="1020"/>
          </table:table-row>
          <table:table-row table:style-name="ro5">
            <table:table-cell/>
            <table:table-cell office:value-type="string">
              <text:p>IDE plug-ins available</text:p>
            </table:table-cell>
            <table:table-cell table:style-name="ce90" office:value-type="float" office:value="2">
              <text:p>2</text:p>
            </table:table-cell>
            <table:table-cell table:style-name="ce90" office:value-type="float" office:value="2">
              <office:annotation draw:style-name="gr1" draw:text-style-name="P1" svg:width="5.748cm" svg:height="0.596cm" svg:x="18.769cm" svg:y="20.748cm" draw:caption-point-x="-0.609cm" draw:caption-point-y="1.512cm">
                <dc:date>2012-01-05T00:00:00</dc:date>
                <text:p text:style-name="P1"><text:span text:style-name="T1">Eclipse, KDevelop, Visual Studio</text:span></text:p>
              </office:annotation>
              <text:p>2</text:p>
            </table:table-cell>
            <table:table-cell table:number-columns-repeated="1020"/>
          </table:table-row>
          <table:table-row table:style-name="ro5">
            <table:table-cell/>
            <table:table-cell table:style-name="ce85" office:value-type="string">
              <text:p>Deployment</text:p>
            </table:table-cell>
            <table:table-cell table:style-name="ce85" table:number-columns-repeated="2"/>
            <table:table-cell table:number-columns-repeated="1020"/>
          </table:table-row>
          <table:table-row table:style-name="ro5">
            <table:table-cell/>
            <table:table-cell office:value-type="string">
              <text:p>Support for distributed environment</text:p>
            </table:table-cell>
            <table:table-cell table:style-name="ce90" office:value-type="float" office:value="3">
              <text:p>3</text:p>
            </table:table-cell>
            <table:table-cell table:style-name="ce90" office:value-type="float" office:value="-3">
              <office:annotation draw:style-name="gr1" draw:text-style-name="P1" svg:width="2.902cm" svg:height="2.57cm" svg:x="18.769cm" svg:y="21.65cm" draw:caption-point-x="-0.609cm" draw:caption-point-y="1.51cm">
                <dc:date>2012-01-05T00:00:00</dc:date>
                <text:p text:style-name="P1"><text:span text:style-name="T1">In scmlog table generated by CVSAnaly in FLOSSMetrics we see it is not centralized</text:span></text:p>
              </office:annotation>
              <text:p>-3</text:p>
            </table:table-cell>
            <table:table-cell table:number-columns-repeated="1020"/>
          </table:table-row>
          <table:table-row table:style-name="ro5">
            <table:table-cell/>
            <table:table-cell office:value-type="string">
              <text:p>Support for local repositories</text:p>
            </table:table-cell>
            <table:table-cell table:style-name="ce90" office:value-type="float" office:value="3">
              <text:p>3</text:p>
            </table:table-cell>
            <table:table-cell table:style-name="ce90" office:value-type="float" office:value="-3">
              <office:annotation draw:style-name="gr1" draw:text-style-name="P1" svg:width="2.902cm" svg:height="2.174cm" svg:x="18.769cm" svg:y="22.1cm" draw:caption-point-x="-0.609cm" draw:caption-point-y="1.51cm">
                <dc:date>2012-01-05T00:00:00</dc:date>
                <text:p text:style-name="P1"><text:span text:style-name="T1">As SVN is not centralized there is no possibility of local repositories</text:span></text:p>
              </office:annotation>
              <text:p>-3</text:p>
            </table:table-cell>
            <table:table-cell table:number-columns-repeated="1020"/>
          </table:table-row>
        </table:table-row-group>
        <table:table-row table:style-name="ro1">
          <table:table-cell table:number-columns-repeated="1024"/>
        </table:table-row>
        <table:table-row-group>
          <table:table-row table:style-name="ro5">
            <table:table-cell/>
            <table:table-cell table:style-name="ce84" office:value-type="string">
              <text:p>Extended Functionality</text:p>
            </table:table-cell>
            <table:table-cell table:style-name="ce88"/>
            <table:table-cell table:style-name="ce94"/>
            <table:table-cell table:number-columns-repeated="1020"/>
          </table:table-row>
          <table:table-row table:style-name="ro7">
            <table:table-cell/>
            <table:table-cell table:style-name="ce29" office:value-type="string" table:number-columns-spanned="3" table:number-rows-spanned="1">
              <text:p>Weight &amp; Test Description</text:p>
            </table:table-cell>
            <table:covered-table-cell table:number-columns-repeated="2" table:style-name="ce29"/>
            <table:table-cell table:number-columns-repeated="1020"/>
          </table:table-row>
          <table:table-row table:style-name="ro22">
            <table:table-cell/>
            <table:table-cell table:style-name="ce54" office:value-type="string" table:number-columns-spanned="3" table:number-rows-spanned="1">
              <text:p>Rank each feature with importance as follows. Enter in a 0 if the evaluated technology is missing functionality.</text:p>
            </table:table-cell>
            <table:covered-table-cell table:number-columns-repeated="2" table:style-name="ce54"/>
            <table:table-cell table:number-columns-repeated="1020"/>
          </table:table-row>
          <table:table-row table:style-name="ro5">
            <table:table-cell/>
            <table:table-cell table:style-name="ce31" table:number-columns-spanned="3" table:number-rows-spanned="1"/>
            <table:covered-table-cell table:number-columns-repeated="2" table:style-name="ce31"/>
            <table:table-cell table:number-columns-repeated="1020"/>
          </table:table-row>
          <table:table-row table:style-name="ro7">
            <table:table-cell/>
            <table:table-cell table:style-name="ce29" office:value-type="string">
              <text:p>Weight &amp; Test Score Specification</text:p>
            </table:table-cell>
            <table:table-cell table:style-name="ce29" office:value-type="string" table:number-columns-spanned="2" table:number-rows-spanned="1">
              <text:p>Score</text:p>
            </table:table-cell>
            <table:covered-table-cell table:style-name="ce29"/>
            <table:table-cell table:number-columns-repeated="1020"/>
          </table:table-row>
          <table:table-row table:style-name="ro5">
            <table:table-cell/>
            <table:table-cell table:style-name="ce45" office:value-type="string">
              <text:p>Very important</text:p>
            </table:table-cell>
            <table:table-cell table:style-name="ce45" office:value-type="float" office:value="3" table:number-columns-spanned="2" table:number-rows-spanned="1">
              <text:p>3</text:p>
            </table:table-cell>
            <table:covered-table-cell table:style-name="ce45"/>
            <table:table-cell table:number-columns-repeated="1020"/>
          </table:table-row>
          <table:table-row table:style-name="ro5">
            <table:table-cell/>
            <table:table-cell table:style-name="ce45" office:value-type="string">
              <text:p>Somewhat important</text:p>
            </table:table-cell>
            <table:table-cell table:style-name="ce45" office:value-type="float" office:value="2" table:number-columns-spanned="2" table:number-rows-spanned="1">
              <text:p>2</text:p>
            </table:table-cell>
            <table:covered-table-cell table:style-name="ce45"/>
            <table:table-cell table:number-columns-repeated="1020"/>
          </table:table-row>
          <table:table-row table:style-name="ro5">
            <table:table-cell/>
            <table:table-cell table:style-name="ce45" office:value-type="string">
              <text:p>Not important</text:p>
            </table:table-cell>
            <table:table-cell table:style-name="ce45" office:value-type="float" office:value="1" table:number-columns-spanned="2" table:number-rows-spanned="1">
              <text:p>1</text:p>
            </table:table-cell>
            <table:covered-table-cell table:style-name="ce45"/>
            <table:table-cell table:number-columns-repeated="1020"/>
          </table:table-row>
          <table:table-row table:style-name="ro5">
            <table:table-cell/>
            <table:table-cell table:style-name="ce31" table:number-columns-spanned="3" table:number-rows-spanned="1"/>
            <table:covered-table-cell table:number-columns-repeated="2" table:style-name="ce31"/>
            <table:table-cell table:number-columns-repeated="1020"/>
          </table:table-row>
          <table:table-row table:style-name="ro5">
            <table:table-cell/>
            <table:table-cell table:style-name="ce66" office:value-type="string">
              <text:p>Extra Functionality</text:p>
            </table:table-cell>
            <table:table-cell table:style-name="ce89" office:value-type="string">
              <text:p>Weight</text:p>
            </table:table-cell>
            <table:table-cell table:style-name="ce89" office:value-type="string">
              <text:p>Score</text:p>
            </table:table-cell>
            <table:table-cell table:number-columns-repeated="1020"/>
          </table:table-row>
        </table:table-row-group>
        <table:table-row table:style-name="ro1">
          <table:table-cell table:number-columns-repeated="1024"/>
        </table:table-row>
        <table:table-row-group>
          <table:table-row table:style-name="ro5">
            <table:table-cell/>
            <table:table-cell office:value-type="string">
              <text:p>Distinction between author/committer</text:p>
            </table:table-cell>
            <table:table-cell table:style-name="ce90" office:value-type="float" office:value="1">
              <text:p>1</text:p>
            </table:table-cell>
            <table:table-cell table:style-name="ce90" office:value-type="float" office:value="-1">
              <office:annotation draw:style-name="gr1" draw:text-style-name="P1" svg:width="2.902cm" svg:height="4.149cm" svg:x="18.769cm" svg:y="28.282cm" draw:caption-point-x="-0.609cm" draw:caption-point-y="1.508cm">
                <dc:date>2012-01-05T00:00:00</dc:date>
                <text:p text:style-name="P1"><text:span text:style-name="T1">In the scmlog table generated by CVSAnaly FLOSSMetrics data we see there is no value for author_id, this is because SVN is not centralized</text:span></text:p>
              </office:annotation>
              <text:p>-1</text:p>
            </table:table-cell>
            <table:table-cell table:number-columns-repeated="1020"/>
          </table:table-row>
          <table:table-row table:style-name="ro5">
            <table:table-cell/>
            <table:table-cell office:value-type="string">
              <text:p>Support for directory versions</text:p>
            </table:table-cell>
            <table:table-cell table:style-name="ce90" office:value-type="float" office:value="2">
              <text:p>2</text:p>
            </table:table-cell>
            <table:table-cell table:style-name="ce90" office:value-type="float" office:value="2">
              <office:annotation draw:style-name="gr1" draw:text-style-name="P1" svg:width="2.902cm" svg:height="2.964cm" svg:x="18.769cm" svg:y="28.732cm" draw:caption-point-x="-0.609cm" draw:caption-point-y="1.508cm">
                <dc:date>2012-01-05T00:00:00</dc:date>
                <text:p text:style-name="P1"><text:span text:style-name="T1">http://svnbook.red-bean.com/en/1.7/svn.developer.layerlib.html#svn.developer.layerlib.repos.dia-1</text:span></text:p>
              </office:annotation>
              <text:p>2</text:p>
            </table:table-cell>
            <table:table-cell table:number-columns-repeated="1020"/>
          </table:table-row>
          <table:table-row table:style-name="ro5">
            <table:table-cell/>
            <table:table-cell office:value-type="string">
              <text:p>Symbolic links versions</text:p>
            </table:table-cell>
            <table:table-cell table:style-name="ce90" office:value-type="float" office:value="2">
              <text:p>2</text:p>
            </table:table-cell>
            <table:table-cell table:style-name="ce90" office:value-type="float" office:value="2">
              <office:annotation draw:style-name="gr1" draw:text-style-name="P1" svg:width="2.902cm" svg:height="2.173cm" svg:x="18.769cm" svg:y="29.182cm" draw:caption-point-x="-0.609cm" draw:caption-point-y="1.508cm">
                <dc:date>2012-01-05T00:00:00</dc:date>
                <text:p text:style-name="P1"><text:span text:style-name="T1">http://www.subversionary.org/propaganda/features/subversion-features</text:span></text:p>
              </office:annotation>
              <text:p>2</text:p>
            </table:table-cell>
            <table:table-cell table:number-columns-repeated="1020"/>
          </table:table-row>
          <table:table-row table:style-name="ro5">
            <table:table-cell/>
            <table:table-cell table:style-name="ce86" office:value-type="string">
              <text:p>Binary files handled as the other files</text:p>
            </table:table-cell>
            <table:table-cell table:style-name="ce90" office:value-type="float" office:value="2">
              <text:p>2</text:p>
            </table:table-cell>
            <table:table-cell table:style-name="ce90" office:value-type="float" office:value="2">
              <office:annotation draw:style-name="gr1" draw:text-style-name="P1" svg:width="2.902cm" svg:height="2.176cm" svg:x="18.769cm" svg:y="29.629cm" draw:caption-point-x="-0.609cm" draw:caption-point-y="1.511cm">
                <dc:date>2012-01-05T00:00:00</dc:date>
                <text:p text:style-name="P1"><text:span text:style-name="T1">http://svnbook.red-bean.com/en/1.7/svn.forcvs.binary-and-trans.html</text:span></text:p>
              </office:annotation>
              <text:p>2</text:p>
            </table:table-cell>
            <table:table-cell table:number-columns-repeated="1020"/>
          </table:table-row>
          <table:table-row table:style-name="ro5">
            <table:table-cell/>
            <table:table-cell table:style-name="ce86" office:value-type="string">
              <text:p>Partial checkouts</text:p>
            </table:table-cell>
            <table:table-cell table:style-name="ce90" office:value-type="float" office:value="1">
              <text:p>1</text:p>
            </table:table-cell>
            <table:table-cell table:style-name="ce90" office:value-type="float" office:value="1">
              <office:annotation draw:style-name="gr1" draw:text-style-name="P1" svg:width="2.902cm" svg:height="2.177cm" svg:x="18.769cm" svg:y="30.078cm" draw:caption-point-x="-0.609cm" draw:caption-point-y="1.512cm">
                <dc:date>2012-01-05T00:00:00</dc:date>
                <text:p text:style-name="P1"><text:span text:style-name="T1">https://rhubbarb.wordpress.com/2009/10/19/svnmucc-partial-checkouts/</text:span></text:p>
              </office:annotation>
              <text:p>1</text:p>
            </table:table-cell>
            <table:table-cell table:number-columns-repeated="1020"/>
          </table:table-row>
          <table:table-row table:style-name="ro5">
            <table:table-cell/>
            <table:table-cell table:style-name="ce86" office:value-type="string">
              <text:p>File renames</text:p>
            </table:table-cell>
            <table:table-cell table:style-name="ce90" office:value-type="float" office:value="1">
              <text:p>1</text:p>
            </table:table-cell>
            <table:table-cell table:style-name="ce90" office:value-type="float" office:value="1">
              <office:annotation draw:style-name="gr1" draw:text-style-name="P1" svg:width="2.902cm" svg:height="2.175cm" svg:x="18.769cm" svg:y="30.528cm" draw:caption-point-x="-0.609cm" draw:caption-point-y="1.512cm">
                <dc:date>2012-01-05T00:00:00</dc:date>
                <text:p text:style-name="P1"><text:span text:style-name="T1">system allows files to be renamed while retaining their version history</text:span></text:p>
              </office:annotation>
              <text:p>1</text:p>
            </table:table-cell>
            <table:table-cell table:number-columns-repeated="1020"/>
          </table:table-row>
          <table:table-row table:style-name="ro5">
            <table:table-cell/>
            <table:table-cell table:style-name="ce86" office:value-type="string">
              <text:p>Signed revisions</text:p>
            </table:table-cell>
            <table:table-cell table:style-name="ce90" office:value-type="float" office:value="1">
              <text:p>1</text:p>
            </table:table-cell>
            <table:table-cell table:style-name="ce90" office:value-type="float" office:value="-1">
              <office:annotation draw:style-name="gr1" draw:text-style-name="P1" svg:width="2.902cm" svg:height="2.571cm" svg:x="18.769cm" svg:y="30.979cm" draw:caption-point-x="-0.609cm" draw:caption-point-y="1.511cm">
                <dc:date>2012-01-05T00:00:00</dc:date>
                <text:p text:style-name="P1"><text:span text:style-name="T1">integrated digital signing of revisions, in a format such as OpenPGP is not supported</text:span></text:p>
              </office:annotation>
              <text:p>-1</text:p>
            </table:table-cell>
            <table:table-cell table:number-columns-repeated="1020"/>
          </table:table-row>
          <table:table-row table:style-name="ro5">
            <table:table-cell/>
            <table:table-cell table:style-name="ce86" office:value-type="string">
              <text:p>Merge tracking</text:p>
            </table:table-cell>
            <table:table-cell table:style-name="ce90" office:value-type="float" office:value="1">
              <text:p>1</text:p>
            </table:table-cell>
            <table:table-cell table:style-name="ce90" office:value-type="float" office:value="1">
              <office:annotation draw:style-name="gr1" draw:text-style-name="P1" svg:width="2.902cm" svg:height="7.309cm" svg:x="18.769cm" svg:y="31.429cm" draw:caption-point-x="-0.609cm" draw:caption-point-y="1.511cm">
                <dc:date>2012-01-05T00:00:00</dc:date>
                <text:p text:style-name="P1"><text:span text:style-name="T1">system remembers what changes have been merged between which branches and only merges the changes that are missing when merging one branch into another (see http://svnbook.red-bean.com/en/1.7/svn.branchmerge.basicmerging.html)</text:span></text:p>
              </office:annotation>
              <text:p>1</text:p>
            </table:table-cell>
            <table:table-cell table:number-columns-repeated="1020"/>
          </table:table-row>
          <table:table-row table:style-name="ro5">
            <table:table-cell/>
            <table:table-cell table:style-name="ce86" office:value-type="string">
              <text:p>Custom automatic merge tool</text:p>
            </table:table-cell>
            <table:table-cell table:style-name="ce90" office:value-type="float" office:value="1">
              <text:p>1</text:p>
            </table:table-cell>
            <table:table-cell table:style-name="ce90" office:value-type="float" office:value="1">
              <office:annotation draw:style-name="gr1" draw:text-style-name="P1" svg:width="2.902cm" svg:height="4.938cm" svg:x="18.769cm" svg:y="31.879cm" draw:caption-point-x="-0.609cm" draw:caption-point-y="1.51cm">
                <dc:date>2012-01-05T00:00:00</dc:date>
                <text:p text:style-name="P1"><text:span text:style-name="T1">Automatic merging can be attempted by any tool of the user's choice (see http://svnbook.red-bean.com/en/1.7/svn.branchmerge.basicmerging.html)</text:span></text:p>
              </office:annotation>
              <text:p>1</text:p>
            </table:table-cell>
            <table:table-cell table:number-columns-repeated="1020"/>
          </table:table-row>
          <table:table-row table:style-name="ro5">
            <table:table-cell/>
            <table:table-cell office:value-type="string">
              <text:p>Other Programming Language bindings available</text:p>
            </table:table-cell>
            <table:table-cell table:style-name="ce90" office:value-type="float" office:value="1">
              <text:p>1</text:p>
            </table:table-cell>
            <table:table-cell table:style-name="ce90" office:value-type="float" office:value="1">
              <office:annotation draw:style-name="gr1" draw:text-style-name="P1" svg:width="2.902cm" svg:height="2.571cm" svg:x="18.769cm" svg:y="32.329cm" draw:caption-point-x="-0.609cm" draw:caption-point-y="1.51cm">
                <dc:date>2012-01-05T00:00:00</dc:date>
                <text:p text:style-name="P1"><text:span text:style-name="T1">See http://svnbook.red-bean.com/en/1.7/svn.developer.usingapi.html.</text:span></text:p>
              </office:annotation>
              <text:p>1</text:p>
            </table:table-cell>
            <table:table-cell table:number-columns-repeated="1020"/>
          </table:table-row>
        </table:table-row-group>
        <table:table-row table:style-name="ro5">
          <table:table-cell/>
          <table:table-cell table:style-name="ce31" table:number-columns-spanned="3" table:number-rows-spanned="1"/>
          <table:covered-table-cell table:number-columns-repeated="2" table:style-name="ce31"/>
          <table:table-cell table:number-columns-repeated="1020"/>
        </table:table-row>
        <table:table-row table:style-name="ro5">
          <table:table-cell/>
          <table:table-cell table:style-name="ce87"/>
          <table:table-cell table:style-name="ce91" office:value-type="string">
            <text:p>Total Weight</text:p>
          </table:table-cell>
          <table:table-cell table:style-name="ce91" office:value-type="string">
            <text:p>Total Score</text:p>
          </table:table-cell>
          <table:table-cell table:style-name="ce91" office:value-type="string">
            <text:p>Percentage</text:p>
          </table:table-cell>
          <table:table-cell table:number-columns-repeated="1019"/>
        </table:table-row>
        <table:table-row table:style-name="ro5">
          <table:table-cell/>
          <table:table-cell table:style-name="ce82"/>
          <table:table-cell table:style-name="ce92" table:formula="of:=SUM([.C28:.C52])+SUM([.C64:.C74])" office:value-type="float" office:value="59">
            <text:p>59</text:p>
          </table:table-cell>
          <table:table-cell table:style-name="ce92" table:formula="of:=SUM([.D28:.D52])+SUM([.D64:.D74])" office:value-type="float" office:value="37">
            <text:p>37</text:p>
          </table:table-cell>
          <table:table-cell table:style-name="ce97" table:formula="of:=[.D77]/[.C77]" office:value-type="percentage" office:value="0.627118644067797">
            <text:p>62,71%</text:p>
          </table:table-cell>
          <table:table-cell table:style-name="ce93"/>
          <table:table-cell table:number-columns-repeated="1018"/>
        </table:table-row>
        <table:table-row table:style-name="ro1">
          <table:table-cell table:number-columns-repeated="1024"/>
        </table:table-row>
        <table:table-row table:style-name="ro5">
          <table:table-cell/>
          <table:table-cell table:style-name="ce29" office:value-type="string">
            <text:p>Rating Score Table</text:p>
          </table:table-cell>
          <table:table-cell table:style-name="ce29" office:value-type="string">
            <text:p>Percentage Cutoff</text:p>
          </table:table-cell>
          <table:table-cell table:style-name="ce29" office:value-type="string">
            <text:p>Score</text:p>
          </table:table-cell>
          <table:table-cell table:number-columns-repeated="1020"/>
        </table:table-row>
        <table:table-row table:style-name="ro5">
          <table:table-cell/>
          <table:table-cell office:value-type="string">
            <text:p>Unacceptable</text:p>
          </table:table-cell>
          <table:table-cell table:style-name="ce93" office:value-type="percentage" office:value="0">
            <text:p>0%</text:p>
          </table:table-cell>
          <table:table-cell office:value-type="float" office:value="1">
            <text:p>1</text:p>
          </table:table-cell>
          <table:table-cell table:number-columns-repeated="1020"/>
        </table:table-row>
        <table:table-row table:style-name="ro5">
          <table:table-cell/>
          <table:table-cell office:value-type="string">
            <text:p>Poor</text:p>
          </table:table-cell>
          <table:table-cell table:style-name="ce93" office:value-type="percentage" office:value="0.65">
            <text:p>65%</text:p>
          </table:table-cell>
          <table:table-cell office:value-type="float" office:value="2">
            <text:p>2</text:p>
          </table:table-cell>
          <table:table-cell table:number-columns-repeated="1020"/>
        </table:table-row>
        <table:table-row table:style-name="ro5">
          <table:table-cell/>
          <table:table-cell office:value-type="string">
            <text:p>Acceptable</text:p>
          </table:table-cell>
          <table:table-cell table:style-name="ce93" office:value-type="percentage" office:value="0.8">
            <text:p>80%</text:p>
          </table:table-cell>
          <table:table-cell office:value-type="float" office:value="3">
            <text:p>3</text:p>
          </table:table-cell>
          <table:table-cell table:number-columns-repeated="1020"/>
        </table:table-row>
        <table:table-row table:style-name="ro5">
          <table:table-cell/>
          <table:table-cell office:value-type="string">
            <text:p>Good</text:p>
          </table:table-cell>
          <table:table-cell table:style-name="ce93" office:value-type="percentage" office:value="0.9">
            <text:p>90%</text:p>
          </table:table-cell>
          <table:table-cell office:value-type="float" office:value="4">
            <text:p>4</text:p>
          </table:table-cell>
          <table:table-cell table:number-columns-repeated="1020"/>
        </table:table-row>
        <table:table-row table:style-name="ro5">
          <table:table-cell/>
          <table:table-cell office:value-type="string">
            <text:p>Excellent</text:p>
          </table:table-cell>
          <table:table-cell table:style-name="ce93" office:value-type="percentage" office:value="0.96">
            <text:p>96%</text:p>
          </table:table-cell>
          <table:table-cell office:value-type="float" office:value="5">
            <text:p>5</text:p>
          </table:table-cell>
          <table:table-cell table:number-columns-repeated="1020"/>
        </table:table-row>
        <table:table-row table:style-name="ro1" table:number-rows-repeated="104849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Verdana" svg:font-family="Verdana" style:font-family-generic="swiss"/>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14P0" style:volatile="true">
      <number:number number:decimal-places="2" number:min-integer-digits="1" number:grouping="true"/>
      <number:text> </number:text>
      <number:currency-symbol number:language="es" number:country="ES">€</number:currency-symbol>
    </number:currency-style>
    <number:currency-style style:name="N11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113">
      <number:day/>
      <number:text>-</number:text>
      <number:month number:textual="true"/>
    </number:date-style>
    <style:style style:name="Default" style:family="table-cell">
      <style:table-cell-properties fo:padding="0.071cm" style:rotation-align="non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5/01/2012</text:date>, <text:time>17:19:40</text:time></text:p>
        </style:region-right>
      </style:header>
      <style:header-left style:display="false"/>
      <style:footer>
        <text:p>Página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3">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4">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zra Nugroho</meta:initial-creator>
    <meta:creation-date>2005-07-22T14:07:20</meta:creation-date>
    <dc:creator>larjona </dc:creator>
    <dc:date>2012-01-05T17:15:42</dc:date>
    <meta:print-date>2005-07-25T11:10:23</meta:print-date>
    <meta:editing-cycles>93</meta:editing-cycles>
    <meta:editing-duration>PT21H39M22S</meta:editing-duration>
    <meta:document-statistic meta:table-count="4" meta:cell-count="1082" meta:object-count="0"/>
    <meta:generator>LibreOffice/3.4$Linux LibreOffice_project/340m1$Build-402</meta:generator>
  </office:meta>
</office:document-meta>
</file>